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19.95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2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ingDat3_lat10_run1_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N=1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T =0.1</text:p>
          </table:table-cell>
          <table:table-cell table:number-columns-repeated="11"/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|&lt;mag&gt;|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-2.56" calcext:value-type="float">
            <text:p>-2.56</text:p>
          </table:table-cell>
          <table:table-cell office:value-type="float" office:value="0.000000000000222045" calcext:value-type="float">
            <text:p>2.22045E-13</text:p>
          </table:table-cell>
          <table:table-cell office:value-type="float" office:value="0.177695" calcext:value-type="float">
            <text:p>0.177695</text:p>
          </table:table-cell>
          <table:table-cell table:formula="of:=ABS([.R3])" office:value-type="float" office:value="0.177695" calcext:value-type="float">
            <text:p>0.177695</text:p>
          </table:table-cell>
          <table:table-cell office:value-type="float" office:value="6.5536" calcext:value-type="float">
            <text:p>6.5536</text:p>
          </table:table-cell>
          <table:table-cell office:value-type="float" office:value="0.0325914" calcext:value-type="float">
            <text:p>0.0325914</text:p>
          </table:table-cell>
          <table:table-cell office:value-type="float" office:value="42.9497" calcext:value-type="float">
            <text:p>42.9497</text:p>
          </table:table-cell>
          <table:table-cell office:value-type="float" office:value="0.00119909" calcext:value-type="float">
            <text:p>0.00119909</text:p>
          </table:table-cell>
          <table:table-cell office:value-type="float" office:value="23.3709" calcext:value-type="float">
            <text:p>23.3709</text:p>
          </table:table-cell>
          <table:table-cell table:formula="of:=100*[.U3]" office:value-type="float" office:value="3.25914" calcext:value-type="float">
            <text:p>3.25914</text:p>
          </table:table-cell>
          <table:table-cell table:formula="of:=([.T3]-[.P3]*[.P3])/(0.1*0.1)" office:value-type="float" office:value="0" calcext:value-type="float">
            <text:p>0</text:p>
          </table:table-cell>
          <table:table-cell table:formula="of:=0.5*SQRT([.Y3]/[.X3]-1)/SIN(PI()/1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.04" calcext:value-type="float">
            <text:p>-1.0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0816" calcext:value-type="float">
            <text:p>1.0816</text:p>
          </table:table-cell>
          <table:table-cell office:value-type="float" office:value="0.0324" calcext:value-type="float">
            <text:p>0.0324</text:p>
          </table:table-cell>
          <table:table-cell office:value-type="float" office:value="1.16986" calcext:value-type="float">
            <text:p>1.16986</text:p>
          </table:table-cell>
          <table:table-cell office:value-type="float" office:value="0.00104976" calcext:value-type="float">
            <text:p>0.00104976</text:p>
          </table:table-cell>
          <table:table-cell office:value-type="float" office:value="6.0644" calcext:value-type="float">
            <text:p>6.0644</text:p>
          </table:table-cell>
          <table:table-cell table:formula="of:=100*[.G4]" office:value-type="float" office:value="3.24" calcext:value-type="float">
            <text:p>3.24</text:p>
          </table:table-cell>
          <table:table-cell table:formula="of:=([.F4]-[.C4]*[.C4])/(0.1*0.1)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R4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table:formula="of:=100*[.U4]" office:value-type="float" office:value="100" calcext:value-type="float">
            <text:p>100</text:p>
          </table:table-cell>
          <table:table-cell table:formula="of:=([.T4]-[.P4]*[.P4])/(0.5*0.5)" office:value-type="float" office:value="0" calcext:value-type="float">
            <text:p>0</text:p>
          </table:table-cell>
          <table:table-cell table:formula="of:=0.5*SQRT([.Y4]/[.X4]-1)/SIN(PI()/10)" office:value-type="float" office:value="4.66220589749943E+016" calcext:value-type="float">
            <text:p>4.66220589749943E+0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2.16" calcext:value-type="float">
            <text:p>-2.16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18" calcext:value-type="float">
            <text:p>0.18</text:p>
          </table:table-cell>
          <table:table-cell office:value-type="float" office:value="4.7232" calcext:value-type="float">
            <text:p>4.7232</text:p>
          </table:table-cell>
          <table:table-cell office:value-type="float" office:value="0.0324" calcext:value-type="float">
            <text:p>0.0324</text:p>
          </table:table-cell>
          <table:table-cell office:value-type="float" office:value="23.3836" calcext:value-type="float">
            <text:p>23.3836</text:p>
          </table:table-cell>
          <table:table-cell office:value-type="float" office:value="0.00104976" calcext:value-type="float">
            <text:p>0.00104976</text:p>
          </table:table-cell>
          <table:table-cell office:value-type="float" office:value="13.1163" calcext:value-type="float">
            <text:p>13.1163</text:p>
          </table:table-cell>
          <table:table-cell table:formula="of:=100*[.G5]" office:value-type="float" office:value="3.24" calcext:value-type="float">
            <text:p>3.24</text:p>
          </table:table-cell>
          <table:table-cell table:formula="of:=([.F5]-[.C5]*[.C5])/(0.1*0.1)" office:value-type="float" office:value="5.75999999999999" calcext:value-type="float">
            <text:p>5.759999999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3.99445" calcext:value-type="float">
            <text:p>-3.99445</text:p>
          </table:table-cell>
          <table:table-cell office:value-type="float" office:value="0.000906483" calcext:value-type="float">
            <text:p>0.000906483</text:p>
          </table:table-cell>
          <table:table-cell office:value-type="float" office:value="-0.999293" calcext:value-type="float">
            <text:p>-0.999293</text:p>
          </table:table-cell>
          <table:table-cell table:formula="of:=ABS([.R5])" office:value-type="float" office:value="0.999293" calcext:value-type="float">
            <text:p>0.999293</text:p>
          </table:table-cell>
          <table:table-cell office:value-type="float" office:value="15.9565" calcext:value-type="float">
            <text:p>15.9565</text:p>
          </table:table-cell>
          <table:table-cell office:value-type="float" office:value="0.998602" calcext:value-type="float">
            <text:p>0.998602</text:p>
          </table:table-cell>
          <table:table-cell office:value-type="float" office:value="254.666" calcext:value-type="float">
            <text:p>254.666</text:p>
          </table:table-cell>
          <table:table-cell office:value-type="float" office:value="0.997265" calcext:value-type="float">
            <text:p>0.997265</text:p>
          </table:table-cell>
          <table:table-cell office:value-type="float" office:value="0.00150912" calcext:value-type="float">
            <text:p>0.00150912</text:p>
          </table:table-cell>
          <table:table-cell table:formula="of:=100*[.U5]" office:value-type="float" office:value="99.8602" calcext:value-type="float">
            <text:p>99.8602</text:p>
          </table:table-cell>
          <table:table-cell table:formula="of:=([.T5]-[.P5]*[.P5])/(1*1)" office:value-type="float" office:value="0.000869197500000141" calcext:value-type="float">
            <text:p>0.0008691975</text:p>
          </table:table-cell>
          <table:table-cell table:formula="of:=0.5*SQRT([.Y5]/[.X5]-1)/SIN(PI()/10)" office:value-type="float" office:value="416.215919356921" calcext:value-type="float">
            <text:p>416.21591935692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2.52" calcext:value-type="float">
            <text:p>-2.5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225" calcext:value-type="float">
            <text:p>0.225</text:p>
          </table:table-cell>
          <table:table-cell office:value-type="float" office:value="6.352" calcext:value-type="float">
            <text:p>6.352</text:p>
          </table:table-cell>
          <table:table-cell office:value-type="float" office:value="0.0507" calcext:value-type="float">
            <text:p>0.0507</text:p>
          </table:table-cell>
          <table:table-cell office:value-type="float" office:value="40.3885" calcext:value-type="float">
            <text:p>40.3885</text:p>
          </table:table-cell>
          <table:table-cell office:value-type="float" office:value="0.00258636" calcext:value-type="float">
            <text:p>0.00258636</text:p>
          </table:table-cell>
          <table:table-cell office:value-type="float" office:value="20.9459" calcext:value-type="float">
            <text:p>20.9459</text:p>
          </table:table-cell>
          <table:table-cell table:formula="of:=100*[.G6]" office:value-type="float" office:value="5.07" calcext:value-type="float">
            <text:p>5.07</text:p>
          </table:table-cell>
          <table:table-cell table:formula="of:=([.F6]-[.C6]*[.C6])/(0.1*0.1)" office:value-type="float" office:value="0.159999999999982" calcext:value-type="float">
            <text:p>0.15999999999998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-3.97703" calcext:value-type="float">
            <text:p>-3.97703</text:p>
          </table:table-cell>
          <table:table-cell office:value-type="float" office:value="0.00377244" calcext:value-type="float">
            <text:p>0.00377244</text:p>
          </table:table-cell>
          <table:table-cell office:value-type="float" office:value="-0.997012" calcext:value-type="float">
            <text:p>-0.997012</text:p>
          </table:table-cell>
          <table:table-cell table:formula="of:=ABS([.R6])" office:value-type="float" office:value="0.997012" calcext:value-type="float">
            <text:p>0.997012</text:p>
          </table:table-cell>
          <table:table-cell office:value-type="float" office:value="15.8206" calcext:value-type="float">
            <text:p>15.8206</text:p>
          </table:table-cell>
          <table:table-cell office:value-type="float" office:value="0.9941" calcext:value-type="float">
            <text:p>0.9941</text:p>
          </table:table-cell>
          <table:table-cell office:value-type="float" office:value="250.519" calcext:value-type="float">
            <text:p>250.519</text:p>
          </table:table-cell>
          <table:table-cell office:value-type="float" office:value="0.988495" calcext:value-type="float">
            <text:p>0.988495</text:p>
          </table:table-cell>
          <table:table-cell office:value-type="float" office:value="0.00652914" calcext:value-type="float">
            <text:p>0.00652914</text:p>
          </table:table-cell>
          <table:table-cell table:formula="of:=100*[.U6]" office:value-type="float" office:value="99.41" calcext:value-type="float">
            <text:p>99.41</text:p>
          </table:table-cell>
          <table:table-cell table:formula="of:=([.T6]-[.P6]*[.P6])/(1.2*1.2)" office:value-type="float" office:value="0.00266137437500024" calcext:value-type="float">
            <text:p>0.002661374375</text:p>
          </table:table-cell>
          <table:table-cell table:formula="of:=0.5*SQRT([.Y6]/[.X6]-1)/SIN(PI()/10)" office:value-type="float" office:value="199.645913054213" calcext:value-type="float">
            <text:p>199.6459130542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-2.56" calcext:value-type="float">
            <text:p>-2.56</text:p>
          </table:table-cell>
          <table:table-cell office:value-type="float" office:value="8.88178E-016" calcext:value-type="float">
            <text:p>8.88178E-16</text:p>
          </table:table-cell>
          <table:table-cell office:value-type="float" office:value="0.1725" calcext:value-type="float">
            <text:p>0.1725</text:p>
          </table:table-cell>
          <table:table-cell office:value-type="float" office:value="6.5536" calcext:value-type="float">
            <text:p>6.5536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42.9497" calcext:value-type="float">
            <text:p>42.9497</text:p>
          </table:table-cell>
          <table:table-cell office:value-type="float" office:value="0.00105866" calcext:value-type="float">
            <text:p>0.00105866</text:p>
          </table:table-cell>
          <table:table-cell office:value-type="float" office:value="23.5659" calcext:value-type="float">
            <text:p>23.5659</text:p>
          </table:table-cell>
          <table:table-cell table:formula="of:=100*[.G7]" office:value-type="float" office:value="3.065" calcext:value-type="float">
            <text:p>3.065</text:p>
          </table:table-cell>
          <table:table-cell table:formula="of:=([.F7]-[.C7]*[.C7])/(0.1*0.1)" office:value-type="float" office:value="0" calcext:value-type="float">
            <text:p>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-3.96056" calcext:value-type="float">
            <text:p>-3.96056</text:p>
          </table:table-cell>
          <table:table-cell office:value-type="float" office:value="0.00675437" calcext:value-type="float">
            <text:p>0.00675437</text:p>
          </table:table-cell>
          <table:table-cell office:value-type="float" office:value="-0.994776" calcext:value-type="float">
            <text:p>-0.994776</text:p>
          </table:table-cell>
          <table:table-cell table:formula="of:=ABS([.R7])" office:value-type="float" office:value="0.994776" calcext:value-type="float">
            <text:p>0.994776</text:p>
          </table:table-cell>
          <table:table-cell office:value-type="float" office:value="15.6928" calcext:value-type="float">
            <text:p>15.6928</text:p>
          </table:table-cell>
          <table:table-cell office:value-type="float" office:value="0.98971" calcext:value-type="float">
            <text:p>0.98971</text:p>
          </table:table-cell>
          <table:table-cell office:value-type="float" office:value="246.67" calcext:value-type="float">
            <text:p>246.67</text:p>
          </table:table-cell>
          <table:table-cell office:value-type="float" office:value="0.980027" calcext:value-type="float">
            <text:p>0.980027</text:p>
          </table:table-cell>
          <table:table-cell office:value-type="float" office:value="0.0128076" calcext:value-type="float">
            <text:p>0.0128076</text:p>
          </table:table-cell>
          <table:table-cell table:formula="of:=100*[.U7]" office:value-type="float" office:value="98.971" calcext:value-type="float">
            <text:p>98.971</text:p>
          </table:table-cell>
          <table:table-cell table:formula="of:=([.T7]-[.P7]*[.P7])/([.N7]*[.N7])" office:value-type="float" office:value="0.00400265467455611" calcext:value-type="float">
            <text:p>0.004002654674556</text:p>
          </table:table-cell>
          <table:table-cell table:formula="of:=0.5*SQRT([.Y7]/[.X7]-1)/SIN(PI()/10)" office:value-type="float" office:value="142.22621069927" calcext:value-type="float">
            <text:p>142.2262106992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-2.56" calcext:value-type="float">
            <text:p>-2.56</text:p>
          </table:table-cell>
          <table:table-cell office:value-type="float" office:value="1.77636E-015" calcext:value-type="float">
            <text:p>1.77636E-15</text:p>
          </table:table-cell>
          <table:table-cell office:value-type="float" office:value="0.1725" calcext:value-type="float">
            <text:p>0.1725</text:p>
          </table:table-cell>
          <table:table-cell office:value-type="float" office:value="6.5536" calcext:value-type="float">
            <text:p>6.5536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42.9497" calcext:value-type="float">
            <text:p>42.9497</text:p>
          </table:table-cell>
          <table:table-cell office:value-type="float" office:value="0.00105866" calcext:value-type="float">
            <text:p>0.00105866</text:p>
          </table:table-cell>
          <table:table-cell office:value-type="float" office:value="23.5465" calcext:value-type="float">
            <text:p>23.5465</text:p>
          </table:table-cell>
          <table:table-cell table:formula="of:=100*[.G8]" office:value-type="float" office:value="3.065" calcext:value-type="float">
            <text:p>3.065</text:p>
          </table:table-cell>
          <table:table-cell table:formula="of:=([.F8]-[.C8]*[.C8])/(0.1*0.1)" office:value-type="float" office:value="0" calcext:value-type="float">
            <text:p>0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-3.92961" calcext:value-type="float">
            <text:p>-3.92961</text:p>
          </table:table-cell>
          <table:table-cell office:value-type="float" office:value="0.0129889" calcext:value-type="float">
            <text:p>0.0129889</text:p>
          </table:table-cell>
          <table:table-cell office:value-type="float" office:value="-0.990469" calcext:value-type="float">
            <text:p>-0.990469</text:p>
          </table:table-cell>
          <table:table-cell table:formula="of:=ABS([.R8])" office:value-type="float" office:value="0.990469" calcext:value-type="float">
            <text:p>0.990469</text:p>
          </table:table-cell>
          <table:table-cell office:value-type="float" office:value="15.4548" calcext:value-type="float">
            <text:p>15.4548</text:p>
          </table:table-cell>
          <table:table-cell office:value-type="float" office:value="0.981301" calcext:value-type="float">
            <text:p>0.981301</text:p>
          </table:table-cell>
          <table:table-cell office:value-type="float" office:value="239.612" calcext:value-type="float">
            <text:p>239.612</text:p>
          </table:table-cell>
          <table:table-cell office:value-type="float" office:value="0.963979" calcext:value-type="float">
            <text:p>0.963979</text:p>
          </table:table-cell>
          <table:table-cell office:value-type="float" office:value="0.0254066" calcext:value-type="float">
            <text:p>0.0254066</text:p>
          </table:table-cell>
          <table:table-cell office:value-type="float" office:value="98.1301" calcext:value-type="float">
            <text:p>98.1301</text:p>
          </table:table-cell>
          <table:table-cell office:value-type="float" office:value="0.00661492239795849" calcext:value-type="float">
            <text:p>0.006614922397959</text:p>
          </table:table-cell>
          <table:table-cell table:formula="of:=0.5*SQRT([.Y8]/[.X8]-1)/SIN(PI()/10)" office:value-type="float" office:value="100.544717358274" calcext:value-type="float">
            <text:p>100.54471735827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-2.56" calcext:value-type="float">
            <text:p>-2.56</text:p>
          </table:table-cell>
          <table:table-cell office:value-type="float" office:value="-7.99361E-015" calcext:value-type="float">
            <text:p>-7.99361E-15</text:p>
          </table:table-cell>
          <table:table-cell office:value-type="float" office:value="0.180625" calcext:value-type="float">
            <text:p>0.180625</text:p>
          </table:table-cell>
          <table:table-cell office:value-type="float" office:value="6.5536" calcext:value-type="float">
            <text:p>6.5536</text:p>
          </table:table-cell>
          <table:table-cell office:value-type="float" office:value="0.0336625" calcext:value-type="float">
            <text:p>0.0336625</text:p>
          </table:table-cell>
          <table:table-cell office:value-type="float" office:value="42.9497" calcext:value-type="float">
            <text:p>42.9497</text:p>
          </table:table-cell>
          <table:table-cell office:value-type="float" office:value="0.00127419" calcext:value-type="float">
            <text:p>0.00127419</text:p>
          </table:table-cell>
          <table:table-cell office:value-type="float" office:value="23.3131" calcext:value-type="float">
            <text:p>23.3131</text:p>
          </table:table-cell>
          <table:table-cell table:formula="of:=100*[.G9]" office:value-type="float" office:value="3.36625" calcext:value-type="float">
            <text:p>3.36625</text:p>
          </table:table-cell>
          <table:table-cell table:formula="of:=([.F9]-[.C9]*[.C9])/(0.1*0.1)" office:value-type="float" office:value="0" calcext:value-type="float">
            <text:p>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-3.90296" calcext:value-type="float">
            <text:p>-3.90296</text:p>
          </table:table-cell>
          <table:table-cell office:value-type="float" office:value="0.0174981" calcext:value-type="float">
            <text:p>0.0174981</text:p>
          </table:table-cell>
          <table:table-cell office:value-type="float" office:value="-0.986635" calcext:value-type="float">
            <text:p>-0.986635</text:p>
          </table:table-cell>
          <table:table-cell table:formula="of:=ABS([.R9])" office:value-type="float" office:value="0.986635" calcext:value-type="float">
            <text:p>0.986635</text:p>
          </table:table-cell>
          <table:table-cell office:value-type="float" office:value="15.2506" calcext:value-type="float">
            <text:p>15.2506</text:p>
          </table:table-cell>
          <table:table-cell office:value-type="float" office:value="0.973845" calcext:value-type="float">
            <text:p>0.973845</text:p>
          </table:table-cell>
          <table:table-cell office:value-type="float" office:value="233.595" calcext:value-type="float">
            <text:p>233.595</text:p>
          </table:table-cell>
          <table:table-cell office:value-type="float" office:value="0.949847" calcext:value-type="float">
            <text:p>0.949847</text:p>
          </table:table-cell>
          <table:table-cell office:value-type="float" office:value="0.0376153" calcext:value-type="float">
            <text:p>0.0376153</text:p>
          </table:table-cell>
          <table:table-cell office:value-type="float" office:value="97.3845" calcext:value-type="float">
            <text:p>97.3845</text:p>
          </table:table-cell>
          <table:table-cell office:value-type="float" office:value="0.00777921706666578" calcext:value-type="float">
            <text:p>0.007779217066666</text:p>
          </table:table-cell>
          <table:table-cell table:formula="of:=0.5*SQRT([.Y9]/[.X9]-1)/SIN(PI()/10)" office:value-type="float" office:value="82.3126159722716" calcext:value-type="float">
            <text:p>82.31261597227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-2.56" calcext:value-type="float">
            <text:p>-2.56</text:p>
          </table:table-cell>
          <table:table-cell office:value-type="float" office:value="-3.55271E-015" calcext:value-type="float">
            <text:p>-3.55271E-15</text:p>
          </table:table-cell>
          <table:table-cell office:value-type="float" office:value="0.1775" calcext:value-type="float">
            <text:p>0.1775</text:p>
          </table:table-cell>
          <table:table-cell office:value-type="float" office:value="6.5536" calcext:value-type="float">
            <text:p>6.5536</text:p>
          </table:table-cell>
          <table:table-cell office:value-type="float" office:value="0.0325125" calcext:value-type="float">
            <text:p>0.0325125</text:p>
          </table:table-cell>
          <table:table-cell office:value-type="float" office:value="42.9497" calcext:value-type="float">
            <text:p>42.9497</text:p>
          </table:table-cell>
          <table:table-cell office:value-type="float" office:value="0.00119278" calcext:value-type="float">
            <text:p>0.00119278</text:p>
          </table:table-cell>
          <table:table-cell office:value-type="float" office:value="23.3888" calcext:value-type="float">
            <text:p>23.3888</text:p>
          </table:table-cell>
          <table:table-cell table:formula="of:=100*[.G10]" office:value-type="float" office:value="3.25125" calcext:value-type="float">
            <text:p>3.25125</text:p>
          </table:table-cell>
          <table:table-cell table:formula="of:=([.F10]-[.C10]*[.C10])/(0.1*0.1)" office:value-type="float" office:value="0" calcext:value-type="float">
            <text:p>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-3.85879" calcext:value-type="float">
            <text:p>-3.85879</text:p>
          </table:table-cell>
          <table:table-cell office:value-type="float" office:value="0.0259126" calcext:value-type="float">
            <text:p>0.0259126</text:p>
          </table:table-cell>
          <table:table-cell office:value-type="float" office:value="0.980117" calcext:value-type="float">
            <text:p>0.980117</text:p>
          </table:table-cell>
          <table:table-cell table:formula="of:=ABS([.R10])" office:value-type="float" office:value="0.980117" calcext:value-type="float">
            <text:p>0.980117</text:p>
          </table:table-cell>
          <table:table-cell office:value-type="float" office:value="14.9162" calcext:value-type="float">
            <text:p>14.9162</text:p>
          </table:table-cell>
          <table:table-cell office:value-type="float" office:value="0.961268" calcext:value-type="float">
            <text:p>0.961268</text:p>
          </table:table-cell>
          <table:table-cell office:value-type="float" office:value="223.96" calcext:value-type="float">
            <text:p>223.96</text:p>
          </table:table-cell>
          <table:table-cell office:value-type="float" office:value="0.926373" calcext:value-type="float">
            <text:p>0.926373</text:p>
          </table:table-cell>
          <table:table-cell office:value-type="float" office:value="0.059044" calcext:value-type="float">
            <text:p>0.059044</text:p>
          </table:table-cell>
          <table:table-cell office:value-type="float" office:value="96.1268" calcext:value-type="float">
            <text:p>96.1268</text:p>
          </table:table-cell>
          <table:table-cell office:value-type="float" office:value="0.0101327093359374" calcext:value-type="float">
            <text:p>0.010132709335937</text:p>
          </table:table-cell>
          <table:table-cell table:formula="of:=0.5*SQRT([.Y10]/[.X10]-1)/SIN(PI()/10)" office:value-type="float" office:value="65.2662375968746" calcext:value-type="float">
            <text:p>65.266237596874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-2.56" calcext:value-type="float">
            <text:p>-2.56</text:p>
          </table:table-cell>
          <table:table-cell office:value-type="float" office:value="-0.0000000000000204281" calcext:value-type="float">
            <text:p>-2.04281E-14</text:p>
          </table:table-cell>
          <table:table-cell office:value-type="float" office:value="0.177188" calcext:value-type="float">
            <text:p>0.177188</text:p>
          </table:table-cell>
          <table:table-cell office:value-type="float" office:value="6.5536" calcext:value-type="float">
            <text:p>6.5536</text:p>
          </table:table-cell>
          <table:table-cell office:value-type="float" office:value="0.0324187" calcext:value-type="float">
            <text:p>0.0324187</text:p>
          </table:table-cell>
          <table:table-cell office:value-type="float" office:value="42.9497" calcext:value-type="float">
            <text:p>42.9497</text:p>
          </table:table-cell>
          <table:table-cell office:value-type="float" office:value="0.00118855" calcext:value-type="float">
            <text:p>0.00118855</text:p>
          </table:table-cell>
          <table:table-cell office:value-type="float" office:value="23.3708" calcext:value-type="float">
            <text:p>23.3708</text:p>
          </table:table-cell>
          <table:table-cell table:formula="of:=100*[.G11]" office:value-type="float" office:value="3.24187" calcext:value-type="float">
            <text:p>3.24187</text:p>
          </table:table-cell>
          <table:table-cell table:formula="of:=([.F11]-[.C11]*[.C11])/(0.1*0.1)" office:value-type="float" office:value="0" calcext:value-type="float">
            <text:p>0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-3.79438" calcext:value-type="float">
            <text:p>-3.79438</text:p>
          </table:table-cell>
          <table:table-cell office:value-type="float" office:value="0.0464684" calcext:value-type="float">
            <text:p>0.0464684</text:p>
          </table:table-cell>
          <table:table-cell office:value-type="float" office:value="-0.968828" calcext:value-type="float">
            <text:p>-0.968828</text:p>
          </table:table-cell>
          <table:table-cell table:formula="of:=ABS([.R11])" office:value-type="float" office:value="0.968828" calcext:value-type="float">
            <text:p>0.968828</text:p>
          </table:table-cell>
          <table:table-cell office:value-type="float" office:value="14.4438" calcext:value-type="float">
            <text:p>14.4438</text:p>
          </table:table-cell>
          <table:table-cell office:value-type="float" office:value="0.94007" calcext:value-type="float">
            <text:p>0.94007</text:p>
          </table:table-cell>
          <table:table-cell office:value-type="float" office:value="211.084" calcext:value-type="float">
            <text:p>211.084</text:p>
          </table:table-cell>
          <table:table-cell office:value-type="float" office:value="0.888692" calcext:value-type="float">
            <text:p>0.888692</text:p>
          </table:table-cell>
          <table:table-cell office:value-type="float" office:value="0.128578" calcext:value-type="float">
            <text:p>0.128578</text:p>
          </table:table-cell>
          <table:table-cell office:value-type="float" office:value="94.007" calcext:value-type="float">
            <text:p>94.007</text:p>
          </table:table-cell>
          <table:table-cell office:value-type="float" office:value="0.0160831887889266" calcext:value-type="float">
            <text:p>0.016083188788927</text:p>
          </table:table-cell>
          <table:table-cell table:formula="of:=0.5*SQRT([.Y11]/[.X11]-1)/SIN(PI()/10)" office:value-type="float" office:value="43.7207091563994" calcext:value-type="float">
            <text:p>43.720709156399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-2.56" calcext:value-type="float">
            <text:p>-2.56</text:p>
          </table:table-cell>
          <table:table-cell office:value-type="float" office:value="0.0000000000000284217" calcext:value-type="float">
            <text:p>2.84217E-14</text:p>
          </table:table-cell>
          <table:table-cell office:value-type="float" office:value="0.178281" calcext:value-type="float">
            <text:p>0.178281</text:p>
          </table:table-cell>
          <table:table-cell office:value-type="float" office:value="6.5536" calcext:value-type="float">
            <text:p>6.5536</text:p>
          </table:table-cell>
          <table:table-cell office:value-type="float" office:value="0.0328062" calcext:value-type="float">
            <text:p>0.0328062</text:p>
          </table:table-cell>
          <table:table-cell office:value-type="float" office:value="42.9497" calcext:value-type="float">
            <text:p>42.9497</text:p>
          </table:table-cell>
          <table:table-cell office:value-type="float" office:value="0.0012141" calcext:value-type="float">
            <text:p>0.0012141</text:p>
          </table:table-cell>
          <table:table-cell office:value-type="float" office:value="23.3505" calcext:value-type="float">
            <text:p>23.3505</text:p>
          </table:table-cell>
          <table:table-cell table:formula="of:=100*[.G12]" office:value-type="float" office:value="3.28062" calcext:value-type="float">
            <text:p>3.28062</text:p>
          </table:table-cell>
          <table:table-cell table:formula="of:=([.F12]-[.C12]*[.C12])/(0.1*0.1)" office:value-type="float" office:value="0" calcext:value-type="float">
            <text:p>0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3.72041" calcext:value-type="float">
            <text:p>-3.72041</text:p>
          </table:table-cell>
          <table:table-cell office:value-type="float" office:value="0.0548698" calcext:value-type="float">
            <text:p>0.0548698</text:p>
          </table:table-cell>
          <table:table-cell office:value-type="float" office:value="0.957496" calcext:value-type="float">
            <text:p>0.957496</text:p>
          </table:table-cell>
          <table:table-cell table:formula="of:=ABS([.R12])" office:value-type="float" office:value="0.957496" calcext:value-type="float">
            <text:p>0.957496</text:p>
          </table:table-cell>
          <table:table-cell office:value-type="float" office:value="13.8963" calcext:value-type="float">
            <text:p>13.8963</text:p>
          </table:table-cell>
          <table:table-cell office:value-type="float" office:value="0.918642" calcext:value-type="float">
            <text:p>0.918642</text:p>
          </table:table-cell>
          <table:table-cell office:value-type="float" office:value="195.982" calcext:value-type="float">
            <text:p>195.982</text:p>
          </table:table-cell>
          <table:table-cell office:value-type="float" office:value="0.850095" calcext:value-type="float">
            <text:p>0.850095</text:p>
          </table:table-cell>
          <table:table-cell office:value-type="float" office:value="0.162427" calcext:value-type="float">
            <text:p>0.162427</text:p>
          </table:table-cell>
          <table:table-cell office:value-type="float" office:value="91.8642" calcext:value-type="float">
            <text:p>91.8642</text:p>
          </table:table-cell>
          <table:table-cell office:value-type="float" office:value="0.0169288370061726" calcext:value-type="float">
            <text:p>0.016928837006173</text:p>
          </table:table-cell>
          <table:table-cell table:formula="of:=0.5*SQRT([.Y12]/[.X12]-1)/SIN(PI()/10)" office:value-type="float" office:value="38.4456665638375" calcext:value-type="float">
            <text:p>38.44566656383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-2.56" calcext:value-type="float">
            <text:p>-2.56</text:p>
          </table:table-cell>
          <table:table-cell office:value-type="float" office:value="0.000000000000222045" calcext:value-type="float">
            <text:p>2.22045E-13</text:p>
          </table:table-cell>
          <table:table-cell office:value-type="float" office:value="0.177695" calcext:value-type="float">
            <text:p>0.177695</text:p>
          </table:table-cell>
          <table:table-cell office:value-type="float" office:value="6.5536" calcext:value-type="float">
            <text:p>6.5536</text:p>
          </table:table-cell>
          <table:table-cell office:value-type="float" office:value="0.0325914" calcext:value-type="float">
            <text:p>0.0325914</text:p>
          </table:table-cell>
          <table:table-cell office:value-type="float" office:value="42.9497" calcext:value-type="float">
            <text:p>42.9497</text:p>
          </table:table-cell>
          <table:table-cell office:value-type="float" office:value="0.00119909" calcext:value-type="float">
            <text:p>0.00119909</text:p>
          </table:table-cell>
          <table:table-cell office:value-type="float" office:value="23.3709" calcext:value-type="float">
            <text:p>23.3709</text:p>
          </table:table-cell>
          <table:table-cell table:formula="of:=100*[.G13]" office:value-type="float" office:value="3.25914" calcext:value-type="float">
            <text:p>3.25914</text:p>
          </table:table-cell>
          <table:table-cell table:formula="of:=([.F13]-[.C13]*[.C13])/(0.1*0.1)" office:value-type="float" office:value="0" calcext:value-type="float">
            <text:p>0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3.62029" calcext:value-type="float">
            <text:p>-3.62029</text:p>
          </table:table-cell>
          <table:table-cell office:value-type="float" office:value="0.082446" calcext:value-type="float">
            <text:p>0.082446</text:p>
          </table:table-cell>
          <table:table-cell office:value-type="float" office:value="0.938657" calcext:value-type="float">
            <text:p>0.938657</text:p>
          </table:table-cell>
          <table:table-cell table:formula="of:=ABS([.R13])" office:value-type="float" office:value="0.938657" calcext:value-type="float">
            <text:p>0.938657</text:p>
          </table:table-cell>
          <table:table-cell office:value-type="float" office:value="13.189" calcext:value-type="float">
            <text:p>13.189</text:p>
          </table:table-cell>
          <table:table-cell office:value-type="float" office:value="0.884784" calcext:value-type="float">
            <text:p>0.884784</text:p>
          </table:table-cell>
          <table:table-cell office:value-type="float" office:value="177.987" calcext:value-type="float">
            <text:p>177.987</text:p>
          </table:table-cell>
          <table:table-cell office:value-type="float" office:value="0.79403" calcext:value-type="float">
            <text:p>0.79403</text:p>
          </table:table-cell>
          <table:table-cell office:value-type="float" office:value="0.285359" calcext:value-type="float">
            <text:p>0.285359</text:p>
          </table:table-cell>
          <table:table-cell office:value-type="float" office:value="88.4784" calcext:value-type="float">
            <text:p>88.4784</text:p>
          </table:table-cell>
          <table:table-cell office:value-type="float" office:value="0.0228532731024933" calcext:value-type="float">
            <text:p>0.022853273102493</text:p>
          </table:table-cell>
          <table:table-cell table:formula="of:=0.5*SQRT([.Y13]/[.X13]-1)/SIN(PI()/10)" office:value-type="float" office:value="28.4452013297321" calcext:value-type="float">
            <text:p>28.4452013297321</text:p>
          </table:table-cell>
        </table:table-row>
        <table:table-row table:style-name="ro1">
          <table:table-cell/>
          <table:table-cell office:value-type="string" calcext:value-type="string">
            <text:p>kT =0.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.49027" calcext:value-type="float">
            <text:p>-3.49027</text:p>
          </table:table-cell>
          <table:table-cell office:value-type="float" office:value="0.114891" calcext:value-type="float">
            <text:p>0.114891</text:p>
          </table:table-cell>
          <table:table-cell office:value-type="float" office:value="0.794805" calcext:value-type="float">
            <text:p>0.794805</text:p>
          </table:table-cell>
          <table:table-cell table:formula="of:=ABS([.R14])" office:value-type="float" office:value="0.794805" calcext:value-type="float">
            <text:p>0.794805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0.838225" calcext:value-type="float">
            <text:p>0.838225</text:p>
          </table:table-cell>
          <table:table-cell office:value-type="float" office:value="156.417" calcext:value-type="float">
            <text:p>156.417</text:p>
          </table:table-cell>
          <table:table-cell office:value-type="float" office:value="0.720665" calcext:value-type="float">
            <text:p>0.720665</text:p>
          </table:table-cell>
          <table:table-cell office:value-type="float" office:value="0.451265" calcext:value-type="float">
            <text:p>0.451265</text:p>
          </table:table-cell>
          <table:table-cell office:value-type="float" office:value="83.8225" calcext:value-type="float">
            <text:p>83.8225</text:p>
          </table:table-cell>
          <table:table-cell office:value-type="float" office:value="0.0287288317749996" calcext:value-type="float">
            <text:p>0.028728831775</text:p>
          </table:table-cell>
          <table:table-cell table:formula="of:=0.5*SQRT([.Y14]/[.X14]-1)/SIN(PI()/10)" office:value-type="float" office:value="21.9927699872501" calcext:value-type="float">
            <text:p>21.9927699872501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9" calcext:value-type="float">
            <text:p>9</text:p>
          </table:table-cell>
          <table:table-cell office:value-type="float" office:value="-3.28187" calcext:value-type="float">
            <text:p>-3.28187</text:p>
          </table:table-cell>
          <table:table-cell office:value-type="float" office:value="0.194321" calcext:value-type="float">
            <text:p>0.194321</text:p>
          </table:table-cell>
          <table:table-cell office:value-type="float" office:value="-0.864687" calcext:value-type="float">
            <text:p>-0.864687</text:p>
          </table:table-cell>
          <table:table-cell table:formula="of:=ABS([.R15])" office:value-type="float" office:value="0.864687" calcext:value-type="float">
            <text:p>0.864687</text:p>
          </table:table-cell>
          <table:table-cell office:value-type="float" office:value="10.965" calcext:value-type="float">
            <text:p>10.965</text:p>
          </table:table-cell>
          <table:table-cell office:value-type="float" office:value="0.760592" calcext:value-type="float">
            <text:p>0.760592</text:p>
          </table:table-cell>
          <table:table-cell office:value-type="float" office:value="127.937" calcext:value-type="float">
            <text:p>127.937</text:p>
          </table:table-cell>
          <table:table-cell office:value-type="float" office:value="0.610036" calcext:value-type="float">
            <text:p>0.610036</text:p>
          </table:table-cell>
          <table:table-cell office:value-type="float" office:value="0.727173" calcext:value-type="float">
            <text:p>0.727173</text:p>
          </table:table-cell>
          <table:table-cell office:value-type="float" office:value="76.0592" calcext:value-type="float">
            <text:p>76.0592</text:p>
          </table:table-cell>
          <table:table-cell office:value-type="float" office:value="0.0440656016099773" calcext:value-type="float">
            <text:p>0.044065601609977</text:p>
          </table:table-cell>
          <table:table-cell table:formula="of:=0.5*SQRT([.Y15]/[.X15]-1)/SIN(PI()/10)" office:value-type="float" office:value="16.4686725468507" calcext:value-type="float">
            <text:p>16.46867254685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1.36" calcext:value-type="float">
            <text:p>-1.3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.8496" calcext:value-type="float">
            <text:p>1.8496</text:p>
          </table:table-cell>
          <table:table-cell office:value-type="float" office:value="0.1936" calcext:value-type="float">
            <text:p>0.1936</text:p>
          </table:table-cell>
          <table:table-cell office:value-type="float" office:value="3.42102" calcext:value-type="float">
            <text:p>3.42102</text:p>
          </table:table-cell>
          <table:table-cell office:value-type="float" office:value="0.037481" calcext:value-type="float">
            <text:p>0.037481</text:p>
          </table:table-cell>
          <table:table-cell office:value-type="float" office:value="0.874164" calcext:value-type="float">
            <text:p>0.874164</text:p>
          </table:table-cell>
          <table:table-cell table:formula="of:=100*[.G16]" office:value-type="float" office:value="19.36" calcext:value-type="float">
            <text:p>19.36</text:p>
          </table:table-cell>
          <table:table-cell table:formula="of:=([.F16]-[.C16]*[.C16])/(0.5*0.5)" office:value-type="float" office:value="0" calcext:value-type="float">
            <text:p>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-3.11289" calcext:value-type="float">
            <text:p>-3.11289</text:p>
          </table:table-cell>
          <table:table-cell office:value-type="float" office:value="0.220712" calcext:value-type="float">
            <text:p>0.220712</text:p>
          </table:table-cell>
          <table:table-cell office:value-type="float" office:value="0.132744" calcext:value-type="float">
            <text:p>0.132744</text:p>
          </table:table-cell>
          <table:table-cell table:formula="of:=ABS([.R16])" office:value-type="float" office:value="0.132744" calcext:value-type="float">
            <text:p>0.132744</text:p>
          </table:table-cell>
          <table:table-cell office:value-type="float" office:value="9.9108" calcext:value-type="float">
            <text:p>9.9108</text:p>
          </table:table-cell>
          <table:table-cell office:value-type="float" office:value="0.688372" calcext:value-type="float">
            <text:p>0.688372</text:p>
          </table:table-cell>
          <table:table-cell office:value-type="float" office:value="106.114" calcext:value-type="float">
            <text:p>106.114</text:p>
          </table:table-cell>
          <table:table-cell office:value-type="float" office:value="0.519503" calcext:value-type="float">
            <text:p>0.519503</text:p>
          </table:table-cell>
          <table:table-cell office:value-type="float" office:value="1.25062" calcext:value-type="float">
            <text:p>1.25062</text:p>
          </table:table-cell>
          <table:table-cell office:value-type="float" office:value="68.8372" calcext:value-type="float">
            <text:p>68.8372</text:p>
          </table:table-cell>
          <table:table-cell office:value-type="float" office:value="0.045602447913223" calcext:value-type="float">
            <text:p>0.045602447913223</text:p>
          </table:table-cell>
          <table:table-cell table:formula="of:=0.5*SQRT([.Y16]/[.X16]-1)/SIN(PI()/10)" office:value-type="float" office:value="11.8947465017754" calcext:value-type="float">
            <text:p>11.894746501775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2.68" calcext:value-type="float">
            <text:p>-2.68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66" calcext:value-type="float">
            <text:p>0.66</text:p>
          </table:table-cell>
          <table:table-cell office:value-type="float" office:value="7.2608" calcext:value-type="float">
            <text:p>7.2608</text:p>
          </table:table-cell>
          <table:table-cell office:value-type="float" office:value="0.45" calcext:value-type="float">
            <text:p>0.45</text:p>
          </table:table-cell>
          <table:table-cell office:value-type="float" office:value="54.9716" calcext:value-type="float">
            <text:p>54.9716</text:p>
          </table:table-cell>
          <table:table-cell office:value-type="float" office:value="0.227591" calcext:value-type="float">
            <text:p>0.227591</text:p>
          </table:table-cell>
          <table:table-cell office:value-type="float" office:value="1.34249" calcext:value-type="float">
            <text:p>1.34249</text:p>
          </table:table-cell>
          <table:table-cell table:formula="of:=100*[.G17]" office:value-type="float" office:value="45" calcext:value-type="float">
            <text:p>45</text:p>
          </table:table-cell>
          <table:table-cell table:formula="of:=([.F17]-[.C17]*[.C17])/(0.5*0.5)" office:value-type="float" office:value="0.313599999999994" calcext:value-type="float">
            <text:p>0.313599999999994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2" calcext:value-type="float">
            <text:p>12</text:p>
          </table:table-cell>
          <table:table-cell office:value-type="float" office:value="-3.085" calcext:value-type="float">
            <text:p>-3.085</text:p>
          </table:table-cell>
          <table:table-cell office:value-type="float" office:value="0.222428" calcext:value-type="float">
            <text:p>0.222428</text:p>
          </table:table-cell>
          <table:table-cell office:value-type="float" office:value="-0.435947" calcext:value-type="float">
            <text:p>-0.435947</text:p>
          </table:table-cell>
          <table:table-cell table:formula="of:=ABS([.R17])" office:value-type="float" office:value="0.435947" calcext:value-type="float">
            <text:p>0.435947</text:p>
          </table:table-cell>
          <table:table-cell office:value-type="float" office:value="9.73965" calcext:value-type="float">
            <text:p>9.73965</text:p>
          </table:table-cell>
          <table:table-cell office:value-type="float" office:value="0.673147" calcext:value-type="float">
            <text:p>0.673147</text:p>
          </table:table-cell>
          <table:table-cell office:value-type="float" office:value="102.822" calcext:value-type="float">
            <text:p>102.822</text:p>
          </table:table-cell>
          <table:table-cell office:value-type="float" office:value="0.501035" calcext:value-type="float">
            <text:p>0.501035</text:p>
          </table:table-cell>
          <table:table-cell office:value-type="float" office:value="1.33392" calcext:value-type="float">
            <text:p>1.33392</text:p>
          </table:table-cell>
          <table:table-cell office:value-type="float" office:value="67.3147" calcext:value-type="float">
            <text:p>67.3147</text:p>
          </table:table-cell>
          <table:table-cell office:value-type="float" office:value="0.0451312799285771" calcext:value-type="float">
            <text:p>0.045131279928577</text:p>
          </table:table-cell>
          <table:table-cell table:formula="of:=0.5*SQRT([.Y17]/[.X17]-1)/SIN(PI()/10)" office:value-type="float" office:value="11.3797172363308" calcext:value-type="float">
            <text:p>11.37971723633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3.92" calcext:value-type="float">
            <text:p>-3.92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99" calcext:value-type="float">
            <text:p>0.99</text:p>
          </table:table-cell>
          <table:table-cell office:value-type="float" office:value="15.3856" calcext:value-type="float">
            <text:p>15.3856</text:p>
          </table:table-cell>
          <table:table-cell office:value-type="float" office:value="0.9804" calcext:value-type="float">
            <text:p>0.9804</text:p>
          </table:table-cell>
          <table:table-cell office:value-type="float" office:value="237.849" calcext:value-type="float">
            <text:p>237.849</text:p>
          </table:table-cell>
          <table:table-cell office:value-type="float" office:value="0.962337" calcext:value-type="float">
            <text:p>0.962337</text:p>
          </table:table-cell>
          <table:table-cell office:value-type="float" office:value="0.0261803" calcext:value-type="float">
            <text:p>0.0261803</text:p>
          </table:table-cell>
          <table:table-cell table:formula="of:=100*[.G18]" office:value-type="float" office:value="98.04" calcext:value-type="float">
            <text:p>98.04</text:p>
          </table:table-cell>
          <table:table-cell table:formula="of:=([.F18]-[.C18]*[.C18])/(0.5*0.5)" office:value-type="float" office:value="0.0768000000000058" calcext:value-type="float">
            <text:p>0.076800000000006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10" calcext:value-type="float">
            <text:p>10</text:p>
          </table:table-cell>
          <table:table-cell office:value-type="float" office:value="-3.04445" calcext:value-type="float">
            <text:p>-3.04445</text:p>
          </table:table-cell>
          <table:table-cell office:value-type="float" office:value="0.242811" calcext:value-type="float">
            <text:p>0.242811</text:p>
          </table:table-cell>
          <table:table-cell office:value-type="float" office:value="-0.215781" calcext:value-type="float">
            <text:p>-0.215781</text:p>
          </table:table-cell>
          <table:table-cell table:formula="of:=ABS([.R18])" office:value-type="float" office:value="0.215781" calcext:value-type="float">
            <text:p>0.215781</text:p>
          </table:table-cell>
          <table:table-cell office:value-type="float" office:value="9.51151" calcext:value-type="float">
            <text:p>9.51151</text:p>
          </table:table-cell>
          <table:table-cell office:value-type="float" office:value="0.656751" calcext:value-type="float">
            <text:p>0.656751</text:p>
          </table:table-cell>
          <table:table-cell office:value-type="float" office:value="98.6938" calcext:value-type="float">
            <text:p>98.6938</text:p>
          </table:table-cell>
          <table:table-cell office:value-type="float" office:value="0.486293" calcext:value-type="float">
            <text:p>0.486293</text:p>
          </table:table-cell>
          <table:table-cell office:value-type="float" office:value="1.48826" calcext:value-type="float">
            <text:p>1.48826</text:p>
          </table:table-cell>
          <table:table-cell office:value-type="float" office:value="65.6751" calcext:value-type="float">
            <text:p>65.6751</text:p>
          </table:table-cell>
          <table:table-cell office:value-type="float" office:value="0.0483964838767539" calcext:value-type="float">
            <text:p>0.048396483876754</text:p>
          </table:table-cell>
          <table:table-cell table:formula="of:=0.5*SQRT([.Y18]/[.X18]-1)/SIN(PI()/10)" office:value-type="float" office:value="10.6260347842243" calcext:value-type="float">
            <text:p>10.626034784224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table:formula="of:=100*[.G19]" office:value-type="float" office:value="100" calcext:value-type="float">
            <text:p>100</text:p>
          </table:table-cell>
          <table:table-cell table:formula="of:=([.F19]-[.C19]*[.C19])/(0.5*0.5)" office:value-type="float" office:value="0" calcext:value-type="float">
            <text:p>0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11" calcext:value-type="float">
            <text:p>11</text:p>
          </table:table-cell>
          <table:table-cell office:value-type="float" office:value="-2.95242" calcext:value-type="float">
            <text:p>-2.95242</text:p>
          </table:table-cell>
          <table:table-cell office:value-type="float" office:value="0.259399" calcext:value-type="float">
            <text:p>0.259399</text:p>
          </table:table-cell>
          <table:table-cell office:value-type="float" office:value="-0.17666" calcext:value-type="float">
            <text:p>-0.17666</text:p>
          </table:table-cell>
          <table:table-cell table:formula="of:=ABS([.R19])" office:value-type="float" office:value="0.17666" calcext:value-type="float">
            <text:p>0.17666</text:p>
          </table:table-cell>
          <table:table-cell office:value-type="float" office:value="8.97619" calcext:value-type="float">
            <text:p>8.97619</text:p>
          </table:table-cell>
          <table:table-cell office:value-type="float" office:value="0.618552" calcext:value-type="float">
            <text:p>0.618552</text:p>
          </table:table-cell>
          <table:table-cell office:value-type="float" office:value="89.0077" calcext:value-type="float">
            <text:p>89.0077</text:p>
          </table:table-cell>
          <table:table-cell office:value-type="float" office:value="0.440178" calcext:value-type="float">
            <text:p>0.440178</text:p>
          </table:table-cell>
          <table:table-cell office:value-type="float" office:value="1.75336" calcext:value-type="float">
            <text:p>1.75336</text:p>
          </table:table-cell>
          <table:table-cell office:value-type="float" office:value="61.8552" calcext:value-type="float">
            <text:p>61.8552</text:p>
          </table:table-cell>
          <table:table-cell office:value-type="float" office:value="0.0507882652517816" calcext:value-type="float">
            <text:p>0.050788265251782</text:p>
          </table:table-cell>
          <table:table-cell table:formula="of:=0.5*SQRT([.Y19]/[.X19]-1)/SIN(PI()/10)" office:value-type="float" office:value="9.47318409038076" calcext:value-type="float">
            <text:p>9.4731840903807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table:formula="of:=100*[.G20]" office:value-type="float" office:value="100" calcext:value-type="float">
            <text:p>100</text:p>
          </table:table-cell>
          <table:table-cell table:formula="of:=([.F20]-[.C20]*[.C20])/(0.5*0.5)" office:value-type="float" office:value="0" calcext:value-type="float">
            <text:p>0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14" calcext:value-type="float">
            <text:p>14</text:p>
          </table:table-cell>
          <table:table-cell office:value-type="float" office:value="-2.95389" calcext:value-type="float">
            <text:p>-2.95389</text:p>
          </table:table-cell>
          <table:table-cell office:value-type="float" office:value="0.259069" calcext:value-type="float">
            <text:p>0.259069</text:p>
          </table:table-cell>
          <table:table-cell office:value-type="float" office:value="0.0302991" calcext:value-type="float">
            <text:p>0.0302991</text:p>
          </table:table-cell>
          <table:table-cell table:formula="of:=ABS([.R20])" office:value-type="float" office:value="0.0302991" calcext:value-type="float">
            <text:p>0.0302991</text:p>
          </table:table-cell>
          <table:table-cell office:value-type="float" office:value="8.98454" calcext:value-type="float">
            <text:p>8.98454</text:p>
          </table:table-cell>
          <table:table-cell office:value-type="float" office:value="0.611267" calcext:value-type="float">
            <text:p>0.611267</text:p>
          </table:table-cell>
          <table:table-cell office:value-type="float" office:value="89.2671" calcext:value-type="float">
            <text:p>89.2671</text:p>
          </table:table-cell>
          <table:table-cell office:value-type="float" office:value="0.435873" calcext:value-type="float">
            <text:p>0.435873</text:p>
          </table:table-cell>
          <table:table-cell office:value-type="float" office:value="1.8585" calcext:value-type="float">
            <text:p>1.8585</text:p>
          </table:table-cell>
          <table:table-cell office:value-type="float" office:value="61.1267" calcext:value-type="float">
            <text:p>61.1267</text:p>
          </table:table-cell>
          <table:table-cell office:value-type="float" office:value="0.0502772939315721" calcext:value-type="float">
            <text:p>0.050277293931572</text:p>
          </table:table-cell>
          <table:table-cell table:formula="of:=0.5*SQRT([.Y20]/[.X20]-1)/SIN(PI()/10)" office:value-type="float" office:value="9.13728616241107" calcext:value-type="float">
            <text:p>9.137286162411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table:formula="of:=100*[.G21]" office:value-type="float" office:value="100" calcext:value-type="float">
            <text:p>100</text:p>
          </table:table-cell>
          <table:table-cell table:formula="of:=([.F21]-[.C21]*[.C21])/(0.5*0.5)" office:value-type="float" office:value="0" calcext:value-type="float">
            <text:p>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-2.84814" calcext:value-type="float">
            <text:p>-2.84814</text:p>
          </table:table-cell>
          <table:table-cell office:value-type="float" office:value="0.291862" calcext:value-type="float">
            <text:p>0.291862</text:p>
          </table:table-cell>
          <table:table-cell office:value-type="float" office:value="-0.155591" calcext:value-type="float">
            <text:p>-0.155591</text:p>
          </table:table-cell>
          <table:table-cell table:formula="of:=ABS([.R21])" office:value-type="float" office:value="0.155591" calcext:value-type="float">
            <text:p>0.155591</text:p>
          </table:table-cell>
          <table:table-cell office:value-type="float" office:value="8.40379" calcext:value-type="float">
            <text:p>8.40379</text:p>
          </table:table-cell>
          <table:table-cell office:value-type="float" office:value="0.560097" calcext:value-type="float">
            <text:p>0.560097</text:p>
          </table:table-cell>
          <table:table-cell office:value-type="float" office:value="79.6993" calcext:value-type="float">
            <text:p>79.6993</text:p>
          </table:table-cell>
          <table:table-cell office:value-type="float" office:value="0.385397" calcext:value-type="float">
            <text:p>0.385397</text:p>
          </table:table-cell>
          <table:table-cell office:value-type="float" office:value="2.26239" calcext:value-type="float">
            <text:p>2.26239</text:p>
          </table:table-cell>
          <table:table-cell office:value-type="float" office:value="56.0097" calcext:value-type="float">
            <text:p>56.0097</text:p>
          </table:table-cell>
          <table:table-cell office:value-type="float" office:value="0.055177417844991" calcext:value-type="float">
            <text:p>0.055177417844991</text:p>
          </table:table-cell>
          <table:table-cell table:formula="of:=0.5*SQRT([.Y21]/[.X21]-1)/SIN(PI()/10)" office:value-type="float" office:value="7.88646300785408" calcext:value-type="float">
            <text:p>7.88646300785408</text:p>
          </table:table-cell>
        </table:table-row>
        <table:table-row table:style-name="ro1">
          <table:table-cell/>
          <table:table-cell office:value-type="string" calcext:value-type="string">
            <text:p>kT =1</text:p>
          </table:table-cell>
          <table:table-cell table:number-columns-repeated="11"/>
          <table:table-cell office:value-type="float" office:value="2.4" calcext:value-type="float">
            <text:p>2.4</text:p>
          </table:table-cell>
          <table:table-cell office:value-type="float" office:value="8" calcext:value-type="float">
            <text:p>8</text:p>
          </table:table-cell>
          <table:table-cell office:value-type="float" office:value="-2.59656" calcext:value-type="float">
            <text:p>-2.59656</text:p>
          </table:table-cell>
          <table:table-cell office:value-type="float" office:value="0.313388" calcext:value-type="float">
            <text:p>0.313388</text:p>
          </table:table-cell>
          <table:table-cell office:value-type="float" office:value="-0.0454688" calcext:value-type="float">
            <text:p>-0.0454688</text:p>
          </table:table-cell>
          <table:table-cell table:formula="of:=ABS([.R22])" office:value-type="float" office:value="0.0454688" calcext:value-type="float">
            <text:p>0.0454688</text:p>
          </table:table-cell>
          <table:table-cell office:value-type="float" office:value="7.05552" calcext:value-type="float">
            <text:p>7.05552</text:p>
          </table:table-cell>
          <table:table-cell office:value-type="float" office:value="0.427266" calcext:value-type="float">
            <text:p>0.427266</text:p>
          </table:table-cell>
          <table:table-cell office:value-type="float" office:value="58.503" calcext:value-type="float">
            <text:p>58.503</text:p>
          </table:table-cell>
          <table:table-cell office:value-type="float" office:value="0.265346" calcext:value-type="float">
            <text:p>0.265346</text:p>
          </table:table-cell>
          <table:table-cell office:value-type="float" office:value="3.47018" calcext:value-type="float">
            <text:p>3.47018</text:p>
          </table:table-cell>
          <table:table-cell office:value-type="float" office:value="42.7266" calcext:value-type="float">
            <text:p>42.7266</text:p>
          </table:table-cell>
          <table:table-cell office:value-type="float" office:value="0.0544090566666664" calcext:value-type="float">
            <text:p>0.054409056666667</text:p>
          </table:table-cell>
          <table:table-cell table:formula="of:=0.5*SQRT([.Y22]/[.X22]-1)/SIN(PI()/10)" office:value-type="float" office:value="5.44210585151203" calcext:value-type="float">
            <text:p>5.44210585151203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-2.36916" calcext:value-type="float">
            <text:p>-2.36916</text:p>
          </table:table-cell>
          <table:table-cell office:value-type="float" office:value="0.286316" calcext:value-type="float">
            <text:p>0.286316</text:p>
          </table:table-cell>
          <table:table-cell office:value-type="float" office:value="0.00818604" calcext:value-type="float">
            <text:p>0.00818604</text:p>
          </table:table-cell>
          <table:table-cell table:formula="of:=ABS([.R23])" office:value-type="float" office:value="0.00818604" calcext:value-type="float">
            <text:p>0.00818604</text:p>
          </table:table-cell>
          <table:table-cell office:value-type="float" office:value="5.89924" calcext:value-type="float">
            <text:p>5.89924</text:p>
          </table:table-cell>
          <table:table-cell office:value-type="float" office:value="0.356255" calcext:value-type="float">
            <text:p>0.356255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0.19378" calcext:value-type="float">
            <text:p>0.19378</text:p>
          </table:table-cell>
          <table:table-cell office:value-type="float" office:value="3.54955" calcext:value-type="float">
            <text:p>3.54955</text:p>
          </table:table-cell>
          <table:table-cell office:value-type="float" office:value="35.6255" calcext:value-type="float">
            <text:p>35.6255</text:p>
          </table:table-cell>
          <table:table-cell office:value-type="float" office:value="0.045811343104" calcext:value-type="float">
            <text:p>0.045811343104</text:p>
          </table:table-cell>
          <table:table-cell table:formula="of:=0.5*SQRT([.Y23]/[.X23]-1)/SIN(PI()/10)" office:value-type="float" office:value="4.86396851554674" calcext:value-type="float">
            <text:p>4.86396851554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4" calcext:value-type="float">
            <text:p>4</text:p>
          </table:table-cell>
          <table:table-cell office:value-type="float" office:value="0.2304" calcext:value-type="float">
            <text:p>0.2304</text:p>
          </table:table-cell>
          <table:table-cell office:value-type="float" office:value="16" calcext:value-type="float">
            <text:p>16</text:p>
          </table:table-cell>
          <table:table-cell office:value-type="float" office:value="0.0530842" calcext:value-type="float">
            <text:p>0.0530842</text:p>
          </table:table-cell>
          <table:table-cell office:value-type="float" office:value="2.89443" calcext:value-type="float">
            <text:p>2.89443</text:p>
          </table:table-cell>
          <table:table-cell table:formula="of:=100*[.G24]" office:value-type="float" office:value="23.04" calcext:value-type="float">
            <text:p>23.04</text:p>
          </table:table-cell>
          <table:table-cell table:formula="of:=([.F24]-[.C24]*[.C24])/(1*1)" office:value-type="float" office:value="0" calcext:value-type="float">
            <text:p>0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9" calcext:value-type="float">
            <text:p>9</text:p>
          </table:table-cell>
          <table:table-cell office:value-type="float" office:value="-2.20953" calcext:value-type="float">
            <text:p>-2.20953</text:p>
          </table:table-cell>
          <table:table-cell office:value-type="float" office:value="0.237259" calcext:value-type="float">
            <text:p>0.237259</text:p>
          </table:table-cell>
          <table:table-cell office:value-type="float" office:value="-0.00371094" calcext:value-type="float">
            <text:p>-0.00371094</text:p>
          </table:table-cell>
          <table:table-cell table:formula="of:=ABS([.R24])" office:value-type="float" office:value="0.00371094" calcext:value-type="float">
            <text:p>0.00371094</text:p>
          </table:table-cell>
          <table:table-cell office:value-type="float" office:value="5.11929" calcext:value-type="float">
            <text:p>5.11929</text:p>
          </table:table-cell>
          <table:table-cell office:value-type="float" office:value="0.286777" calcext:value-type="float">
            <text:p>0.286777</text:p>
          </table:table-cell>
          <table:table-cell office:value-type="float" office:value="31.1581" calcext:value-type="float">
            <text:p>31.1581</text:p>
          </table:table-cell>
          <table:table-cell office:value-type="float" office:value="0.137791" calcext:value-type="float">
            <text:p>0.137791</text:p>
          </table:table-cell>
          <table:table-cell office:value-type="float" office:value="3.88437" calcext:value-type="float">
            <text:p>3.88437</text:p>
          </table:table-cell>
          <table:table-cell office:value-type="float" office:value="28.6777" calcext:value-type="float">
            <text:p>28.6777</text:p>
          </table:table-cell>
          <table:table-cell office:value-type="float" office:value="0.0350986951331362" calcext:value-type="float">
            <text:p>0.035098695133136</text:p>
          </table:table-cell>
          <table:table-cell table:formula="of:=0.5*SQRT([.Y24]/[.X24]-1)/SIN(PI()/10)" office:value-type="float" office:value="4.08784834045118" calcext:value-type="float">
            <text:p>4.087848340451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3.56" calcext:value-type="float">
            <text:p>-3.56</text:p>
          </table:table-cell>
          <table:table-cell office:value-type="float" office:value="0.1936" calcext:value-type="float">
            <text:p>0.1936</text:p>
          </table:table-cell>
          <table:table-cell office:value-type="float" office:value="-0.91" calcext:value-type="float">
            <text:p>-0.91</text:p>
          </table:table-cell>
          <table:table-cell office:value-type="float" office:value="12.8672" calcext:value-type="float">
            <text:p>12.8672</text:p>
          </table:table-cell>
          <table:table-cell office:value-type="float" office:value="0.8362" calcext:value-type="float">
            <text:p>0.8362</text:p>
          </table:table-cell>
          <table:table-cell office:value-type="float" office:value="175.379" calcext:value-type="float">
            <text:p>175.379</text:p>
          </table:table-cell>
          <table:table-cell office:value-type="float" office:value="0.726061" calcext:value-type="float">
            <text:p>0.726061</text:p>
          </table:table-cell>
          <table:table-cell office:value-type="float" office:value="0.471246" calcext:value-type="float">
            <text:p>0.471246</text:p>
          </table:table-cell>
          <table:table-cell table:formula="of:=100*[.G25]" office:value-type="float" office:value="83.62" calcext:value-type="float">
            <text:p>83.62</text:p>
          </table:table-cell>
          <table:table-cell table:formula="of:=([.F25]-[.C25]*[.C25])/(1*1)" office:value-type="float" office:value="0.1936" calcext:value-type="float">
            <text:p>0.193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-2.00234" calcext:value-type="float">
            <text:p>-2.00234</text:p>
          </table:table-cell>
          <table:table-cell office:value-type="float" office:value="0.203507" calcext:value-type="float">
            <text:p>0.203507</text:p>
          </table:table-cell>
          <table:table-cell office:value-type="float" office:value="-0.0223828" calcext:value-type="float">
            <text:p>-0.0223828</text:p>
          </table:table-cell>
          <table:table-cell table:formula="of:=ABS([.R25])" office:value-type="float" office:value="0.0223828" calcext:value-type="float">
            <text:p>0.0223828</text:p>
          </table:table-cell>
          <table:table-cell office:value-type="float" office:value="4.21289" calcext:value-type="float">
            <text:p>4.21289</text:p>
          </table:table-cell>
          <table:table-cell office:value-type="float" office:value="0.207837" calcext:value-type="float">
            <text:p>0.207837</text:p>
          </table:table-cell>
          <table:table-cell office:value-type="float" office:value="21.3001" calcext:value-type="float">
            <text:p>21.3001</text:p>
          </table:table-cell>
          <table:table-cell office:value-type="float" office:value="0.0809426" calcext:value-type="float">
            <text:p>0.0809426</text:p>
          </table:table-cell>
          <table:table-cell office:value-type="float" office:value="4.4908" calcext:value-type="float">
            <text:p>4.4908</text:p>
          </table:table-cell>
          <table:table-cell office:value-type="float" office:value="20.7837" calcext:value-type="float">
            <text:p>20.7837</text:p>
          </table:table-cell>
          <table:table-cell office:value-type="float" office:value="0.0279183161042525" calcext:value-type="float">
            <text:p>0.027918316104253</text:p>
          </table:table-cell>
          <table:table-cell table:formula="of:=0.5*SQRT([.Y25]/[.X25]-1)/SIN(PI()/10)" office:value-type="float" office:value="3.08194567532493" calcext:value-type="float">
            <text:p>3.08194567532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table:formula="of:=100*[.G26]" office:value-type="float" office:value="100" calcext:value-type="float">
            <text:p>100</text:p>
          </table:table-cell>
          <table:table-cell table:formula="of:=([.F26]-[.C26]*[.C26])/(1*1)" office:value-type="float" office:value="0" calcext:value-type="float">
            <text:p>0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0" calcext:value-type="float">
            <text:p>10</text:p>
          </table:table-cell>
          <table:table-cell office:value-type="float" office:value="-1.83734" calcext:value-type="float">
            <text:p>-1.83734</text:p>
          </table:table-cell>
          <table:table-cell office:value-type="float" office:value="0.18313" calcext:value-type="float">
            <text:p>0.18313</text:p>
          </table:table-cell>
          <table:table-cell office:value-type="float" office:value="-0.031875" calcext:value-type="float">
            <text:p>-0.031875</text:p>
          </table:table-cell>
          <table:table-cell table:formula="of:=ABS([.R26])" office:value-type="float" office:value="0.031875" calcext:value-type="float">
            <text:p>0.031875</text:p>
          </table:table-cell>
          <table:table-cell office:value-type="float" office:value="3.55896" calcext:value-type="float">
            <text:p>3.55896</text:p>
          </table:table-cell>
          <table:table-cell office:value-type="float" office:value="0.16027" calcext:value-type="float">
            <text:p>0.16027</text:p>
          </table:table-cell>
          <table:table-cell office:value-type="float" office:value="15.4893" calcext:value-type="float">
            <text:p>15.4893</text:p>
          </table:table-cell>
          <table:table-cell office:value-type="float" office:value="0.0569496" calcext:value-type="float">
            <text:p>0.0569496</text:p>
          </table:table-cell>
          <table:table-cell office:value-type="float" office:value="4.29888" calcext:value-type="float">
            <text:p>4.29888</text:p>
          </table:table-cell>
          <table:table-cell office:value-type="float" office:value="16.027" calcext:value-type="float">
            <text:p>16.027</text:p>
          </table:table-cell>
          <table:table-cell office:value-type="float" office:value="0.0233599138265305" calcext:value-type="float">
            <text:p>0.023359913826531</text:p>
          </table:table-cell>
          <table:table-cell table:formula="of:=0.5*SQRT([.Y26]/[.X26]-1)/SIN(PI()/10)" office:value-type="float" office:value="2.67253978800091" calcext:value-type="float">
            <text:p>2.67253978800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table:formula="of:=100*[.G27]" office:value-type="float" office:value="100" calcext:value-type="float">
            <text:p>100</text:p>
          </table:table-cell>
          <table:table-cell table:formula="of:=([.F27]-[.C27]*[.C27])/(1*1)" office:value-type="float" office:value="0" calcext:value-type="float">
            <text:p>0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9" calcext:value-type="float">
            <text:p>9</text:p>
          </table:table-cell>
          <table:table-cell office:value-type="float" office:value="-1.76797" calcext:value-type="float">
            <text:p>-1.76797</text:p>
          </table:table-cell>
          <table:table-cell office:value-type="float" office:value="0.208149" calcext:value-type="float">
            <text:p>0.208149</text:p>
          </table:table-cell>
          <table:table-cell office:value-type="float" office:value="0.0230078" calcext:value-type="float">
            <text:p>0.0230078</text:p>
          </table:table-cell>
          <table:table-cell table:formula="of:=ABS([.R27])" office:value-type="float" office:value="0.0230078" calcext:value-type="float">
            <text:p>0.0230078</text:p>
          </table:table-cell>
          <table:table-cell office:value-type="float" office:value="3.33386" calcext:value-type="float">
            <text:p>3.33386</text:p>
          </table:table-cell>
          <table:table-cell office:value-type="float" office:value="0.15358" calcext:value-type="float">
            <text:p>0.15358</text:p>
          </table:table-cell>
          <table:table-cell office:value-type="float" office:value="14.2743" calcext:value-type="float">
            <text:p>14.2743</text:p>
          </table:table-cell>
          <table:table-cell office:value-type="float" office:value="0.0539281" calcext:value-type="float">
            <text:p>0.0539281</text:p>
          </table:table-cell>
          <table:table-cell office:value-type="float" office:value="3.87036" calcext:value-type="float">
            <text:p>3.87036</text:p>
          </table:table-cell>
          <table:table-cell office:value-type="float" office:value="15.358" calcext:value-type="float">
            <text:p>15.358</text:p>
          </table:table-cell>
          <table:table-cell office:value-type="float" office:value="0.0247493554221165" calcext:value-type="float">
            <text:p>0.024749355422117</text:p>
          </table:table-cell>
          <table:table-cell table:formula="of:=0.5*SQRT([.Y27]/[.X27]-1)/SIN(PI()/10)" office:value-type="float" office:value="2.78758017710002" calcext:value-type="float">
            <text:p>2.7875801771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.99" calcext:value-type="float">
            <text:p>-3.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99875" calcext:value-type="float">
            <text:p>-0.99875</text:p>
          </table:table-cell>
          <table:table-cell office:value-type="float" office:value="15.9216" calcext:value-type="float">
            <text:p>15.9216</text:p>
          </table:table-cell>
          <table:table-cell office:value-type="float" office:value="0.997525" calcext:value-type="float">
            <text:p>0.997525</text:p>
          </table:table-cell>
          <table:table-cell office:value-type="float" office:value="253.59" calcext:value-type="float">
            <text:p>253.59</text:p>
          </table:table-cell>
          <table:table-cell office:value-type="float" office:value="0.995148" calcext:value-type="float">
            <text:p>0.995148</text:p>
          </table:table-cell>
          <table:table-cell office:value-type="float" office:value="0.0025" calcext:value-type="float">
            <text:p>0.0025</text:p>
          </table:table-cell>
          <table:table-cell table:formula="of:=100*[.G28]" office:value-type="float" office:value="99.7525" calcext:value-type="float">
            <text:p>99.7525</text:p>
          </table:table-cell>
          <table:table-cell table:formula="of:=([.F28]-[.C28]*[.C28])/(1*1)" office:value-type="float" office:value="0.00149999999999828" calcext:value-type="float">
            <text:p>0.0014999999999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.57125" calcext:value-type="float">
            <text:p>-1.57125</text:p>
          </table:table-cell>
          <table:table-cell office:value-type="float" office:value="0.171573" calcext:value-type="float">
            <text:p>0.171573</text:p>
          </table:table-cell>
          <table:table-cell office:value-type="float" office:value="0.0240625" calcext:value-type="float">
            <text:p>0.0240625</text:p>
          </table:table-cell>
          <table:table-cell table:formula="of:=ABS([.R28])" office:value-type="float" office:value="0.0240625" calcext:value-type="float">
            <text:p>0.0240625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0965938" calcext:value-type="float">
            <text:p>0.0965938</text:p>
          </table:table-cell>
          <table:table-cell office:value-type="float" office:value="8.67104" calcext:value-type="float">
            <text:p>8.67104</text:p>
          </table:table-cell>
          <table:table-cell office:value-type="float" office:value="0.0214281" calcext:value-type="float">
            <text:p>0.0214281</text:p>
          </table:table-cell>
          <table:table-cell office:value-type="float" office:value="4.3048" calcext:value-type="float">
            <text:p>4.3048</text:p>
          </table:table-cell>
          <table:table-cell office:value-type="float" office:value="9.65938" calcext:value-type="float">
            <text:p>9.65938</text:p>
          </table:table-cell>
          <table:table-cell office:value-type="float" office:value="0.0190637152777778" calcext:value-type="float">
            <text:p>0.019063715277778</text:p>
          </table:table-cell>
          <table:table-cell table:formula="of:=0.5*SQRT([.Y28]/[.X28]-1)/SIN(PI()/10)" office:value-type="float" office:value="1.80457051237391" calcext:value-type="float">
            <text:p>1.80457051237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0309375" calcext:value-type="float">
            <text:p>0.00309375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15.8634" calcext:value-type="float">
            <text:p>15.8634</text:p>
          </table:table-cell>
          <table:table-cell office:value-type="float" office:value="0.995075" calcext:value-type="float">
            <text:p>0.995075</text:p>
          </table:table-cell>
          <table:table-cell office:value-type="float" office:value="251.836" calcext:value-type="float">
            <text:p>251.836</text:p>
          </table:table-cell>
          <table:table-cell office:value-type="float" office:value="0.99044" calcext:value-type="float">
            <text:p>0.99044</text:p>
          </table:table-cell>
          <table:table-cell office:value-type="float" office:value="0.00702254" calcext:value-type="float">
            <text:p>0.00702254</text:p>
          </table:table-cell>
          <table:table-cell table:formula="of:=100*[.G29]" office:value-type="float" office:value="99.5075" calcext:value-type="float">
            <text:p>99.5075</text:p>
          </table:table-cell>
          <table:table-cell table:formula="of:=([.F29]-[.C29]*[.C29])/(1*1)" office:value-type="float" office:value="0.00309375000000145" calcext:value-type="float">
            <text:p>0.00309375000000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-1.29828" calcext:value-type="float">
            <text:p>-1.29828</text:p>
          </table:table-cell>
          <table:table-cell office:value-type="float" office:value="0.122678" calcext:value-type="float">
            <text:p>0.122678</text:p>
          </table:table-cell>
          <table:table-cell office:value-type="float" office:value="-0.00445313" calcext:value-type="float">
            <text:p>-0.00445313</text:p>
          </table:table-cell>
          <table:table-cell table:formula="of:=ABS([.R29])" office:value-type="float" office:value="0.00445313" calcext:value-type="float">
            <text:p>0.00445313</text:p>
          </table:table-cell>
          <table:table-cell office:value-type="float" office:value="1.80821" calcext:value-type="float">
            <text:p>1.80821</text:p>
          </table:table-cell>
          <table:table-cell office:value-type="float" office:value="0.0511656" calcext:value-type="float">
            <text:p>0.0511656</text:p>
          </table:table-cell>
          <table:table-cell office:value-type="float" office:value="4.12349" calcext:value-type="float">
            <text:p>4.12349</text:p>
          </table:table-cell>
          <table:table-cell office:value-type="float" office:value="0.00732631" calcext:value-type="float">
            <text:p>0.00732631</text:p>
          </table:table-cell>
          <table:table-cell office:value-type="float" office:value="3.57694" calcext:value-type="float">
            <text:p>3.57694</text:p>
          </table:table-cell>
          <table:table-cell office:value-type="float" office:value="5.11656" calcext:value-type="float">
            <text:p>5.11656</text:p>
          </table:table-cell>
          <table:table-cell office:value-type="float" office:value="0.0100146156408163" calcext:value-type="float">
            <text:p>0.010014615640816</text:p>
          </table:table-cell>
          <table:table-cell table:formula="of:=0.5*SQRT([.Y29]/[.X29]-1)/SIN(PI()/10)" office:value-type="float" office:value="1.0615454290448" calcext:value-type="float">
            <text:p>1.0615454290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.995" calcext:value-type="float">
            <text:p>-3.995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-0.999375" calcext:value-type="float">
            <text:p>-0.999375</text:p>
          </table:table-cell>
          <table:table-cell office:value-type="float" office:value="15.9608" calcext:value-type="float">
            <text:p>15.9608</text:p>
          </table:table-cell>
          <table:table-cell office:value-type="float" office:value="0.998762" calcext:value-type="float">
            <text:p>0.998762</text:p>
          </table:table-cell>
          <table:table-cell office:value-type="float" office:value="254.795" calcext:value-type="float">
            <text:p>254.795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00125" calcext:value-type="float">
            <text:p>0.00125</text:p>
          </table:table-cell>
          <table:table-cell table:formula="of:=100*[.G30]" office:value-type="float" office:value="99.8762" calcext:value-type="float">
            <text:p>99.8762</text:p>
          </table:table-cell>
          <table:table-cell table:formula="of:=([.F30]-[.C30]*[.C30])/(1*1)" office:value-type="float" office:value="0.000774999999999082" calcext:value-type="float">
            <text:p>0.000774999999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.14344" calcext:value-type="float">
            <text:p>-1.14344</text:p>
          </table:table-cell>
          <table:table-cell office:value-type="float" office:value="0.110676" calcext:value-type="float">
            <text:p>0.110676</text:p>
          </table:table-cell>
          <table:table-cell office:value-type="float" office:value="-0.0075" calcext:value-type="float">
            <text:p>-0.0075</text:p>
          </table:table-cell>
          <table:table-cell table:formula="of:=ABS([.R30])" office:value-type="float" office:value="0.0075" calcext:value-type="float">
            <text:p>0.0075</text:p>
          </table:table-cell>
          <table:table-cell office:value-type="float" office:value="1.41813" calcext:value-type="float">
            <text:p>1.41813</text:p>
          </table:table-cell>
          <table:table-cell office:value-type="float" office:value="0.0409187" calcext:value-type="float">
            <text:p>0.0409187</text:p>
          </table:table-cell>
          <table:table-cell office:value-type="float" office:value="2.65853" calcext:value-type="float">
            <text:p>2.65853</text:p>
          </table:table-cell>
          <table:table-cell office:value-type="float" office:value="0.00559424" calcext:value-type="float">
            <text:p>0.00559424</text:p>
          </table:table-cell>
          <table:table-cell office:value-type="float" office:value="3.24517" calcext:value-type="float">
            <text:p>3.24517</text:p>
          </table:table-cell>
          <table:table-cell office:value-type="float" office:value="4.09187" calcext:value-type="float">
            <text:p>4.09187</text:p>
          </table:table-cell>
          <table:table-cell office:value-type="float" office:value="0.00691718540000001" calcext:value-type="float">
            <text:p>0.0069171854</text:p>
          </table:table-cell>
          <table:table-cell table:formula="of:=0.5*SQRT([.Y30]/[.X30]-1)/SIN(PI()/10)" office:value-type="float" office:value="0.826482560271099" calcext:value-type="float">
            <text:p>0.826482560271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3.9975" calcext:value-type="float">
            <text:p>-3.9975</text:p>
          </table:table-cell>
          <table:table-cell office:value-type="float" office:value="0.00039375" calcext:value-type="float">
            <text:p>0.00039375</text:p>
          </table:table-cell>
          <table:table-cell office:value-type="float" office:value="-0.999688" calcext:value-type="float">
            <text:p>-0.999688</text:p>
          </table:table-cell>
          <table:table-cell office:value-type="float" office:value="15.9804" calcext:value-type="float">
            <text:p>15.9804</text:p>
          </table:table-cell>
          <table:table-cell office:value-type="float" office:value="0.999381" calcext:value-type="float">
            <text:p>0.999381</text:p>
          </table:table-cell>
          <table:table-cell office:value-type="float" office:value="255.397" calcext:value-type="float">
            <text:p>255.397</text:p>
          </table:table-cell>
          <table:table-cell office:value-type="float" office:value="0.998787" calcext:value-type="float">
            <text:p>0.998787</text:p>
          </table:table-cell>
          <table:table-cell office:value-type="float" office:value="0.000625" calcext:value-type="float">
            <text:p>0.000625</text:p>
          </table:table-cell>
          <table:table-cell table:formula="of:=100*[.G31]" office:value-type="float" office:value="99.9381" calcext:value-type="float">
            <text:p>99.9381</text:p>
          </table:table-cell>
          <table:table-cell table:formula="of:=([.F31]-[.C31]*[.C31])/(1*1)" office:value-type="float" office:value="0.00039374999999886" calcext:value-type="float">
            <text:p>0.00039374999999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-0.961953" calcext:value-type="float">
            <text:p>-0.961953</text:p>
          </table:table-cell>
          <table:table-cell office:value-type="float" office:value="0.110877" calcext:value-type="float">
            <text:p>0.110877</text:p>
          </table:table-cell>
          <table:table-cell office:value-type="float" office:value="-0.00205078" calcext:value-type="float">
            <text:p>-0.00205078</text:p>
          </table:table-cell>
          <table:table-cell table:formula="of:=ABS([.R31])" office:value-type="float" office:value="0.00205078" calcext:value-type="float">
            <text:p>0.00205078</text:p>
          </table:table-cell>
          <table:table-cell office:value-type="float" office:value="1.03623" calcext:value-type="float">
            <text:p>1.03623</text:p>
          </table:table-cell>
          <table:table-cell office:value-type="float" office:value="0.0354051" calcext:value-type="float">
            <text:p>0.0354051</text:p>
          </table:table-cell>
          <table:table-cell office:value-type="float" office:value="1.5368" calcext:value-type="float">
            <text:p>1.5368</text:p>
          </table:table-cell>
          <table:table-cell office:value-type="float" office:value="0.00342651" calcext:value-type="float">
            <text:p>0.00342651</text:p>
          </table:table-cell>
          <table:table-cell office:value-type="float" office:value="2.71996" calcext:value-type="float">
            <text:p>2.71996</text:p>
          </table:table-cell>
          <table:table-cell office:value-type="float" office:value="3.54051" calcext:value-type="float">
            <text:p>3.54051</text:p>
          </table:table-cell>
          <table:table-cell office:value-type="float" office:value="0.00547537905140741" calcext:value-type="float">
            <text:p>0.005475379051407</text:p>
          </table:table-cell>
          <table:table-cell table:formula="of:=0.5*SQRT([.Y31]/[.X31]-1)/SIN(PI()/10)" office:value-type="float" office:value="0.888707625265652" calcext:value-type="float">
            <text:p>0.888707625265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3.995" calcext:value-type="float">
            <text:p>-3.995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-0.999375" calcext:value-type="float">
            <text:p>-0.999375</text:p>
          </table:table-cell>
          <table:table-cell office:value-type="float" office:value="15.9608" calcext:value-type="float">
            <text:p>15.9608</text:p>
          </table:table-cell>
          <table:table-cell office:value-type="float" office:value="0.998762" calcext:value-type="float">
            <text:p>0.998762</text:p>
          </table:table-cell>
          <table:table-cell office:value-type="float" office:value="254.795" calcext:value-type="float">
            <text:p>254.795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00125" calcext:value-type="float">
            <text:p>0.00125</text:p>
          </table:table-cell>
          <table:table-cell table:formula="of:=100*[.G32]" office:value-type="float" office:value="99.8762" calcext:value-type="float">
            <text:p>99.8762</text:p>
          </table:table-cell>
          <table:table-cell table:formula="of:=([.F32]-[.C32]*[.C32])/(1*1)" office:value-type="float" office:value="0.000774999999999082" calcext:value-type="float">
            <text:p>0.00077499999999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-0.8525" calcext:value-type="float">
            <text:p>-0.8525</text:p>
          </table:table-cell>
          <table:table-cell office:value-type="float" office:value="0.0969437" calcext:value-type="float">
            <text:p>0.0969437</text:p>
          </table:table-cell>
          <table:table-cell office:value-type="float" office:value="0.0198438" calcext:value-type="float">
            <text:p>0.0198438</text:p>
          </table:table-cell>
          <table:table-cell table:formula="of:=ABS([.R32])" office:value-type="float" office:value="0.0198438" calcext:value-type="float">
            <text:p>0.0198438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0328344" calcext:value-type="float">
            <text:p>0.0328344</text:p>
          </table:table-cell>
          <table:table-cell office:value-type="float" office:value="0.955871" calcext:value-type="float">
            <text:p>0.955871</text:p>
          </table:table-cell>
          <table:table-cell office:value-type="float" office:value="0.00295216" calcext:value-type="float">
            <text:p>0.00295216</text:p>
          </table:table-cell>
          <table:table-cell office:value-type="float" office:value="2.29195" calcext:value-type="float">
            <text:p>2.29195</text:p>
          </table:table-cell>
          <table:table-cell office:value-type="float" office:value="3.28344" calcext:value-type="float">
            <text:p>3.28344</text:p>
          </table:table-cell>
          <table:table-cell office:value-type="float" office:value="0.00403764056643065" calcext:value-type="float">
            <text:p>0.004037640566431</text:p>
          </table:table-cell>
          <table:table-cell table:formula="of:=0.5*SQRT([.Y32]/[.X32]-1)/SIN(PI()/10)" office:value-type="float" office:value="1.06421466656028" calcext:value-type="float">
            <text:p>1.06421466656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3.99359" calcext:value-type="float">
            <text:p>-3.99359</text:p>
          </table:table-cell>
          <table:table-cell office:value-type="float" office:value="0.00102146" calcext:value-type="float">
            <text:p>0.00102146</text:p>
          </table:table-cell>
          <table:table-cell office:value-type="float" office:value="-0.99918" calcext:value-type="float">
            <text:p>-0.99918</text:p>
          </table:table-cell>
          <table:table-cell office:value-type="float" office:value="15.9498" calcext:value-type="float">
            <text:p>15.9498</text:p>
          </table:table-cell>
          <table:table-cell office:value-type="float" office:value="0.998377" calcext:value-type="float">
            <text:p>0.998377</text:p>
          </table:table-cell>
          <table:table-cell office:value-type="float" office:value="254.459" calcext:value-type="float">
            <text:p>254.459</text:p>
          </table:table-cell>
          <table:table-cell office:value-type="float" office:value="0.996825" calcext:value-type="float">
            <text:p>0.996825</text:p>
          </table:table-cell>
          <table:table-cell office:value-type="float" office:value="0.00179688" calcext:value-type="float">
            <text:p>0.00179688</text:p>
          </table:table-cell>
          <table:table-cell table:formula="of:=100*[.G33]" office:value-type="float" office:value="99.8377" calcext:value-type="float">
            <text:p>99.8377</text:p>
          </table:table-cell>
          <table:table-cell table:formula="of:=([.F33]-[.C33]*[.C33])/(1*1)" office:value-type="float" office:value="0.0010389118999985" calcext:value-type="float">
            <text:p>0.00103891189999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3.99516" calcext:value-type="float">
            <text:p>-3.99516</text:p>
          </table:table-cell>
          <table:table-cell office:value-type="float" office:value="0.000789038" calcext:value-type="float">
            <text:p>0.000789038</text:p>
          </table:table-cell>
          <table:table-cell office:value-type="float" office:value="-0.999375" calcext:value-type="float">
            <text:p>-0.999375</text:p>
          </table:table-cell>
          <table:table-cell office:value-type="float" office:value="15.9621" calcext:value-type="float">
            <text:p>15.9621</text:p>
          </table:table-cell>
          <table:table-cell office:value-type="float" office:value="0.998764" calcext:value-type="float">
            <text:p>0.998764</text:p>
          </table:table-cell>
          <table:table-cell office:value-type="float" office:value="254.836" calcext:value-type="float">
            <text:p>254.836</text:p>
          </table:table-cell>
          <table:table-cell office:value-type="float" office:value="0.997583" calcext:value-type="float">
            <text:p>0.997583</text:p>
          </table:table-cell>
          <table:table-cell office:value-type="float" office:value="0.00139133" calcext:value-type="float">
            <text:p>0.00139133</text:p>
          </table:table-cell>
          <table:table-cell table:formula="of:=100*[.G34]" office:value-type="float" office:value="99.8764" calcext:value-type="float">
            <text:p>99.8764</text:p>
          </table:table-cell>
          <table:table-cell table:formula="of:=([.F34]-[.C34]*[.C34])/(1*1)" office:value-type="float" office:value="0.000796574399997141" calcext:value-type="float">
            <text:p>0.000796574399997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3.99391" calcext:value-type="float">
            <text:p>-3.99391</text:p>
          </table:table-cell>
          <table:table-cell office:value-type="float" office:value="0.00100037" calcext:value-type="float">
            <text:p>0.00100037</text:p>
          </table:table-cell>
          <table:table-cell office:value-type="float" office:value="-0.999209" calcext:value-type="float">
            <text:p>-0.999209</text:p>
          </table:table-cell>
          <table:table-cell office:value-type="float" office:value="15.9523" calcext:value-type="float">
            <text:p>15.9523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254.537" calcext:value-type="float">
            <text:p>254.537</text:p>
          </table:table-cell>
          <table:table-cell office:value-type="float" office:value="0.996945" calcext:value-type="float">
            <text:p>0.996945</text:p>
          </table:table-cell>
          <table:table-cell office:value-type="float" office:value="0.00181817" calcext:value-type="float">
            <text:p>0.00181817</text:p>
          </table:table-cell>
          <table:table-cell table:formula="of:=100*[.G35]" office:value-type="float" office:value="99.8437" calcext:value-type="float">
            <text:p>99.8437</text:p>
          </table:table-cell>
          <table:table-cell table:formula="of:=([.F35]-[.C35]*[.C35])/(1*1)" office:value-type="float" office:value="0.00098291189999955" calcext:value-type="float">
            <text:p>0.000982911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3.99482" calcext:value-type="float">
            <text:p>-3.99482</text:p>
          </table:table-cell>
          <table:table-cell office:value-type="float" office:value="0.000827899" calcext:value-type="float">
            <text:p>0.000827899</text:p>
          </table:table-cell>
          <table:table-cell office:value-type="float" office:value="-0.999346" calcext:value-type="float">
            <text:p>-0.999346</text:p>
          </table:table-cell>
          <table:table-cell office:value-type="float" office:value="15.9594" calcext:value-type="float">
            <text:p>15.9594</text:p>
          </table:table-cell>
          <table:table-cell office:value-type="float" office:value="0.998705" calcext:value-type="float">
            <text:p>0.998705</text:p>
          </table:table-cell>
          <table:table-cell office:value-type="float" office:value="254.755" calcext:value-type="float">
            <text:p>254.755</text:p>
          </table:table-cell>
          <table:table-cell office:value-type="float" office:value="0.997465" calcext:value-type="float">
            <text:p>0.997465</text:p>
          </table:table-cell>
          <table:table-cell office:value-type="float" office:value="0.00134996" calcext:value-type="float">
            <text:p>0.00134996</text:p>
          </table:table-cell>
          <table:table-cell table:formula="of:=100*[.G36]" office:value-type="float" office:value="99.8705" calcext:value-type="float">
            <text:p>99.8705</text:p>
          </table:table-cell>
          <table:table-cell table:formula="of:=([.F36]-[.C36]*[.C36])/(1*1)" office:value-type="float" office:value="0.000813167600002274" calcext:value-type="float">
            <text:p>0.00081316760000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3.99385" calcext:value-type="float">
            <text:p>-3.99385</text:p>
          </table:table-cell>
          <table:table-cell office:value-type="float" office:value="0.00100121" calcext:value-type="float">
            <text:p>0.00100121</text:p>
          </table:table-cell>
          <table:table-cell office:value-type="float" office:value="-0.999216" calcext:value-type="float">
            <text:p>-0.999216</text:p>
          </table:table-cell>
          <table:table-cell office:value-type="float" office:value="15.9518" calcext:value-type="float">
            <text:p>15.9518</text:p>
          </table:table-cell>
          <table:table-cell office:value-type="float" office:value="0.99845" calcext:value-type="float">
            <text:p>0.99845</text:p>
          </table:table-cell>
          <table:table-cell office:value-type="float" office:value="254.522" calcext:value-type="float">
            <text:p>254.522</text:p>
          </table:table-cell>
          <table:table-cell office:value-type="float" office:value="0.996968" calcext:value-type="float">
            <text:p>0.996968</text:p>
          </table:table-cell>
          <table:table-cell office:value-type="float" office:value="0.00167569" calcext:value-type="float">
            <text:p>0.00167569</text:p>
          </table:table-cell>
          <table:table-cell table:formula="of:=100*[.G37]" office:value-type="float" office:value="99.845" calcext:value-type="float">
            <text:p>99.845</text:p>
          </table:table-cell>
          <table:table-cell table:formula="of:=([.F37]-[.C37]*[.C37])/(1*1)" office:value-type="float" office:value="0.000962177499999939" calcext:value-type="float">
            <text:p>0.000962177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3.99412" calcext:value-type="float">
            <text:p>-3.99412</text:p>
          </table:table-cell>
          <table:table-cell office:value-type="float" office:value="0.000967782" calcext:value-type="float">
            <text:p>0.000967782</text:p>
          </table:table-cell>
          <table:table-cell office:value-type="float" office:value="-0.999253" calcext:value-type="float">
            <text:p>-0.999253</text:p>
          </table:table-cell>
          <table:table-cell office:value-type="float" office:value="15.954" calcext:value-type="float">
            <text:p>15.954</text:p>
          </table:table-cell>
          <table:table-cell office:value-type="float" office:value="0.998522" calcext:value-type="float">
            <text:p>0.998522</text:p>
          </table:table-cell>
          <table:table-cell office:value-type="float" office:value="254.588" calcext:value-type="float">
            <text:p>254.588</text:p>
          </table:table-cell>
          <table:table-cell office:value-type="float" office:value="0.997109" calcext:value-type="float">
            <text:p>0.997109</text:p>
          </table:table-cell>
          <table:table-cell office:value-type="float" office:value="0.00157794" calcext:value-type="float">
            <text:p>0.00157794</text:p>
          </table:table-cell>
          <table:table-cell table:formula="of:=100*[.G38]" office:value-type="float" office:value="99.8522" calcext:value-type="float">
            <text:p>99.8522</text:p>
          </table:table-cell>
          <table:table-cell table:formula="of:=([.F38]-[.C38]*[.C38])/(1*1)" office:value-type="float" office:value="0.00100542559999894" calcext:value-type="float">
            <text:p>0.00100542559999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3.99436" calcext:value-type="float">
            <text:p>-3.99436</text:p>
          </table:table-cell>
          <table:table-cell office:value-type="float" office:value="0.000921933" calcext:value-type="float">
            <text:p>0.000921933</text:p>
          </table:table-cell>
          <table:table-cell office:value-type="float" office:value="-0.999283" calcext:value-type="float">
            <text:p>-0.999283</text:p>
          </table:table-cell>
          <table:table-cell office:value-type="float" office:value="15.9559" calcext:value-type="float">
            <text:p>15.9559</text:p>
          </table:table-cell>
          <table:table-cell office:value-type="float" office:value="0.998583" calcext:value-type="float">
            <text:p>0.998583</text:p>
          </table:table-cell>
          <table:table-cell office:value-type="float" office:value="254.646" calcext:value-type="float">
            <text:p>254.646</text:p>
          </table:table-cell>
          <table:table-cell office:value-type="float" office:value="0.997227" calcext:value-type="float">
            <text:p>0.997227</text:p>
          </table:table-cell>
          <table:table-cell office:value-type="float" office:value="0.00152434" calcext:value-type="float">
            <text:p>0.00152434</text:p>
          </table:table-cell>
          <table:table-cell table:formula="of:=100*[.G39]" office:value-type="float" office:value="99.8583" calcext:value-type="float">
            <text:p>99.8583</text:p>
          </table:table-cell>
          <table:table-cell table:formula="of:=([.F39]-[.C39]*[.C39])/(1*1)" office:value-type="float" office:value="0.000988190399997535" calcext:value-type="float">
            <text:p>0.00098819039999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3.9944" calcext:value-type="float">
            <text:p>-3.9944</text:p>
          </table:table-cell>
          <table:table-cell office:value-type="float" office:value="0.000929208" calcext:value-type="float">
            <text:p>0.000929208</text:p>
          </table:table-cell>
          <table:table-cell office:value-type="float" office:value="-0.999286" calcext:value-type="float">
            <text:p>-0.999286</text:p>
          </table:table-cell>
          <table:table-cell office:value-type="float" office:value="15.9562" calcext:value-type="float">
            <text:p>15.9562</text:p>
          </table:table-cell>
          <table:table-cell office:value-type="float" office:value="0.998587" calcext:value-type="float">
            <text:p>0.998587</text:p>
          </table:table-cell>
          <table:table-cell office:value-type="float" office:value="254.656" calcext:value-type="float">
            <text:p>254.656</text:p>
          </table:table-cell>
          <table:table-cell office:value-type="float" office:value="0.997238" calcext:value-type="float">
            <text:p>0.997238</text:p>
          </table:table-cell>
          <table:table-cell office:value-type="float" office:value="0.00153797" calcext:value-type="float">
            <text:p>0.00153797</text:p>
          </table:table-cell>
          <table:table-cell table:formula="of:=100*[.G40]" office:value-type="float" office:value="99.8587" calcext:value-type="float">
            <text:p>99.8587</text:p>
          </table:table-cell>
          <table:table-cell table:formula="of:=([.F40]-[.C40]*[.C40])/(1*1)" office:value-type="float" office:value="0.000968639999999965" calcext:value-type="float">
            <text:p>0.00096864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3.99445" calcext:value-type="float">
            <text:p>-3.99445</text:p>
          </table:table-cell>
          <table:table-cell office:value-type="float" office:value="0.000906483" calcext:value-type="float">
            <text:p>0.000906483</text:p>
          </table:table-cell>
          <table:table-cell office:value-type="float" office:value="-0.999293" calcext:value-type="float">
            <text:p>-0.999293</text:p>
          </table:table-cell>
          <table:table-cell office:value-type="float" office:value="15.9565" calcext:value-type="float">
            <text:p>15.9565</text:p>
          </table:table-cell>
          <table:table-cell office:value-type="float" office:value="0.998602" calcext:value-type="float">
            <text:p>0.998602</text:p>
          </table:table-cell>
          <table:table-cell office:value-type="float" office:value="254.666" calcext:value-type="float">
            <text:p>254.666</text:p>
          </table:table-cell>
          <table:table-cell office:value-type="float" office:value="0.997265" calcext:value-type="float">
            <text:p>0.997265</text:p>
          </table:table-cell>
          <table:table-cell office:value-type="float" office:value="0.00150912" calcext:value-type="float">
            <text:p>0.00150912</text:p>
          </table:table-cell>
          <table:table-cell table:formula="of:=100*[.G41]" office:value-type="float" office:value="99.8602" calcext:value-type="float">
            <text:p>99.8602</text:p>
          </table:table-cell>
          <table:table-cell table:formula="of:=([.F41]-[.C41]*[.C41])/(1*1)" office:value-type="float" office:value="0.000869197500000141" calcext:value-type="float">
            <text:p>0.00086919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29982" calcext:value-type="float">
            <text:p>4.29982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0.938885" calcext:value-type="float">
            <text:p>0.938885</text:p>
          </table:table-cell>
          <table:table-cell table:formula="of:=100*[.G44]" office:value-type="float" office:value="0.36" calcext:value-type="float">
            <text:p>0.36</text:p>
          </table:table-cell>
          <table:table-cell table:formula="of:=([.F44]-[.C44]*[.C44])/(1.2*1.2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3.12" calcext:value-type="float">
            <text:p>-3.12</text:p>
          </table:table-cell>
          <table:table-cell office:value-type="float" office:value="0.1024" calcext:value-type="float">
            <text:p>0.1024</text:p>
          </table:table-cell>
          <table:table-cell office:value-type="float" office:value="-0.75" calcext:value-type="float">
            <text:p>-0.75</text:p>
          </table:table-cell>
          <table:table-cell office:value-type="float" office:value="9.8368" calcext:value-type="float">
            <text:p>9.8368</text:p>
          </table:table-cell>
          <table:table-cell office:value-type="float" office:value="0.5794" calcext:value-type="float">
            <text:p>0.5794</text:p>
          </table:table-cell>
          <table:table-cell office:value-type="float" office:value="100.75" calcext:value-type="float">
            <text:p>100.75</text:p>
          </table:table-cell>
          <table:table-cell office:value-type="float" office:value="0.373729" calcext:value-type="float">
            <text:p>0.373729</text:p>
          </table:table-cell>
          <table:table-cell office:value-type="float" office:value="3.02456" calcext:value-type="float">
            <text:p>3.02456</text:p>
          </table:table-cell>
          <table:table-cell table:formula="of:=100*[.G45]" office:value-type="float" office:value="57.94" calcext:value-type="float">
            <text:p>57.94</text:p>
          </table:table-cell>
          <table:table-cell table:formula="of:=([.F45]-[.C45]*[.C45])/(1.2*1.2)" office:value-type="float" office:value="0.0711111111111107" calcext:value-type="float">
            <text:p>0.071111111111111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table:formula="of:=100*[.G46]" office:value-type="float" office:value="100" calcext:value-type="float">
            <text:p>100</text:p>
          </table:table-cell>
          <table:table-cell table:formula="of:=([.F46]-[.C46]*[.C46])/(1.2*1.2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-3.97" calcext:value-type="float">
            <text:p>-3.97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995" calcext:value-type="float">
            <text:p>-0.995</text:p>
          </table:table-cell>
          <table:table-cell office:value-type="float" office:value="15.7672" calcext:value-type="float">
            <text:p>15.7672</text:p>
          </table:table-cell>
          <table:table-cell office:value-type="float" office:value="0.9902" calcext:value-type="float">
            <text:p>0.9902</text:p>
          </table:table-cell>
          <table:table-cell office:value-type="float" office:value="248.984" calcext:value-type="float">
            <text:p>248.984</text:p>
          </table:table-cell>
          <table:table-cell office:value-type="float" office:value="0.981168" calcext:value-type="float">
            <text:p>0.981168</text:p>
          </table:table-cell>
          <table:table-cell office:value-type="float" office:value="0.02" calcext:value-type="float">
            <text:p>0.02</text:p>
          </table:table-cell>
          <table:table-cell table:formula="of:=100*[.G47]" office:value-type="float" office:value="99.02" calcext:value-type="float">
            <text:p>99.02</text:p>
          </table:table-cell>
          <table:table-cell table:formula="of:=([.F47]-[.C47]*[.C47])/(1.2*1.2)" office:value-type="float" office:value="0.00437500000000214" calcext:value-type="float">
            <text:p>0.004375000000002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-3.96" calcext:value-type="float">
            <text:p>-3.96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995" calcext:value-type="float">
            <text:p>-0.995</text:p>
          </table:table-cell>
          <table:table-cell office:value-type="float" office:value="15.6864" calcext:value-type="float">
            <text:p>15.6864</text:p>
          </table:table-cell>
          <table:table-cell office:value-type="float" office:value="0.9901" calcext:value-type="float">
            <text:p>0.9901</text:p>
          </table:table-cell>
          <table:table-cell office:value-type="float" office:value="246.358" calcext:value-type="float">
            <text:p>246.358</text:p>
          </table:table-cell>
          <table:table-cell office:value-type="float" office:value="0.980592" calcext:value-type="float">
            <text:p>0.980592</text:p>
          </table:table-cell>
          <table:table-cell office:value-type="float" office:value="0.01" calcext:value-type="float">
            <text:p>0.01</text:p>
          </table:table-cell>
          <table:table-cell table:formula="of:=100*[.G48]" office:value-type="float" office:value="99.01" calcext:value-type="float">
            <text:p>99.01</text:p>
          </table:table-cell>
          <table:table-cell table:formula="of:=([.F48]-[.C48]*[.C48])/(1.2*1.2)" office:value-type="float" office:value="0.0033333333333342" calcext:value-type="float">
            <text:p>0.003333333333334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-3.995" calcext:value-type="float">
            <text:p>-3.995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-0.999375" calcext:value-type="float">
            <text:p>-0.999375</text:p>
          </table:table-cell>
          <table:table-cell office:value-type="float" office:value="15.9608" calcext:value-type="float">
            <text:p>15.9608</text:p>
          </table:table-cell>
          <table:table-cell office:value-type="float" office:value="0.998762" calcext:value-type="float">
            <text:p>0.998762</text:p>
          </table:table-cell>
          <table:table-cell office:value-type="float" office:value="254.795" calcext:value-type="float">
            <text:p>254.795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00125" calcext:value-type="float">
            <text:p>0.00125</text:p>
          </table:table-cell>
          <table:table-cell table:formula="of:=100*[.G49]" office:value-type="float" office:value="99.8762" calcext:value-type="float">
            <text:p>99.8762</text:p>
          </table:table-cell>
          <table:table-cell table:formula="of:=([.F49]-[.C49]*[.C49])/(1.2*1.2)" office:value-type="float" office:value="0.000538194444443807" calcext:value-type="float">
            <text:p>0.000538194444444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-3.98" calcext:value-type="float">
            <text:p>-3.98</text:p>
          </table:table-cell>
          <table:table-cell office:value-type="float" office:value="0.0036" calcext:value-type="float">
            <text:p>0.0036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15.844" calcext:value-type="float">
            <text:p>15.844</text:p>
          </table:table-cell>
          <table:table-cell office:value-type="float" office:value="0.995062" calcext:value-type="float">
            <text:p>0.995062</text:p>
          </table:table-cell>
          <table:table-cell office:value-type="float" office:value="251.25" calcext:value-type="float">
            <text:p>251.25</text:p>
          </table:table-cell>
          <table:table-cell office:value-type="float" office:value="0.990368" calcext:value-type="float">
            <text:p>0.990368</text:p>
          </table:table-cell>
          <table:table-cell office:value-type="float" office:value="0.00398873" calcext:value-type="float">
            <text:p>0.00398873</text:p>
          </table:table-cell>
          <table:table-cell table:formula="of:=100*[.G50]" office:value-type="float" office:value="99.5062" calcext:value-type="float">
            <text:p>99.5062</text:p>
          </table:table-cell>
          <table:table-cell table:formula="of:=([.F50]-[.C50]*[.C50])/(1.2*1.2)" office:value-type="float" office:value="0.00249999999999911" calcext:value-type="float">
            <text:p>0.002499999999999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-3.96875" calcext:value-type="float">
            <text:p>-3.96875</text:p>
          </table:table-cell>
          <table:table-cell office:value-type="float" office:value="0.00512344" calcext:value-type="float">
            <text:p>0.00512344</text:p>
          </table:table-cell>
          <table:table-cell office:value-type="float" office:value="-0.995938" calcext:value-type="float">
            <text:p>-0.995938</text:p>
          </table:table-cell>
          <table:table-cell office:value-type="float" office:value="15.7561" calcext:value-type="float">
            <text:p>15.7561</text:p>
          </table:table-cell>
          <table:table-cell office:value-type="float" office:value="0.991981" calcext:value-type="float">
            <text:p>0.991981</text:p>
          </table:table-cell>
          <table:table-cell office:value-type="float" office:value="248.565" calcext:value-type="float">
            <text:p>248.56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0894314" calcext:value-type="float">
            <text:p>0.00894314</text:p>
          </table:table-cell>
          <table:table-cell table:formula="of:=100*[.G51]" office:value-type="float" office:value="99.1981" calcext:value-type="float">
            <text:p>99.1981</text:p>
          </table:table-cell>
          <table:table-cell table:formula="of:=([.F51]-[.C51]*[.C51])/(1.2*1.2)" office:value-type="float" office:value="0.00355794270833333" calcext:value-type="float">
            <text:p>0.003557942708333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-3.97719" calcext:value-type="float">
            <text:p>-3.97719</text:p>
          </table:table-cell>
          <table:table-cell office:value-type="float" office:value="0.00400459" calcext:value-type="float">
            <text:p>0.00400459</text:p>
          </table:table-cell>
          <table:table-cell office:value-type="float" office:value="-0.997031" calcext:value-type="float">
            <text:p>-0.997031</text:p>
          </table:table-cell>
          <table:table-cell office:value-type="float" office:value="15.822" calcext:value-type="float">
            <text:p>15.822</text:p>
          </table:table-cell>
          <table:table-cell office:value-type="float" office:value="0.994144" calcext:value-type="float">
            <text:p>0.994144</text:p>
          </table:table-cell>
          <table:table-cell office:value-type="float" office:value="250.579" calcext:value-type="float">
            <text:p>250.579</text:p>
          </table:table-cell>
          <table:table-cell office:value-type="float" office:value="0.988602" calcext:value-type="float">
            <text:p>0.988602</text:p>
          </table:table-cell>
          <table:table-cell office:value-type="float" office:value="0.00751409" calcext:value-type="float">
            <text:p>0.00751409</text:p>
          </table:table-cell>
          <table:table-cell table:formula="of:=100*[.G52]" office:value-type="float" office:value="99.4144" calcext:value-type="float">
            <text:p>99.4144</text:p>
          </table:table-cell>
          <table:table-cell table:formula="of:=([.F52]-[.C52]*[.C52])/(1.2*1.2)" office:value-type="float" office:value="0.00274979437499853" calcext:value-type="float">
            <text:p>0.002749794374999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-3.9775" calcext:value-type="float">
            <text:p>-3.9775</text:p>
          </table:table-cell>
          <table:table-cell office:value-type="float" office:value="0.00376875" calcext:value-type="float">
            <text:p>0.00376875</text:p>
          </table:table-cell>
          <table:table-cell office:value-type="float" office:value="-0.997031" calcext:value-type="float">
            <text:p>-0.997031</text:p>
          </table:table-cell>
          <table:table-cell office:value-type="float" office:value="15.8243" calcext:value-type="float">
            <text:p>15.8243</text:p>
          </table:table-cell>
          <table:table-cell office:value-type="float" office:value="0.994142" calcext:value-type="float">
            <text:p>0.994142</text:p>
          </table:table-cell>
          <table:table-cell office:value-type="float" office:value="250.636" calcext:value-type="float">
            <text:p>250.636</text:p>
          </table:table-cell>
          <table:table-cell office:value-type="float" office:value="0.988593" calcext:value-type="float">
            <text:p>0.988593</text:p>
          </table:table-cell>
          <table:table-cell office:value-type="float" office:value="0.00752549" calcext:value-type="float">
            <text:p>0.00752549</text:p>
          </table:table-cell>
          <table:table-cell table:formula="of:=100*[.G53]" office:value-type="float" office:value="99.4142" calcext:value-type="float">
            <text:p>99.4142</text:p>
          </table:table-cell>
          <table:table-cell table:formula="of:=([.F53]-[.C53]*[.C53])/(1.2*1.2)" office:value-type="float" office:value="0.00263454861111098" calcext:value-type="float">
            <text:p>0.002634548611111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-3.97703" calcext:value-type="float">
            <text:p>-3.97703</text:p>
          </table:table-cell>
          <table:table-cell office:value-type="float" office:value="0.00377244" calcext:value-type="float">
            <text:p>0.00377244</text:p>
          </table:table-cell>
          <table:table-cell office:value-type="float" office:value="-0.997012" calcext:value-type="float">
            <text:p>-0.997012</text:p>
          </table:table-cell>
          <table:table-cell office:value-type="float" office:value="15.8206" calcext:value-type="float">
            <text:p>15.8206</text:p>
          </table:table-cell>
          <table:table-cell office:value-type="float" office:value="0.9941" calcext:value-type="float">
            <text:p>0.9941</text:p>
          </table:table-cell>
          <table:table-cell office:value-type="float" office:value="250.519" calcext:value-type="float">
            <text:p>250.519</text:p>
          </table:table-cell>
          <table:table-cell office:value-type="float" office:value="0.988495" calcext:value-type="float">
            <text:p>0.988495</text:p>
          </table:table-cell>
          <table:table-cell office:value-type="float" office:value="0.00652914" calcext:value-type="float">
            <text:p>0.00652914</text:p>
          </table:table-cell>
          <table:table-cell table:formula="of:=100*[.G54]" office:value-type="float" office:value="99.41" calcext:value-type="float">
            <text:p>99.41</text:p>
          </table:table-cell>
          <table:table-cell table:formula="of:=([.F54]-[.C54]*[.C54])/(1.2*1.2)" office:value-type="float" office:value="0.00266137437500024" calcext:value-type="float">
            <text:p>0.002661374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0016" calcext:value-type="float">
            <text:p>0.0016</text:p>
          </table:table-cell>
          <table:table-cell office:value-type="float" office:value="4.29982" calcext:value-type="float">
            <text:p>4.29982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1.70971" calcext:value-type="float">
            <text:p>1.70971</text:p>
          </table:table-cell>
          <table:table-cell table:formula="of:=100*[.G57]" office:value-type="float" office:value="0.16" calcext:value-type="float">
            <text:p>0.16</text:p>
          </table:table-cell>
          <table:table-cell table:formula="of:=([.F57]-[.C57]*[.C57])/([.A57]*[.A57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0.0784" calcext:value-type="float">
            <text:p>0.0784</text:p>
          </table:table-cell>
          <table:table-cell office:value-type="float" office:value="-0.23" calcext:value-type="float">
            <text:p>-0.23</text:p>
          </table:table-cell>
          <table:table-cell office:value-type="float" office:value="4.9184" calcext:value-type="float">
            <text:p>4.9184</text:p>
          </table:table-cell>
          <table:table-cell office:value-type="float" office:value="0.0754" calcext:value-type="float">
            <text:p>0.0754</text:p>
          </table:table-cell>
          <table:table-cell office:value-type="float" office:value="25.7085" calcext:value-type="float">
            <text:p>25.7085</text:p>
          </table:table-cell>
          <table:table-cell office:value-type="float" office:value="0.0104462" calcext:value-type="float">
            <text:p>0.0104462</text:p>
          </table:table-cell>
          <table:table-cell office:value-type="float" office:value="7.27118" calcext:value-type="float">
            <text:p>7.27118</text:p>
          </table:table-cell>
          <table:table-cell table:formula="of:=100*[.G58]" office:value-type="float" office:value="7.54" calcext:value-type="float">
            <text:p>7.54</text:p>
          </table:table-cell>
          <table:table-cell table:formula="of:=([.F58]-[.C58]*[.C58])/([.A58]*[.A58])" office:value-type="float" office:value="0.0463905325443783" calcext:value-type="float">
            <text:p>0.046390532544378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3.62" calcext:value-type="float">
            <text:p>-3.62</text:p>
          </table:table-cell>
          <table:table-cell office:value-type="float" office:value="0.1324" calcext:value-type="float">
            <text:p>0.1324</text:p>
          </table:table-cell>
          <table:table-cell office:value-type="float" office:value="-0.89" calcext:value-type="float">
            <text:p>-0.89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0.8062" calcext:value-type="float">
            <text:p>0.8062</text:p>
          </table:table-cell>
          <table:table-cell office:value-type="float" office:value="181.7" calcext:value-type="float">
            <text:p>181.7</text:p>
          </table:table-cell>
          <table:table-cell office:value-type="float" office:value="0.690541" calcext:value-type="float">
            <text:p>0.690541</text:p>
          </table:table-cell>
          <table:table-cell office:value-type="float" office:value="1.27992" calcext:value-type="float">
            <text:p>1.27992</text:p>
          </table:table-cell>
          <table:table-cell table:formula="of:=100*[.G59]" office:value-type="float" office:value="80.62" calcext:value-type="float">
            <text:p>80.62</text:p>
          </table:table-cell>
          <table:table-cell table:formula="of:=([.F59]-[.C59]*[.C59])/([.A59]*[.A59])" office:value-type="float" office:value="0.0783431952662725" calcext:value-type="float">
            <text:p>0.078343195266273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-3.98" calcext:value-type="float">
            <text:p>-3.98</text:p>
          </table:table-cell>
          <table:table-cell office:value-type="float" office:value="0.0028" calcext:value-type="float">
            <text:p>0.0028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15.8432" calcext:value-type="float">
            <text:p>15.8432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251.179" calcext:value-type="float">
            <text:p>251.179</text:p>
          </table:table-cell>
          <table:table-cell office:value-type="float" office:value="0.990296" calcext:value-type="float">
            <text:p>0.990296</text:p>
          </table:table-cell>
          <table:table-cell office:value-type="float" office:value="0.005" calcext:value-type="float">
            <text:p>0.005</text:p>
          </table:table-cell>
          <table:table-cell table:formula="of:=100*[.G60]" office:value-type="float" office:value="99.505" calcext:value-type="float">
            <text:p>99.505</text:p>
          </table:table-cell>
          <table:table-cell table:formula="of:=([.F60]-[.C60]*[.C60])/([.A60]*[.A60])" office:value-type="float" office:value="0.0016568047337271" calcext:value-type="float">
            <text:p>0.001656804733727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-3.915" calcext:value-type="float">
            <text:p>-3.915</text:p>
          </table:table-cell>
          <table:table-cell office:value-type="float" office:value="0.013975" calcext:value-type="float">
            <text:p>0.013975</text:p>
          </table:table-cell>
          <table:table-cell office:value-type="float" office:value="-0.98875" calcext:value-type="float">
            <text:p>-0.98875</text:p>
          </table:table-cell>
          <table:table-cell office:value-type="float" office:value="15.3412" calcext:value-type="float">
            <text:p>15.3412</text:p>
          </table:table-cell>
          <table:table-cell office:value-type="float" office:value="0.977875" calcext:value-type="float">
            <text:p>0.977875</text:p>
          </table:table-cell>
          <table:table-cell office:value-type="float" office:value="236.185" calcext:value-type="float">
            <text:p>236.185</text:p>
          </table:table-cell>
          <table:table-cell office:value-type="float" office:value="0.957197" calcext:value-type="float">
            <text:p>0.957197</text:p>
          </table:table-cell>
          <table:table-cell office:value-type="float" office:value="0.0175" calcext:value-type="float">
            <text:p>0.0175</text:p>
          </table:table-cell>
          <table:table-cell table:formula="of:=100*[.G61]" office:value-type="float" office:value="97.7875" calcext:value-type="float">
            <text:p>97.7875</text:p>
          </table:table-cell>
          <table:table-cell table:formula="of:=([.F61]-[.C61]*[.C61])/([.A61]*[.A61])" office:value-type="float" office:value="0.00826923076923094" calcext:value-type="float">
            <text:p>0.008269230769231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-3.9675" calcext:value-type="float">
            <text:p>-3.9675</text:p>
          </table:table-cell>
          <table:table-cell office:value-type="float" office:value="0.00714375" calcext:value-type="float">
            <text:p>0.00714375</text:p>
          </table:table-cell>
          <table:table-cell office:value-type="float" office:value="-0.995625" calcext:value-type="float">
            <text:p>-0.995625</text:p>
          </table:table-cell>
          <table:table-cell office:value-type="float" office:value="15.7482" calcext:value-type="float">
            <text:p>15.7482</text:p>
          </table:table-cell>
          <table:table-cell office:value-type="float" office:value="0.991413" calcext:value-type="float">
            <text:p>0.991413</text:p>
          </table:table-cell>
          <table:table-cell office:value-type="float" office:value="248.428" calcext:value-type="float">
            <text:p>248.428</text:p>
          </table:table-cell>
          <table:table-cell office:value-type="float" office:value="0.983444" calcext:value-type="float">
            <text:p>0.983444</text:p>
          </table:table-cell>
          <table:table-cell office:value-type="float" office:value="0.0107725" calcext:value-type="float">
            <text:p>0.0107725</text:p>
          </table:table-cell>
          <table:table-cell table:formula="of:=100*[.G62]" office:value-type="float" office:value="99.1413" calcext:value-type="float">
            <text:p>99.1413</text:p>
          </table:table-cell>
          <table:table-cell table:formula="of:=([.F62]-[.C62]*[.C62])/([.A62]*[.A62])" office:value-type="float" office:value="0.00422707100591664" calcext:value-type="float">
            <text:p>0.004227071005917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-3.9575" calcext:value-type="float">
            <text:p>-3.9575</text:p>
          </table:table-cell>
          <table:table-cell office:value-type="float" office:value="0.00559375" calcext:value-type="float">
            <text:p>0.00559375</text:p>
          </table:table-cell>
          <table:table-cell office:value-type="float" office:value="-0.994375" calcext:value-type="float">
            <text:p>-0.994375</text:p>
          </table:table-cell>
          <table:table-cell office:value-type="float" office:value="15.6674" calcext:value-type="float">
            <text:p>15.6674</text:p>
          </table:table-cell>
          <table:table-cell office:value-type="float" office:value="0.988887" calcext:value-type="float">
            <text:p>0.988887</text:p>
          </table:table-cell>
          <table:table-cell office:value-type="float" office:value="245.809" calcext:value-type="float">
            <text:p>245.809</text:p>
          </table:table-cell>
          <table:table-cell office:value-type="float" office:value="0.97831" calcext:value-type="float">
            <text:p>0.97831</text:p>
          </table:table-cell>
          <table:table-cell office:value-type="float" office:value="0.01375" calcext:value-type="float">
            <text:p>0.01375</text:p>
          </table:table-cell>
          <table:table-cell table:formula="of:=100*[.G63]" office:value-type="float" office:value="98.8887" calcext:value-type="float">
            <text:p>98.8887</text:p>
          </table:table-cell>
          <table:table-cell table:formula="of:=([.F63]-[.C63]*[.C63])/([.A63]*[.A63])" office:value-type="float" office:value="0.00330991124260411" calcext:value-type="float">
            <text:p>0.003309911242604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-3.96562" calcext:value-type="float">
            <text:p>-3.96562</text:p>
          </table:table-cell>
          <table:table-cell office:value-type="float" office:value="0.00686836" calcext:value-type="float">
            <text:p>0.00686836</text:p>
          </table:table-cell>
          <table:table-cell office:value-type="float" office:value="-0.995469" calcext:value-type="float">
            <text:p>-0.995469</text:p>
          </table:table-cell>
          <table:table-cell office:value-type="float" office:value="15.733" calcext:value-type="float">
            <text:p>15.733</text:p>
          </table:table-cell>
          <table:table-cell office:value-type="float" office:value="0.991084" calcext:value-type="float">
            <text:p>0.991084</text:p>
          </table:table-cell>
          <table:table-cell office:value-type="float" office:value="247.94" calcext:value-type="float">
            <text:p>247.94</text:p>
          </table:table-cell>
          <table:table-cell office:value-type="float" office:value="0.982734" calcext:value-type="float">
            <text:p>0.982734</text:p>
          </table:table-cell>
          <table:table-cell office:value-type="float" office:value="0.0115907" calcext:value-type="float">
            <text:p>0.0115907</text:p>
          </table:table-cell>
          <table:table-cell table:formula="of:=100*[.G64]" office:value-type="float" office:value="99.1084" calcext:value-type="float">
            <text:p>99.1084</text:p>
          </table:table-cell>
          <table:table-cell table:formula="of:=([.F64]-[.C64]*[.C64])/([.A64]*[.A64])" office:value-type="float" office:value="0.00405799739645009" calcext:value-type="float">
            <text:p>0.00405799739645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-3.95344" calcext:value-type="float">
            <text:p>-3.95344</text:p>
          </table:table-cell>
          <table:table-cell office:value-type="float" office:value="0.00730693" calcext:value-type="float">
            <text:p>0.00730693</text:p>
          </table:table-cell>
          <table:table-cell office:value-type="float" office:value="-0.993984" calcext:value-type="float">
            <text:p>-0.993984</text:p>
          </table:table-cell>
          <table:table-cell office:value-type="float" office:value="15.637" calcext:value-type="float">
            <text:p>15.637</text:p>
          </table:table-cell>
          <table:table-cell office:value-type="float" office:value="0.988133" calcext:value-type="float">
            <text:p>0.988133</text:p>
          </table:table-cell>
          <table:table-cell office:value-type="float" office:value="244.954" calcext:value-type="float">
            <text:p>244.954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0127897" calcext:value-type="float">
            <text:p>0.0127897</text:p>
          </table:table-cell>
          <table:table-cell table:formula="of:=100*[.G65]" office:value-type="float" office:value="98.8133" calcext:value-type="float">
            <text:p>98.8133</text:p>
          </table:table-cell>
          <table:table-cell table:formula="of:=([.F65]-[.C65]*[.C65])/([.A65]*[.A65])" office:value-type="float" office:value="0.0043267256804735" calcext:value-type="float">
            <text:p>0.004326725680474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" calcext:value-type="float">
            <text:p>9</text:p>
          </table:table-cell>
          <table:table-cell office:value-type="float" office:value="-3.95719" calcext:value-type="float">
            <text:p>-3.95719</text:p>
          </table:table-cell>
          <table:table-cell office:value-type="float" office:value="0.00719209" calcext:value-type="float">
            <text:p>0.00719209</text:p>
          </table:table-cell>
          <table:table-cell office:value-type="float" office:value="-0.994336" calcext:value-type="float">
            <text:p>-0.994336</text:p>
          </table:table-cell>
          <table:table-cell office:value-type="float" office:value="15.6665" calcext:value-type="float">
            <text:p>15.6665</text:p>
          </table:table-cell>
          <table:table-cell office:value-type="float" office:value="0.988841" calcext:value-type="float">
            <text:p>0.988841</text:p>
          </table:table-cell>
          <table:table-cell office:value-type="float" office:value="245.871" calcext:value-type="float">
            <text:p>245.871</text:p>
          </table:table-cell>
          <table:table-cell office:value-type="float" office:value="0.978335" calcext:value-type="float">
            <text:p>0.978335</text:p>
          </table:table-cell>
          <table:table-cell office:value-type="float" office:value="0.0132883" calcext:value-type="float">
            <text:p>0.0132883</text:p>
          </table:table-cell>
          <table:table-cell table:formula="of:=100*[.G66]" office:value-type="float" office:value="98.8841" calcext:value-type="float">
            <text:p>98.8841</text:p>
          </table:table-cell>
          <table:table-cell table:formula="of:=([.F66]-[.C66]*[.C66])/([.A66]*[.A66])" office:value-type="float" office:value="0.00422917390532443" calcext:value-type="float">
            <text:p>0.004229173905324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-3.96164" calcext:value-type="float">
            <text:p>-3.96164</text:p>
          </table:table-cell>
          <table:table-cell office:value-type="float" office:value="0.00707231" calcext:value-type="float">
            <text:p>0.00707231</text:p>
          </table:table-cell>
          <table:table-cell office:value-type="float" office:value="-0.994883" calcext:value-type="float">
            <text:p>-0.994883</text:p>
          </table:table-cell>
          <table:table-cell office:value-type="float" office:value="15.7017" calcext:value-type="float">
            <text:p>15.7017</text:p>
          </table:table-cell>
          <table:table-cell office:value-type="float" office:value="0.989927" calcext:value-type="float">
            <text:p>0.989927</text:p>
          </table:table-cell>
          <table:table-cell office:value-type="float" office:value="246.966" calcext:value-type="float">
            <text:p>246.966</text:p>
          </table:table-cell>
          <table:table-cell office:value-type="float" office:value="0.980477" calcext:value-type="float">
            <text:p>0.980477</text:p>
          </table:table-cell>
          <table:table-cell office:value-type="float" office:value="0.012306" calcext:value-type="float">
            <text:p>0.012306</text:p>
          </table:table-cell>
          <table:table-cell table:formula="of:=100*[.G67]" office:value-type="float" office:value="98.9927" calcext:value-type="float">
            <text:p>98.9927</text:p>
          </table:table-cell>
          <table:table-cell table:formula="of:=([.F67]-[.C67]*[.C67])/([.A67]*[.A67])" office:value-type="float" office:value="0.00420621917159773" calcext:value-type="float">
            <text:p>0.004206219171598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" calcext:value-type="float">
            <text:p>11</text:p>
          </table:table-cell>
          <table:table-cell office:value-type="float" office:value="-3.95875" calcext:value-type="float">
            <text:p>-3.95875</text:p>
          </table:table-cell>
          <table:table-cell office:value-type="float" office:value="0.00697969" calcext:value-type="float">
            <text:p>0.00697969</text:p>
          </table:table-cell>
          <table:table-cell office:value-type="float" office:value="-0.994561" calcext:value-type="float">
            <text:p>-0.994561</text:p>
          </table:table-cell>
          <table:table-cell office:value-type="float" office:value="15.6787" calcext:value-type="float">
            <text:p>15.6787</text:p>
          </table:table-cell>
          <table:table-cell office:value-type="float" office:value="0.989283" calcext:value-type="float">
            <text:p>0.989283</text:p>
          </table:table-cell>
          <table:table-cell office:value-type="float" office:value="246.24" calcext:value-type="float">
            <text:p>246.24</text:p>
          </table:table-cell>
          <table:table-cell office:value-type="float" office:value="0.979187" calcext:value-type="float">
            <text:p>0.979187</text:p>
          </table:table-cell>
          <table:table-cell office:value-type="float" office:value="0.0130713" calcext:value-type="float">
            <text:p>0.0130713</text:p>
          </table:table-cell>
          <table:table-cell table:formula="of:=100*[.G68]" office:value-type="float" office:value="98.9283" calcext:value-type="float">
            <text:p>98.9283</text:p>
          </table:table-cell>
          <table:table-cell table:formula="of:=([.F68]-[.C68]*[.C68])/([.A68]*[.A68])" office:value-type="float" office:value="0.0041410872781055" calcext:value-type="float">
            <text:p>0.004141087278106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office:value-type="float" office:value="-3.96162" calcext:value-type="float">
            <text:p>-3.96162</text:p>
          </table:table-cell>
          <table:table-cell office:value-type="float" office:value="0.0065005" calcext:value-type="float">
            <text:p>0.0065005</text:p>
          </table:table-cell>
          <table:table-cell office:value-type="float" office:value="-0.994961" calcext:value-type="float">
            <text:p>-0.994961</text:p>
          </table:table-cell>
          <table:table-cell office:value-type="float" office:value="15.7009" calcext:value-type="float">
            <text:p>15.7009</text:p>
          </table:table-cell>
          <table:table-cell office:value-type="float" office:value="0.990068" calcext:value-type="float">
            <text:p>0.990068</text:p>
          </table:table-cell>
          <table:table-cell office:value-type="float" office:value="246.91" calcext:value-type="float">
            <text:p>246.91</text:p>
          </table:table-cell>
          <table:table-cell office:value-type="float" office:value="0.980699" calcext:value-type="float">
            <text:p>0.980699</text:p>
          </table:table-cell>
          <table:table-cell office:value-type="float" office:value="0.0118907" calcext:value-type="float">
            <text:p>0.0118907</text:p>
          </table:table-cell>
          <table:table-cell table:formula="of:=100*[.G69]" office:value-type="float" office:value="99.0068" calcext:value-type="float">
            <text:p>99.0068</text:p>
          </table:table-cell>
          <table:table-cell table:formula="of:=([.F69]-[.C69]*[.C69])/([.A69]*[.A69])" office:value-type="float" office:value="0.00382661278106639" calcext:value-type="float">
            <text:p>0.003826612781066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-3.96073" calcext:value-type="float">
            <text:p>-3.96073</text:p>
          </table:table-cell>
          <table:table-cell office:value-type="float" office:value="0.00680259" calcext:value-type="float">
            <text:p>0.00680259</text:p>
          </table:table-cell>
          <table:table-cell office:value-type="float" office:value="-0.994778" calcext:value-type="float">
            <text:p>-0.994778</text:p>
          </table:table-cell>
          <table:table-cell office:value-type="float" office:value="15.6942" calcext:value-type="float">
            <text:p>15.6942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246.716" calcext:value-type="float">
            <text:p>246.716</text:p>
          </table:table-cell>
          <table:table-cell office:value-type="float" office:value="0.980051" calcext:value-type="float">
            <text:p>0.980051</text:p>
          </table:table-cell>
          <table:table-cell office:value-type="float" office:value="0.0130735" calcext:value-type="float">
            <text:p>0.0130735</text:p>
          </table:table-cell>
          <table:table-cell table:formula="of:=100*[.G70]" office:value-type="float" office:value="98.9717" calcext:value-type="float">
            <text:p>98.9717</text:p>
          </table:table-cell>
          <table:table-cell table:formula="of:=([.F70]-[.C70]*[.C70])/([.A70]*[.A70])" office:value-type="float" office:value="0.00403424088757533" calcext:value-type="float">
            <text:p>0.004034240887575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-3.96091" calcext:value-type="float">
            <text:p>-3.96091</text:p>
          </table:table-cell>
          <table:table-cell office:value-type="float" office:value="0.00660386" calcext:value-type="float">
            <text:p>0.00660386</text:p>
          </table:table-cell>
          <table:table-cell office:value-type="float" office:value="-0.99486" calcext:value-type="float">
            <text:p>-0.99486</text:p>
          </table:table-cell>
          <table:table-cell office:value-type="float" office:value="15.6954" calcext:value-type="float">
            <text:p>15.6954</text:p>
          </table:table-cell>
          <table:table-cell office:value-type="float" office:value="0.989869" calcext:value-type="float">
            <text:p>0.989869</text:p>
          </table:table-cell>
          <table:table-cell office:value-type="float" office:value="246.742" calcext:value-type="float">
            <text:p>246.742</text:p>
          </table:table-cell>
          <table:table-cell office:value-type="float" office:value="0.980315" calcext:value-type="float">
            <text:p>0.980315</text:p>
          </table:table-cell>
          <table:table-cell office:value-type="float" office:value="0.0122027" calcext:value-type="float">
            <text:p>0.0122027</text:p>
          </table:table-cell>
          <table:table-cell table:formula="of:=100*[.G71]" office:value-type="float" office:value="98.9869" calcext:value-type="float">
            <text:p>98.9869</text:p>
          </table:table-cell>
          <table:table-cell table:formula="of:=([.F71]-[.C71]*[.C71])/([.A71]*[.A71])" office:value-type="float" office:value="0.00390057508875677" calcext:value-type="float">
            <text:p>0.003900575088757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-3.96056" calcext:value-type="float">
            <text:p>-3.96056</text:p>
          </table:table-cell>
          <table:table-cell office:value-type="float" office:value="0.00675437" calcext:value-type="float">
            <text:p>0.00675437</text:p>
          </table:table-cell>
          <table:table-cell office:value-type="float" office:value="-0.994776" calcext:value-type="float">
            <text:p>-0.994776</text:p>
          </table:table-cell>
          <table:table-cell office:value-type="float" office:value="15.6928" calcext:value-type="float">
            <text:p>15.6928</text:p>
          </table:table-cell>
          <table:table-cell office:value-type="float" office:value="0.98971" calcext:value-type="float">
            <text:p>0.98971</text:p>
          </table:table-cell>
          <table:table-cell office:value-type="float" office:value="246.67" calcext:value-type="float">
            <text:p>246.67</text:p>
          </table:table-cell>
          <table:table-cell office:value-type="float" office:value="0.980027" calcext:value-type="float">
            <text:p>0.980027</text:p>
          </table:table-cell>
          <table:table-cell office:value-type="float" office:value="0.0128076" calcext:value-type="float">
            <text:p>0.0128076</text:p>
          </table:table-cell>
          <table:table-cell table:formula="of:=100*[.G72]" office:value-type="float" office:value="98.971" calcext:value-type="float">
            <text:p>98.971</text:p>
          </table:table-cell>
          <table:table-cell table:formula="of:=([.F72]-[.C72]*[.C72])/([.A72]*[.A72])" office:value-type="float" office:value="0.00400265467455611" calcext:value-type="float">
            <text:p>0.00400265467455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2.3104" calcext:value-type="float">
            <text:p>2.3104</text:p>
          </table:table-cell>
          <table:table-cell office:value-type="float" office:value="0.0324" calcext:value-type="float">
            <text:p>0.0324</text:p>
          </table:table-cell>
          <table:table-cell office:value-type="float" office:value="5.33795" calcext:value-type="float">
            <text:p>5.33795</text:p>
          </table:table-cell>
          <table:table-cell office:value-type="float" office:value="0.00104976" calcext:value-type="float">
            <text:p>0.00104976</text:p>
          </table:table-cell>
          <table:table-cell office:value-type="float" office:value="3.22525" calcext:value-type="float">
            <text:p>3.22525</text:p>
          </table:table-cell>
          <table:table-cell table:formula="of:=100*[.G75]" office:value-type="float" office:value="3.24" calcext:value-type="float">
            <text:p>3.24</text:p>
          </table:table-cell>
          <table:table-cell table:formula="of:=([.F75]-[.C75]*[.C75])/([.A75]*[.A75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-2.36" calcext:value-type="float">
            <text:p>-2.36</text:p>
          </table:table-cell>
          <table:table-cell office:value-type="float" office:value="0.04" calcext:value-type="float">
            <text:p>0.04</text:p>
          </table:table-cell>
          <table:table-cell office:value-type="float" office:value="-0.45" calcext:value-type="float">
            <text:p>-0.45</text:p>
          </table:table-cell>
          <table:table-cell office:value-type="float" office:value="5.6096" calcext:value-type="float">
            <text:p>5.6096</text:p>
          </table:table-cell>
          <table:table-cell office:value-type="float" office:value="0.2074" calcext:value-type="float">
            <text:p>0.2074</text:p>
          </table:table-cell>
          <table:table-cell office:value-type="float" office:value="32.3587" calcext:value-type="float">
            <text:p>32.3587</text:p>
          </table:table-cell>
          <table:table-cell office:value-type="float" office:value="0.0469838" calcext:value-type="float">
            <text:p>0.0469838</text:p>
          </table:table-cell>
          <table:table-cell office:value-type="float" office:value="3.75358" calcext:value-type="float">
            <text:p>3.75358</text:p>
          </table:table-cell>
          <table:table-cell table:formula="of:=100*[.G76]" office:value-type="float" office:value="20.74" calcext:value-type="float">
            <text:p>20.74</text:p>
          </table:table-cell>
          <table:table-cell table:formula="of:=([.F76]-[.C76]*[.C76])/([.A76]*[.A76])" office:value-type="float" office:value="0.0204081632653066" calcext:value-type="float">
            <text:p>0.020408163265307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3.44" calcext:value-type="float">
            <text:p>-3.44</text:p>
          </table:table-cell>
          <table:table-cell office:value-type="float" office:value="0.1696" calcext:value-type="float">
            <text:p>0.1696</text:p>
          </table:table-cell>
          <table:table-cell office:value-type="float" office:value="-0.84" calcext:value-type="float">
            <text:p>-0.84</text:p>
          </table:table-cell>
          <table:table-cell office:value-type="float" office:value="12.0032" calcext:value-type="float">
            <text:p>12.0032</text:p>
          </table:table-cell>
          <table:table-cell office:value-type="float" office:value="0.729" calcext:value-type="float">
            <text:p>0.729</text:p>
          </table:table-cell>
          <table:table-cell office:value-type="float" office:value="152.125" calcext:value-type="float">
            <text:p>152.125</text:p>
          </table:table-cell>
          <table:table-cell office:value-type="float" office:value="0.590618" calcext:value-type="float">
            <text:p>0.590618</text:p>
          </table:table-cell>
          <table:table-cell office:value-type="float" office:value="2.45276" calcext:value-type="float">
            <text:p>2.45276</text:p>
          </table:table-cell>
          <table:table-cell table:formula="of:=100*[.G77]" office:value-type="float" office:value="72.9" calcext:value-type="float">
            <text:p>72.9</text:p>
          </table:table-cell>
          <table:table-cell table:formula="of:=([.F77]-[.C77]*[.C77])/([.A77]*[.A77])" office:value-type="float" office:value="0.0865306122448984" calcext:value-type="float">
            <text:p>0.086530612244898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-3.89" calcext:value-type="float">
            <text:p>-3.89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985" calcext:value-type="float">
            <text:p>-0.985</text:p>
          </table:table-cell>
          <table:table-cell office:value-type="float" office:value="15.14" calcext:value-type="float">
            <text:p>15.14</text:p>
          </table:table-cell>
          <table:table-cell office:value-type="float" office:value="0.9704" calcext:value-type="float">
            <text:p>0.9704</text:p>
          </table:table-cell>
          <table:table-cell office:value-type="float" office:value="229.7" calcext:value-type="float">
            <text:p>229.7</text:p>
          </table:table-cell>
          <table:table-cell office:value-type="float" office:value="0.942352" calcext:value-type="float">
            <text:p>0.942352</text:p>
          </table:table-cell>
          <table:table-cell office:value-type="float" office:value="0.04" calcext:value-type="float">
            <text:p>0.04</text:p>
          </table:table-cell>
          <table:table-cell table:formula="of:=100*[.G78]" office:value-type="float" office:value="97.04" calcext:value-type="float">
            <text:p>97.04</text:p>
          </table:table-cell>
          <table:table-cell table:formula="of:=([.F78]-[.C78]*[.C78])/([.A78]*[.A78])" office:value-type="float" office:value="0.00403061224489763" calcext:value-type="float">
            <text:p>0.004030612244898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-3.98" calcext:value-type="float">
            <text:p>-3.98</text:p>
          </table:table-cell>
          <table:table-cell office:value-type="float" office:value="0.0028" calcext:value-type="float">
            <text:p>0.0028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15.8432" calcext:value-type="float">
            <text:p>15.8432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251.179" calcext:value-type="float">
            <text:p>251.179</text:p>
          </table:table-cell>
          <table:table-cell office:value-type="float" office:value="0.990296" calcext:value-type="float">
            <text:p>0.990296</text:p>
          </table:table-cell>
          <table:table-cell office:value-type="float" office:value="0.005" calcext:value-type="float">
            <text:p>0.005</text:p>
          </table:table-cell>
          <table:table-cell table:formula="of:=100*[.G79]" office:value-type="float" office:value="99.505" calcext:value-type="float">
            <text:p>99.505</text:p>
          </table:table-cell>
          <table:table-cell table:formula="of:=([.F79]-[.C79]*[.C79])/([.A79]*[.A79])" office:value-type="float" office:value="0.00142857142857082" calcext:value-type="float">
            <text:p>0.001428571428571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-3.9625" calcext:value-type="float">
            <text:p>-3.9625</text:p>
          </table:table-cell>
          <table:table-cell office:value-type="float" office:value="0.00679375" calcext:value-type="float">
            <text:p>0.00679375</text:p>
          </table:table-cell>
          <table:table-cell office:value-type="float" office:value="-0.995" calcext:value-type="float">
            <text:p>-0.995</text:p>
          </table:table-cell>
          <table:table-cell office:value-type="float" office:value="15.7082" calcext:value-type="float">
            <text:p>15.7082</text:p>
          </table:table-cell>
          <table:table-cell office:value-type="float" office:value="0.99015" calcext:value-type="float">
            <text:p>0.99015</text:p>
          </table:table-cell>
          <table:table-cell office:value-type="float" office:value="247.156" calcext:value-type="float">
            <text:p>247.156</text:p>
          </table:table-cell>
          <table:table-cell office:value-type="float" office:value="0.98088" calcext:value-type="float">
            <text:p>0.98088</text:p>
          </table:table-cell>
          <table:table-cell office:value-type="float" office:value="0.01125" calcext:value-type="float">
            <text:p>0.01125</text:p>
          </table:table-cell>
          <table:table-cell table:formula="of:=100*[.G80]" office:value-type="float" office:value="99.015" calcext:value-type="float">
            <text:p>99.015</text:p>
          </table:table-cell>
          <table:table-cell table:formula="of:=([.F80]-[.C80]*[.C80])/([.A80]*[.A80])" office:value-type="float" office:value="0.0034661989795918" calcext:value-type="float">
            <text:p>0.003466198979592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-3.93125" calcext:value-type="float">
            <text:p>-3.93125</text:p>
          </table:table-cell>
          <table:table-cell office:value-type="float" office:value="0.0119734" calcext:value-type="float">
            <text:p>0.0119734</text:p>
          </table:table-cell>
          <table:table-cell office:value-type="float" office:value="-0.990937" calcext:value-type="float">
            <text:p>-0.990937</text:p>
          </table:table-cell>
          <table:table-cell office:value-type="float" office:value="15.4667" calcext:value-type="float">
            <text:p>15.4667</text:p>
          </table:table-cell>
          <table:table-cell office:value-type="float" office:value="0.982181" calcext:value-type="float">
            <text:p>0.982181</text:p>
          </table:table-cell>
          <table:table-cell office:value-type="float" office:value="239.929" calcext:value-type="float">
            <text:p>239.929</text:p>
          </table:table-cell>
          <table:table-cell office:value-type="float" office:value="0.965538" calcext:value-type="float">
            <text:p>0.965538</text:p>
          </table:table-cell>
          <table:table-cell office:value-type="float" office:value="0.0186588" calcext:value-type="float">
            <text:p>0.0186588</text:p>
          </table:table-cell>
          <table:table-cell table:formula="of:=100*[.G81]" office:value-type="float" office:value="98.2181" calcext:value-type="float">
            <text:p>98.2181</text:p>
          </table:table-cell>
          <table:table-cell table:formula="of:=([.F81]-[.C81]*[.C81])/([.A81]*[.A81])" office:value-type="float" office:value="0.00610889668367348" calcext:value-type="float">
            <text:p>0.006108896683673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-3.96" calcext:value-type="float">
            <text:p>-3.96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994844" calcext:value-type="float">
            <text:p>-0.994844</text:p>
          </table:table-cell>
          <table:table-cell office:value-type="float" office:value="15.6885" calcext:value-type="float">
            <text:p>15.6885</text:p>
          </table:table-cell>
          <table:table-cell office:value-type="float" office:value="0.989834" calcext:value-type="float">
            <text:p>0.989834</text:p>
          </table:table-cell>
          <table:table-cell office:value-type="float" office:value="246.543" calcext:value-type="float">
            <text:p>246.543</text:p>
          </table:table-cell>
          <table:table-cell office:value-type="float" office:value="0.980236" calcext:value-type="float">
            <text:p>0.980236</text:p>
          </table:table-cell>
          <table:table-cell office:value-type="float" office:value="0.00980686" calcext:value-type="float">
            <text:p>0.00980686</text:p>
          </table:table-cell>
          <table:table-cell table:formula="of:=100*[.G82]" office:value-type="float" office:value="98.9834" calcext:value-type="float">
            <text:p>98.9834</text:p>
          </table:table-cell>
          <table:table-cell table:formula="of:=([.F82]-[.C82]*[.C82])/([.A82]*[.A82])" office:value-type="float" office:value="0.00352040816326526" calcext:value-type="float">
            <text:p>0.003520408163265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-3.93156" calcext:value-type="float">
            <text:p>-3.93156</text:p>
          </table:table-cell>
          <table:table-cell office:value-type="float" office:value="0.0107413" calcext:value-type="float">
            <text:p>0.0107413</text:p>
          </table:table-cell>
          <table:table-cell office:value-type="float" office:value="-0.990781" calcext:value-type="float">
            <text:p>-0.990781</text:p>
          </table:table-cell>
          <table:table-cell office:value-type="float" office:value="15.4679" calcext:value-type="float">
            <text:p>15.4679</text:p>
          </table:table-cell>
          <table:table-cell office:value-type="float" office:value="0.981866" calcext:value-type="float">
            <text:p>0.981866</text:p>
          </table:table-cell>
          <table:table-cell office:value-type="float" office:value="239.899" calcext:value-type="float">
            <text:p>239.899</text:p>
          </table:table-cell>
          <table:table-cell office:value-type="float" office:value="0.964895" calcext:value-type="float">
            <text:p>0.964895</text:p>
          </table:table-cell>
          <table:table-cell office:value-type="float" office:value="0.0242697" calcext:value-type="float">
            <text:p>0.0242697</text:p>
          </table:table-cell>
          <table:table-cell table:formula="of:=100*[.G83]" office:value-type="float" office:value="98.1866" calcext:value-type="float">
            <text:p>98.1866</text:p>
          </table:table-cell>
          <table:table-cell table:formula="of:=([.F83]-[.C83]*[.C83])/([.A83]*[.A83])" office:value-type="float" office:value="0.00547753387755032" calcext:value-type="float">
            <text:p>0.00547753387755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office:value-type="float" office:value="-3.93" calcext:value-type="float">
            <text:p>-3.93</text:p>
          </table:table-cell>
          <table:table-cell office:value-type="float" office:value="0.012175" calcext:value-type="float">
            <text:p>0.012175</text:p>
          </table:table-cell>
          <table:table-cell office:value-type="float" office:value="-0.99043" calcext:value-type="float">
            <text:p>-0.99043</text:p>
          </table:table-cell>
          <table:table-cell office:value-type="float" office:value="15.4571" calcext:value-type="float">
            <text:p>15.4571</text:p>
          </table:table-cell>
          <table:table-cell office:value-type="float" office:value="0.981218" calcext:value-type="float">
            <text:p>0.981218</text:p>
          </table:table-cell>
          <table:table-cell office:value-type="float" office:value="239.641" calcext:value-type="float">
            <text:p>239.641</text:p>
          </table:table-cell>
          <table:table-cell office:value-type="float" office:value="0.963795" calcext:value-type="float">
            <text:p>0.963795</text:p>
          </table:table-cell>
          <table:table-cell office:value-type="float" office:value="0.0265635" calcext:value-type="float">
            <text:p>0.0265635</text:p>
          </table:table-cell>
          <table:table-cell table:formula="of:=100*[.G84]" office:value-type="float" office:value="98.1218" calcext:value-type="float">
            <text:p>98.1218</text:p>
          </table:table-cell>
          <table:table-cell table:formula="of:=([.F84]-[.C84]*[.C84])/([.A84]*[.A84])" office:value-type="float" office:value="0.00622448979591836" calcext:value-type="float">
            <text:p>0.006224489795918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-3.92961" calcext:value-type="float">
            <text:p>-3.92961</text:p>
          </table:table-cell>
          <table:table-cell office:value-type="float" office:value="0.0129889" calcext:value-type="float">
            <text:p>0.0129889</text:p>
          </table:table-cell>
          <table:table-cell office:value-type="float" office:value="-0.990469" calcext:value-type="float">
            <text:p>-0.990469</text:p>
          </table:table-cell>
          <table:table-cell office:value-type="float" office:value="15.4548" calcext:value-type="float">
            <text:p>15.4548</text:p>
          </table:table-cell>
          <table:table-cell office:value-type="float" office:value="0.981301" calcext:value-type="float">
            <text:p>0.981301</text:p>
          </table:table-cell>
          <table:table-cell office:value-type="float" office:value="239.612" calcext:value-type="float">
            <text:p>239.612</text:p>
          </table:table-cell>
          <table:table-cell office:value-type="float" office:value="0.963979" calcext:value-type="float">
            <text:p>0.963979</text:p>
          </table:table-cell>
          <table:table-cell office:value-type="float" office:value="0.0254066" calcext:value-type="float">
            <text:p>0.0254066</text:p>
          </table:table-cell>
          <table:table-cell table:formula="of:=100*[.G85]" office:value-type="float" office:value="98.1301" calcext:value-type="float">
            <text:p>98.1301</text:p>
          </table:table-cell>
          <table:table-cell table:formula="of:=([.F85]-[.C85]*[.C85])/([.A85]*[.A85])" office:value-type="float" office:value="0.00661492239795849" calcext:value-type="float">
            <text:p>0.00661492239795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849347" calcext:value-type="float">
            <text:p>0.849347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1.46557" calcext:value-type="float">
            <text:p>1.46557</text:p>
          </table:table-cell>
          <table:table-cell table:formula="of:=100*[.G88]" office:value-type="float" office:value="0.64" calcext:value-type="float">
            <text:p>0.64</text:p>
          </table:table-cell>
          <table:table-cell table:formula="of:=([.F88]-[.C88]*[.C88])/([.A88]*[.A88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-2.6" calcext:value-type="float">
            <text:p>-2.6</text:p>
          </table:table-cell>
          <table:table-cell office:value-type="float" office:value="0.04" calcext:value-type="float">
            <text:p>0.04</text:p>
          </table:table-cell>
          <table:table-cell office:value-type="float" office:value="-0.6" calcext:value-type="float">
            <text:p>-0.6</text:p>
          </table:table-cell>
          <table:table-cell office:value-type="float" office:value="6.8" calcext:value-type="float">
            <text:p>6.8</text:p>
          </table:table-cell>
          <table:table-cell office:value-type="float" office:value="0.3636" calcext:value-type="float">
            <text:p>0.3636</text:p>
          </table:table-cell>
          <table:table-cell office:value-type="float" office:value="47.3216" calcext:value-type="float">
            <text:p>47.3216</text:p>
          </table:table-cell>
          <table:table-cell office:value-type="float" office:value="0.137389" calcext:value-type="float">
            <text:p>0.137389</text:p>
          </table:table-cell>
          <table:table-cell office:value-type="float" office:value="1.12721" calcext:value-type="float">
            <text:p>1.12721</text:p>
          </table:table-cell>
          <table:table-cell table:formula="of:=100*[.G89]" office:value-type="float" office:value="36.36" calcext:value-type="float">
            <text:p>36.36</text:p>
          </table:table-cell>
          <table:table-cell table:formula="of:=([.F89]-[.C89]*[.C89])/([.A89]*[.A89])" office:value-type="float" office:value="0.0177777777777774" calcext:value-type="float">
            <text:p>0.017777777777777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-3.84" calcext:value-type="float">
            <text:p>-3.84</text:p>
          </table:table-cell>
          <table:table-cell office:value-type="float" office:value="0.0384" calcext:value-type="float">
            <text:p>0.0384</text:p>
          </table:table-cell>
          <table:table-cell office:value-type="float" office:value="-0.975" calcext:value-type="float">
            <text:p>-0.975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517" calcext:value-type="float">
            <text:p>0.9517</text:p>
          </table:table-cell>
          <table:table-cell office:value-type="float" office:value="220.739" calcext:value-type="float">
            <text:p>220.739</text:p>
          </table:table-cell>
          <table:table-cell office:value-type="float" office:value="0.90969" calcext:value-type="float">
            <text:p>0.90969</text:p>
          </table:table-cell>
          <table:table-cell office:value-type="float" office:value="0.0638197" calcext:value-type="float">
            <text:p>0.0638197</text:p>
          </table:table-cell>
          <table:table-cell table:formula="of:=100*[.G90]" office:value-type="float" office:value="95.17" calcext:value-type="float">
            <text:p>95.17</text:p>
          </table:table-cell>
          <table:table-cell table:formula="of:=([.F90]-[.C90]*[.C90])/([.A90]*[.A90])" office:value-type="float" office:value="0.0170666666666672" calcext:value-type="float">
            <text:p>0.017066666666667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-3.94" calcext:value-type="float">
            <text:p>-3.94</text:p>
          </table:table-cell>
          <table:table-cell office:value-type="float" office:value="0.0124" calcext:value-type="float">
            <text:p>0.0124</text:p>
          </table:table-cell>
          <table:table-cell office:value-type="float" office:value="-0.9925" calcext:value-type="float">
            <text:p>-0.9925</text:p>
          </table:table-cell>
          <table:table-cell office:value-type="float" office:value="15.536" calcext:value-type="float">
            <text:p>15.536</text:p>
          </table:table-cell>
          <table:table-cell office:value-type="float" office:value="0.98525" calcext:value-type="float">
            <text:p>0.98525</text:p>
          </table:table-cell>
          <table:table-cell office:value-type="float" office:value="242.104" calcext:value-type="float">
            <text:p>242.104</text:p>
          </table:table-cell>
          <table:table-cell office:value-type="float" office:value="0.971464" calcext:value-type="float">
            <text:p>0.971464</text:p>
          </table:table-cell>
          <table:table-cell office:value-type="float" office:value="0.00690983" calcext:value-type="float">
            <text:p>0.00690983</text:p>
          </table:table-cell>
          <table:table-cell table:formula="of:=100*[.G91]" office:value-type="float" office:value="98.525" calcext:value-type="float">
            <text:p>98.525</text:p>
          </table:table-cell>
          <table:table-cell table:formula="of:=([.F91]-[.C91]*[.C91])/([.A91]*[.A91])" office:value-type="float" office:value="0.0055111111111109" calcext:value-type="float">
            <text:p>0.005511111111111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-3.945" calcext:value-type="float">
            <text:p>-3.945</text:p>
          </table:table-cell>
          <table:table-cell office:value-type="float" office:value="0.011775" calcext:value-type="float">
            <text:p>0.011775</text:p>
          </table:table-cell>
          <table:table-cell office:value-type="float" office:value="-0.9925" calcext:value-type="float">
            <text:p>-0.9925</text:p>
          </table:table-cell>
          <table:table-cell office:value-type="float" office:value="15.5748" calcext:value-type="float">
            <text:p>15.5748</text:p>
          </table:table-cell>
          <table:table-cell office:value-type="float" office:value="0.9853" calcext:value-type="float">
            <text:p>0.9853</text:p>
          </table:table-cell>
          <table:table-cell office:value-type="float" office:value="243.266" calcext:value-type="float">
            <text:p>243.266</text:p>
          </table:table-cell>
          <table:table-cell office:value-type="float" office:value="0.971741" calcext:value-type="float">
            <text:p>0.971741</text:p>
          </table:table-cell>
          <table:table-cell office:value-type="float" office:value="0.0134549" calcext:value-type="float">
            <text:p>0.0134549</text:p>
          </table:table-cell>
          <table:table-cell table:formula="of:=100*[.G92]" office:value-type="float" office:value="98.53" calcext:value-type="float">
            <text:p>98.53</text:p>
          </table:table-cell>
          <table:table-cell table:formula="of:=([.F92]-[.C92]*[.C92])/([.A92]*[.A92])" office:value-type="float" office:value="0.00523333333333258" calcext:value-type="float">
            <text:p>0.005233333333333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-3.915" calcext:value-type="float">
            <text:p>-3.915</text:p>
          </table:table-cell>
          <table:table-cell office:value-type="float" office:value="0.015575" calcext:value-type="float">
            <text:p>0.015575</text:p>
          </table:table-cell>
          <table:table-cell office:value-type="float" office:value="-0.98625" calcext:value-type="float">
            <text:p>-0.98625</text:p>
          </table:table-cell>
          <table:table-cell office:value-type="float" office:value="15.3428" calcext:value-type="float">
            <text:p>15.3428</text:p>
          </table:table-cell>
          <table:table-cell office:value-type="float" office:value="0.9734" calcext:value-type="float">
            <text:p>0.9734</text:p>
          </table:table-cell>
          <table:table-cell office:value-type="float" office:value="236.315" calcext:value-type="float">
            <text:p>236.315</text:p>
          </table:table-cell>
          <table:table-cell office:value-type="float" office:value="0.95003" calcext:value-type="float">
            <text:p>0.95003</text:p>
          </table:table-cell>
          <table:table-cell office:value-type="float" office:value="0.0731332" calcext:value-type="float">
            <text:p>0.0731332</text:p>
          </table:table-cell>
          <table:table-cell table:formula="of:=100*[.G93]" office:value-type="float" office:value="97.34" calcext:value-type="float">
            <text:p>97.34</text:p>
          </table:table-cell>
          <table:table-cell table:formula="of:=([.F93]-[.C93]*[.C93])/([.A93]*[.A93])" office:value-type="float" office:value="0.00692222222222227" calcext:value-type="float">
            <text:p>0.006922222222222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-3.91625" calcext:value-type="float">
            <text:p>-3.91625</text:p>
          </table:table-cell>
          <table:table-cell office:value-type="float" office:value="0.0120859" calcext:value-type="float">
            <text:p>0.0120859</text:p>
          </table:table-cell>
          <table:table-cell office:value-type="float" office:value="-0.989062" calcext:value-type="float">
            <text:p>-0.989062</text:p>
          </table:table-cell>
          <table:table-cell office:value-type="float" office:value="15.3491" calcext:value-type="float">
            <text:p>15.3491</text:p>
          </table:table-cell>
          <table:table-cell office:value-type="float" office:value="0.978456" calcext:value-type="float">
            <text:p>0.978456</text:p>
          </table:table-cell>
          <table:table-cell office:value-type="float" office:value="236.312" calcext:value-type="float">
            <text:p>236.312</text:p>
          </table:table-cell>
          <table:table-cell office:value-type="float" office:value="0.95819" calcext:value-type="float">
            <text:p>0.95819</text:p>
          </table:table-cell>
          <table:table-cell office:value-type="float" office:value="0.0228863" calcext:value-type="float">
            <text:p>0.0228863</text:p>
          </table:table-cell>
          <table:table-cell table:formula="of:=100*[.G94]" office:value-type="float" office:value="97.8456" calcext:value-type="float">
            <text:p>97.8456</text:p>
          </table:table-cell>
          <table:table-cell table:formula="of:=([.F94]-[.C94]*[.C94])/([.A94]*[.A94])" office:value-type="float" office:value="0.00537152777777708" calcext:value-type="float">
            <text:p>0.005371527777777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-3.90125" calcext:value-type="float">
            <text:p>-3.90125</text:p>
          </table:table-cell>
          <table:table-cell office:value-type="float" office:value="0.0163484" calcext:value-type="float">
            <text:p>0.0163484</text:p>
          </table:table-cell>
          <table:table-cell office:value-type="float" office:value="-0.986719" calcext:value-type="float">
            <text:p>-0.986719</text:p>
          </table:table-cell>
          <table:table-cell office:value-type="float" office:value="15.2361" calcext:value-type="float">
            <text:p>15.2361</text:p>
          </table:table-cell>
          <table:table-cell office:value-type="float" office:value="0.973941" calcext:value-type="float">
            <text:p>0.973941</text:p>
          </table:table-cell>
          <table:table-cell office:value-type="float" office:value="233.096" calcext:value-type="float">
            <text:p>233.096</text:p>
          </table:table-cell>
          <table:table-cell office:value-type="float" office:value="0.949799" calcext:value-type="float">
            <text:p>0.949799</text:p>
          </table:table-cell>
          <table:table-cell office:value-type="float" office:value="0.0294206" calcext:value-type="float">
            <text:p>0.0294206</text:p>
          </table:table-cell>
          <table:table-cell table:formula="of:=100*[.G95]" office:value-type="float" office:value="97.3941" calcext:value-type="float">
            <text:p>97.3941</text:p>
          </table:table-cell>
          <table:table-cell table:formula="of:=([.F95]-[.C95]*[.C95])/([.A95]*[.A95])" office:value-type="float" office:value="0.00726597222222204" calcext:value-type="float">
            <text:p>0.007265972222222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-3.90656" calcext:value-type="float">
            <text:p>-3.90656</text:p>
          </table:table-cell>
          <table:table-cell office:value-type="float" office:value="0.0194444" calcext:value-type="float">
            <text:p>0.0194444</text:p>
          </table:table-cell>
          <table:table-cell office:value-type="float" office:value="-0.987031" calcext:value-type="float">
            <text:p>-0.987031</text:p>
          </table:table-cell>
          <table:table-cell office:value-type="float" office:value="15.2807" calcext:value-type="float">
            <text:p>15.2807</text:p>
          </table:table-cell>
          <table:table-cell office:value-type="float" office:value="0.974678" calcext:value-type="float">
            <text:p>0.974678</text:p>
          </table:table-cell>
          <table:table-cell office:value-type="float" office:value="234.624" calcext:value-type="float">
            <text:p>234.624</text:p>
          </table:table-cell>
          <table:table-cell office:value-type="float" office:value="0.951661" calcext:value-type="float">
            <text:p>0.951661</text:p>
          </table:table-cell>
          <table:table-cell office:value-type="float" office:value="0.0367154" calcext:value-type="float">
            <text:p>0.0367154</text:p>
          </table:table-cell>
          <table:table-cell table:formula="of:=100*[.G96]" office:value-type="float" office:value="97.4678" calcext:value-type="float">
            <text:p>97.4678</text:p>
          </table:table-cell>
          <table:table-cell table:formula="of:=([.F96]-[.C96]*[.C96])/([.A96]*[.A96])" office:value-type="float" office:value="0.00866176284444483" calcext:value-type="float">
            <text:p>0.008661762844445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-3.90391" calcext:value-type="float">
            <text:p>-3.90391</text:p>
          </table:table-cell>
          <table:table-cell office:value-type="float" office:value="0.0180535" calcext:value-type="float">
            <text:p>0.0180535</text:p>
          </table:table-cell>
          <table:table-cell office:value-type="float" office:value="-0.98668" calcext:value-type="float">
            <text:p>-0.98668</text:p>
          </table:table-cell>
          <table:table-cell office:value-type="float" office:value="15.2585" calcext:value-type="float">
            <text:p>15.2585</text:p>
          </table:table-cell>
          <table:table-cell office:value-type="float" office:value="0.973938" calcext:value-type="float">
            <text:p>0.973938</text:p>
          </table:table-cell>
          <table:table-cell office:value-type="float" office:value="233.87" calcext:value-type="float">
            <text:p>233.87</text:p>
          </table:table-cell>
          <table:table-cell office:value-type="float" office:value="0.950059" calcext:value-type="float">
            <text:p>0.950059</text:p>
          </table:table-cell>
          <table:table-cell office:value-type="float" office:value="0.036812" calcext:value-type="float">
            <text:p>0.036812</text:p>
          </table:table-cell>
          <table:table-cell table:formula="of:=100*[.G97]" office:value-type="float" office:value="97.3938" calcext:value-type="float">
            <text:p>97.3938</text:p>
          </table:table-cell>
          <table:table-cell table:formula="of:=([.F97]-[.C97]*[.C97])/([.A97]*[.A97])" office:value-type="float" office:value="0.00799409417777655" calcext:value-type="float">
            <text:p>0.007994094177777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-3.90438" calcext:value-type="float">
            <text:p>-3.90438</text:p>
          </table:table-cell>
          <table:table-cell office:value-type="float" office:value="0.0179934" calcext:value-type="float">
            <text:p>0.0179934</text:p>
          </table:table-cell>
          <table:table-cell office:value-type="float" office:value="-0.986719" calcext:value-type="float">
            <text:p>-0.986719</text:p>
          </table:table-cell>
          <table:table-cell office:value-type="float" office:value="15.2621" calcext:value-type="float">
            <text:p>15.2621</text:p>
          </table:table-cell>
          <table:table-cell office:value-type="float" office:value="0.974038" calcext:value-type="float">
            <text:p>0.974038</text:p>
          </table:table-cell>
          <table:table-cell office:value-type="float" office:value="233.973" calcext:value-type="float">
            <text:p>233.973</text:p>
          </table:table-cell>
          <table:table-cell office:value-type="float" office:value="0.950316" calcext:value-type="float">
            <text:p>0.950316</text:p>
          </table:table-cell>
          <table:table-cell office:value-type="float" office:value="0.0380831" calcext:value-type="float">
            <text:p>0.0380831</text:p>
          </table:table-cell>
          <table:table-cell table:formula="of:=100*[.G98]" office:value-type="float" office:value="97.4038" calcext:value-type="float">
            <text:p>97.4038</text:p>
          </table:table-cell>
          <table:table-cell table:formula="of:=([.F98]-[.C98]*[.C98])/([.A98]*[.A98])" office:value-type="float" office:value="0.00796302915555537" calcext:value-type="float">
            <text:p>0.007963029155555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office:value-type="float" office:value="-3.90098" calcext:value-type="float">
            <text:p>-3.90098</text:p>
          </table:table-cell>
          <table:table-cell office:value-type="float" office:value="0.0175787" calcext:value-type="float">
            <text:p>0.0175787</text:p>
          </table:table-cell>
          <table:table-cell office:value-type="float" office:value="-0.98627" calcext:value-type="float">
            <text:p>-0.98627</text:p>
          </table:table-cell>
          <table:table-cell office:value-type="float" office:value="15.2352" calcext:value-type="float">
            <text:p>15.2352</text:p>
          </table:table-cell>
          <table:table-cell office:value-type="float" office:value="0.973128" calcext:value-type="float">
            <text:p>0.973128</text:p>
          </table:table-cell>
          <table:table-cell office:value-type="float" office:value="233.134" calcext:value-type="float">
            <text:p>233.134</text:p>
          </table:table-cell>
          <table:table-cell office:value-type="float" office:value="0.948474" calcext:value-type="float">
            <text:p>0.948474</text:p>
          </table:table-cell>
          <table:table-cell office:value-type="float" office:value="0.0404986" calcext:value-type="float">
            <text:p>0.0404986</text:p>
          </table:table-cell>
          <table:table-cell table:formula="of:=100*[.G99]" office:value-type="float" office:value="97.3128" calcext:value-type="float">
            <text:p>97.3128</text:p>
          </table:table-cell>
          <table:table-cell table:formula="of:=([.F99]-[.C99]*[.C99])/([.A99]*[.A99])" office:value-type="float" office:value="0.00780223982222199" calcext:value-type="float">
            <text:p>0.007802239822222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-3.89711" calcext:value-type="float">
            <text:p>-3.89711</text:p>
          </table:table-cell>
          <table:table-cell office:value-type="float" office:value="0.018401" calcext:value-type="float">
            <text:p>0.018401</text:p>
          </table:table-cell>
          <table:table-cell office:value-type="float" office:value="-0.985601" calcext:value-type="float">
            <text:p>-0.985601</text:p>
          </table:table-cell>
          <table:table-cell office:value-type="float" office:value="15.2059" calcext:value-type="float">
            <text:p>15.2059</text:p>
          </table:table-cell>
          <table:table-cell office:value-type="float" office:value="0.971856" calcext:value-type="float">
            <text:p>0.971856</text:p>
          </table:table-cell>
          <table:table-cell office:value-type="float" office:value="232.282" calcext:value-type="float">
            <text:p>232.282</text:p>
          </table:table-cell>
          <table:table-cell office:value-type="float" office:value="0.946151" calcext:value-type="float">
            <text:p>0.946151</text:p>
          </table:table-cell>
          <table:table-cell office:value-type="float" office:value="0.0430898" calcext:value-type="float">
            <text:p>0.0430898</text:p>
          </table:table-cell>
          <table:table-cell table:formula="of:=100*[.G100]" office:value-type="float" office:value="97.1856" calcext:value-type="float">
            <text:p>97.1856</text:p>
          </table:table-cell>
          <table:table-cell table:formula="of:=([.F100]-[.C100]*[.C100])/([.A100]*[.A100])" office:value-type="float" office:value="0.00819273239999932" calcext:value-type="float">
            <text:p>0.008192732399999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-3.90028" calcext:value-type="float">
            <text:p>-3.90028</text:p>
          </table:table-cell>
          <table:table-cell office:value-type="float" office:value="0.0180448" calcext:value-type="float">
            <text:p>0.0180448</text:p>
          </table:table-cell>
          <table:table-cell office:value-type="float" office:value="-0.98616" calcext:value-type="float">
            <text:p>-0.98616</text:p>
          </table:table-cell>
          <table:table-cell office:value-type="float" office:value="15.2303" calcext:value-type="float">
            <text:p>15.2303</text:p>
          </table:table-cell>
          <table:table-cell office:value-type="float" office:value="0.972925" calcext:value-type="float">
            <text:p>0.972925</text:p>
          </table:table-cell>
          <table:table-cell office:value-type="float" office:value="233.008" calcext:value-type="float">
            <text:p>233.008</text:p>
          </table:table-cell>
          <table:table-cell office:value-type="float" office:value="0.948124" calcext:value-type="float">
            <text:p>0.948124</text:p>
          </table:table-cell>
          <table:table-cell office:value-type="float" office:value="0.0400022" calcext:value-type="float">
            <text:p>0.0400022</text:p>
          </table:table-cell>
          <table:table-cell table:formula="of:=100*[.G101]" office:value-type="float" office:value="97.2925" calcext:value-type="float">
            <text:p>97.2925</text:p>
          </table:table-cell>
          <table:table-cell table:formula="of:=([.F101]-[.C101]*[.C101])/([.A101]*[.A101])" office:value-type="float" office:value="0.008051520711111" calcext:value-type="float">
            <text:p>0.008051520711111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-3.90329" calcext:value-type="float">
            <text:p>-3.90329</text:p>
          </table:table-cell>
          <table:table-cell office:value-type="float" office:value="0.0173523" calcext:value-type="float">
            <text:p>0.0173523</text:p>
          </table:table-cell>
          <table:table-cell office:value-type="float" office:value="-0.986731" calcext:value-type="float">
            <text:p>-0.986731</text:p>
          </table:table-cell>
          <table:table-cell office:value-type="float" office:value="15.253" calcext:value-type="float">
            <text:p>15.253</text:p>
          </table:table-cell>
          <table:table-cell office:value-type="float" office:value="0.97402" calcext:value-type="float">
            <text:p>0.97402</text:p>
          </table:table-cell>
          <table:table-cell office:value-type="float" office:value="233.662" calcext:value-type="float">
            <text:p>233.662</text:p>
          </table:table-cell>
          <table:table-cell office:value-type="float" office:value="0.950143" calcext:value-type="float">
            <text:p>0.950143</text:p>
          </table:table-cell>
          <table:table-cell office:value-type="float" office:value="0.0370068" calcext:value-type="float">
            <text:p>0.0370068</text:p>
          </table:table-cell>
          <table:table-cell table:formula="of:=100*[.G102]" office:value-type="float" office:value="97.402" calcext:value-type="float">
            <text:p>97.402</text:p>
          </table:table-cell>
          <table:table-cell table:formula="of:=([.F102]-[.C102]*[.C102])/([.A102]*[.A102])" office:value-type="float" office:value="0.00770096706666597" calcext:value-type="float">
            <text:p>0.007700967066666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-3.90246" calcext:value-type="float">
            <text:p>-3.90246</text:p>
          </table:table-cell>
          <table:table-cell office:value-type="float" office:value="0.0174227" calcext:value-type="float">
            <text:p>0.0174227</text:p>
          </table:table-cell>
          <table:table-cell office:value-type="float" office:value="-0.986525" calcext:value-type="float">
            <text:p>-0.986525</text:p>
          </table:table-cell>
          <table:table-cell office:value-type="float" office:value="15.2466" calcext:value-type="float">
            <text:p>15.2466</text:p>
          </table:table-cell>
          <table:table-cell office:value-type="float" office:value="0.973633" calcext:value-type="float">
            <text:p>0.973633</text:p>
          </table:table-cell>
          <table:table-cell office:value-type="float" office:value="233.471" calcext:value-type="float">
            <text:p>233.471</text:p>
          </table:table-cell>
          <table:table-cell office:value-type="float" office:value="0.949452" calcext:value-type="float">
            <text:p>0.949452</text:p>
          </table:table-cell>
          <table:table-cell office:value-type="float" office:value="0.0380538" calcext:value-type="float">
            <text:p>0.0380538</text:p>
          </table:table-cell>
          <table:table-cell table:formula="of:=100*[.G103]" office:value-type="float" office:value="97.3633" calcext:value-type="float">
            <text:p>97.3633</text:p>
          </table:table-cell>
          <table:table-cell table:formula="of:=([.F103]-[.C103]*[.C103])/([.A103]*[.A103])" office:value-type="float" office:value="0.00773597706666686" calcext:value-type="float">
            <text:p>0.007735977066667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-3.90296" calcext:value-type="float">
            <text:p>-3.90296</text:p>
          </table:table-cell>
          <table:table-cell office:value-type="float" office:value="0.0174981" calcext:value-type="float">
            <text:p>0.0174981</text:p>
          </table:table-cell>
          <table:table-cell office:value-type="float" office:value="-0.986635" calcext:value-type="float">
            <text:p>-0.986635</text:p>
          </table:table-cell>
          <table:table-cell office:value-type="float" office:value="15.2506" calcext:value-type="float">
            <text:p>15.2506</text:p>
          </table:table-cell>
          <table:table-cell office:value-type="float" office:value="0.973845" calcext:value-type="float">
            <text:p>0.973845</text:p>
          </table:table-cell>
          <table:table-cell office:value-type="float" office:value="233.595" calcext:value-type="float">
            <text:p>233.595</text:p>
          </table:table-cell>
          <table:table-cell office:value-type="float" office:value="0.949847" calcext:value-type="float">
            <text:p>0.949847</text:p>
          </table:table-cell>
          <table:table-cell office:value-type="float" office:value="0.0376153" calcext:value-type="float">
            <text:p>0.0376153</text:p>
          </table:table-cell>
          <table:table-cell table:formula="of:=100*[.G104]" office:value-type="float" office:value="97.3845" calcext:value-type="float">
            <text:p>97.3845</text:p>
          </table:table-cell>
          <table:table-cell table:formula="of:=([.F104]-[.C104]*[.C104])/([.A104]*[.A104])" office:value-type="float" office:value="0.00777921706666578" calcext:value-type="float">
            <text:p>0.00777921706666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office:value-type="float" office:value="0.4096" calcext:value-type="float">
            <text:p>0.4096</text:p>
          </table:table-cell>
          <table:table-cell office:value-type="float" office:value="16" calcext:value-type="float">
            <text:p>16</text:p>
          </table:table-cell>
          <table:table-cell office:value-type="float" office:value="0.167772" calcext:value-type="float">
            <text:p>0.167772</text:p>
          </table:table-cell>
          <table:table-cell office:value-type="float" office:value="0.291672" calcext:value-type="float">
            <text:p>0.291672</text:p>
          </table:table-cell>
          <table:table-cell table:formula="of:=100*[.G107]" office:value-type="float" office:value="40.96" calcext:value-type="float">
            <text:p>40.96</text:p>
          </table:table-cell>
          <table:table-cell table:formula="of:=([.F107]-[.C107]*[.C107])/([.A107]*[.A107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-3.64" calcext:value-type="float">
            <text:p>-3.64</text:p>
          </table:table-cell>
          <table:table-cell office:value-type="float" office:value="0.04" calcext:value-type="float">
            <text:p>0.04</text:p>
          </table:table-cell>
          <table:table-cell office:value-type="float" office:value="0.94" calcext:value-type="float">
            <text:p>0.94</text:p>
          </table:table-cell>
          <table:table-cell office:value-type="float" office:value="13.2896" calcext:value-type="float">
            <text:p>13.2896</text:p>
          </table:table-cell>
          <table:table-cell office:value-type="float" office:value="0.8852" calcext:value-type="float">
            <text:p>0.8852</text:p>
          </table:table-cell>
          <table:table-cell office:value-type="float" office:value="178.733" calcext:value-type="float">
            <text:p>178.733</text:p>
          </table:table-cell>
          <table:table-cell office:value-type="float" office:value="0.789234" calcext:value-type="float">
            <text:p>0.789234</text:p>
          </table:table-cell>
          <table:table-cell office:value-type="float" office:value="0.184721" calcext:value-type="float">
            <text:p>0.184721</text:p>
          </table:table-cell>
          <table:table-cell table:formula="of:=100*[.G108]" office:value-type="float" office:value="88.52" calcext:value-type="float">
            <text:p>88.52</text:p>
          </table:table-cell>
          <table:table-cell table:formula="of:=([.F108]-[.C108]*[.C108])/([.A108]*[.A108])" office:value-type="float" office:value="0.0156249999999997" calcext:value-type="float">
            <text:p>0.01562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-3.66" calcext:value-type="float">
            <text:p>-3.66</text:p>
          </table:table-cell>
          <table:table-cell office:value-type="float" office:value="0.014" calcext:value-type="float">
            <text:p>0.014</text:p>
          </table:table-cell>
          <table:table-cell office:value-type="float" office:value="0.95" calcext:value-type="float">
            <text:p>0.95</text:p>
          </table:table-cell>
          <table:table-cell office:value-type="float" office:value="13.4096" calcext:value-type="float">
            <text:p>13.4096</text:p>
          </table:table-cell>
          <table:table-cell office:value-type="float" office:value="0.903" calcext:value-type="float">
            <text:p>0.903</text:p>
          </table:table-cell>
          <table:table-cell office:value-type="float" office:value="180.578" calcext:value-type="float">
            <text:p>180.578</text:p>
          </table:table-cell>
          <table:table-cell office:value-type="float" office:value="0.817214" calcext:value-type="float">
            <text:p>0.817214</text:p>
          </table:table-cell>
          <table:table-cell office:value-type="float" office:value="0.0823607" calcext:value-type="float">
            <text:p>0.0823607</text:p>
          </table:table-cell>
          <table:table-cell table:formula="of:=100*[.G109]" office:value-type="float" office:value="90.3" calcext:value-type="float">
            <text:p>90.3</text:p>
          </table:table-cell>
          <table:table-cell table:formula="of:=([.F109]-[.C109]*[.C109])/([.A109]*[.A109])" office:value-type="float" office:value="0.00546874999999905" calcext:value-type="float">
            <text:p>0.005468749999999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-3.87" calcext:value-type="float">
            <text:p>-3.87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9825" calcext:value-type="float">
            <text:p>0.9825</text:p>
          </table:table-cell>
          <table:table-cell office:value-type="float" office:value="15.0376" calcext:value-type="float">
            <text:p>15.0376</text:p>
          </table:table-cell>
          <table:table-cell office:value-type="float" office:value="0.96645" calcext:value-type="float">
            <text:p>0.96645</text:p>
          </table:table-cell>
          <table:table-cell office:value-type="float" office:value="229.392" calcext:value-type="float">
            <text:p>229.392</text:p>
          </table:table-cell>
          <table:table-cell office:value-type="float" office:value="0.938181" calcext:value-type="float">
            <text:p>0.938181</text:p>
          </table:table-cell>
          <table:table-cell office:value-type="float" office:value="0.0619098" calcext:value-type="float">
            <text:p>0.0619098</text:p>
          </table:table-cell>
          <table:table-cell table:formula="of:=100*[.G110]" office:value-type="float" office:value="96.645" calcext:value-type="float">
            <text:p>96.645</text:p>
          </table:table-cell>
          <table:table-cell table:formula="of:=([.F110]-[.C110]*[.C110])/([.A110]*[.A110])" office:value-type="float" office:value="0.0237109374999996" calcext:value-type="float">
            <text:p>0.023710937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-3.77" calcext:value-type="float">
            <text:p>-3.7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14.2488" calcext:value-type="float">
            <text:p>14.2488</text:p>
          </table:table-cell>
          <table:table-cell office:value-type="float" office:value="0.934725" calcext:value-type="float">
            <text:p>0.934725</text:p>
          </table:table-cell>
          <table:table-cell office:value-type="float" office:value="204.991" calcext:value-type="float">
            <text:p>204.991</text:p>
          </table:table-cell>
          <table:table-cell office:value-type="float" office:value="0.877584" calcext:value-type="float">
            <text:p>0.877584</text:p>
          </table:table-cell>
          <table:table-cell office:value-type="float" office:value="0.139721" calcext:value-type="float">
            <text:p>0.139721</text:p>
          </table:table-cell>
          <table:table-cell table:formula="of:=100*[.G111]" office:value-type="float" office:value="93.4725" calcext:value-type="float">
            <text:p>93.4725</text:p>
          </table:table-cell>
          <table:table-cell table:formula="of:=([.F111]-[.C111]*[.C111])/([.A111]*[.A111])" office:value-type="float" office:value="0.0140234374999999" calcext:value-type="float">
            <text:p>0.014023437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-3.9" calcext:value-type="float">
            <text:p>-3.9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98625" calcext:value-type="float">
            <text:p>0.98625</text:p>
          </table:table-cell>
          <table:table-cell office:value-type="float" office:value="15.2284" calcext:value-type="float">
            <text:p>15.2284</text:p>
          </table:table-cell>
          <table:table-cell office:value-type="float" office:value="0.973125" calcext:value-type="float">
            <text:p>0.973125</text:p>
          </table:table-cell>
          <table:table-cell office:value-type="float" office:value="232.968" calcext:value-type="float">
            <text:p>232.968</text:p>
          </table:table-cell>
          <table:table-cell office:value-type="float" office:value="0.948587" calcext:value-type="float">
            <text:p>0.948587</text:p>
          </table:table-cell>
          <table:table-cell office:value-type="float" office:value="0.0479078" calcext:value-type="float">
            <text:p>0.0479078</text:p>
          </table:table-cell>
          <table:table-cell table:formula="of:=100*[.G112]" office:value-type="float" office:value="97.3125" calcext:value-type="float">
            <text:p>97.3125</text:p>
          </table:table-cell>
          <table:table-cell table:formula="of:=([.F112]-[.C112]*[.C112])/([.A112]*[.A112])" office:value-type="float" office:value="0.00718750000000059" calcext:value-type="float">
            <text:p>0.007187500000001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-3.87625" calcext:value-type="float">
            <text:p>-3.87625</text:p>
          </table:table-cell>
          <table:table-cell office:value-type="float" office:value="0.0151859" calcext:value-type="float">
            <text:p>0.0151859</text:p>
          </table:table-cell>
          <table:table-cell office:value-type="float" office:value="0.983437" calcext:value-type="float">
            <text:p>0.983437</text:p>
          </table:table-cell>
          <table:table-cell office:value-type="float" office:value="15.0405" calcext:value-type="float">
            <text:p>15.0405</text:p>
          </table:table-cell>
          <table:table-cell office:value-type="float" office:value="0.967444" calcext:value-type="float">
            <text:p>0.967444</text:p>
          </table:table-cell>
          <table:table-cell office:value-type="float" office:value="227.111" calcext:value-type="float">
            <text:p>227.111</text:p>
          </table:table-cell>
          <table:table-cell office:value-type="float" office:value="0.937071" calcext:value-type="float">
            <text:p>0.937071</text:p>
          </table:table-cell>
          <table:table-cell office:value-type="float" office:value="0.0454426" calcext:value-type="float">
            <text:p>0.0454426</text:p>
          </table:table-cell>
          <table:table-cell table:formula="of:=100*[.G113]" office:value-type="float" office:value="96.7444" calcext:value-type="float">
            <text:p>96.7444</text:p>
          </table:table-cell>
          <table:table-cell table:formula="of:=([.F113]-[.C113]*[.C113])/([.A113]*[.A113])" office:value-type="float" office:value="0.00593200683593684" calcext:value-type="float">
            <text:p>0.005932006835937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float" office:value="-3.87062" calcext:value-type="float">
            <text:p>-3.87062</text:p>
          </table:table-cell>
          <table:table-cell office:value-type="float" office:value="0.0352121" calcext:value-type="float">
            <text:p>0.0352121</text:p>
          </table:table-cell>
          <table:table-cell office:value-type="float" office:value="0.98" calcext:value-type="float">
            <text:p>0.98</text:p>
          </table:table-cell>
          <table:table-cell office:value-type="float" office:value="15.0169" calcext:value-type="float">
            <text:p>15.0169</text:p>
          </table:table-cell>
          <table:table-cell office:value-type="float" office:value="0.961869" calcext:value-type="float">
            <text:p>0.961869</text:p>
          </table:table-cell>
          <table:table-cell office:value-type="float" office:value="227.358" calcext:value-type="float">
            <text:p>227.358</text:p>
          </table:table-cell>
          <table:table-cell office:value-type="float" office:value="0.929863" calcext:value-type="float">
            <text:p>0.929863</text:p>
          </table:table-cell>
          <table:table-cell office:value-type="float" office:value="0.0897131" calcext:value-type="float">
            <text:p>0.0897131</text:p>
          </table:table-cell>
          <table:table-cell table:formula="of:=100*[.G114]" office:value-type="float" office:value="96.1869" calcext:value-type="float">
            <text:p>96.1869</text:p>
          </table:table-cell>
          <table:table-cell table:formula="of:=([.F114]-[.C114]*[.C114])/([.A114]*[.A114])" office:value-type="float" office:value="0.0137503185937492" calcext:value-type="float">
            <text:p>0.013750318593749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-3.87156" calcext:value-type="float">
            <text:p>-3.87156</text:p>
          </table:table-cell>
          <table:table-cell office:value-type="float" office:value="0.0233288" calcext:value-type="float">
            <text:p>0.0233288</text:p>
          </table:table-cell>
          <table:table-cell office:value-type="float" office:value="0.982656" calcext:value-type="float">
            <text:p>0.982656</text:p>
          </table:table-cell>
          <table:table-cell office:value-type="float" office:value="15.0123" calcext:value-type="float">
            <text:p>15.0123</text:p>
          </table:table-cell>
          <table:table-cell office:value-type="float" office:value="0.966084" calcext:value-type="float">
            <text:p>0.966084</text:p>
          </table:table-cell>
          <table:table-cell office:value-type="float" office:value="226.706" calcext:value-type="float">
            <text:p>226.706</text:p>
          </table:table-cell>
          <table:table-cell office:value-type="float" office:value="0.93508" calcext:value-type="float">
            <text:p>0.93508</text:p>
          </table:table-cell>
          <table:table-cell office:value-type="float" office:value="0.0468999" calcext:value-type="float">
            <text:p>0.0468999</text:p>
          </table:table-cell>
          <table:table-cell table:formula="of:=100*[.G115]" office:value-type="float" office:value="96.6084" calcext:value-type="float">
            <text:p>96.6084</text:p>
          </table:table-cell>
          <table:table-cell table:formula="of:=([.F115]-[.C115]*[.C115])/([.A115]*[.A115])" office:value-type="float" office:value="0.00911061187499965" calcext:value-type="float">
            <text:p>0.00911061187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-3.85828" calcext:value-type="float">
            <text:p>-3.85828</text:p>
          </table:table-cell>
          <table:table-cell office:value-type="float" office:value="0.0243033" calcext:value-type="float">
            <text:p>0.0243033</text:p>
          </table:table-cell>
          <table:table-cell office:value-type="float" office:value="0.980234" calcext:value-type="float">
            <text:p>0.980234</text:p>
          </table:table-cell>
          <table:table-cell office:value-type="float" office:value="14.9106" calcext:value-type="float">
            <text:p>14.9106</text:p>
          </table:table-cell>
          <table:table-cell office:value-type="float" office:value="0.961417" calcext:value-type="float">
            <text:p>0.961417</text:p>
          </table:table-cell>
          <table:table-cell office:value-type="float" office:value="223.701" calcext:value-type="float">
            <text:p>223.701</text:p>
          </table:table-cell>
          <table:table-cell office:value-type="float" office:value="0.926381" calcext:value-type="float">
            <text:p>0.926381</text:p>
          </table:table-cell>
          <table:table-cell office:value-type="float" office:value="0.0563399" calcext:value-type="float">
            <text:p>0.0563399</text:p>
          </table:table-cell>
          <table:table-cell table:formula="of:=100*[.G116]" office:value-type="float" office:value="96.1417" calcext:value-type="float">
            <text:p>96.1417</text:p>
          </table:table-cell>
          <table:table-cell table:formula="of:=([.F116]-[.C116]*[.C116])/([.A116]*[.A116])" office:value-type="float" office:value="0.00948259437499946" calcext:value-type="float">
            <text:p>0.009482594374999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-3.85805" calcext:value-type="float">
            <text:p>-3.85805</text:p>
          </table:table-cell>
          <table:table-cell office:value-type="float" office:value="0.0273931" calcext:value-type="float">
            <text:p>0.0273931</text:p>
          </table:table-cell>
          <table:table-cell office:value-type="float" office:value="0.979941" calcext:value-type="float">
            <text:p>0.979941</text:p>
          </table:table-cell>
          <table:table-cell office:value-type="float" office:value="14.9119" calcext:value-type="float">
            <text:p>14.9119</text:p>
          </table:table-cell>
          <table:table-cell office:value-type="float" office:value="0.960971" calcext:value-type="float">
            <text:p>0.960971</text:p>
          </table:table-cell>
          <table:table-cell office:value-type="float" office:value="223.899" calcext:value-type="float">
            <text:p>223.899</text:p>
          </table:table-cell>
          <table:table-cell office:value-type="float" office:value="0.925947" calcext:value-type="float">
            <text:p>0.925947</text:p>
          </table:table-cell>
          <table:table-cell office:value-type="float" office:value="0.0614875" calcext:value-type="float">
            <text:p>0.0614875</text:p>
          </table:table-cell>
          <table:table-cell table:formula="of:=100*[.G117]" office:value-type="float" office:value="96.0971" calcext:value-type="float">
            <text:p>96.0971</text:p>
          </table:table-cell>
          <table:table-cell table:formula="of:=([.F117]-[.C117]*[.C117])/([.A117]*[.A117])" office:value-type="float" office:value="0.010683670898437" calcext:value-type="float">
            <text:p>0.010683670898437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-3.85879" calcext:value-type="float">
            <text:p>-3.85879</text:p>
          </table:table-cell>
          <table:table-cell office:value-type="float" office:value="0.0259126" calcext:value-type="float">
            <text:p>0.0259126</text:p>
          </table:table-cell>
          <table:table-cell office:value-type="float" office:value="0.980117" calcext:value-type="float">
            <text:p>0.980117</text:p>
          </table:table-cell>
          <table:table-cell office:value-type="float" office:value="14.9162" calcext:value-type="float">
            <text:p>14.9162</text:p>
          </table:table-cell>
          <table:table-cell office:value-type="float" office:value="0.961268" calcext:value-type="float">
            <text:p>0.961268</text:p>
          </table:table-cell>
          <table:table-cell office:value-type="float" office:value="223.96" calcext:value-type="float">
            <text:p>223.96</text:p>
          </table:table-cell>
          <table:table-cell office:value-type="float" office:value="0.926373" calcext:value-type="float">
            <text:p>0.926373</text:p>
          </table:table-cell>
          <table:table-cell office:value-type="float" office:value="0.059044" calcext:value-type="float">
            <text:p>0.059044</text:p>
          </table:table-cell>
          <table:table-cell table:formula="of:=100*[.G118]" office:value-type="float" office:value="96.1268" calcext:value-type="float">
            <text:p>96.1268</text:p>
          </table:table-cell>
          <table:table-cell table:formula="of:=([.F118]-[.C118]*[.C118])/([.A118]*[.A118])" office:value-type="float" office:value="0.0101327093359374" calcext:value-type="float">
            <text:p>0.01013270933593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29982" calcext:value-type="float">
            <text:p>4.29982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5.24636" calcext:value-type="float">
            <text:p>5.24636</text:p>
          </table:table-cell>
          <table:table-cell table:formula="of:=100*[.G121]" office:value-type="float" office:value="0.36" calcext:value-type="float">
            <text:p>0.36</text:p>
          </table:table-cell>
          <table:table-cell table:formula="of:=([.F121]-[.C121]*[.C121])/([.A121]*[.A121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2.44" calcext:value-type="float">
            <text:p>-2.44</text:p>
          </table:table-cell>
          <table:table-cell office:value-type="float" office:value="0.1936" calcext:value-type="float">
            <text:p>0.1936</text:p>
          </table:table-cell>
          <table:table-cell office:value-type="float" office:value="-0.48" calcext:value-type="float">
            <text:p>-0.48</text:p>
          </table:table-cell>
          <table:table-cell office:value-type="float" office:value="6.1472" calcext:value-type="float">
            <text:p>6.1472</text:p>
          </table:table-cell>
          <table:table-cell office:value-type="float" office:value="0.2404" calcext:value-type="float">
            <text:p>0.2404</text:p>
          </table:table-cell>
          <table:table-cell office:value-type="float" office:value="42.3985" calcext:value-type="float">
            <text:p>42.3985</text:p>
          </table:table-cell>
          <table:table-cell office:value-type="float" office:value="0.0670082" calcext:value-type="float">
            <text:p>0.0670082</text:p>
          </table:table-cell>
          <table:table-cell office:value-type="float" office:value="5.72551" calcext:value-type="float">
            <text:p>5.72551</text:p>
          </table:table-cell>
          <table:table-cell table:formula="of:=100*[.G122]" office:value-type="float" office:value="24.04" calcext:value-type="float">
            <text:p>24.04</text:p>
          </table:table-cell>
          <table:table-cell table:formula="of:=([.F122]-[.C122]*[.C122])/([.A122]*[.A122])" office:value-type="float" office:value="0.0669896193771626" calcext:value-type="float">
            <text:p>0.066989619377163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3.54" calcext:value-type="float">
            <text:p>-3.54</text:p>
          </table:table-cell>
          <table:table-cell office:value-type="float" office:value="0.1228" calcext:value-type="float">
            <text:p>0.1228</text:p>
          </table:table-cell>
          <table:table-cell office:value-type="float" office:value="-0.865" calcext:value-type="float">
            <text:p>-0.865</text:p>
          </table:table-cell>
          <table:table-cell office:value-type="float" office:value="12.6544" calcext:value-type="float">
            <text:p>12.6544</text:p>
          </table:table-cell>
          <table:table-cell office:value-type="float" office:value="0.7677" calcext:value-type="float">
            <text:p>0.7677</text:p>
          </table:table-cell>
          <table:table-cell office:value-type="float" office:value="166.209" calcext:value-type="float">
            <text:p>166.209</text:p>
          </table:table-cell>
          <table:table-cell office:value-type="float" office:value="0.641032" calcext:value-type="float">
            <text:p>0.641032</text:p>
          </table:table-cell>
          <table:table-cell office:value-type="float" office:value="1.557" calcext:value-type="float">
            <text:p>1.557</text:p>
          </table:table-cell>
          <table:table-cell table:formula="of:=100*[.G123]" office:value-type="float" office:value="76.77" calcext:value-type="float">
            <text:p>76.77</text:p>
          </table:table-cell>
          <table:table-cell table:formula="of:=([.F123]-[.C123]*[.C123])/([.A123]*[.A123])" office:value-type="float" office:value="0.0424913494809688" calcext:value-type="float">
            <text:p>0.042491349480969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-3.88" calcext:value-type="float">
            <text:p>-3.88</text:p>
          </table:table-cell>
          <table:table-cell office:value-type="float" office:value="0.0304" calcext:value-type="float">
            <text:p>0.0304</text:p>
          </table:table-cell>
          <table:table-cell office:value-type="float" office:value="-0.98" calcext:value-type="float">
            <text:p>-0.98</text:p>
          </table:table-cell>
          <table:table-cell office:value-type="float" office:value="15.0848" calcext:value-type="float">
            <text:p>15.0848</text:p>
          </table:table-cell>
          <table:table-cell office:value-type="float" office:value="0.9613" calcext:value-type="float">
            <text:p>0.9613</text:p>
          </table:table-cell>
          <table:table-cell office:value-type="float" office:value="229.294" calcext:value-type="float">
            <text:p>229.294</text:p>
          </table:table-cell>
          <table:table-cell office:value-type="float" office:value="0.927439" calcext:value-type="float">
            <text:p>0.927439</text:p>
          </table:table-cell>
          <table:table-cell office:value-type="float" office:value="0.0823607" calcext:value-type="float">
            <text:p>0.0823607</text:p>
          </table:table-cell>
          <table:table-cell table:formula="of:=100*[.G124]" office:value-type="float" office:value="96.13" calcext:value-type="float">
            <text:p>96.13</text:p>
          </table:table-cell>
          <table:table-cell table:formula="of:=([.F124]-[.C124]*[.C124])/([.A124]*[.A124])" office:value-type="float" office:value="0.0105190311418686" calcext:value-type="float">
            <text:p>0.010519031141869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-3.78" calcext:value-type="float">
            <text:p>-3.78</text:p>
          </table:table-cell>
          <table:table-cell office:value-type="float" office:value="0.0444" calcext:value-type="float">
            <text:p>0.0444</text:p>
          </table:table-cell>
          <table:table-cell office:value-type="float" office:value="-0.965" calcext:value-type="float">
            <text:p>-0.965</text:p>
          </table:table-cell>
          <table:table-cell office:value-type="float" office:value="14.3328" calcext:value-type="float">
            <text:p>14.3328</text:p>
          </table:table-cell>
          <table:table-cell office:value-type="float" office:value="0.933" calcext:value-type="float">
            <text:p>0.933</text:p>
          </table:table-cell>
          <table:table-cell office:value-type="float" office:value="207.862" calcext:value-type="float">
            <text:p>207.862</text:p>
          </table:table-cell>
          <table:table-cell office:value-type="float" office:value="0.876625" calcext:value-type="float">
            <text:p>0.876625</text:p>
          </table:table-cell>
          <table:table-cell office:value-type="float" office:value="0.179947" calcext:value-type="float">
            <text:p>0.179947</text:p>
          </table:table-cell>
          <table:table-cell table:formula="of:=100*[.G125]" office:value-type="float" office:value="93.3" calcext:value-type="float">
            <text:p>93.3</text:p>
          </table:table-cell>
          <table:table-cell table:formula="of:=([.F125]-[.C125]*[.C125])/([.A125]*[.A125])" office:value-type="float" office:value="0.0153633217993078" calcext:value-type="float">
            <text:p>0.015363321799308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-3.7325" calcext:value-type="float">
            <text:p>-3.7325</text:p>
          </table:table-cell>
          <table:table-cell office:value-type="float" office:value="0.0382438" calcext:value-type="float">
            <text:p>0.0382438</text:p>
          </table:table-cell>
          <table:table-cell office:value-type="float" office:value="-0.959375" calcext:value-type="float">
            <text:p>-0.959375</text:p>
          </table:table-cell>
          <table:table-cell office:value-type="float" office:value="13.9698" calcext:value-type="float">
            <text:p>13.9698</text:p>
          </table:table-cell>
          <table:table-cell office:value-type="float" office:value="0.921663" calcext:value-type="float">
            <text:p>0.921663</text:p>
          </table:table-cell>
          <table:table-cell office:value-type="float" office:value="197.238" calcext:value-type="float">
            <text:p>197.238</text:p>
          </table:table-cell>
          <table:table-cell office:value-type="float" office:value="0.85392" calcext:value-type="float">
            <text:p>0.85392</text:p>
          </table:table-cell>
          <table:table-cell office:value-type="float" office:value="0.155633" calcext:value-type="float">
            <text:p>0.155633</text:p>
          </table:table-cell>
          <table:table-cell table:formula="of:=100*[.G126]" office:value-type="float" office:value="92.1663" calcext:value-type="float">
            <text:p>92.1663</text:p>
          </table:table-cell>
          <table:table-cell table:formula="of:=([.F126]-[.C126]*[.C126])/([.A126]*[.A126])" office:value-type="float" office:value="0.0132331314878891" calcext:value-type="float">
            <text:p>0.013233131487889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-3.8025" calcext:value-type="float">
            <text:p>-3.8025</text:p>
          </table:table-cell>
          <table:table-cell office:value-type="float" office:value="0.0327937" calcext:value-type="float">
            <text:p>0.0327937</text:p>
          </table:table-cell>
          <table:table-cell office:value-type="float" office:value="-0.970625" calcext:value-type="float">
            <text:p>-0.970625</text:p>
          </table:table-cell>
          <table:table-cell office:value-type="float" office:value="14.4918" calcext:value-type="float">
            <text:p>14.4918</text:p>
          </table:table-cell>
          <table:table-cell office:value-type="float" office:value="0.943063" calcext:value-type="float">
            <text:p>0.943063</text:p>
          </table:table-cell>
          <table:table-cell office:value-type="float" office:value="211.823" calcext:value-type="float">
            <text:p>211.823</text:p>
          </table:table-cell>
          <table:table-cell office:value-type="float" office:value="0.892788" calcext:value-type="float">
            <text:p>0.892788</text:p>
          </table:table-cell>
          <table:table-cell office:value-type="float" office:value="0.0962582" calcext:value-type="float">
            <text:p>0.0962582</text:p>
          </table:table-cell>
          <table:table-cell table:formula="of:=100*[.G127]" office:value-type="float" office:value="94.3063" calcext:value-type="float">
            <text:p>94.3063</text:p>
          </table:table-cell>
          <table:table-cell table:formula="of:=([.F127]-[.C127]*[.C127])/([.A127]*[.A127])" office:value-type="float" office:value="0.0113473183390996" calcext:value-type="float">
            <text:p>0.0113473183391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office:value-type="float" office:value="-3.7975" calcext:value-type="float">
            <text:p>-3.7975</text:p>
          </table:table-cell>
          <table:table-cell office:value-type="float" office:value="0.0415938" calcext:value-type="float">
            <text:p>0.0415938</text:p>
          </table:table-cell>
          <table:table-cell office:value-type="float" office:value="-0.972031" calcext:value-type="float">
            <text:p>-0.972031</text:p>
          </table:table-cell>
          <table:table-cell office:value-type="float" office:value="14.4626" calcext:value-type="float">
            <text:p>14.4626</text:p>
          </table:table-cell>
          <table:table-cell office:value-type="float" office:value="0.945734" calcext:value-type="float">
            <text:p>0.945734</text:p>
          </table:table-cell>
          <table:table-cell office:value-type="float" office:value="211.404" calcext:value-type="float">
            <text:p>211.404</text:p>
          </table:table-cell>
          <table:table-cell office:value-type="float" office:value="0.897629" calcext:value-type="float">
            <text:p>0.897629</text:p>
          </table:table-cell>
          <table:table-cell office:value-type="float" office:value="0.0769769" calcext:value-type="float">
            <text:p>0.0769769</text:p>
          </table:table-cell>
          <table:table-cell table:formula="of:=100*[.G128]" office:value-type="float" office:value="94.5734" calcext:value-type="float">
            <text:p>94.5734</text:p>
          </table:table-cell>
          <table:table-cell table:formula="of:=([.F128]-[.C128]*[.C128])/([.A128]*[.A128])" office:value-type="float" office:value="0.0143923010380625" calcext:value-type="float">
            <text:p>0.014392301038063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-3.79438" calcext:value-type="float">
            <text:p>-3.79438</text:p>
          </table:table-cell>
          <table:table-cell office:value-type="float" office:value="0.0464684" calcext:value-type="float">
            <text:p>0.0464684</text:p>
          </table:table-cell>
          <table:table-cell office:value-type="float" office:value="-0.968828" calcext:value-type="float">
            <text:p>-0.968828</text:p>
          </table:table-cell>
          <table:table-cell office:value-type="float" office:value="14.4438" calcext:value-type="float">
            <text:p>14.4438</text:p>
          </table:table-cell>
          <table:table-cell office:value-type="float" office:value="0.94007" calcext:value-type="float">
            <text:p>0.94007</text:p>
          </table:table-cell>
          <table:table-cell office:value-type="float" office:value="211.084" calcext:value-type="float">
            <text:p>211.084</text:p>
          </table:table-cell>
          <table:table-cell office:value-type="float" office:value="0.888692" calcext:value-type="float">
            <text:p>0.888692</text:p>
          </table:table-cell>
          <table:table-cell office:value-type="float" office:value="0.128578" calcext:value-type="float">
            <text:p>0.128578</text:p>
          </table:table-cell>
          <table:table-cell table:formula="of:=100*[.G129]" office:value-type="float" office:value="94.007" calcext:value-type="float">
            <text:p>94.007</text:p>
          </table:table-cell>
          <table:table-cell table:formula="of:=([.F129]-[.C129]*[.C129])/([.A129]*[.A129])" office:value-type="float" office:value="0.0160831887889266" calcext:value-type="float">
            <text:p>0.01608318878892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849347" calcext:value-type="float">
            <text:p>0.849347</text:p>
          </table:table-cell>
          <table:table-cell office:value-type="float" office:value="0.00234256" calcext:value-type="float">
            <text:p>0.00234256</text:p>
          </table:table-cell>
          <table:table-cell office:value-type="float" office:value="1.64721" calcext:value-type="float">
            <text:p>1.64721</text:p>
          </table:table-cell>
          <table:table-cell table:formula="of:=100*[.G132]" office:value-type="float" office:value="4.84" calcext:value-type="float">
            <text:p>4.84</text:p>
          </table:table-cell>
          <table:table-cell table:formula="of:=([.F132]-[.C132]*[.C132])/([.A132]*[.A13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-2.36" calcext:value-type="float">
            <text:p>-2.36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64" calcext:value-type="float">
            <text:p>0.64</text:p>
          </table:table-cell>
          <table:table-cell office:value-type="float" office:value="5.648" calcext:value-type="float">
            <text:p>5.648</text:p>
          </table:table-cell>
          <table:table-cell office:value-type="float" office:value="0.4196" calcext:value-type="float">
            <text:p>0.4196</text:p>
          </table:table-cell>
          <table:table-cell office:value-type="float" office:value="33.6465" calcext:value-type="float">
            <text:p>33.6465</text:p>
          </table:table-cell>
          <table:table-cell office:value-type="float" office:value="0.192448" calcext:value-type="float">
            <text:p>0.192448</text:p>
          </table:table-cell>
          <table:table-cell office:value-type="float" office:value="4.0722" calcext:value-type="float">
            <text:p>4.0722</text:p>
          </table:table-cell>
          <table:table-cell table:formula="of:=100*[.G133]" office:value-type="float" office:value="41.96" calcext:value-type="float">
            <text:p>41.96</text:p>
          </table:table-cell>
          <table:table-cell table:formula="of:=([.F133]-[.C133]*[.C133])/([.A133]*[.A133])" office:value-type="float" office:value="0.0241975308641976" calcext:value-type="float">
            <text:p>0.024197530864198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-3.56" calcext:value-type="float">
            <text:p>-3.56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935" calcext:value-type="float">
            <text:p>0.935</text:p>
          </table:table-cell>
          <table:table-cell office:value-type="float" office:value="12.7584" calcext:value-type="float">
            <text:p>12.7584</text:p>
          </table:table-cell>
          <table:table-cell office:value-type="float" office:value="0.8761" calcext:value-type="float">
            <text:p>0.8761</text:p>
          </table:table-cell>
          <table:table-cell office:value-type="float" office:value="167.213" calcext:value-type="float">
            <text:p>167.213</text:p>
          </table:table-cell>
          <table:table-cell office:value-type="float" office:value="0.774209" calcext:value-type="float">
            <text:p>0.774209</text:p>
          </table:table-cell>
          <table:table-cell office:value-type="float" office:value="0.17" calcext:value-type="float">
            <text:p>0.17</text:p>
          </table:table-cell>
          <table:table-cell table:formula="of:=100*[.G134]" office:value-type="float" office:value="87.61" calcext:value-type="float">
            <text:p>87.61</text:p>
          </table:table-cell>
          <table:table-cell table:formula="of:=([.F134]-[.C134]*[.C134])/([.A134]*[.A134])" office:value-type="float" office:value="0.0261728395061727" calcext:value-type="float">
            <text:p>0.026172839506173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-3.54" calcext:value-type="float">
            <text:p>-3.5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9275" calcext:value-type="float">
            <text:p>0.9275</text:p>
          </table:table-cell>
          <table:table-cell office:value-type="float" office:value="12.5472" calcext:value-type="float">
            <text:p>12.5472</text:p>
          </table:table-cell>
          <table:table-cell office:value-type="float" office:value="0.86095" calcext:value-type="float">
            <text:p>0.86095</text:p>
          </table:table-cell>
          <table:table-cell office:value-type="float" office:value="158.225" calcext:value-type="float">
            <text:p>158.225</text:p>
          </table:table-cell>
          <table:table-cell office:value-type="float" office:value="0.743597" calcext:value-type="float">
            <text:p>0.743597</text:p>
          </table:table-cell>
          <table:table-cell office:value-type="float" office:value="0.326353" calcext:value-type="float">
            <text:p>0.326353</text:p>
          </table:table-cell>
          <table:table-cell table:formula="of:=100*[.G135]" office:value-type="float" office:value="86.095" calcext:value-type="float">
            <text:p>86.095</text:p>
          </table:table-cell>
          <table:table-cell table:formula="of:=([.F135]-[.C135]*[.C135])/([.A135]*[.A135])" office:value-type="float" office:value="0.00481481481481456" calcext:value-type="float">
            <text:p>0.004814814814815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-3.7" calcext:value-type="float">
            <text:p>-3.7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13.7336" calcext:value-type="float">
            <text:p>13.7336</text:p>
          </table:table-cell>
          <table:table-cell office:value-type="float" office:value="0.924675" calcext:value-type="float">
            <text:p>0.924675</text:p>
          </table:table-cell>
          <table:table-cell office:value-type="float" office:value="190.944" calcext:value-type="float">
            <text:p>190.944</text:p>
          </table:table-cell>
          <table:table-cell office:value-type="float" office:value="0.857494" calcext:value-type="float">
            <text:p>0.857494</text:p>
          </table:table-cell>
          <table:table-cell office:value-type="float" office:value="0.0971353" calcext:value-type="float">
            <text:p>0.0971353</text:p>
          </table:table-cell>
          <table:table-cell table:formula="of:=100*[.G136]" office:value-type="float" office:value="92.4675" calcext:value-type="float">
            <text:p>92.4675</text:p>
          </table:table-cell>
          <table:table-cell table:formula="of:=([.F136]-[.C136]*[.C136])/([.A136]*[.A136])" office:value-type="float" office:value="0.0134567901234561" calcext:value-type="float">
            <text:p>0.013456790123456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-3.61" calcext:value-type="float">
            <text:p>-3.61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93125" calcext:value-type="float">
            <text:p>0.93125</text:p>
          </table:table-cell>
          <table:table-cell office:value-type="float" office:value="13.1248" calcext:value-type="float">
            <text:p>13.1248</text:p>
          </table:table-cell>
          <table:table-cell office:value-type="float" office:value="0.874125" calcext:value-type="float">
            <text:p>0.874125</text:p>
          </table:table-cell>
          <table:table-cell office:value-type="float" office:value="176.793" calcext:value-type="float">
            <text:p>176.793</text:p>
          </table:table-cell>
          <table:table-cell office:value-type="float" office:value="0.782929" calcext:value-type="float">
            <text:p>0.782929</text:p>
          </table:table-cell>
          <table:table-cell office:value-type="float" office:value="0.558424" calcext:value-type="float">
            <text:p>0.558424</text:p>
          </table:table-cell>
          <table:table-cell table:formula="of:=100*[.G137]" office:value-type="float" office:value="87.4125" calcext:value-type="float">
            <text:p>87.4125</text:p>
          </table:table-cell>
          <table:table-cell table:formula="of:=([.F137]-[.C137]*[.C137])/([.A137]*[.A137])" office:value-type="float" office:value="0.0286111111111113" calcext:value-type="float">
            <text:p>0.028611111111111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-3.74875" calcext:value-type="float">
            <text:p>-3.74875</text:p>
          </table:table-cell>
          <table:table-cell office:value-type="float" office:value="0.0529734" calcext:value-type="float">
            <text:p>0.0529734</text:p>
          </table:table-cell>
          <table:table-cell office:value-type="float" office:value="0.962187" calcext:value-type="float">
            <text:p>0.962187</text:p>
          </table:table-cell>
          <table:table-cell office:value-type="float" office:value="14.1061" calcext:value-type="float">
            <text:p>14.1061</text:p>
          </table:table-cell>
          <table:table-cell office:value-type="float" office:value="0.927431" calcext:value-type="float">
            <text:p>0.927431</text:p>
          </table:table-cell>
          <table:table-cell office:value-type="float" office:value="201.82" calcext:value-type="float">
            <text:p>201.82</text:p>
          </table:table-cell>
          <table:table-cell office:value-type="float" office:value="0.865798" calcext:value-type="float">
            <text:p>0.865798</text:p>
          </table:table-cell>
          <table:table-cell office:value-type="float" office:value="0.101805" calcext:value-type="float">
            <text:p>0.101805</text:p>
          </table:table-cell>
          <table:table-cell table:formula="of:=100*[.G138]" office:value-type="float" office:value="92.7431" calcext:value-type="float">
            <text:p>92.7431</text:p>
          </table:table-cell>
          <table:table-cell table:formula="of:=([.F138]-[.C138]*[.C138])/([.A138]*[.A138])" office:value-type="float" office:value="0.0163498263888885" calcext:value-type="float">
            <text:p>0.016349826388889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office:value-type="float" office:value="-3.7125" calcext:value-type="float">
            <text:p>-3.7125</text:p>
          </table:table-cell>
          <table:table-cell office:value-type="float" office:value="0.0472438" calcext:value-type="float">
            <text:p>0.0472438</text:p>
          </table:table-cell>
          <table:table-cell office:value-type="float" office:value="0.956094" calcext:value-type="float">
            <text:p>0.956094</text:p>
          </table:table-cell>
          <table:table-cell office:value-type="float" office:value="13.8299" calcext:value-type="float">
            <text:p>13.8299</text:p>
          </table:table-cell>
          <table:table-cell office:value-type="float" office:value="0.915616" calcext:value-type="float">
            <text:p>0.915616</text:p>
          </table:table-cell>
          <table:table-cell office:value-type="float" office:value="193.77" calcext:value-type="float">
            <text:p>193.77</text:p>
          </table:table-cell>
          <table:table-cell office:value-type="float" office:value="0.843547" calcext:value-type="float">
            <text:p>0.843547</text:p>
          </table:table-cell>
          <table:table-cell office:value-type="float" office:value="0.177017" calcext:value-type="float">
            <text:p>0.177017</text:p>
          </table:table-cell>
          <table:table-cell table:formula="of:=100*[.G139]" office:value-type="float" office:value="91.5616" calcext:value-type="float">
            <text:p>91.5616</text:p>
          </table:table-cell>
          <table:table-cell table:formula="of:=([.F139]-[.C139]*[.C139])/([.A139]*[.A139])" office:value-type="float" office:value="0.0145814043209881" calcext:value-type="float">
            <text:p>0.014581404320988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-3.70219" calcext:value-type="float">
            <text:p>-3.70219</text:p>
          </table:table-cell>
          <table:table-cell office:value-type="float" office:value="0.0722827" calcext:value-type="float">
            <text:p>0.0722827</text:p>
          </table:table-cell>
          <table:table-cell office:value-type="float" office:value="0.950625" calcext:value-type="float">
            <text:p>0.950625</text:p>
          </table:table-cell>
          <table:table-cell office:value-type="float" office:value="13.7785" calcext:value-type="float">
            <text:p>13.7785</text:p>
          </table:table-cell>
          <table:table-cell office:value-type="float" office:value="0.907044" calcext:value-type="float">
            <text:p>0.907044</text:p>
          </table:table-cell>
          <table:table-cell office:value-type="float" office:value="193.568" calcext:value-type="float">
            <text:p>193.568</text:p>
          </table:table-cell>
          <table:table-cell office:value-type="float" office:value="0.833285" calcext:value-type="float">
            <text:p>0.833285</text:p>
          </table:table-cell>
          <table:table-cell office:value-type="float" office:value="0.239459" calcext:value-type="float">
            <text:p>0.239459</text:p>
          </table:table-cell>
          <table:table-cell table:formula="of:=100*[.G140]" office:value-type="float" office:value="90.7044" calcext:value-type="float">
            <text:p>90.7044</text:p>
          </table:table-cell>
          <table:table-cell table:formula="of:=([.F140]-[.C140]*[.C140])/([.A140]*[.A140])" office:value-type="float" office:value="0.0223114826851853" calcext:value-type="float">
            <text:p>0.022311482685185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-3.72562" calcext:value-type="float">
            <text:p>-3.72562</text:p>
          </table:table-cell>
          <table:table-cell office:value-type="float" office:value="0.0569934" calcext:value-type="float">
            <text:p>0.0569934</text:p>
          </table:table-cell>
          <table:table-cell office:value-type="float" office:value="0.958164" calcext:value-type="float">
            <text:p>0.958164</text:p>
          </table:table-cell>
          <table:table-cell office:value-type="float" office:value="13.9373" calcext:value-type="float">
            <text:p>13.9373</text:p>
          </table:table-cell>
          <table:table-cell office:value-type="float" office:value="0.919951" calcext:value-type="float">
            <text:p>0.919951</text:p>
          </table:table-cell>
          <table:table-cell office:value-type="float" office:value="197.213" calcext:value-type="float">
            <text:p>197.213</text:p>
          </table:table-cell>
          <table:table-cell office:value-type="float" office:value="0.852664" calcext:value-type="float">
            <text:p>0.852664</text:p>
          </table:table-cell>
          <table:table-cell office:value-type="float" office:value="0.149188" calcext:value-type="float">
            <text:p>0.149188</text:p>
          </table:table-cell>
          <table:table-cell table:formula="of:=100*[.G141]" office:value-type="float" office:value="91.9951" calcext:value-type="float">
            <text:p>91.9951</text:p>
          </table:table-cell>
          <table:table-cell table:formula="of:=([.F141]-[.C141]*[.C141])/([.A141]*[.A141])" office:value-type="float" office:value="0.0176097579012344" calcext:value-type="float">
            <text:p>0.017609757901235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float" office:value="-3.73344" calcext:value-type="float">
            <text:p>-3.73344</text:p>
          </table:table-cell>
          <table:table-cell office:value-type="float" office:value="0.0496569" calcext:value-type="float">
            <text:p>0.0496569</text:p>
          </table:table-cell>
          <table:table-cell office:value-type="float" office:value="0.960586" calcext:value-type="float">
            <text:p>0.960586</text:p>
          </table:table-cell>
          <table:table-cell office:value-type="float" office:value="13.9882" calcext:value-type="float">
            <text:p>13.9882</text:p>
          </table:table-cell>
          <table:table-cell office:value-type="float" office:value="0.924219" calcext:value-type="float">
            <text:p>0.924219</text:p>
          </table:table-cell>
          <table:table-cell office:value-type="float" office:value="198.289" calcext:value-type="float">
            <text:p>198.289</text:p>
          </table:table-cell>
          <table:table-cell office:value-type="float" office:value="0.859302" calcext:value-type="float">
            <text:p>0.859302</text:p>
          </table:table-cell>
          <table:table-cell office:value-type="float" office:value="0.136375" calcext:value-type="float">
            <text:p>0.136375</text:p>
          </table:table-cell>
          <table:table-cell table:formula="of:=100*[.G142]" office:value-type="float" office:value="92.4219" calcext:value-type="float">
            <text:p>92.4219</text:p>
          </table:table-cell>
          <table:table-cell table:formula="of:=([.F142]-[.C142]*[.C142])/([.A142]*[.A142])" office:value-type="float" office:value="0.0153165945679018" calcext:value-type="float">
            <text:p>0.015316594567902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" calcext:value-type="float">
            <text:p>11</text:p>
          </table:table-cell>
          <table:table-cell office:value-type="float" office:value="-3.72555" calcext:value-type="float">
            <text:p>-3.72555</text:p>
          </table:table-cell>
          <table:table-cell office:value-type="float" office:value="0.0555317" calcext:value-type="float">
            <text:p>0.0555317</text:p>
          </table:table-cell>
          <table:table-cell office:value-type="float" office:value="0.958242" calcext:value-type="float">
            <text:p>0.958242</text:p>
          </table:table-cell>
          <table:table-cell office:value-type="float" office:value="13.9352" calcext:value-type="float">
            <text:p>13.9352</text:p>
          </table:table-cell>
          <table:table-cell office:value-type="float" office:value="0.920088" calcext:value-type="float">
            <text:p>0.920088</text:p>
          </table:table-cell>
          <table:table-cell office:value-type="float" office:value="197.107" calcext:value-type="float">
            <text:p>197.107</text:p>
          </table:table-cell>
          <table:table-cell office:value-type="float" office:value="0.852829" calcext:value-type="float">
            <text:p>0.852829</text:p>
          </table:table-cell>
          <table:table-cell office:value-type="float" office:value="0.150469" calcext:value-type="float">
            <text:p>0.150469</text:p>
          </table:table-cell>
          <table:table-cell table:formula="of:=100*[.G143]" office:value-type="float" office:value="92.0088" calcext:value-type="float">
            <text:p>92.0088</text:p>
          </table:table-cell>
          <table:table-cell table:formula="of:=([.F143]-[.C143]*[.C143])/([.A143]*[.A143])" office:value-type="float" office:value="0.0171225918209871" calcext:value-type="float">
            <text:p>0.017122591820987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-3.7091" calcext:value-type="float">
            <text:p>-3.7091</text:p>
          </table:table-cell>
          <table:table-cell office:value-type="float" office:value="0.057225" calcext:value-type="float">
            <text:p>0.057225</text:p>
          </table:table-cell>
          <table:table-cell office:value-type="float" office:value="0.955283" calcext:value-type="float">
            <text:p>0.955283</text:p>
          </table:table-cell>
          <table:table-cell office:value-type="float" office:value="13.8147" calcext:value-type="float">
            <text:p>13.8147</text:p>
          </table:table-cell>
          <table:table-cell office:value-type="float" office:value="0.914659" calcext:value-type="float">
            <text:p>0.914659</text:p>
          </table:table-cell>
          <table:table-cell office:value-type="float" office:value="193.806" calcext:value-type="float">
            <text:p>193.806</text:p>
          </table:table-cell>
          <table:table-cell office:value-type="float" office:value="0.843417" calcext:value-type="float">
            <text:p>0.843417</text:p>
          </table:table-cell>
          <table:table-cell office:value-type="float" office:value="0.173164" calcext:value-type="float">
            <text:p>0.173164</text:p>
          </table:table-cell>
          <table:table-cell table:formula="of:=100*[.G144]" office:value-type="float" office:value="91.4659" calcext:value-type="float">
            <text:p>91.4659</text:p>
          </table:table-cell>
          <table:table-cell table:formula="of:=([.F144]-[.C144]*[.C144])/([.A144]*[.A144])" office:value-type="float" office:value="0.017678145061728" calcext:value-type="float">
            <text:p>0.017678145061728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" calcext:value-type="float">
            <text:p>13</text:p>
          </table:table-cell>
          <table:table-cell office:value-type="float" office:value="-3.72042" calcext:value-type="float">
            <text:p>-3.72042</text:p>
          </table:table-cell>
          <table:table-cell office:value-type="float" office:value="0.0551733" calcext:value-type="float">
            <text:p>0.0551733</text:p>
          </table:table-cell>
          <table:table-cell office:value-type="float" office:value="0.957522" calcext:value-type="float">
            <text:p>0.957522</text:p>
          </table:table-cell>
          <table:table-cell office:value-type="float" office:value="13.8967" calcext:value-type="float">
            <text:p>13.8967</text:p>
          </table:table-cell>
          <table:table-cell office:value-type="float" office:value="0.918701" calcext:value-type="float">
            <text:p>0.918701</text:p>
          </table:table-cell>
          <table:table-cell office:value-type="float" office:value="196.008" calcext:value-type="float">
            <text:p>196.008</text:p>
          </table:table-cell>
          <table:table-cell office:value-type="float" office:value="0.850205" calcext:value-type="float">
            <text:p>0.850205</text:p>
          </table:table-cell>
          <table:table-cell office:value-type="float" office:value="0.164007" calcext:value-type="float">
            <text:p>0.164007</text:p>
          </table:table-cell>
          <table:table-cell table:formula="of:=100*[.G145]" office:value-type="float" office:value="91.8701" calcext:value-type="float">
            <text:p>91.8701</text:p>
          </table:table-cell>
          <table:table-cell table:formula="of:=([.F145]-[.C145]*[.C145])/([.A145]*[.A145])" office:value-type="float" office:value="0.0170293282716051" calcext:value-type="float">
            <text:p>0.017029328271605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4" calcext:value-type="float">
            <text:p>14</text:p>
          </table:table-cell>
          <table:table-cell office:value-type="float" office:value="-3.7207" calcext:value-type="float">
            <text:p>-3.7207</text:p>
          </table:table-cell>
          <table:table-cell office:value-type="float" office:value="0.0563425" calcext:value-type="float">
            <text:p>0.0563425</text:p>
          </table:table-cell>
          <table:table-cell office:value-type="float" office:value="0.956969" calcext:value-type="float">
            <text:p>0.956969</text:p>
          </table:table-cell>
          <table:table-cell office:value-type="float" office:value="13.9" calcext:value-type="float">
            <text:p>13.9</text:p>
          </table:table-cell>
          <table:table-cell office:value-type="float" office:value="0.917842" calcext:value-type="float">
            <text:p>0.917842</text:p>
          </table:table-cell>
          <table:table-cell office:value-type="float" office:value="196.146" calcext:value-type="float">
            <text:p>196.146</text:p>
          </table:table-cell>
          <table:table-cell office:value-type="float" office:value="0.849168" calcext:value-type="float">
            <text:p>0.849168</text:p>
          </table:table-cell>
          <table:table-cell office:value-type="float" office:value="0.174655" calcext:value-type="float">
            <text:p>0.174655</text:p>
          </table:table-cell>
          <table:table-cell table:formula="of:=100*[.G146]" office:value-type="float" office:value="91.7842" calcext:value-type="float">
            <text:p>91.7842</text:p>
          </table:table-cell>
          <table:table-cell table:formula="of:=([.F146]-[.C146]*[.C146])/([.A146]*[.A146])" office:value-type="float" office:value="0.0174047870370373" calcext:value-type="float">
            <text:p>0.017404787037037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3.72041" calcext:value-type="float">
            <text:p>-3.72041</text:p>
          </table:table-cell>
          <table:table-cell office:value-type="float" office:value="0.0548698" calcext:value-type="float">
            <text:p>0.0548698</text:p>
          </table:table-cell>
          <table:table-cell office:value-type="float" office:value="0.957496" calcext:value-type="float">
            <text:p>0.957496</text:p>
          </table:table-cell>
          <table:table-cell office:value-type="float" office:value="13.8963" calcext:value-type="float">
            <text:p>13.8963</text:p>
          </table:table-cell>
          <table:table-cell office:value-type="float" office:value="0.918642" calcext:value-type="float">
            <text:p>0.918642</text:p>
          </table:table-cell>
          <table:table-cell office:value-type="float" office:value="195.982" calcext:value-type="float">
            <text:p>195.982</text:p>
          </table:table-cell>
          <table:table-cell office:value-type="float" office:value="0.850095" calcext:value-type="float">
            <text:p>0.850095</text:p>
          </table:table-cell>
          <table:table-cell office:value-type="float" office:value="0.162427" calcext:value-type="float">
            <text:p>0.162427</text:p>
          </table:table-cell>
          <table:table-cell table:formula="of:=100*[.G147]" office:value-type="float" office:value="91.8642" calcext:value-type="float">
            <text:p>91.8642</text:p>
          </table:table-cell>
          <table:table-cell table:formula="of:=([.F147]-[.C147]*[.C147])/([.A147]*[.A147])" office:value-type="float" office:value="0.0169288370061726" calcext:value-type="float">
            <text:p>0.01692883700617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2544" calcext:value-type="float">
            <text:p>1.2544</text:p>
          </table:table-cell>
          <table:table-cell office:value-type="float" office:value="0.0324" calcext:value-type="float">
            <text:p>0.0324</text:p>
          </table:table-cell>
          <table:table-cell office:value-type="float" office:value="1.57352" calcext:value-type="float">
            <text:p>1.57352</text:p>
          </table:table-cell>
          <table:table-cell office:value-type="float" office:value="0.00104976" calcext:value-type="float">
            <text:p>0.00104976</text:p>
          </table:table-cell>
          <table:table-cell office:value-type="float" office:value="3.05803" calcext:value-type="float">
            <text:p>3.05803</text:p>
          </table:table-cell>
          <table:table-cell table:formula="of:=100*[.G150]" office:value-type="float" office:value="3.24" calcext:value-type="float">
            <text:p>3.24</text:p>
          </table:table-cell>
          <table:table-cell table:formula="of:=([.F150]-[.C150]*[.C150])/([.A150]*[.A150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-1.76" calcext:value-type="float">
            <text:p>-1.7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45" calcext:value-type="float">
            <text:p>0.45</text:p>
          </table:table-cell>
          <table:table-cell office:value-type="float" office:value="3.104" calcext:value-type="float">
            <text:p>3.104</text:p>
          </table:table-cell>
          <table:table-cell office:value-type="float" office:value="0.2034" calcext:value-type="float">
            <text:p>0.2034</text:p>
          </table:table-cell>
          <table:table-cell office:value-type="float" office:value="9.71411" calcext:value-type="float">
            <text:p>9.71411</text:p>
          </table:table-cell>
          <table:table-cell office:value-type="float" office:value="0.0421006" calcext:value-type="float">
            <text:p>0.0421006</text:p>
          </table:table-cell>
          <table:table-cell office:value-type="float" office:value="3.81649" calcext:value-type="float">
            <text:p>3.81649</text:p>
          </table:table-cell>
          <table:table-cell table:formula="of:=100*[.G151]" office:value-type="float" office:value="20.34" calcext:value-type="float">
            <text:p>20.34</text:p>
          </table:table-cell>
          <table:table-cell table:formula="of:=([.F151]-[.C151]*[.C151])/([.A151]*[.A151])" office:value-type="float" office:value="0.00177285318559562" calcext:value-type="float">
            <text:p>0.001772853185596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-3.46" calcext:value-type="float">
            <text:p>-3.46</text:p>
          </table:table-cell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12.3216" calcext:value-type="float">
            <text:p>12.3216</text:p>
          </table:table-cell>
          <table:table-cell office:value-type="float" office:value="0.8266" calcext:value-type="float">
            <text:p>0.8266</text:p>
          </table:table-cell>
          <table:table-cell office:value-type="float" office:value="166.196" calcext:value-type="float">
            <text:p>166.196</text:p>
          </table:table-cell>
          <table:table-cell office:value-type="float" office:value="0.729233" calcext:value-type="float">
            <text:p>0.729233</text:p>
          </table:table-cell>
          <table:table-cell office:value-type="float" office:value="0.657426" calcext:value-type="float">
            <text:p>0.657426</text:p>
          </table:table-cell>
          <table:table-cell table:formula="of:=100*[.G152]" office:value-type="float" office:value="82.66" calcext:value-type="float">
            <text:p>82.66</text:p>
          </table:table-cell>
          <table:table-cell table:formula="of:=([.F152]-[.C152]*[.C152])/([.A152]*[.A152])" office:value-type="float" office:value="0.0969529085872575" calcext:value-type="float">
            <text:p>0.096952908587258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-3.81" calcext:value-type="float">
            <text:p>-3.81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975" calcext:value-type="float">
            <text:p>0.975</text:p>
          </table:table-cell>
          <table:table-cell office:value-type="float" office:value="14.5672" calcext:value-type="float">
            <text:p>14.5672</text:p>
          </table:table-cell>
          <table:table-cell office:value-type="float" office:value="0.9516" calcext:value-type="float">
            <text:p>0.9516</text:p>
          </table:table-cell>
          <table:table-cell office:value-type="float" office:value="214.93" calcext:value-type="float">
            <text:p>214.93</text:p>
          </table:table-cell>
          <table:table-cell office:value-type="float" office:value="0.909069" calcext:value-type="float">
            <text:p>0.909069</text:p>
          </table:table-cell>
          <table:table-cell office:value-type="float" office:value="0.0511803" calcext:value-type="float">
            <text:p>0.0511803</text:p>
          </table:table-cell>
          <table:table-cell table:formula="of:=100*[.G153]" office:value-type="float" office:value="95.16" calcext:value-type="float">
            <text:p>95.16</text:p>
          </table:table-cell>
          <table:table-cell table:formula="of:=([.F153]-[.C153]*[.C153])/([.A153]*[.A153])" office:value-type="float" office:value="0.0141551246537396" calcext:value-type="float">
            <text:p>0.01415512465374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-3.795" calcext:value-type="float">
            <text:p>-3.795</text:p>
          </table:table-cell>
          <table:table-cell office:value-type="float" office:value="0.023975" calcext:value-type="float">
            <text:p>0.023975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14.426" calcext:value-type="float">
            <text:p>14.426</text:p>
          </table:table-cell>
          <table:table-cell office:value-type="float" office:value="0.948575" calcext:value-type="float">
            <text:p>0.948575</text:p>
          </table:table-cell>
          <table:table-cell office:value-type="float" office:value="209.479" calcext:value-type="float">
            <text:p>209.479</text:p>
          </table:table-cell>
          <table:table-cell office:value-type="float" office:value="0.901254" calcext:value-type="float">
            <text:p>0.901254</text:p>
          </table:table-cell>
          <table:table-cell office:value-type="float" office:value="0.0553647" calcext:value-type="float">
            <text:p>0.0553647</text:p>
          </table:table-cell>
          <table:table-cell table:formula="of:=100*[.G154]" office:value-type="float" office:value="94.8575" calcext:value-type="float">
            <text:p>94.8575</text:p>
          </table:table-cell>
          <table:table-cell table:formula="of:=([.F154]-[.C154]*[.C154])/([.A154]*[.A154])" office:value-type="float" office:value="0.00664127423822717" calcext:value-type="float">
            <text:p>0.006641274238227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-3.7075" calcext:value-type="float">
            <text:p>-3.7075</text:p>
          </table:table-cell>
          <table:table-cell office:value-type="float" office:value="0.0398437" calcext:value-type="float">
            <text:p>0.0398437</text:p>
          </table:table-cell>
          <table:table-cell office:value-type="float" office:value="0.958125" calcext:value-type="float">
            <text:p>0.958125</text:p>
          </table:table-cell>
          <table:table-cell office:value-type="float" office:value="13.7854" calcext:value-type="float">
            <text:p>13.7854</text:p>
          </table:table-cell>
          <table:table-cell office:value-type="float" office:value="0.919087" calcext:value-type="float">
            <text:p>0.919087</text:p>
          </table:table-cell>
          <table:table-cell office:value-type="float" office:value="192.134" calcext:value-type="float">
            <text:p>192.134</text:p>
          </table:table-cell>
          <table:table-cell office:value-type="float" office:value="0.848558" calcext:value-type="float">
            <text:p>0.848558</text:p>
          </table:table-cell>
          <table:table-cell office:value-type="float" office:value="0.124088" calcext:value-type="float">
            <text:p>0.124088</text:p>
          </table:table-cell>
          <table:table-cell table:formula="of:=100*[.G155]" office:value-type="float" office:value="91.9087" calcext:value-type="float">
            <text:p>91.9087</text:p>
          </table:table-cell>
          <table:table-cell table:formula="of:=([.F155]-[.C155]*[.C155])/([.A155]*[.A155])" office:value-type="float" office:value="0.0110370498614957" calcext:value-type="float">
            <text:p>0.011037049861496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-3.64" calcext:value-type="float">
            <text:p>-3.64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941562" calcext:value-type="float">
            <text:p>0.941562</text:p>
          </table:table-cell>
          <table:table-cell office:value-type="float" office:value="13.3248" calcext:value-type="float">
            <text:p>13.3248</text:p>
          </table:table-cell>
          <table:table-cell office:value-type="float" office:value="0.890056" calcext:value-type="float">
            <text:p>0.890056</text:p>
          </table:table-cell>
          <table:table-cell office:value-type="float" office:value="181.291" calcext:value-type="float">
            <text:p>181.291</text:p>
          </table:table-cell>
          <table:table-cell office:value-type="float" office:value="0.803215" calcext:value-type="float">
            <text:p>0.803215</text:p>
          </table:table-cell>
          <table:table-cell office:value-type="float" office:value="0.313601" calcext:value-type="float">
            <text:p>0.313601</text:p>
          </table:table-cell>
          <table:table-cell table:formula="of:=100*[.G156]" office:value-type="float" office:value="89.0056" calcext:value-type="float">
            <text:p>89.0056</text:p>
          </table:table-cell>
          <table:table-cell table:formula="of:=([.F156]-[.C156]*[.C156])/([.A156]*[.A156])" office:value-type="float" office:value="0.0208310249307476" calcext:value-type="float">
            <text:p>0.020831024930748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" calcext:value-type="float">
            <text:p>7</text:p>
          </table:table-cell>
          <table:table-cell office:value-type="float" office:value="-3.60125" calcext:value-type="float">
            <text:p>-3.60125</text:p>
          </table:table-cell>
          <table:table-cell office:value-type="float" office:value="0.0813984" calcext:value-type="float">
            <text:p>0.0813984</text:p>
          </table:table-cell>
          <table:table-cell office:value-type="float" office:value="0.939375" calcext:value-type="float">
            <text:p>0.939375</text:p>
          </table:table-cell>
          <table:table-cell office:value-type="float" office:value="13.0504" calcext:value-type="float">
            <text:p>13.0504</text:p>
          </table:table-cell>
          <table:table-cell office:value-type="float" office:value="0.885094" calcext:value-type="float">
            <text:p>0.885094</text:p>
          </table:table-cell>
          <table:table-cell office:value-type="float" office:value="174.263" calcext:value-type="float">
            <text:p>174.263</text:p>
          </table:table-cell>
          <table:table-cell office:value-type="float" office:value="0.792113" calcext:value-type="float">
            <text:p>0.792113</text:p>
          </table:table-cell>
          <table:table-cell office:value-type="float" office:value="0.212098" calcext:value-type="float">
            <text:p>0.212098</text:p>
          </table:table-cell>
          <table:table-cell table:formula="of:=100*[.G157]" office:value-type="float" office:value="88.5094" calcext:value-type="float">
            <text:p>88.5094</text:p>
          </table:table-cell>
          <table:table-cell table:formula="of:=([.F157]-[.C157]*[.C157])/([.A157]*[.A157])" office:value-type="float" office:value="0.0225480436288081" calcext:value-type="float">
            <text:p>0.022548043628808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-3.63031" calcext:value-type="float">
            <text:p>-3.63031</text:p>
          </table:table-cell>
          <table:table-cell office:value-type="float" office:value="0.0780562" calcext:value-type="float">
            <text:p>0.0780562</text:p>
          </table:table-cell>
          <table:table-cell office:value-type="float" office:value="0.942422" calcext:value-type="float">
            <text:p>0.942422</text:p>
          </table:table-cell>
          <table:table-cell office:value-type="float" office:value="13.2572" calcext:value-type="float">
            <text:p>13.2572</text:p>
          </table:table-cell>
          <table:table-cell office:value-type="float" office:value="0.890786" calcext:value-type="float">
            <text:p>0.890786</text:p>
          </table:table-cell>
          <table:table-cell office:value-type="float" office:value="179.645" calcext:value-type="float">
            <text:p>179.645</text:p>
          </table:table-cell>
          <table:table-cell office:value-type="float" office:value="0.802005" calcext:value-type="float">
            <text:p>0.802005</text:p>
          </table:table-cell>
          <table:table-cell office:value-type="float" office:value="0.211637" calcext:value-type="float">
            <text:p>0.211637</text:p>
          </table:table-cell>
          <table:table-cell table:formula="of:=100*[.G158]" office:value-type="float" office:value="89.0786" calcext:value-type="float">
            <text:p>89.0786</text:p>
          </table:table-cell>
          <table:table-cell table:formula="of:=([.F158]-[.C158]*[.C158])/([.A158]*[.A158])" office:value-type="float" office:value="0.0216203057894733" calcext:value-type="float">
            <text:p>0.021620305789473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9" calcext:value-type="float">
            <text:p>9</text:p>
          </table:table-cell>
          <table:table-cell office:value-type="float" office:value="-3.60781" calcext:value-type="float">
            <text:p>-3.60781</text:p>
          </table:table-cell>
          <table:table-cell office:value-type="float" office:value="0.088289" calcext:value-type="float">
            <text:p>0.088289</text:p>
          </table:table-cell>
          <table:table-cell office:value-type="float" office:value="0.935078" calcext:value-type="float">
            <text:p>0.935078</text:p>
          </table:table-cell>
          <table:table-cell office:value-type="float" office:value="13.1046" calcext:value-type="float">
            <text:p>13.1046</text:p>
          </table:table-cell>
          <table:table-cell office:value-type="float" office:value="0.878514" calcext:value-type="float">
            <text:p>0.878514</text:p>
          </table:table-cell>
          <table:table-cell office:value-type="float" office:value="175.972" calcext:value-type="float">
            <text:p>175.972</text:p>
          </table:table-cell>
          <table:table-cell office:value-type="float" office:value="0.784336" calcext:value-type="float">
            <text:p>0.784336</text:p>
          </table:table-cell>
          <table:table-cell office:value-type="float" office:value="0.31926" calcext:value-type="float">
            <text:p>0.31926</text:p>
          </table:table-cell>
          <table:table-cell table:formula="of:=100*[.G159]" office:value-type="float" office:value="87.8514" calcext:value-type="float">
            <text:p>87.8514</text:p>
          </table:table-cell>
          <table:table-cell table:formula="of:=([.F159]-[.C159]*[.C159])/([.A159]*[.A159])" office:value-type="float" office:value="0.0244617739335177" calcext:value-type="float">
            <text:p>0.024461773933518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office:value-type="float" office:value="-3.62531" calcext:value-type="float">
            <text:p>-3.62531</text:p>
          </table:table-cell>
          <table:table-cell office:value-type="float" office:value="0.0801343" calcext:value-type="float">
            <text:p>0.0801343</text:p>
          </table:table-cell>
          <table:table-cell office:value-type="float" office:value="0.938242" calcext:value-type="float">
            <text:p>0.938242</text:p>
          </table:table-cell>
          <table:table-cell office:value-type="float" office:value="13.223" calcext:value-type="float">
            <text:p>13.223</text:p>
          </table:table-cell>
          <table:table-cell office:value-type="float" office:value="0.88418" calcext:value-type="float">
            <text:p>0.88418</text:p>
          </table:table-cell>
          <table:table-cell office:value-type="float" office:value="178.749" calcext:value-type="float">
            <text:p>178.749</text:p>
          </table:table-cell>
          <table:table-cell office:value-type="float" office:value="0.793536" calcext:value-type="float">
            <text:p>0.793536</text:p>
          </table:table-cell>
          <table:table-cell office:value-type="float" office:value="0.284887" calcext:value-type="float">
            <text:p>0.284887</text:p>
          </table:table-cell>
          <table:table-cell table:formula="of:=100*[.G160]" office:value-type="float" office:value="88.418" calcext:value-type="float">
            <text:p>88.418</text:p>
          </table:table-cell>
          <table:table-cell table:formula="of:=([.F160]-[.C160]*[.C160])/([.A160]*[.A160])" office:value-type="float" office:value="0.0221959567590034" calcext:value-type="float">
            <text:p>0.022195956759004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1" calcext:value-type="float">
            <text:p>11</text:p>
          </table:table-cell>
          <table:table-cell office:value-type="float" office:value="-3.61398" calcext:value-type="float">
            <text:p>-3.61398</text:p>
          </table:table-cell>
          <table:table-cell office:value-type="float" office:value="0.0935294" calcext:value-type="float">
            <text:p>0.0935294</text:p>
          </table:table-cell>
          <table:table-cell office:value-type="float" office:value="0.933438" calcext:value-type="float">
            <text:p>0.933438</text:p>
          </table:table-cell>
          <table:table-cell office:value-type="float" office:value="13.1544" calcext:value-type="float">
            <text:p>13.1544</text:p>
          </table:table-cell>
          <table:table-cell office:value-type="float" office:value="0.878751" calcext:value-type="float">
            <text:p>0.878751</text:p>
          </table:table-cell>
          <table:table-cell office:value-type="float" office:value="177.48" calcext:value-type="float">
            <text:p>177.48</text:p>
          </table:table-cell>
          <table:table-cell office:value-type="float" office:value="0.788362" calcext:value-type="float">
            <text:p>0.788362</text:p>
          </table:table-cell>
          <table:table-cell office:value-type="float" office:value="0.37211" calcext:value-type="float">
            <text:p>0.37211</text:p>
          </table:table-cell>
          <table:table-cell table:formula="of:=100*[.G161]" office:value-type="float" office:value="87.8751" calcext:value-type="float">
            <text:p>87.8751</text:p>
          </table:table-cell>
          <table:table-cell table:formula="of:=([.F161]-[.C161]*[.C161])/([.A161]*[.A161])" office:value-type="float" office:value="0.0259137284210522" calcext:value-type="float">
            <text:p>0.025913728421052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3.62029" calcext:value-type="float">
            <text:p>-3.62029</text:p>
          </table:table-cell>
          <table:table-cell office:value-type="float" office:value="0.082446" calcext:value-type="float">
            <text:p>0.082446</text:p>
          </table:table-cell>
          <table:table-cell office:value-type="float" office:value="0.938657" calcext:value-type="float">
            <text:p>0.938657</text:p>
          </table:table-cell>
          <table:table-cell office:value-type="float" office:value="13.189" calcext:value-type="float">
            <text:p>13.189</text:p>
          </table:table-cell>
          <table:table-cell office:value-type="float" office:value="0.884784" calcext:value-type="float">
            <text:p>0.884784</text:p>
          </table:table-cell>
          <table:table-cell office:value-type="float" office:value="177.987" calcext:value-type="float">
            <text:p>177.987</text:p>
          </table:table-cell>
          <table:table-cell office:value-type="float" office:value="0.79403" calcext:value-type="float">
            <text:p>0.79403</text:p>
          </table:table-cell>
          <table:table-cell office:value-type="float" office:value="0.285359" calcext:value-type="float">
            <text:p>0.285359</text:p>
          </table:table-cell>
          <table:table-cell table:formula="of:=100*[.G162]" office:value-type="float" office:value="88.4784" calcext:value-type="float">
            <text:p>88.4784</text:p>
          </table:table-cell>
          <table:table-cell table:formula="of:=([.F162]-[.C162]*[.C162])/([.A162]*[.A162])" office:value-type="float" office:value="0.0228532731024933" calcext:value-type="float">
            <text:p>0.02285327310249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92" calcext:value-type="float">
            <text:p>-1.92</text:p>
          </table:table-cell>
          <table:table-cell office:value-type="float" office:value="0" calcext:value-type="float">
            <text:p>0</text:p>
          </table:table-cell>
          <table:table-cell office:value-type="float" office:value="-0.62" calcext:value-type="float">
            <text:p>-0.62</text:p>
          </table:table-cell>
          <table:table-cell office:value-type="float" office:value="3.6864" calcext:value-type="float">
            <text:p>3.6864</text:p>
          </table:table-cell>
          <table:table-cell office:value-type="float" office:value="0.3844" calcext:value-type="float">
            <text:p>0.3844</text:p>
          </table:table-cell>
          <table:table-cell office:value-type="float" office:value="13.5895" calcext:value-type="float">
            <text:p>13.5895</text:p>
          </table:table-cell>
          <table:table-cell office:value-type="float" office:value="0.147763" calcext:value-type="float">
            <text:p>0.147763</text:p>
          </table:table-cell>
          <table:table-cell office:value-type="float" office:value="0.784721" calcext:value-type="float">
            <text:p>0.784721</text:p>
          </table:table-cell>
          <table:table-cell table:formula="of:=100*[.G165]" office:value-type="float" office:value="38.44" calcext:value-type="float">
            <text:p>38.44</text:p>
          </table:table-cell>
          <table:table-cell table:formula="of:=([.F165]-[.C165]*[.C165])/([.A165]*[.A165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office:value-type="float" office:value="0.0576" calcext:value-type="float">
            <text:p>0.0576</text:p>
          </table:table-cell>
          <table:table-cell office:value-type="float" office:value="-0.94" calcext:value-type="float">
            <text:p>-0.94</text:p>
          </table:table-cell>
          <table:table-cell office:value-type="float" office:value="13.0176" calcext:value-type="float">
            <text:p>13.0176</text:p>
          </table:table-cell>
          <table:table-cell office:value-type="float" office:value="0.8852" calcext:value-type="float">
            <text:p>0.8852</text:p>
          </table:table-cell>
          <table:table-cell office:value-type="float" office:value="172.444" calcext:value-type="float">
            <text:p>172.444</text:p>
          </table:table-cell>
          <table:table-cell office:value-type="float" office:value="0.789234" calcext:value-type="float">
            <text:p>0.789234</text:p>
          </table:table-cell>
          <table:table-cell office:value-type="float" office:value="0.157082" calcext:value-type="float">
            <text:p>0.157082</text:p>
          </table:table-cell>
          <table:table-cell table:formula="of:=100*[.G166]" office:value-type="float" office:value="88.52" calcext:value-type="float">
            <text:p>88.52</text:p>
          </table:table-cell>
          <table:table-cell table:formula="of:=([.F166]-[.C166]*[.C166])/([.A166]*[.A166])" office:value-type="float" office:value="0.0143999999999997" calcext:value-type="float">
            <text:p>0.0144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3.76" calcext:value-type="float">
            <text:p>-3.76</text:p>
          </table:table-cell>
          <table:table-cell office:value-type="float" office:value="0.032" calcext:value-type="float">
            <text:p>0.032</text:p>
          </table:table-cell>
          <table:table-cell office:value-type="float" office:value="-0.96" calcext:value-type="float">
            <text:p>-0.96</text:p>
          </table:table-cell>
          <table:table-cell office:value-type="float" office:value="14.1696" calcext:value-type="float">
            <text:p>14.1696</text:p>
          </table:table-cell>
          <table:table-cell office:value-type="float" office:value="0.923" calcext:value-type="float">
            <text:p>0.923</text:p>
          </table:table-cell>
          <table:table-cell office:value-type="float" office:value="202.588" calcext:value-type="float">
            <text:p>202.588</text:p>
          </table:table-cell>
          <table:table-cell office:value-type="float" office:value="0.856954" calcext:value-type="float">
            <text:p>0.856954</text:p>
          </table:table-cell>
          <table:table-cell office:value-type="float" office:value="0.15618" calcext:value-type="float">
            <text:p>0.15618</text:p>
          </table:table-cell>
          <table:table-cell table:formula="of:=100*[.G167]" office:value-type="float" office:value="92.3" calcext:value-type="float">
            <text:p>92.3</text:p>
          </table:table-cell>
          <table:table-cell table:formula="of:=([.F167]-[.C167]*[.C167])/([.A167]*[.A167])" office:value-type="float" office:value="0.00800000000000045" calcext:value-type="float">
            <text:p>0.00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.45" calcext:value-type="float">
            <text:p>-3.45</text:p>
          </table:table-cell>
          <table:table-cell office:value-type="float" office:value="0.0455" calcext:value-type="float">
            <text:p>0.0455</text:p>
          </table:table-cell>
          <table:table-cell office:value-type="float" office:value="-0.915" calcext:value-type="float">
            <text:p>-0.915</text:p>
          </table:table-cell>
          <table:table-cell office:value-type="float" office:value="11.948" calcext:value-type="float">
            <text:p>11.948</text:p>
          </table:table-cell>
          <table:table-cell office:value-type="float" office:value="0.8389" calcext:value-type="float">
            <text:p>0.8389</text:p>
          </table:table-cell>
          <table:table-cell office:value-type="float" office:value="144.974" calcext:value-type="float">
            <text:p>144.974</text:p>
          </table:table-cell>
          <table:table-cell office:value-type="float" office:value="0.709298" calcext:value-type="float">
            <text:p>0.709298</text:p>
          </table:table-cell>
          <table:table-cell office:value-type="float" office:value="0.271631" calcext:value-type="float">
            <text:p>0.271631</text:p>
          </table:table-cell>
          <table:table-cell table:formula="of:=100*[.G168]" office:value-type="float" office:value="83.89" calcext:value-type="float">
            <text:p>83.89</text:p>
          </table:table-cell>
          <table:table-cell table:formula="of:=([.F168]-[.C168]*[.C168])/([.A168]*[.A168])" office:value-type="float" office:value="0.0113749999999997" calcext:value-type="float">
            <text:p>0.01137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3.605" calcext:value-type="float">
            <text:p>-3.605</text:p>
          </table:table-cell>
          <table:table-cell office:value-type="float" office:value="0.073975" calcext:value-type="float">
            <text:p>0.073975</text:p>
          </table:table-cell>
          <table:table-cell office:value-type="float" office:value="-0.9325" calcext:value-type="float">
            <text:p>-0.9325</text:p>
          </table:table-cell>
          <table:table-cell office:value-type="float" office:value="13.07" calcext:value-type="float">
            <text:p>13.07</text:p>
          </table:table-cell>
          <table:table-cell office:value-type="float" office:value="0.87375" calcext:value-type="float">
            <text:p>0.87375</text:p>
          </table:table-cell>
          <table:table-cell office:value-type="float" office:value="174.539" calcext:value-type="float">
            <text:p>174.539</text:p>
          </table:table-cell>
          <table:table-cell office:value-type="float" office:value="0.776571" calcext:value-type="float">
            <text:p>0.776571</text:p>
          </table:table-cell>
          <table:table-cell office:value-type="float" office:value="0.321943" calcext:value-type="float">
            <text:p>0.321943</text:p>
          </table:table-cell>
          <table:table-cell table:formula="of:=100*[.G169]" office:value-type="float" office:value="87.375" calcext:value-type="float">
            <text:p>87.375</text:p>
          </table:table-cell>
          <table:table-cell table:formula="of:=([.F169]-[.C169]*[.C169])/([.A169]*[.A169])" office:value-type="float" office:value="0.0184937500000002" calcext:value-type="float">
            <text:p>0.0184937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.48" calcext:value-type="float">
            <text:p>-3.48</text:p>
          </table:table-cell>
          <table:table-cell office:value-type="float" office:value="0.098" calcext:value-type="float">
            <text:p>0.098</text:p>
          </table:table-cell>
          <table:table-cell office:value-type="float" office:value="-0.9175" calcext:value-type="float">
            <text:p>-0.9175</text:p>
          </table:table-cell>
          <table:table-cell office:value-type="float" office:value="12.2084" calcext:value-type="float">
            <text:p>12.2084</text:p>
          </table:table-cell>
          <table:table-cell office:value-type="float" office:value="0.844925" calcext:value-type="float">
            <text:p>0.844925</text:p>
          </table:table-cell>
          <table:table-cell office:value-type="float" office:value="153.605" calcext:value-type="float">
            <text:p>153.605</text:p>
          </table:table-cell>
          <table:table-cell office:value-type="float" office:value="0.724091" calcext:value-type="float">
            <text:p>0.724091</text:p>
          </table:table-cell>
          <table:table-cell office:value-type="float" office:value="0.254217" calcext:value-type="float">
            <text:p>0.254217</text:p>
          </table:table-cell>
          <table:table-cell table:formula="of:=100*[.G170]" office:value-type="float" office:value="84.4925" calcext:value-type="float">
            <text:p>84.4925</text:p>
          </table:table-cell>
          <table:table-cell table:formula="of:=([.F170]-[.C170]*[.C170])/([.A170]*[.A170])" office:value-type="float" office:value="0.0244999999999997" calcext:value-type="float">
            <text:p>0.024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3.54" calcext:value-type="float">
            <text:p>-3.54</text:p>
          </table:table-cell>
          <table:table-cell office:value-type="float" office:value="0.0926" calcext:value-type="float">
            <text:p>0.0926</text:p>
          </table:table-cell>
          <table:table-cell office:value-type="float" office:value="-0.92375" calcext:value-type="float">
            <text:p>-0.92375</text:p>
          </table:table-cell>
          <table:table-cell office:value-type="float" office:value="12.6242" calcext:value-type="float">
            <text:p>12.6242</text:p>
          </table:table-cell>
          <table:table-cell office:value-type="float" office:value="0.85725" calcext:value-type="float">
            <text:p>0.85725</text:p>
          </table:table-cell>
          <table:table-cell office:value-type="float" office:value="163.844" calcext:value-type="float">
            <text:p>163.844</text:p>
          </table:table-cell>
          <table:table-cell office:value-type="float" office:value="0.747133" calcext:value-type="float">
            <text:p>0.747133</text:p>
          </table:table-cell>
          <table:table-cell office:value-type="float" office:value="0.448791" calcext:value-type="float">
            <text:p>0.448791</text:p>
          </table:table-cell>
          <table:table-cell table:formula="of:=100*[.G171]" office:value-type="float" office:value="85.725" calcext:value-type="float">
            <text:p>85.725</text:p>
          </table:table-cell>
          <table:table-cell table:formula="of:=([.F171]-[.C171]*[.C171])/([.A171]*[.A171])" office:value-type="float" office:value="0.0231499999999998" calcext:value-type="float">
            <text:p>0.0231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3.40187" calcext:value-type="float">
            <text:p>-3.40187</text:p>
          </table:table-cell>
          <table:table-cell office:value-type="float" office:value="0.117896" calcext:value-type="float">
            <text:p>0.117896</text:p>
          </table:table-cell>
          <table:table-cell office:value-type="float" office:value="-0.895938" calcext:value-type="float">
            <text:p>-0.895938</text:p>
          </table:table-cell>
          <table:table-cell office:value-type="float" office:value="11.6906" calcext:value-type="float">
            <text:p>11.6906</text:p>
          </table:table-cell>
          <table:table-cell office:value-type="float" office:value="0.808763" calcext:value-type="float">
            <text:p>0.808763</text:p>
          </table:table-cell>
          <table:table-cell office:value-type="float" office:value="141.91" calcext:value-type="float">
            <text:p>141.91</text:p>
          </table:table-cell>
          <table:table-cell office:value-type="float" office:value="0.671249" calcext:value-type="float">
            <text:p>0.671249</text:p>
          </table:table-cell>
          <table:table-cell office:value-type="float" office:value="0.653589" calcext:value-type="float">
            <text:p>0.653589</text:p>
          </table:table-cell>
          <table:table-cell table:formula="of:=100*[.G172]" office:value-type="float" office:value="80.8763" calcext:value-type="float">
            <text:p>80.8763</text:p>
          </table:table-cell>
          <table:table-cell table:formula="of:=([.F172]-[.C172]*[.C172])/([.A172]*[.A172])" office:value-type="float" office:value="0.0294701257749996" calcext:value-type="float">
            <text:p>0.02947012577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3.48406" calcext:value-type="float">
            <text:p>-3.48406</text:p>
          </table:table-cell>
          <table:table-cell office:value-type="float" office:value="0.109383" calcext:value-type="float">
            <text:p>0.109383</text:p>
          </table:table-cell>
          <table:table-cell office:value-type="float" office:value="-0.909687" calcext:value-type="float">
            <text:p>-0.909687</text:p>
          </table:table-cell>
          <table:table-cell office:value-type="float" office:value="12.2481" calcext:value-type="float">
            <text:p>12.2481</text:p>
          </table:table-cell>
          <table:table-cell office:value-type="float" office:value="0.835384" calcext:value-type="float">
            <text:p>0.835384</text:p>
          </table:table-cell>
          <table:table-cell office:value-type="float" office:value="154.99" calcext:value-type="float">
            <text:p>154.99</text:p>
          </table:table-cell>
          <table:table-cell office:value-type="float" office:value="0.717139" calcext:value-type="float">
            <text:p>0.717139</text:p>
          </table:table-cell>
          <table:table-cell office:value-type="float" office:value="0.554346" calcext:value-type="float">
            <text:p>0.554346</text:p>
          </table:table-cell>
          <table:table-cell table:formula="of:=100*[.G173]" office:value-type="float" office:value="83.5384" calcext:value-type="float">
            <text:p>83.5384</text:p>
          </table:table-cell>
          <table:table-cell table:formula="of:=([.F173]-[.C173]*[.C173])/([.A173]*[.A173])" office:value-type="float" office:value="0.0273564791000003" calcext:value-type="float">
            <text:p>0.027356479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3.51828" calcext:value-type="float">
            <text:p>-3.51828</text:p>
          </table:table-cell>
          <table:table-cell office:value-type="float" office:value="0.0936345" calcext:value-type="float">
            <text:p>0.0936345</text:p>
          </table:table-cell>
          <table:table-cell office:value-type="float" office:value="-0.916367" calcext:value-type="float">
            <text:p>-0.916367</text:p>
          </table:table-cell>
          <table:table-cell office:value-type="float" office:value="12.4719" calcext:value-type="float">
            <text:p>12.4719</text:p>
          </table:table-cell>
          <table:table-cell office:value-type="float" office:value="0.844913" calcext:value-type="float">
            <text:p>0.844913</text:p>
          </table:table-cell>
          <table:table-cell office:value-type="float" office:value="160.012" calcext:value-type="float">
            <text:p>160.012</text:p>
          </table:table-cell>
          <table:table-cell office:value-type="float" office:value="0.729146" calcext:value-type="float">
            <text:p>0.729146</text:p>
          </table:table-cell>
          <table:table-cell office:value-type="float" office:value="0.435482" calcext:value-type="float">
            <text:p>0.435482</text:p>
          </table:table-cell>
          <table:table-cell table:formula="of:=100*[.G174]" office:value-type="float" office:value="84.4913" calcext:value-type="float">
            <text:p>84.4913</text:p>
          </table:table-cell>
          <table:table-cell table:formula="of:=([.F174]-[.C174]*[.C174])/([.A174]*[.A174])" office:value-type="float" office:value="0.0234014604000001" calcext:value-type="float">
            <text:p>0.023401460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3.47406" calcext:value-type="float">
            <text:p>-3.47406</text:p>
          </table:table-cell>
          <table:table-cell office:value-type="float" office:value="0.118752" calcext:value-type="float">
            <text:p>0.118752</text:p>
          </table:table-cell>
          <table:table-cell office:value-type="float" office:value="-0.907695" calcext:value-type="float">
            <text:p>-0.907695</text:p>
          </table:table-cell>
          <table:table-cell office:value-type="float" office:value="12.1879" calcext:value-type="float">
            <text:p>12.1879</text:p>
          </table:table-cell>
          <table:table-cell office:value-type="float" office:value="0.831257" calcext:value-type="float">
            <text:p>0.831257</text:p>
          </table:table-cell>
          <table:table-cell office:value-type="float" office:value="153.896" calcext:value-type="float">
            <text:p>153.896</text:p>
          </table:table-cell>
          <table:table-cell office:value-type="float" office:value="0.710861" calcext:value-type="float">
            <text:p>0.710861</text:p>
          </table:table-cell>
          <table:table-cell office:value-type="float" office:value="0.535802" calcext:value-type="float">
            <text:p>0.535802</text:p>
          </table:table-cell>
          <table:table-cell table:formula="of:=100*[.G175]" office:value-type="float" office:value="83.1257" calcext:value-type="float">
            <text:p>83.1257</text:p>
          </table:table-cell>
          <table:table-cell table:formula="of:=([.F175]-[.C175]*[.C175])/([.A175]*[.A175])" office:value-type="float" office:value="0.0297017790999998" calcext:value-type="float">
            <text:p>0.029701779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3.48539" calcext:value-type="float">
            <text:p>-3.48539</text:p>
          </table:table-cell>
          <table:table-cell office:value-type="float" office:value="0.115002" calcext:value-type="float">
            <text:p>0.115002</text:p>
          </table:table-cell>
          <table:table-cell office:value-type="float" office:value="-0.292813" calcext:value-type="float">
            <text:p>-0.292813</text:p>
          </table:table-cell>
          <table:table-cell office:value-type="float" office:value="12.2629" calcext:value-type="float">
            <text:p>12.2629</text:p>
          </table:table-cell>
          <table:table-cell office:value-type="float" office:value="0.835309" calcext:value-type="float">
            <text:p>0.835309</text:p>
          </table:table-cell>
          <table:table-cell office:value-type="float" office:value="155.551" calcext:value-type="float">
            <text:p>155.551</text:p>
          </table:table-cell>
          <table:table-cell office:value-type="float" office:value="0.717343" calcext:value-type="float">
            <text:p>0.717343</text:p>
          </table:table-cell>
          <table:table-cell office:value-type="float" office:value="0.482161" calcext:value-type="float">
            <text:p>0.482161</text:p>
          </table:table-cell>
          <table:table-cell table:formula="of:=100*[.G176]" office:value-type="float" office:value="83.5309" calcext:value-type="float">
            <text:p>83.5309</text:p>
          </table:table-cell>
          <table:table-cell table:formula="of:=([.F176]-[.C176]*[.C176])/([.A176]*[.A176])" office:value-type="float" office:value="0.0287391369749996" calcext:value-type="float">
            <text:p>0.02873913697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3.51607" calcext:value-type="float">
            <text:p>-3.51607</text:p>
          </table:table-cell>
          <table:table-cell office:value-type="float" office:value="0.102267" calcext:value-type="float">
            <text:p>0.102267</text:p>
          </table:table-cell>
          <table:table-cell office:value-type="float" office:value="0.919287" calcext:value-type="float">
            <text:p>0.919287</text:p>
          </table:table-cell>
          <table:table-cell office:value-type="float" office:value="12.465" calcext:value-type="float">
            <text:p>12.465</text:p>
          </table:table-cell>
          <table:table-cell office:value-type="float" office:value="0.849935" calcext:value-type="float">
            <text:p>0.849935</text:p>
          </table:table-cell>
          <table:table-cell office:value-type="float" office:value="160.123" calcext:value-type="float">
            <text:p>160.123</text:p>
          </table:table-cell>
          <table:table-cell office:value-type="float" office:value="0.736662" calcext:value-type="float">
            <text:p>0.736662</text:p>
          </table:table-cell>
          <table:table-cell office:value-type="float" office:value="0.377736" calcext:value-type="float">
            <text:p>0.377736</text:p>
          </table:table-cell>
          <table:table-cell table:formula="of:=100*[.G177]" office:value-type="float" office:value="84.9935" calcext:value-type="float">
            <text:p>84.9935</text:p>
          </table:table-cell>
          <table:table-cell table:formula="of:=([.F177]-[.C177]*[.C177])/([.A177]*[.A177])" office:value-type="float" office:value="0.0255629387749998" calcext:value-type="float">
            <text:p>0.02556293877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-3.48519" calcext:value-type="float">
            <text:p>-3.48519</text:p>
          </table:table-cell>
          <table:table-cell office:value-type="float" office:value="0.120432" calcext:value-type="float">
            <text:p>0.120432</text:p>
          </table:table-cell>
          <table:table-cell office:value-type="float" office:value="0.335859" calcext:value-type="float">
            <text:p>0.335859</text:p>
          </table:table-cell>
          <table:table-cell office:value-type="float" office:value="12.267" calcext:value-type="float">
            <text:p>12.267</text:p>
          </table:table-cell>
          <table:table-cell office:value-type="float" office:value="0.834549" calcext:value-type="float">
            <text:p>0.834549</text:p>
          </table:table-cell>
          <table:table-cell office:value-type="float" office:value="155.888" calcext:value-type="float">
            <text:p>155.888</text:p>
          </table:table-cell>
          <table:table-cell office:value-type="float" office:value="0.717143" calcext:value-type="float">
            <text:p>0.717143</text:p>
          </table:table-cell>
          <table:table-cell office:value-type="float" office:value="0.49781" calcext:value-type="float">
            <text:p>0.49781</text:p>
          </table:table-cell>
          <table:table-cell table:formula="of:=100*[.G178]" office:value-type="float" office:value="83.4549" calcext:value-type="float">
            <text:p>83.4549</text:p>
          </table:table-cell>
          <table:table-cell table:formula="of:=([.F178]-[.C178]*[.C178])/([.A178]*[.A178])" office:value-type="float" office:value="0.0301126659749995" calcext:value-type="float">
            <text:p>0.03011266597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3.48542" calcext:value-type="float">
            <text:p>-3.48542</text:p>
          </table:table-cell>
          <table:table-cell office:value-type="float" office:value="0.11861" calcext:value-type="float">
            <text:p>0.11861</text:p>
          </table:table-cell>
          <table:table-cell office:value-type="float" office:value="-0.636504" calcext:value-type="float">
            <text:p>-0.636504</text:p>
          </table:table-cell>
          <table:table-cell office:value-type="float" office:value="12.2667" calcext:value-type="float">
            <text:p>12.2667</text:p>
          </table:table-cell>
          <table:table-cell office:value-type="float" office:value="0.834219" calcext:value-type="float">
            <text:p>0.834219</text:p>
          </table:table-cell>
          <table:table-cell office:value-type="float" office:value="155.803" calcext:value-type="float">
            <text:p>155.803</text:p>
          </table:table-cell>
          <table:table-cell office:value-type="float" office:value="0.716" calcext:value-type="float">
            <text:p>0.716</text:p>
          </table:table-cell>
          <table:table-cell office:value-type="float" office:value="0.50518" calcext:value-type="float">
            <text:p>0.50518</text:p>
          </table:table-cell>
          <table:table-cell table:formula="of:=100*[.G179]" office:value-type="float" office:value="83.4219" calcext:value-type="float">
            <text:p>83.4219</text:p>
          </table:table-cell>
          <table:table-cell table:formula="of:=([.F179]-[.C179]*[.C179])/([.A179]*[.A179])" office:value-type="float" office:value="0.0296368559000002" calcext:value-type="float">
            <text:p>0.029636855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.49027" calcext:value-type="float">
            <text:p>-3.49027</text:p>
          </table:table-cell>
          <table:table-cell office:value-type="float" office:value="0.114891" calcext:value-type="float">
            <text:p>0.114891</text:p>
          </table:table-cell>
          <table:table-cell office:value-type="float" office:value="0.794805" calcext:value-type="float">
            <text:p>0.794805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0.838225" calcext:value-type="float">
            <text:p>0.838225</text:p>
          </table:table-cell>
          <table:table-cell office:value-type="float" office:value="156.417" calcext:value-type="float">
            <text:p>156.417</text:p>
          </table:table-cell>
          <table:table-cell office:value-type="float" office:value="0.720665" calcext:value-type="float">
            <text:p>0.720665</text:p>
          </table:table-cell>
          <table:table-cell office:value-type="float" office:value="0.451265" calcext:value-type="float">
            <text:p>0.451265</text:p>
          </table:table-cell>
          <table:table-cell table:formula="of:=100*[.G180]" office:value-type="float" office:value="83.8225" calcext:value-type="float">
            <text:p>83.8225</text:p>
          </table:table-cell>
          <table:table-cell table:formula="of:=([.F180]-[.C180]*[.C180])/([.A180]*[.A180])" office:value-type="float" office:value="0.0287288317749996" calcext:value-type="float">
            <text:p>0.0287288317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16" calcext:value-type="float">
            <text:p>0.9216</text:p>
          </table:table-cell>
          <table:table-cell office:value-type="float" office:value="0" calcext:value-type="float">
            <text:p>0</text:p>
          </table:table-cell>
          <table:table-cell office:value-type="float" office:value="0.849347" calcext:value-type="float">
            <text:p>0.849347</text:p>
          </table:table-cell>
          <table:table-cell office:value-type="float" office:value="0" calcext:value-type="float">
            <text:p>0</text:p>
          </table:table-cell>
          <table:table-cell office:value-type="float" office:value="0.243081" calcext:value-type="float">
            <text:p>0.243081</text:p>
          </table:table-cell>
          <table:table-cell table:formula="of:=100*[.G183]" office:value-type="float" office:value="0" calcext:value-type="float">
            <text:p>0</text:p>
          </table:table-cell>
          <table:table-cell table:formula="of:=([.F183]-[.C183]*[.C183])/([.A183]*[.A18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-2.12" calcext:value-type="float">
            <text:p>-2.12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2" calcext:value-type="float">
            <text:p>-0.2</text:p>
          </table:table-cell>
          <table:table-cell office:value-type="float" office:value="4.5088" calcext:value-type="float">
            <text:p>4.5088</text:p>
          </table:table-cell>
          <table:table-cell office:value-type="float" office:value="0.04" calcext:value-type="float">
            <text:p>0.04</text:p>
          </table:table-cell>
          <table:table-cell office:value-type="float" office:value="20.5882" calcext:value-type="float">
            <text:p>20.5882</text:p>
          </table:table-cell>
          <table:table-cell office:value-type="float" office:value="0.0016" calcext:value-type="float">
            <text:p>0.0016</text:p>
          </table:table-cell>
          <table:table-cell office:value-type="float" office:value="1.18902" calcext:value-type="float">
            <text:p>1.18902</text:p>
          </table:table-cell>
          <table:table-cell table:formula="of:=100*[.G184]" office:value-type="float" office:value="4" calcext:value-type="float">
            <text:p>4</text:p>
          </table:table-cell>
          <table:table-cell table:formula="of:=([.F184]-[.C184]*[.C184])/([.A184]*[.A184])" office:value-type="float" office:value="0.00326530612244882" calcext:value-type="float">
            <text:p>0.003265306122449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-2.32" calcext:value-type="float">
            <text:p>-2.32</text:p>
          </table:table-cell>
          <table:table-cell office:value-type="float" office:value="0.1312" calcext:value-type="float">
            <text:p>0.1312</text:p>
          </table:table-cell>
          <table:table-cell office:value-type="float" office:value="-0.1" calcext:value-type="float">
            <text:p>-0.1</text:p>
          </table:table-cell>
          <table:table-cell office:value-type="float" office:value="5.5136" calcext:value-type="float">
            <text:p>5.5136</text:p>
          </table:table-cell>
          <table:table-cell office:value-type="float" office:value="0.0804" calcext:value-type="float">
            <text:p>0.0804</text:p>
          </table:table-cell>
          <table:table-cell office:value-type="float" office:value="32.9805" calcext:value-type="float">
            <text:p>32.9805</text:p>
          </table:table-cell>
          <table:table-cell office:value-type="float" office:value="0.0160795" calcext:value-type="float">
            <text:p>0.0160795</text:p>
          </table:table-cell>
          <table:table-cell office:value-type="float" office:value="1.78644" calcext:value-type="float">
            <text:p>1.78644</text:p>
          </table:table-cell>
          <table:table-cell table:formula="of:=100*[.G185]" office:value-type="float" office:value="8.04" calcext:value-type="float">
            <text:p>8.04</text:p>
          </table:table-cell>
          <table:table-cell table:formula="of:=([.F185]-[.C185]*[.C185])/([.A185]*[.A185])" office:value-type="float" office:value="0.0297505668934242" calcext:value-type="float">
            <text:p>0.029750566893424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-2.8" calcext:value-type="float">
            <text:p>-2.8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66" calcext:value-type="float">
            <text:p>0.66</text:p>
          </table:table-cell>
          <table:table-cell office:value-type="float" office:value="8.1024" calcext:value-type="float">
            <text:p>8.1024</text:p>
          </table:table-cell>
          <table:table-cell office:value-type="float" office:value="0.518" calcext:value-type="float">
            <text:p>0.518</text:p>
          </table:table-cell>
          <table:table-cell office:value-type="float" office:value="73.842" calcext:value-type="float">
            <text:p>73.842</text:p>
          </table:table-cell>
          <table:table-cell office:value-type="float" office:value="0.358155" calcext:value-type="float">
            <text:p>0.358155</text:p>
          </table:table-cell>
          <table:table-cell office:value-type="float" office:value="0.538647" calcext:value-type="float">
            <text:p>0.538647</text:p>
          </table:table-cell>
          <table:table-cell table:formula="of:=100*[.G186]" office:value-type="float" office:value="51.8" calcext:value-type="float">
            <text:p>51.8</text:p>
          </table:table-cell>
          <table:table-cell table:formula="of:=([.F186]-[.C186]*[.C186])/([.A186]*[.A186])" office:value-type="float" office:value="0.0595011337868482" calcext:value-type="float">
            <text:p>0.059501133786848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-3.37" calcext:value-type="float">
            <text:p>-3.37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8925" calcext:value-type="float">
            <text:p>0.8925</text:p>
          </table:table-cell>
          <table:table-cell office:value-type="float" office:value="11.5072" calcext:value-type="float">
            <text:p>11.5072</text:p>
          </table:table-cell>
          <table:table-cell office:value-type="float" office:value="0.80315" calcext:value-type="float">
            <text:p>0.80315</text:p>
          </table:table-cell>
          <table:table-cell office:value-type="float" office:value="139.076" calcext:value-type="float">
            <text:p>139.076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399217" calcext:value-type="float">
            <text:p>0.399217</text:p>
          </table:table-cell>
          <table:table-cell table:formula="of:=100*[.G187]" office:value-type="float" office:value="80.315" calcext:value-type="float">
            <text:p>80.315</text:p>
          </table:table-cell>
          <table:table-cell table:formula="of:=([.F187]-[.C187]*[.C187])/([.A187]*[.A187])" office:value-type="float" office:value="0.0340816326530607" calcext:value-type="float">
            <text:p>0.034081632653061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3.3575" calcext:value-type="float">
            <text:p>-3.3575</text:p>
          </table:table-cell>
          <table:table-cell office:value-type="float" office:value="0.138594" calcext:value-type="float">
            <text:p>0.138594</text:p>
          </table:table-cell>
          <table:table-cell office:value-type="float" office:value="0.88" calcext:value-type="float">
            <text:p>0.88</text:p>
          </table:table-cell>
          <table:table-cell office:value-type="float" office:value="11.4114" calcext:value-type="float">
            <text:p>11.4114</text:p>
          </table:table-cell>
          <table:table-cell office:value-type="float" office:value="0.783625" calcext:value-type="float">
            <text:p>0.783625</text:p>
          </table:table-cell>
          <table:table-cell office:value-type="float" office:value="136.122" calcext:value-type="float">
            <text:p>136.122</text:p>
          </table:table-cell>
          <table:table-cell office:value-type="float" office:value="0.639198" calcext:value-type="float">
            <text:p>0.639198</text:p>
          </table:table-cell>
          <table:table-cell office:value-type="float" office:value="0.546986" calcext:value-type="float">
            <text:p>0.546986</text:p>
          </table:table-cell>
          <table:table-cell table:formula="of:=100*[.G188]" office:value-type="float" office:value="78.3625" calcext:value-type="float">
            <text:p>78.3625</text:p>
          </table:table-cell>
          <table:table-cell table:formula="of:=([.F188]-[.C188]*[.C188])/([.A188]*[.A188])" office:value-type="float" office:value="0.0314271541950113" calcext:value-type="float">
            <text:p>0.031427154195011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-3.43375" calcext:value-type="float">
            <text:p>-3.43375</text:p>
          </table:table-cell>
          <table:table-cell office:value-type="float" office:value="0.107861" calcext:value-type="float">
            <text:p>0.107861</text:p>
          </table:table-cell>
          <table:table-cell office:value-type="float" office:value="0.909063" calcext:value-type="float">
            <text:p>0.909063</text:p>
          </table:table-cell>
          <table:table-cell office:value-type="float" office:value="11.8985" calcext:value-type="float">
            <text:p>11.8985</text:p>
          </table:table-cell>
          <table:table-cell office:value-type="float" office:value="0.830506" calcext:value-type="float">
            <text:p>0.830506</text:p>
          </table:table-cell>
          <table:table-cell office:value-type="float" office:value="146.462" calcext:value-type="float">
            <text:p>146.462</text:p>
          </table:table-cell>
          <table:table-cell office:value-type="float" office:value="0.702539" calcext:value-type="float">
            <text:p>0.702539</text:p>
          </table:table-cell>
          <table:table-cell office:value-type="float" office:value="0.28496" calcext:value-type="float">
            <text:p>0.28496</text:p>
          </table:table-cell>
          <table:table-cell table:formula="of:=100*[.G189]" office:value-type="float" office:value="83.0506" calcext:value-type="float">
            <text:p>83.0506</text:p>
          </table:table-cell>
          <table:table-cell table:formula="of:=([.F189]-[.C189]*[.C189])/([.A189]*[.A189])" office:value-type="float" office:value="0.0244582624716557" calcext:value-type="float">
            <text:p>0.024458262471656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" calcext:value-type="float">
            <text:p>7</text:p>
          </table:table-cell>
          <table:table-cell office:value-type="float" office:value="-3.27563" calcext:value-type="float">
            <text:p>-3.27563</text:p>
          </table:table-cell>
          <table:table-cell office:value-type="float" office:value="0.198031" calcext:value-type="float">
            <text:p>0.198031</text:p>
          </table:table-cell>
          <table:table-cell office:value-type="float" office:value="0.835312" calcext:value-type="float">
            <text:p>0.835312</text:p>
          </table:table-cell>
          <table:table-cell office:value-type="float" office:value="10.9278" calcext:value-type="float">
            <text:p>10.9278</text:p>
          </table:table-cell>
          <table:table-cell office:value-type="float" office:value="0.731188" calcext:value-type="float">
            <text:p>0.731188</text:p>
          </table:table-cell>
          <table:table-cell office:value-type="float" office:value="126.805" calcext:value-type="float">
            <text:p>126.805</text:p>
          </table:table-cell>
          <table:table-cell office:value-type="float" office:value="0.58853" calcext:value-type="float">
            <text:p>0.58853</text:p>
          </table:table-cell>
          <table:table-cell office:value-type="float" office:value="1.83533" calcext:value-type="float">
            <text:p>1.83533</text:p>
          </table:table-cell>
          <table:table-cell table:formula="of:=100*[.G190]" office:value-type="float" office:value="73.1188" calcext:value-type="float">
            <text:p>73.1188</text:p>
          </table:table-cell>
          <table:table-cell table:formula="of:=([.F190]-[.C190]*[.C190])/([.A190]*[.A190])" office:value-type="float" office:value="0.0449088669160997" calcext:value-type="float">
            <text:p>0.0449088669161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-3.27937" calcext:value-type="float">
            <text:p>-3.27937</text:p>
          </table:table-cell>
          <table:table-cell office:value-type="float" office:value="0.1823" calcext:value-type="float">
            <text:p>0.1823</text:p>
          </table:table-cell>
          <table:table-cell office:value-type="float" office:value="-0.761406" calcext:value-type="float">
            <text:p>-0.761406</text:p>
          </table:table-cell>
          <table:table-cell office:value-type="float" office:value="10.9366" calcext:value-type="float">
            <text:p>10.9366</text:p>
          </table:table-cell>
          <table:table-cell office:value-type="float" office:value="0.742" calcext:value-type="float">
            <text:p>0.742</text:p>
          </table:table-cell>
          <table:table-cell office:value-type="float" office:value="126.911" calcext:value-type="float">
            <text:p>126.911</text:p>
          </table:table-cell>
          <table:table-cell office:value-type="float" office:value="0.58933" calcext:value-type="float">
            <text:p>0.58933</text:p>
          </table:table-cell>
          <table:table-cell office:value-type="float" office:value="1.02973" calcext:value-type="float">
            <text:p>1.02973</text:p>
          </table:table-cell>
          <table:table-cell table:formula="of:=100*[.G191]" office:value-type="float" office:value="74.2" calcext:value-type="float">
            <text:p>74.2</text:p>
          </table:table-cell>
          <table:table-cell table:formula="of:=([.F191]-[.C191]*[.C191])/([.A191]*[.A191])" office:value-type="float" office:value="0.041345216122449" calcext:value-type="float">
            <text:p>0.041345216122449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9" calcext:value-type="float">
            <text:p>9</text:p>
          </table:table-cell>
          <table:table-cell office:value-type="float" office:value="-3.28187" calcext:value-type="float">
            <text:p>-3.28187</text:p>
          </table:table-cell>
          <table:table-cell office:value-type="float" office:value="0.194321" calcext:value-type="float">
            <text:p>0.194321</text:p>
          </table:table-cell>
          <table:table-cell office:value-type="float" office:value="-0.864687" calcext:value-type="float">
            <text:p>-0.864687</text:p>
          </table:table-cell>
          <table:table-cell office:value-type="float" office:value="10.965" calcext:value-type="float">
            <text:p>10.965</text:p>
          </table:table-cell>
          <table:table-cell office:value-type="float" office:value="0.760592" calcext:value-type="float">
            <text:p>0.760592</text:p>
          </table:table-cell>
          <table:table-cell office:value-type="float" office:value="127.937" calcext:value-type="float">
            <text:p>127.937</text:p>
          </table:table-cell>
          <table:table-cell office:value-type="float" office:value="0.610036" calcext:value-type="float">
            <text:p>0.610036</text:p>
          </table:table-cell>
          <table:table-cell office:value-type="float" office:value="0.727173" calcext:value-type="float">
            <text:p>0.727173</text:p>
          </table:table-cell>
          <table:table-cell table:formula="of:=100*[.G192]" office:value-type="float" office:value="76.0592" calcext:value-type="float">
            <text:p>76.0592</text:p>
          </table:table-cell>
          <table:table-cell table:formula="of:=([.F192]-[.C192]*[.C192])/([.A192]*[.A192])" office:value-type="float" office:value="0.0440656016099773" calcext:value-type="float">
            <text:p>0.0440656016099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01" calcext:value-type="float">
            <text:p>0.01</text:p>
          </table:table-cell>
          <table:table-cell office:value-type="float" office:value="4.29982" calcext:value-type="float">
            <text:p>4.2998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.5688" calcext:value-type="float">
            <text:p>10.5688</text:p>
          </table:table-cell>
          <table:table-cell table:formula="of:=100*[.G195]" office:value-type="float" office:value="1" calcext:value-type="float">
            <text:p>1</text:p>
          </table:table-cell>
          <table:table-cell table:formula="of:=([.F195]-[.C195]*[.C195])/([.A195]*[.A195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58" calcext:value-type="float">
            <text:p>0.58</text:p>
          </table:table-cell>
          <table:table-cell office:value-type="float" office:value="4.8544" calcext:value-type="float">
            <text:p>4.8544</text:p>
          </table:table-cell>
          <table:table-cell office:value-type="float" office:value="0.3428" calcext:value-type="float">
            <text:p>0.3428</text:p>
          </table:table-cell>
          <table:table-cell office:value-type="float" office:value="23.844" calcext:value-type="float">
            <text:p>23.844</text:p>
          </table:table-cell>
          <table:table-cell office:value-type="float" office:value="0.126124" calcext:value-type="float">
            <text:p>0.126124</text:p>
          </table:table-cell>
          <table:table-cell office:value-type="float" office:value="5.44259" calcext:value-type="float">
            <text:p>5.44259</text:p>
          </table:table-cell>
          <table:table-cell table:formula="of:=100*[.G196]" office:value-type="float" office:value="34.28" calcext:value-type="float">
            <text:p>34.28</text:p>
          </table:table-cell>
          <table:table-cell table:formula="of:=([.F196]-[.C196]*[.C196])/([.A196]*[.A196])" office:value-type="float" office:value="0.0029752066115701" calcext:value-type="float">
            <text:p>0.00297520661157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-2.88" calcext:value-type="float">
            <text:p>-2.88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69" calcext:value-type="float">
            <text:p>0.69</text:p>
          </table:table-cell>
          <table:table-cell office:value-type="float" office:value="8.3296" calcext:value-type="float">
            <text:p>8.3296</text:p>
          </table:table-cell>
          <table:table-cell office:value-type="float" office:value="0.479" calcext:value-type="float">
            <text:p>0.479</text:p>
          </table:table-cell>
          <table:table-cell office:value-type="float" office:value="70.6313" calcext:value-type="float">
            <text:p>70.6313</text:p>
          </table:table-cell>
          <table:table-cell office:value-type="float" office:value="0.235371" calcext:value-type="float">
            <text:p>0.235371</text:p>
          </table:table-cell>
          <table:table-cell office:value-type="float" office:value="4.73808" calcext:value-type="float">
            <text:p>4.73808</text:p>
          </table:table-cell>
          <table:table-cell table:formula="of:=100*[.G197]" office:value-type="float" office:value="47.9" calcext:value-type="float">
            <text:p>47.9</text:p>
          </table:table-cell>
          <table:table-cell table:formula="of:=([.F197]-[.C197]*[.C197])/([.A197]*[.A197])" office:value-type="float" office:value="0.00727272727272721" calcext:value-type="float">
            <text:p>0.007272727272727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-3.68" calcext:value-type="float">
            <text:p>-3.68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9525" calcext:value-type="float">
            <text:p>0.9525</text:p>
          </table:table-cell>
          <table:table-cell office:value-type="float" office:value="13.576" calcext:value-type="float">
            <text:p>13.576</text:p>
          </table:table-cell>
          <table:table-cell office:value-type="float" office:value="0.90835" calcext:value-type="float">
            <text:p>0.90835</text:p>
          </table:table-cell>
          <table:table-cell office:value-type="float" office:value="186.13" calcext:value-type="float">
            <text:p>186.13</text:p>
          </table:table-cell>
          <table:table-cell office:value-type="float" office:value="0.82895" calcext:value-type="float">
            <text:p>0.82895</text:p>
          </table:table-cell>
          <table:table-cell office:value-type="float" office:value="0.177812" calcext:value-type="float">
            <text:p>0.177812</text:p>
          </table:table-cell>
          <table:table-cell table:formula="of:=100*[.G198]" office:value-type="float" office:value="90.835" calcext:value-type="float">
            <text:p>90.835</text:p>
          </table:table-cell>
          <table:table-cell table:formula="of:=([.F198]-[.C198]*[.C198])/([.A198]*[.A198])" office:value-type="float" office:value="0.00694214876033055" calcext:value-type="float">
            <text:p>0.006942148760331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-3.295" calcext:value-type="float">
            <text:p>-3.295</text:p>
          </table:table-cell>
          <table:table-cell office:value-type="float" office:value="0.239375" calcext:value-type="float">
            <text:p>0.239375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11.0964" calcext:value-type="float">
            <text:p>11.0964</text:p>
          </table:table-cell>
          <table:table-cell office:value-type="float" office:value="0.746775" calcext:value-type="float">
            <text:p>0.746775</text:p>
          </table:table-cell>
          <table:table-cell office:value-type="float" office:value="131.722" calcext:value-type="float">
            <text:p>131.722</text:p>
          </table:table-cell>
          <table:table-cell office:value-type="float" office:value="0.599945" calcext:value-type="float">
            <text:p>0.599945</text:p>
          </table:table-cell>
          <table:table-cell office:value-type="float" office:value="1.07867" calcext:value-type="float">
            <text:p>1.07867</text:p>
          </table:table-cell>
          <table:table-cell table:formula="of:=100*[.G199]" office:value-type="float" office:value="74.6775" calcext:value-type="float">
            <text:p>74.6775</text:p>
          </table:table-cell>
          <table:table-cell table:formula="of:=([.F199]-[.C199]*[.C199])/([.A199]*[.A199])" office:value-type="float" office:value="0.049457644628099" calcext:value-type="float">
            <text:p>0.049457644628099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-2.6625" calcext:value-type="float">
            <text:p>-2.6625</text:p>
          </table:table-cell>
          <table:table-cell office:value-type="float" office:value="0.245294" calcext:value-type="float">
            <text:p>0.245294</text:p>
          </table:table-cell>
          <table:table-cell office:value-type="float" office:value="-0.380625" calcext:value-type="float">
            <text:p>-0.380625</text:p>
          </table:table-cell>
          <table:table-cell office:value-type="float" office:value="7.3342" calcext:value-type="float">
            <text:p>7.3342</text:p>
          </table:table-cell>
          <table:table-cell office:value-type="float" office:value="0.446063" calcext:value-type="float">
            <text:p>0.446063</text:p>
          </table:table-cell>
          <table:table-cell office:value-type="float" office:value="60.8711" calcext:value-type="float">
            <text:p>60.8711</text:p>
          </table:table-cell>
          <table:table-cell office:value-type="float" office:value="0.27526" calcext:value-type="float">
            <text:p>0.27526</text:p>
          </table:table-cell>
          <table:table-cell office:value-type="float" office:value="3.38433" calcext:value-type="float">
            <text:p>3.38433</text:p>
          </table:table-cell>
          <table:table-cell table:formula="of:=100*[.G200]" office:value-type="float" office:value="44.6063" calcext:value-type="float">
            <text:p>44.6063</text:p>
          </table:table-cell>
          <table:table-cell table:formula="of:=([.F200]-[.C200]*[.C200])/([.A200]*[.A200])" office:value-type="float" office:value="0.050680526859504" calcext:value-type="float">
            <text:p>0.050680526859504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-3.2675" calcext:value-type="float">
            <text:p>-3.2675</text:p>
          </table:table-cell>
          <table:table-cell office:value-type="float" office:value="0.161444" calcext:value-type="float">
            <text:p>0.161444</text:p>
          </table:table-cell>
          <table:table-cell office:value-type="float" office:value="0.865938" calcext:value-type="float">
            <text:p>0.865938</text:p>
          </table:table-cell>
          <table:table-cell office:value-type="float" office:value="10.838" calcext:value-type="float">
            <text:p>10.838</text:p>
          </table:table-cell>
          <table:table-cell office:value-type="float" office:value="0.758631" calcext:value-type="float">
            <text:p>0.758631</text:p>
          </table:table-cell>
          <table:table-cell office:value-type="float" office:value="124.141" calcext:value-type="float">
            <text:p>124.141</text:p>
          </table:table-cell>
          <table:table-cell office:value-type="float" office:value="0.598933" calcext:value-type="float">
            <text:p>0.598933</text:p>
          </table:table-cell>
          <table:table-cell office:value-type="float" office:value="0.686992" calcext:value-type="float">
            <text:p>0.686992</text:p>
          </table:table-cell>
          <table:table-cell table:formula="of:=100*[.G201]" office:value-type="float" office:value="75.8631" calcext:value-type="float">
            <text:p>75.8631</text:p>
          </table:table-cell>
          <table:table-cell table:formula="of:=([.F201]-[.C201]*[.C201])/([.A201]*[.A201])" office:value-type="float" office:value="0.0333561466942145" calcext:value-type="float">
            <text:p>0.033356146694215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" calcext:value-type="float">
            <text:p>7</text:p>
          </table:table-cell>
          <table:table-cell office:value-type="float" office:value="-3.14188" calcext:value-type="float">
            <text:p>-3.14188</text:p>
          </table:table-cell>
          <table:table-cell office:value-type="float" office:value="0.267871" calcext:value-type="float">
            <text:p>0.267871</text:p>
          </table:table-cell>
          <table:table-cell office:value-type="float" office:value="0.791406" calcext:value-type="float">
            <text:p>0.791406</text:p>
          </table:table-cell>
          <table:table-cell office:value-type="float" office:value="10.1393" calcext:value-type="float">
            <text:p>10.1393</text:p>
          </table:table-cell>
          <table:table-cell office:value-type="float" office:value="0.680628" calcext:value-type="float">
            <text:p>0.680628</text:p>
          </table:table-cell>
          <table:table-cell office:value-type="float" office:value="112.187" calcext:value-type="float">
            <text:p>112.187</text:p>
          </table:table-cell>
          <table:table-cell office:value-type="float" office:value="0.530939" calcext:value-type="float">
            <text:p>0.530939</text:p>
          </table:table-cell>
          <table:table-cell office:value-type="float" office:value="1.87151" calcext:value-type="float">
            <text:p>1.87151</text:p>
          </table:table-cell>
          <table:table-cell table:formula="of:=100*[.G202]" office:value-type="float" office:value="68.0628" calcext:value-type="float">
            <text:p>68.0628</text:p>
          </table:table-cell>
          <table:table-cell table:formula="of:=([.F202]-[.C202]*[.C202])/([.A202]*[.A202])" office:value-type="float" office:value="0.0553491871074379" calcext:value-type="float">
            <text:p>0.055349187107438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-2.93719" calcext:value-type="float">
            <text:p>-2.93719</text:p>
          </table:table-cell>
          <table:table-cell office:value-type="float" office:value="0.272105" calcext:value-type="float">
            <text:p>0.272105</text:p>
          </table:table-cell>
          <table:table-cell office:value-type="float" office:value="0.533047" calcext:value-type="float">
            <text:p>0.533047</text:p>
          </table:table-cell>
          <table:table-cell office:value-type="float" office:value="8.89917" calcext:value-type="float">
            <text:p>8.89917</text:p>
          </table:table-cell>
          <table:table-cell office:value-type="float" office:value="0.603067" calcext:value-type="float">
            <text:p>0.603067</text:p>
          </table:table-cell>
          <table:table-cell office:value-type="float" office:value="87.8427" calcext:value-type="float">
            <text:p>87.8427</text:p>
          </table:table-cell>
          <table:table-cell office:value-type="float" office:value="0.433649" calcext:value-type="float">
            <text:p>0.433649</text:p>
          </table:table-cell>
          <table:table-cell office:value-type="float" office:value="1.9561" calcext:value-type="float">
            <text:p>1.9561</text:p>
          </table:table-cell>
          <table:table-cell table:formula="of:=100*[.G203]" office:value-type="float" office:value="60.3067" calcext:value-type="float">
            <text:p>60.3067</text:p>
          </table:table-cell>
          <table:table-cell table:formula="of:=([.F203]-[.C203]*[.C203])/([.A203]*[.A203])" office:value-type="float" office:value="0.0562158892355368" calcext:value-type="float">
            <text:p>0.056215889235537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" calcext:value-type="float">
            <text:p>9</text:p>
          </table:table-cell>
          <table:table-cell office:value-type="float" office:value="-3.15516" calcext:value-type="float">
            <text:p>-3.15516</text:p>
          </table:table-cell>
          <table:table-cell office:value-type="float" office:value="0.213452" calcext:value-type="float">
            <text:p>0.213452</text:p>
          </table:table-cell>
          <table:table-cell office:value-type="float" office:value="0.0809375" calcext:value-type="float">
            <text:p>0.0809375</text:p>
          </table:table-cell>
          <table:table-cell office:value-type="float" office:value="10.1685" calcext:value-type="float">
            <text:p>10.1685</text:p>
          </table:table-cell>
          <table:table-cell office:value-type="float" office:value="0.698605" calcext:value-type="float">
            <text:p>0.698605</text:p>
          </table:table-cell>
          <table:table-cell office:value-type="float" office:value="111.474" calcext:value-type="float">
            <text:p>111.474</text:p>
          </table:table-cell>
          <table:table-cell office:value-type="float" office:value="0.536402" calcext:value-type="float">
            <text:p>0.536402</text:p>
          </table:table-cell>
          <table:table-cell office:value-type="float" office:value="1.49222" calcext:value-type="float">
            <text:p>1.49222</text:p>
          </table:table-cell>
          <table:table-cell table:formula="of:=100*[.G204]" office:value-type="float" office:value="69.8605" calcext:value-type="float">
            <text:p>69.8605</text:p>
          </table:table-cell>
          <table:table-cell table:formula="of:=([.F204]-[.C204]*[.C204])/([.A204]*[.A204])" office:value-type="float" office:value="0.0441044161983471" calcext:value-type="float">
            <text:p>0.044104416198347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-3.13258" calcext:value-type="float">
            <text:p>-3.13258</text:p>
          </table:table-cell>
          <table:table-cell office:value-type="float" office:value="0.199248" calcext:value-type="float">
            <text:p>0.199248</text:p>
          </table:table-cell>
          <table:table-cell office:value-type="float" office:value="-0.201953" calcext:value-type="float">
            <text:p>-0.201953</text:p>
          </table:table-cell>
          <table:table-cell office:value-type="float" office:value="10.0123" calcext:value-type="float">
            <text:p>10.0123</text:p>
          </table:table-cell>
          <table:table-cell office:value-type="float" office:value="0.690144" calcext:value-type="float">
            <text:p>0.690144</text:p>
          </table:table-cell>
          <table:table-cell office:value-type="float" office:value="107.737" calcext:value-type="float">
            <text:p>107.737</text:p>
          </table:table-cell>
          <table:table-cell office:value-type="float" office:value="0.520422" calcext:value-type="float">
            <text:p>0.520422</text:p>
          </table:table-cell>
          <table:table-cell office:value-type="float" office:value="1.19509" calcext:value-type="float">
            <text:p>1.19509</text:p>
          </table:table-cell>
          <table:table-cell table:formula="of:=100*[.G205]" office:value-type="float" office:value="69.0144" calcext:value-type="float">
            <text:p>69.0144</text:p>
          </table:table-cell>
          <table:table-cell table:formula="of:=([.F205]-[.C205]*[.C205])/([.A205]*[.A205])" office:value-type="float" office:value="0.0411658147933885" calcext:value-type="float">
            <text:p>0.041165814793389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-3.11289" calcext:value-type="float">
            <text:p>-3.11289</text:p>
          </table:table-cell>
          <table:table-cell office:value-type="float" office:value="0.220712" calcext:value-type="float">
            <text:p>0.220712</text:p>
          </table:table-cell>
          <table:table-cell office:value-type="float" office:value="0.132744" calcext:value-type="float">
            <text:p>0.132744</text:p>
          </table:table-cell>
          <table:table-cell office:value-type="float" office:value="9.9108" calcext:value-type="float">
            <text:p>9.9108</text:p>
          </table:table-cell>
          <table:table-cell office:value-type="float" office:value="0.688372" calcext:value-type="float">
            <text:p>0.688372</text:p>
          </table:table-cell>
          <table:table-cell office:value-type="float" office:value="106.114" calcext:value-type="float">
            <text:p>106.114</text:p>
          </table:table-cell>
          <table:table-cell office:value-type="float" office:value="0.519503" calcext:value-type="float">
            <text:p>0.519503</text:p>
          </table:table-cell>
          <table:table-cell office:value-type="float" office:value="1.25062" calcext:value-type="float">
            <text:p>1.25062</text:p>
          </table:table-cell>
          <table:table-cell table:formula="of:=100*[.G206]" office:value-type="float" office:value="68.8372" calcext:value-type="float">
            <text:p>68.8372</text:p>
          </table:table-cell>
          <table:table-cell table:formula="of:=([.F206]-[.C206]*[.C206])/([.A206]*[.A206])" office:value-type="float" office:value="0.045602447913223" calcext:value-type="float">
            <text:p>0.0456024479132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1936" calcext:value-type="float">
            <text:p>0.1936</text:p>
          </table:table-cell>
          <table:table-cell office:value-type="float" office:value="4.29982" calcext:value-type="float">
            <text:p>4.29982</text:p>
          </table:table-cell>
          <table:table-cell office:value-type="float" office:value="0.037481" calcext:value-type="float">
            <text:p>0.037481</text:p>
          </table:table-cell>
          <table:table-cell office:value-type="float" office:value="8.96741" calcext:value-type="float">
            <text:p>8.96741</text:p>
          </table:table-cell>
          <table:table-cell table:formula="of:=100*[.G209]" office:value-type="float" office:value="19.36" calcext:value-type="float">
            <text:p>19.36</text:p>
          </table:table-cell>
          <table:table-cell table:formula="of:=([.F209]-[.C209]*[.C209])/([.A209]*[.A209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576" calcext:value-type="float">
            <text:p>0.0576</text:p>
          </table:table-cell>
          <table:table-cell office:value-type="float" office:value="-0.33" calcext:value-type="float">
            <text:p>-0.33</text:p>
          </table:table-cell>
          <table:table-cell office:value-type="float" office:value="4.0576" calcext:value-type="float">
            <text:p>4.0576</text:p>
          </table:table-cell>
          <table:table-cell office:value-type="float" office:value="0.117" calcext:value-type="float">
            <text:p>0.117</text:p>
          </table:table-cell>
          <table:table-cell office:value-type="float" office:value="17.3857" calcext:value-type="float">
            <text:p>17.3857</text:p>
          </table:table-cell>
          <table:table-cell office:value-type="float" office:value="0.0172174" calcext:value-type="float">
            <text:p>0.0172174</text:p>
          </table:table-cell>
          <table:table-cell office:value-type="float" office:value="12.1756" calcext:value-type="float">
            <text:p>12.1756</text:p>
          </table:table-cell>
          <table:table-cell table:formula="of:=100*[.G210]" office:value-type="float" office:value="11.7" calcext:value-type="float">
            <text:p>11.7</text:p>
          </table:table-cell>
          <table:table-cell table:formula="of:=([.F210]-[.C210]*[.C210])/([.A210]*[.A210])" office:value-type="float" office:value="0.0116873630387144" calcext:value-type="float">
            <text:p>0.011687363038714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" calcext:value-type="float">
            <text:p>2</text:p>
          </table:table-cell>
          <table:table-cell office:value-type="float" office:value="-2.42" calcext:value-type="float">
            <text:p>-2.42</text:p>
          </table:table-cell>
          <table:table-cell office:value-type="float" office:value="0.0396" calcext:value-type="float">
            <text:p>0.0396</text:p>
          </table:table-cell>
          <table:table-cell office:value-type="float" office:value="-0.47" calcext:value-type="float">
            <text:p>-0.47</text:p>
          </table:table-cell>
          <table:table-cell office:value-type="float" office:value="5.896" calcext:value-type="float">
            <text:p>5.896</text:p>
          </table:table-cell>
          <table:table-cell office:value-type="float" office:value="0.241" calcext:value-type="float">
            <text:p>0.241</text:p>
          </table:table-cell>
          <table:table-cell office:value-type="float" office:value="35.7148" calcext:value-type="float">
            <text:p>35.7148</text:p>
          </table:table-cell>
          <table:table-cell office:value-type="float" office:value="0.0802401" calcext:value-type="float">
            <text:p>0.0802401</text:p>
          </table:table-cell>
          <table:table-cell office:value-type="float" office:value="5.18551" calcext:value-type="float">
            <text:p>5.18551</text:p>
          </table:table-cell>
          <table:table-cell table:formula="of:=100*[.G211]" office:value-type="float" office:value="24.1" calcext:value-type="float">
            <text:p>24.1</text:p>
          </table:table-cell>
          <table:table-cell table:formula="of:=([.F211]-[.C211]*[.C211])/([.A211]*[.A211])" office:value-type="float" office:value="0.00803506208911616" calcext:value-type="float">
            <text:p>0.008035062089116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" calcext:value-type="float">
            <text:p>3</text:p>
          </table:table-cell>
          <table:table-cell office:value-type="float" office:value="-3.04" calcext:value-type="float">
            <text:p>-3.04</text:p>
          </table:table-cell>
          <table:table-cell office:value-type="float" office:value="0.1568" calcext:value-type="float">
            <text:p>0.1568</text:p>
          </table:table-cell>
          <table:table-cell office:value-type="float" office:value="-0.82" calcext:value-type="float">
            <text:p>-0.82</text:p>
          </table:table-cell>
          <table:table-cell office:value-type="float" office:value="9.3984" calcext:value-type="float">
            <text:p>9.3984</text:p>
          </table:table-cell>
          <table:table-cell office:value-type="float" office:value="0.6831" calcext:value-type="float">
            <text:p>0.6831</text:p>
          </table:table-cell>
          <table:table-cell office:value-type="float" office:value="94.6274" calcext:value-type="float">
            <text:p>94.6274</text:p>
          </table:table-cell>
          <table:table-cell office:value-type="float" office:value="0.494193" calcext:value-type="float">
            <text:p>0.494193</text:p>
          </table:table-cell>
          <table:table-cell office:value-type="float" office:value="0.702426" calcext:value-type="float">
            <text:p>0.702426</text:p>
          </table:table-cell>
          <table:table-cell table:formula="of:=100*[.G212]" office:value-type="float" office:value="68.31" calcext:value-type="float">
            <text:p>68.31</text:p>
          </table:table-cell>
          <table:table-cell table:formula="of:=([.F212]-[.C212]*[.C212])/([.A212]*[.A212])" office:value-type="float" office:value="0.031815599383167" calcext:value-type="float">
            <text:p>0.031815599383167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4" calcext:value-type="float">
            <text:p>4</text:p>
          </table:table-cell>
          <table:table-cell office:value-type="float" office:value="-2.56" calcext:value-type="float">
            <text:p>-2.56</text:p>
          </table:table-cell>
          <table:table-cell office:value-type="float" office:value="0.0992" calcext:value-type="float">
            <text:p>0.0992</text:p>
          </table:table-cell>
          <table:table-cell office:value-type="float" office:value="-0.64625" calcext:value-type="float">
            <text:p>-0.64625</text:p>
          </table:table-cell>
          <table:table-cell office:value-type="float" office:value="6.6528" calcext:value-type="float">
            <text:p>6.6528</text:p>
          </table:table-cell>
          <table:table-cell office:value-type="float" office:value="0.439925" calcext:value-type="float">
            <text:p>0.439925</text:p>
          </table:table-cell>
          <table:table-cell office:value-type="float" office:value="46.7327" calcext:value-type="float">
            <text:p>46.7327</text:p>
          </table:table-cell>
          <table:table-cell office:value-type="float" office:value="0.223197" calcext:value-type="float">
            <text:p>0.223197</text:p>
          </table:table-cell>
          <table:table-cell office:value-type="float" office:value="1.96026" calcext:value-type="float">
            <text:p>1.96026</text:p>
          </table:table-cell>
          <table:table-cell table:formula="of:=100*[.G213]" office:value-type="float" office:value="43.9925" calcext:value-type="float">
            <text:p>43.9925</text:p>
          </table:table-cell>
          <table:table-cell table:formula="of:=([.F213]-[.C213]*[.C213])/([.A213]*[.A213])" office:value-type="float" office:value="0.0201282363444525" calcext:value-type="float">
            <text:p>0.020128236344453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-3.085" calcext:value-type="float">
            <text:p>-3.085</text:p>
          </table:table-cell>
          <table:table-cell office:value-type="float" office:value="0.143175" calcext:value-type="float">
            <text:p>0.143175</text:p>
          </table:table-cell>
          <table:table-cell office:value-type="float" office:value="-0.825625" calcext:value-type="float">
            <text:p>-0.825625</text:p>
          </table:table-cell>
          <table:table-cell office:value-type="float" office:value="9.6604" calcext:value-type="float">
            <text:p>9.6604</text:p>
          </table:table-cell>
          <table:table-cell office:value-type="float" office:value="0.691962" calcext:value-type="float">
            <text:p>0.691962</text:p>
          </table:table-cell>
          <table:table-cell office:value-type="float" office:value="98.9632" calcext:value-type="float">
            <text:p>98.9632</text:p>
          </table:table-cell>
          <table:table-cell office:value-type="float" office:value="0.505664" calcext:value-type="float">
            <text:p>0.505664</text:p>
          </table:table-cell>
          <table:table-cell office:value-type="float" office:value="1.019" calcext:value-type="float">
            <text:p>1.019</text:p>
          </table:table-cell>
          <table:table-cell table:formula="of:=100*[.G214]" office:value-type="float" office:value="69.1962" calcext:value-type="float">
            <text:p>69.1962</text:p>
          </table:table-cell>
          <table:table-cell table:formula="of:=([.F214]-[.C214]*[.C214])/([.A214]*[.A214])" office:value-type="float" office:value="0.0290510104699293" calcext:value-type="float">
            <text:p>0.029051010469929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6" calcext:value-type="float">
            <text:p>6</text:p>
          </table:table-cell>
          <table:table-cell office:value-type="float" office:value="-2.86375" calcext:value-type="float">
            <text:p>-2.86375</text:p>
          </table:table-cell>
          <table:table-cell office:value-type="float" office:value="0.280636" calcext:value-type="float">
            <text:p>0.280636</text:p>
          </table:table-cell>
          <table:table-cell office:value-type="float" office:value="-0.49" calcext:value-type="float">
            <text:p>-0.49</text:p>
          </table:table-cell>
          <table:table-cell office:value-type="float" office:value="8.4817" calcext:value-type="float">
            <text:p>8.4817</text:p>
          </table:table-cell>
          <table:table-cell office:value-type="float" office:value="0.506138" calcext:value-type="float">
            <text:p>0.506138</text:p>
          </table:table-cell>
          <table:table-cell office:value-type="float" office:value="81.0778" calcext:value-type="float">
            <text:p>81.0778</text:p>
          </table:table-cell>
          <table:table-cell office:value-type="float" office:value="0.358339" calcext:value-type="float">
            <text:p>0.358339</text:p>
          </table:table-cell>
          <table:table-cell office:value-type="float" office:value="1.93812" calcext:value-type="float">
            <text:p>1.93812</text:p>
          </table:table-cell>
          <table:table-cell table:formula="of:=100*[.G215]" office:value-type="float" office:value="50.6138" calcext:value-type="float">
            <text:p>50.6138</text:p>
          </table:table-cell>
          <table:table-cell table:formula="of:=([.F215]-[.C215]*[.C215])/([.A215]*[.A215])" office:value-type="float" office:value="0.056942605612369" calcext:value-type="float">
            <text:p>0.056942605612369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7" calcext:value-type="float">
            <text:p>7</text:p>
          </table:table-cell>
          <table:table-cell office:value-type="float" office:value="-3.11688" calcext:value-type="float">
            <text:p>-3.11688</text:p>
          </table:table-cell>
          <table:table-cell office:value-type="float" office:value="0.16734" calcext:value-type="float">
            <text:p>0.16734</text:p>
          </table:table-cell>
          <table:table-cell office:value-type="float" office:value="-0.829062" calcext:value-type="float">
            <text:p>-0.829062</text:p>
          </table:table-cell>
          <table:table-cell office:value-type="float" office:value="9.88225" calcext:value-type="float">
            <text:p>9.88225</text:p>
          </table:table-cell>
          <table:table-cell office:value-type="float" office:value="0.700012" calcext:value-type="float">
            <text:p>0.700012</text:p>
          </table:table-cell>
          <table:table-cell office:value-type="float" office:value="104.107" calcext:value-type="float">
            <text:p>104.107</text:p>
          </table:table-cell>
          <table:table-cell office:value-type="float" office:value="0.520964" calcext:value-type="float">
            <text:p>0.520964</text:p>
          </table:table-cell>
          <table:table-cell office:value-type="float" office:value="1.11358" calcext:value-type="float">
            <text:p>1.11358</text:p>
          </table:table-cell>
          <table:table-cell table:formula="of:=100*[.G216]" office:value-type="float" office:value="70.0012" calcext:value-type="float">
            <text:p>70.0012</text:p>
          </table:table-cell>
          <table:table-cell table:formula="of:=([.F216]-[.C216]*[.C216])/([.A216]*[.A216])" office:value-type="float" office:value="0.0339479477315152" calcext:value-type="float">
            <text:p>0.033947947731515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8" calcext:value-type="float">
            <text:p>8</text:p>
          </table:table-cell>
          <table:table-cell office:value-type="float" office:value="-3.05969" calcext:value-type="float">
            <text:p>-3.05969</text:p>
          </table:table-cell>
          <table:table-cell office:value-type="float" office:value="0.229837" calcext:value-type="float">
            <text:p>0.229837</text:p>
          </table:table-cell>
          <table:table-cell office:value-type="float" office:value="-0.79375" calcext:value-type="float">
            <text:p>-0.79375</text:p>
          </table:table-cell>
          <table:table-cell office:value-type="float" office:value="9.59152" calcext:value-type="float">
            <text:p>9.59152</text:p>
          </table:table-cell>
          <table:table-cell office:value-type="float" office:value="0.663581" calcext:value-type="float">
            <text:p>0.663581</text:p>
          </table:table-cell>
          <table:table-cell office:value-type="float" office:value="99.931" calcext:value-type="float">
            <text:p>99.931</text:p>
          </table:table-cell>
          <table:table-cell office:value-type="float" office:value="0.492625" calcext:value-type="float">
            <text:p>0.492625</text:p>
          </table:table-cell>
          <table:table-cell office:value-type="float" office:value="1.70546" calcext:value-type="float">
            <text:p>1.70546</text:p>
          </table:table-cell>
          <table:table-cell table:formula="of:=100*[.G217]" office:value-type="float" office:value="66.3581" calcext:value-type="float">
            <text:p>66.3581</text:p>
          </table:table-cell>
          <table:table-cell table:formula="of:=([.F217]-[.C217]*[.C217])/([.A217]*[.A217])" office:value-type="float" office:value="0.046631179267105" calcext:value-type="float">
            <text:p>0.046631179267105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9" calcext:value-type="float">
            <text:p>9</text:p>
          </table:table-cell>
          <table:table-cell office:value-type="float" office:value="-3.05766" calcext:value-type="float">
            <text:p>-3.05766</text:p>
          </table:table-cell>
          <table:table-cell office:value-type="float" office:value="0.215876" calcext:value-type="float">
            <text:p>0.215876</text:p>
          </table:table-cell>
          <table:table-cell office:value-type="float" office:value="-0.498242" calcext:value-type="float">
            <text:p>-0.498242</text:p>
          </table:table-cell>
          <table:table-cell office:value-type="float" office:value="9.56514" calcext:value-type="float">
            <text:p>9.56514</text:p>
          </table:table-cell>
          <table:table-cell office:value-type="float" office:value="0.666273" calcext:value-type="float">
            <text:p>0.666273</text:p>
          </table:table-cell>
          <table:table-cell office:value-type="float" office:value="98.9376" calcext:value-type="float">
            <text:p>98.9376</text:p>
          </table:table-cell>
          <table:table-cell office:value-type="float" office:value="0.49195" calcext:value-type="float">
            <text:p>0.49195</text:p>
          </table:table-cell>
          <table:table-cell office:value-type="float" office:value="1.48812" calcext:value-type="float">
            <text:p>1.48812</text:p>
          </table:table-cell>
          <table:table-cell table:formula="of:=100*[.G218]" office:value-type="float" office:value="66.6273" calcext:value-type="float">
            <text:p>66.6273</text:p>
          </table:table-cell>
          <table:table-cell table:formula="of:=([.F218]-[.C218]*[.C218])/([.A218]*[.A218])" office:value-type="float" office:value="0.0437982559045535" calcext:value-type="float">
            <text:p>0.043798255904554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0" calcext:value-type="float">
            <text:p>10</text:p>
          </table:table-cell>
          <table:table-cell office:value-type="float" office:value="-3.10609" calcext:value-type="float">
            <text:p>-3.10609</text:p>
          </table:table-cell>
          <table:table-cell office:value-type="float" office:value="0.194194" calcext:value-type="float">
            <text:p>0.194194</text:p>
          </table:table-cell>
          <table:table-cell office:value-type="float" office:value="-0.814922" calcext:value-type="float">
            <text:p>-0.814922</text:p>
          </table:table-cell>
          <table:table-cell office:value-type="float" office:value="9.84201" calcext:value-type="float">
            <text:p>9.84201</text:p>
          </table:table-cell>
          <table:table-cell office:value-type="float" office:value="0.685269" calcext:value-type="float">
            <text:p>0.685269</text:p>
          </table:table-cell>
          <table:table-cell office:value-type="float" office:value="103.959" calcext:value-type="float">
            <text:p>103.959</text:p>
          </table:table-cell>
          <table:table-cell office:value-type="float" office:value="0.510128" calcext:value-type="float">
            <text:p>0.510128</text:p>
          </table:table-cell>
          <table:table-cell office:value-type="float" office:value="1.26073" calcext:value-type="float">
            <text:p>1.26073</text:p>
          </table:table-cell>
          <table:table-cell table:formula="of:=100*[.G219]" office:value-type="float" office:value="68.5269" calcext:value-type="float">
            <text:p>68.5269</text:p>
          </table:table-cell>
          <table:table-cell table:formula="of:=([.F219]-[.C219]*[.C219])/([.A219]*[.A219])" office:value-type="float" office:value="0.0394072948421394" calcext:value-type="float">
            <text:p>0.039407294842139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1" calcext:value-type="float">
            <text:p>11</text:p>
          </table:table-cell>
          <table:table-cell office:value-type="float" office:value="-3.07301" calcext:value-type="float">
            <text:p>-3.07301</text:p>
          </table:table-cell>
          <table:table-cell office:value-type="float" office:value="0.234064" calcext:value-type="float">
            <text:p>0.234064</text:p>
          </table:table-cell>
          <table:table-cell office:value-type="float" office:value="0.129707" calcext:value-type="float">
            <text:p>0.129707</text:p>
          </table:table-cell>
          <table:table-cell office:value-type="float" office:value="9.67744" calcext:value-type="float">
            <text:p>9.67744</text:p>
          </table:table-cell>
          <table:table-cell office:value-type="float" office:value="0.669285" calcext:value-type="float">
            <text:p>0.669285</text:p>
          </table:table-cell>
          <table:table-cell office:value-type="float" office:value="101.846" calcext:value-type="float">
            <text:p>101.846</text:p>
          </table:table-cell>
          <table:table-cell office:value-type="float" office:value="0.497641" calcext:value-type="float">
            <text:p>0.497641</text:p>
          </table:table-cell>
          <table:table-cell office:value-type="float" office:value="1.2857" calcext:value-type="float">
            <text:p>1.2857</text:p>
          </table:table-cell>
          <table:table-cell table:formula="of:=100*[.G220]" office:value-type="float" office:value="66.9285" calcext:value-type="float">
            <text:p>66.9285</text:p>
          </table:table-cell>
          <table:table-cell table:formula="of:=([.F220]-[.C220]*[.C220])/([.A220]*[.A220])" office:value-type="float" office:value="0.0474899642683226" calcext:value-type="float">
            <text:p>0.047489964268323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2" calcext:value-type="float">
            <text:p>12</text:p>
          </table:table-cell>
          <table:table-cell office:value-type="float" office:value="-3.085" calcext:value-type="float">
            <text:p>-3.085</text:p>
          </table:table-cell>
          <table:table-cell office:value-type="float" office:value="0.222428" calcext:value-type="float">
            <text:p>0.222428</text:p>
          </table:table-cell>
          <table:table-cell office:value-type="float" office:value="-0.435947" calcext:value-type="float">
            <text:p>-0.435947</text:p>
          </table:table-cell>
          <table:table-cell office:value-type="float" office:value="9.73965" calcext:value-type="float">
            <text:p>9.73965</text:p>
          </table:table-cell>
          <table:table-cell office:value-type="float" office:value="0.673147" calcext:value-type="float">
            <text:p>0.673147</text:p>
          </table:table-cell>
          <table:table-cell office:value-type="float" office:value="102.822" calcext:value-type="float">
            <text:p>102.822</text:p>
          </table:table-cell>
          <table:table-cell office:value-type="float" office:value="0.501035" calcext:value-type="float">
            <text:p>0.501035</text:p>
          </table:table-cell>
          <table:table-cell office:value-type="float" office:value="1.33392" calcext:value-type="float">
            <text:p>1.33392</text:p>
          </table:table-cell>
          <table:table-cell table:formula="of:=100*[.G221]" office:value-type="float" office:value="67.3147" calcext:value-type="float">
            <text:p>67.3147</text:p>
          </table:table-cell>
          <table:table-cell table:formula="of:=([.F221]-[.C221]*[.C221])/([.A221]*[.A221])" office:value-type="float" office:value="0.0451312799285771" calcext:value-type="float">
            <text:p>0.0451312799285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2.3104" calcext:value-type="float">
            <text:p>2.3104</text:p>
          </table:table-cell>
          <table:table-cell office:value-type="float" office:value="0.3364" calcext:value-type="float">
            <text:p>0.3364</text:p>
          </table:table-cell>
          <table:table-cell office:value-type="float" office:value="5.33795" calcext:value-type="float">
            <text:p>5.33795</text:p>
          </table:table-cell>
          <table:table-cell office:value-type="float" office:value="0.113165" calcext:value-type="float">
            <text:p>0.113165</text:p>
          </table:table-cell>
          <table:table-cell office:value-type="float" office:value="0.329443" calcext:value-type="float">
            <text:p>0.329443</text:p>
          </table:table-cell>
          <table:table-cell table:formula="of:=100*[.G224]" office:value-type="float" office:value="33.64" calcext:value-type="float">
            <text:p>33.64</text:p>
          </table:table-cell>
          <table:table-cell table:formula="of:=([.F224]-[.C224]*[.C224])/([.A224]*[.A22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-3.04" calcext:value-type="float">
            <text:p>-3.04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86" calcext:value-type="float">
            <text:p>0.86</text:p>
          </table:table-cell>
          <table:table-cell office:value-type="float" office:value="9.2992" calcext:value-type="float">
            <text:p>9.2992</text:p>
          </table:table-cell>
          <table:table-cell office:value-type="float" office:value="0.74" calcext:value-type="float">
            <text:p>0.74</text:p>
          </table:table-cell>
          <table:table-cell office:value-type="float" office:value="88.6044" calcext:value-type="float">
            <text:p>88.6044</text:p>
          </table:table-cell>
          <table:table-cell office:value-type="float" office:value="0.548783" calcext:value-type="float">
            <text:p>0.548783</text:p>
          </table:table-cell>
          <table:table-cell office:value-type="float" office:value="0.748328" calcext:value-type="float">
            <text:p>0.748328</text:p>
          </table:table-cell>
          <table:table-cell table:formula="of:=100*[.G225]" office:value-type="float" office:value="74" calcext:value-type="float">
            <text:p>74</text:p>
          </table:table-cell>
          <table:table-cell table:formula="of:=([.F225]-[.C225]*[.C225])/([.A225]*[.A225])" office:value-type="float" office:value="0.0114795918367348" calcext:value-type="float">
            <text:p>0.011479591836735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" calcext:value-type="float">
            <text:p>2</text:p>
          </table:table-cell>
          <table:table-cell office:value-type="float" office:value="-3.42" calcext:value-type="float">
            <text:p>-3.4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" calcext:value-type="float">
            <text:p>0.9</text:p>
          </table:table-cell>
          <table:table-cell office:value-type="float" office:value="11.6976" calcext:value-type="float">
            <text:p>11.6976</text:p>
          </table:table-cell>
          <table:table-cell office:value-type="float" office:value="0.8102" calcext:value-type="float">
            <text:p>0.8102</text:p>
          </table:table-cell>
          <table:table-cell office:value-type="float" office:value="136.889" calcext:value-type="float">
            <text:p>136.889</text:p>
          </table:table-cell>
          <table:table-cell office:value-type="float" office:value="0.657072" calcext:value-type="float">
            <text:p>0.657072</text:p>
          </table:table-cell>
          <table:table-cell office:value-type="float" office:value="0.537984" calcext:value-type="float">
            <text:p>0.537984</text:p>
          </table:table-cell>
          <table:table-cell table:formula="of:=100*[.G226]" office:value-type="float" office:value="81.02" calcext:value-type="float">
            <text:p>81.02</text:p>
          </table:table-cell>
          <table:table-cell table:formula="of:=([.F226]-[.C226]*[.C226])/([.A226]*[.A226])" office:value-type="float" office:value="0.000239158163265457" calcext:value-type="float">
            <text:p>0.000239158163265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" calcext:value-type="float">
            <text:p>3</text:p>
          </table:table-cell>
          <table:table-cell office:value-type="float" office:value="-3.17" calcext:value-type="float">
            <text:p>-3.17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855" calcext:value-type="float">
            <text:p>0.855</text:p>
          </table:table-cell>
          <table:table-cell office:value-type="float" office:value="10.1704" calcext:value-type="float">
            <text:p>10.1704</text:p>
          </table:table-cell>
          <table:table-cell office:value-type="float" office:value="0.7361" calcext:value-type="float">
            <text:p>0.7361</text:p>
          </table:table-cell>
          <table:table-cell office:value-type="float" office:value="107.831" calcext:value-type="float">
            <text:p>107.831</text:p>
          </table:table-cell>
          <table:table-cell office:value-type="float" office:value="0.555454" calcext:value-type="float">
            <text:p>0.555454</text:p>
          </table:table-cell>
          <table:table-cell office:value-type="float" office:value="0.629615" calcext:value-type="float">
            <text:p>0.629615</text:p>
          </table:table-cell>
          <table:table-cell table:formula="of:=100*[.G227]" office:value-type="float" office:value="73.61" calcext:value-type="float">
            <text:p>73.61</text:p>
          </table:table-cell>
          <table:table-cell table:formula="of:=([.F227]-[.C227]*[.C227])/([.A227]*[.A227])" office:value-type="float" office:value="0.0242147640306124" calcext:value-type="float">
            <text:p>0.024214764030613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4" calcext:value-type="float">
            <text:p>4</text:p>
          </table:table-cell>
          <table:table-cell office:value-type="float" office:value="-3.135" calcext:value-type="float">
            <text:p>-3.135</text:p>
          </table:table-cell>
          <table:table-cell office:value-type="float" office:value="0.090575" calcext:value-type="float">
            <text:p>0.090575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9.9188" calcext:value-type="float">
            <text:p>9.9188</text:p>
          </table:table-cell>
          <table:table-cell office:value-type="float" office:value="0.712025" calcext:value-type="float">
            <text:p>0.712025</text:p>
          </table:table-cell>
          <table:table-cell office:value-type="float" office:value="101.981" calcext:value-type="float">
            <text:p>101.981</text:p>
          </table:table-cell>
          <table:table-cell office:value-type="float" office:value="0.528611" calcext:value-type="float">
            <text:p>0.528611</text:p>
          </table:table-cell>
          <table:table-cell office:value-type="float" office:value="0.88114" calcext:value-type="float">
            <text:p>0.88114</text:p>
          </table:table-cell>
          <table:table-cell table:formula="of:=100*[.G228]" office:value-type="float" office:value="71.2025" calcext:value-type="float">
            <text:p>71.2025</text:p>
          </table:table-cell>
          <table:table-cell table:formula="of:=([.F228]-[.C228]*[.C228])/([.A228]*[.A228])" office:value-type="float" office:value="0.0180514588647965" calcext:value-type="float">
            <text:p>0.018051458864797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5" calcext:value-type="float">
            <text:p>5</text:p>
          </table:table-cell>
          <table:table-cell office:value-type="float" office:value="-3.095" calcext:value-type="float">
            <text:p>-3.095</text:p>
          </table:table-cell>
          <table:table-cell office:value-type="float" office:value="0.215775" calcext:value-type="float">
            <text:p>0.215775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9.7948" calcext:value-type="float">
            <text:p>9.7948</text:p>
          </table:table-cell>
          <table:table-cell office:value-type="float" office:value="0.718575" calcext:value-type="float">
            <text:p>0.718575</text:p>
          </table:table-cell>
          <table:table-cell office:value-type="float" office:value="103.842" calcext:value-type="float">
            <text:p>103.842</text:p>
          </table:table-cell>
          <table:table-cell office:value-type="float" office:value="0.549944" calcext:value-type="float">
            <text:p>0.549944</text:p>
          </table:table-cell>
          <table:table-cell office:value-type="float" office:value="0.67497" calcext:value-type="float">
            <text:p>0.67497</text:p>
          </table:table-cell>
          <table:table-cell table:formula="of:=100*[.G229]" office:value-type="float" office:value="71.8575" calcext:value-type="float">
            <text:p>71.8575</text:p>
          </table:table-cell>
          <table:table-cell table:formula="of:=([.F229]-[.C229]*[.C229])/([.A229]*[.A229])" office:value-type="float" office:value="0.0430036272321426" calcext:value-type="float">
            <text:p>0.043003627232143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6" calcext:value-type="float">
            <text:p>6</text:p>
          </table:table-cell>
          <table:table-cell office:value-type="float" office:value="-2.8775" calcext:value-type="float">
            <text:p>-2.8775</text:p>
          </table:table-cell>
          <table:table-cell office:value-type="float" office:value="0.288594" calcext:value-type="float">
            <text:p>0.288594</text:p>
          </table:table-cell>
          <table:table-cell office:value-type="float" office:value="0.710625" calcext:value-type="float">
            <text:p>0.710625</text:p>
          </table:table-cell>
          <table:table-cell office:value-type="float" office:value="8.5686" calcext:value-type="float">
            <text:p>8.5686</text:p>
          </table:table-cell>
          <table:table-cell office:value-type="float" office:value="0.544362" calcext:value-type="float">
            <text:p>0.544362</text:p>
          </table:table-cell>
          <table:table-cell office:value-type="float" office:value="83.1509" calcext:value-type="float">
            <text:p>83.1509</text:p>
          </table:table-cell>
          <table:table-cell office:value-type="float" office:value="0.369905" calcext:value-type="float">
            <text:p>0.369905</text:p>
          </table:table-cell>
          <table:table-cell office:value-type="float" office:value="2.94153" calcext:value-type="float">
            <text:p>2.94153</text:p>
          </table:table-cell>
          <table:table-cell table:formula="of:=100*[.G230]" office:value-type="float" office:value="54.4362" calcext:value-type="float">
            <text:p>54.4362</text:p>
          </table:table-cell>
          <table:table-cell table:formula="of:=([.F230]-[.C230]*[.C230])/([.A230]*[.A230])" office:value-type="float" office:value="0.0575162926498725" calcext:value-type="float">
            <text:p>0.057516292649873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7" calcext:value-type="float">
            <text:p>7</text:p>
          </table:table-cell>
          <table:table-cell office:value-type="float" office:value="-3.21625" calcext:value-type="float">
            <text:p>-3.21625</text:p>
          </table:table-cell>
          <table:table-cell office:value-type="float" office:value="0.145936" calcext:value-type="float">
            <text:p>0.145936</text:p>
          </table:table-cell>
          <table:table-cell office:value-type="float" office:value="0.861562" calcext:value-type="float">
            <text:p>0.861562</text:p>
          </table:table-cell>
          <table:table-cell office:value-type="float" office:value="10.4902" calcext:value-type="float">
            <text:p>10.4902</text:p>
          </table:table-cell>
          <table:table-cell office:value-type="float" office:value="0.749881" calcext:value-type="float">
            <text:p>0.749881</text:p>
          </table:table-cell>
          <table:table-cell office:value-type="float" office:value="115.938" calcext:value-type="float">
            <text:p>115.938</text:p>
          </table:table-cell>
          <table:table-cell office:value-type="float" office:value="0.582201" calcext:value-type="float">
            <text:p>0.582201</text:p>
          </table:table-cell>
          <table:table-cell office:value-type="float" office:value="0.674311" calcext:value-type="float">
            <text:p>0.674311</text:p>
          </table:table-cell>
          <table:table-cell table:formula="of:=100*[.G231]" office:value-type="float" office:value="74.9881" calcext:value-type="float">
            <text:p>74.9881</text:p>
          </table:table-cell>
          <table:table-cell table:formula="of:=([.F231]-[.C231]*[.C231])/([.A231]*[.A231])" office:value-type="float" office:value="0.0290848089724169" calcext:value-type="float">
            <text:p>0.029084808972417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8" calcext:value-type="float">
            <text:p>8</text:p>
          </table:table-cell>
          <table:table-cell office:value-type="float" office:value="-3.02969" calcext:value-type="float">
            <text:p>-3.02969</text:p>
          </table:table-cell>
          <table:table-cell office:value-type="float" office:value="0.252519" calcext:value-type="float">
            <text:p>0.252519</text:p>
          </table:table-cell>
          <table:table-cell office:value-type="float" office:value="0.769375" calcext:value-type="float">
            <text:p>0.769375</text:p>
          </table:table-cell>
          <table:table-cell office:value-type="float" office:value="9.43152" calcext:value-type="float">
            <text:p>9.43152</text:p>
          </table:table-cell>
          <table:table-cell office:value-type="float" office:value="0.639228" calcext:value-type="float">
            <text:p>0.639228</text:p>
          </table:table-cell>
          <table:table-cell office:value-type="float" office:value="97.8294" calcext:value-type="float">
            <text:p>97.8294</text:p>
          </table:table-cell>
          <table:table-cell office:value-type="float" office:value="0.472868" calcext:value-type="float">
            <text:p>0.472868</text:p>
          </table:table-cell>
          <table:table-cell office:value-type="float" office:value="2.26766" calcext:value-type="float">
            <text:p>2.26766</text:p>
          </table:table-cell>
          <table:table-cell table:formula="of:=100*[.G232]" office:value-type="float" office:value="63.9228" calcext:value-type="float">
            <text:p>63.9228</text:p>
          </table:table-cell>
          <table:table-cell table:formula="of:=([.F232]-[.C232]*[.C232])/([.A232]*[.A232])" office:value-type="float" office:value="0.0503225653499681" calcext:value-type="float">
            <text:p>0.050322565349968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" calcext:value-type="float">
            <text:p>9</text:p>
          </table:table-cell>
          <table:table-cell office:value-type="float" office:value="-3.05312" calcext:value-type="float">
            <text:p>-3.05312</text:p>
          </table:table-cell>
          <table:table-cell office:value-type="float" office:value="0.263803" calcext:value-type="float">
            <text:p>0.263803</text:p>
          </table:table-cell>
          <table:table-cell office:value-type="float" office:value="0.239609" calcext:value-type="float">
            <text:p>0.239609</text:p>
          </table:table-cell>
          <table:table-cell office:value-type="float" office:value="9.58538" calcext:value-type="float">
            <text:p>9.58538</text:p>
          </table:table-cell>
          <table:table-cell office:value-type="float" office:value="0.650759" calcext:value-type="float">
            <text:p>0.650759</text:p>
          </table:table-cell>
          <table:table-cell office:value-type="float" office:value="101.177" calcext:value-type="float">
            <text:p>101.177</text:p>
          </table:table-cell>
          <table:table-cell office:value-type="float" office:value="0.488084" calcext:value-type="float">
            <text:p>0.488084</text:p>
          </table:table-cell>
          <table:table-cell office:value-type="float" office:value="1.79899" calcext:value-type="float">
            <text:p>1.79899</text:p>
          </table:table-cell>
          <table:table-cell table:formula="of:=100*[.G233]" office:value-type="float" office:value="65.0759" calcext:value-type="float">
            <text:p>65.0759</text:p>
          </table:table-cell>
          <table:table-cell table:formula="of:=([.F233]-[.C233]*[.C233])/([.A233]*[.A233])" office:value-type="float" office:value="0.0525825625000004" calcext:value-type="float">
            <text:p>0.052582562500001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0" calcext:value-type="float">
            <text:p>10</text:p>
          </table:table-cell>
          <table:table-cell office:value-type="float" office:value="-3.04445" calcext:value-type="float">
            <text:p>-3.04445</text:p>
          </table:table-cell>
          <table:table-cell office:value-type="float" office:value="0.242811" calcext:value-type="float">
            <text:p>0.242811</text:p>
          </table:table-cell>
          <table:table-cell office:value-type="float" office:value="-0.215781" calcext:value-type="float">
            <text:p>-0.215781</text:p>
          </table:table-cell>
          <table:table-cell office:value-type="float" office:value="9.51151" calcext:value-type="float">
            <text:p>9.51151</text:p>
          </table:table-cell>
          <table:table-cell office:value-type="float" office:value="0.656751" calcext:value-type="float">
            <text:p>0.656751</text:p>
          </table:table-cell>
          <table:table-cell office:value-type="float" office:value="98.6938" calcext:value-type="float">
            <text:p>98.6938</text:p>
          </table:table-cell>
          <table:table-cell office:value-type="float" office:value="0.486293" calcext:value-type="float">
            <text:p>0.486293</text:p>
          </table:table-cell>
          <table:table-cell office:value-type="float" office:value="1.48826" calcext:value-type="float">
            <text:p>1.48826</text:p>
          </table:table-cell>
          <table:table-cell table:formula="of:=100*[.G234]" office:value-type="float" office:value="65.6751" calcext:value-type="float">
            <text:p>65.6751</text:p>
          </table:table-cell>
          <table:table-cell table:formula="of:=([.F234]-[.C234]*[.C234])/([.A234]*[.A234])" office:value-type="float" office:value="0.0483964838767539" calcext:value-type="float">
            <text:p>0.04839648387675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-0.88" calcext:value-type="float">
            <text:p>-0.8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599695" calcext:value-type="float">
            <text:p>0.599695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1.11639" calcext:value-type="float">
            <text:p>1.11639</text:p>
          </table:table-cell>
          <table:table-cell table:formula="of:=100*[.G237]" office:value-type="float" office:value="0.16" calcext:value-type="float">
            <text:p>0.16</text:p>
          </table:table-cell>
          <table:table-cell table:formula="of:=([.F237]-[.C237]*[.C237])/([.A237]*[.A237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-1.52" calcext:value-type="float">
            <text:p>-1.52</text:p>
          </table:table-cell>
          <table:table-cell office:value-type="float" office:value="0.3136" calcext:value-type="float">
            <text:p>0.3136</text:p>
          </table:table-cell>
          <table:table-cell office:value-type="float" office:value="-0.4" calcext:value-type="float">
            <text:p>-0.4</text:p>
          </table:table-cell>
          <table:table-cell office:value-type="float" office:value="2.624" calcext:value-type="float">
            <text:p>2.624</text:p>
          </table:table-cell>
          <table:table-cell office:value-type="float" office:value="0.1924" calcext:value-type="float">
            <text:p>0.1924</text:p>
          </table:table-cell>
          <table:table-cell office:value-type="float" office:value="9.78354" calcext:value-type="float">
            <text:p>9.78354</text:p>
          </table:table-cell>
          <table:table-cell office:value-type="float" office:value="0.0577538" calcext:value-type="float">
            <text:p>0.0577538</text:p>
          </table:table-cell>
          <table:table-cell office:value-type="float" office:value="2.77082" calcext:value-type="float">
            <text:p>2.77082</text:p>
          </table:table-cell>
          <table:table-cell table:formula="of:=100*[.G238]" office:value-type="float" office:value="19.24" calcext:value-type="float">
            <text:p>19.24</text:p>
          </table:table-cell>
          <table:table-cell table:formula="of:=([.F238]-[.C238]*[.C238])/([.A238]*[.A238])" office:value-type="float" office:value="0.0613986999765056" calcext:value-type="float">
            <text:p>0.061398699976506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" calcext:value-type="float">
            <text:p>2</text:p>
          </table:table-cell>
          <table:table-cell office:value-type="float" office:value="-2.86" calcext:value-type="float">
            <text:p>-2.86</text:p>
          </table:table-cell>
          <table:table-cell office:value-type="float" office:value="0.11" calcext:value-type="float">
            <text:p>0.11</text:p>
          </table:table-cell>
          <table:table-cell office:value-type="float" office:value="-0.61" calcext:value-type="float">
            <text:p>-0.61</text:p>
          </table:table-cell>
          <table:table-cell office:value-type="float" office:value="8.2896" calcext:value-type="float">
            <text:p>8.2896</text:p>
          </table:table-cell>
          <table:table-cell office:value-type="float" office:value="0.3948" calcext:value-type="float">
            <text:p>0.3948</text:p>
          </table:table-cell>
          <table:table-cell office:value-type="float" office:value="72.2661" calcext:value-type="float">
            <text:p>72.2661</text:p>
          </table:table-cell>
          <table:table-cell office:value-type="float" office:value="0.186067" calcext:value-type="float">
            <text:p>0.186067</text:p>
          </table:table-cell>
          <table:table-cell office:value-type="float" office:value="3.51435" calcext:value-type="float">
            <text:p>3.51435</text:p>
          </table:table-cell>
          <table:table-cell table:formula="of:=100*[.G239]" office:value-type="float" office:value="39.48" calcext:value-type="float">
            <text:p>39.48</text:p>
          </table:table-cell>
          <table:table-cell table:formula="of:=([.F239]-[.C239]*[.C239])/([.A239]*[.A239])" office:value-type="float" office:value="0.0215365337927796" calcext:value-type="float">
            <text:p>0.02153653379278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" calcext:value-type="float">
            <text:p>3</text:p>
          </table:table-cell>
          <table:table-cell office:value-type="float" office:value="-3.2" calcext:value-type="float">
            <text:p>-3.2</text:p>
          </table:table-cell>
          <table:table-cell office:value-type="float" office:value="0.1312" calcext:value-type="float">
            <text:p>0.1312</text:p>
          </table:table-cell>
          <table:table-cell office:value-type="float" office:value="-0.845" calcext:value-type="float">
            <text:p>-0.845</text:p>
          </table:table-cell>
          <table:table-cell office:value-type="float" office:value="10.3712" calcext:value-type="float">
            <text:p>10.3712</text:p>
          </table:table-cell>
          <table:table-cell office:value-type="float" office:value="0.7218" calcext:value-type="float">
            <text:p>0.7218</text:p>
          </table:table-cell>
          <table:table-cell office:value-type="float" office:value="112.333" calcext:value-type="float">
            <text:p>112.333</text:p>
          </table:table-cell>
          <table:table-cell office:value-type="float" office:value="0.541188" calcext:value-type="float">
            <text:p>0.541188</text:p>
          </table:table-cell>
          <table:table-cell office:value-type="float" office:value="0.876591" calcext:value-type="float">
            <text:p>0.876591</text:p>
          </table:table-cell>
          <table:table-cell table:formula="of:=100*[.G240]" office:value-type="float" office:value="72.18" calcext:value-type="float">
            <text:p>72.18</text:p>
          </table:table-cell>
          <table:table-cell table:formula="of:=([.F240]-[.C240]*[.C240])/([.A240]*[.A240])" office:value-type="float" office:value="0.0256872112146601" calcext:value-type="float">
            <text:p>0.02568721121466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4" calcext:value-type="float">
            <text:p>4</text:p>
          </table:table-cell>
          <table:table-cell office:value-type="float" office:value="-2.565" calcext:value-type="float">
            <text:p>-2.565</text:p>
          </table:table-cell>
          <table:table-cell office:value-type="float" office:value="0.257975" calcext:value-type="float">
            <text:p>0.257975</text:p>
          </table:table-cell>
          <table:table-cell office:value-type="float" office:value="-0.545" calcext:value-type="float">
            <text:p>-0.545</text:p>
          </table:table-cell>
          <table:table-cell office:value-type="float" office:value="6.8372" calcext:value-type="float">
            <text:p>6.8372</text:p>
          </table:table-cell>
          <table:table-cell office:value-type="float" office:value="0.36435" calcext:value-type="float">
            <text:p>0.36435</text:p>
          </table:table-cell>
          <table:table-cell office:value-type="float" office:value="54.5968" calcext:value-type="float">
            <text:p>54.5968</text:p>
          </table:table-cell>
          <table:table-cell office:value-type="float" office:value="0.213555" calcext:value-type="float">
            <text:p>0.213555</text:p>
          </table:table-cell>
          <table:table-cell office:value-type="float" office:value="3.74191" calcext:value-type="float">
            <text:p>3.74191</text:p>
          </table:table-cell>
          <table:table-cell table:formula="of:=100*[.G241]" office:value-type="float" office:value="36.435" calcext:value-type="float">
            <text:p>36.435</text:p>
          </table:table-cell>
          <table:table-cell table:formula="of:=([.F241]-[.C241]*[.C241])/([.A241]*[.A241])" office:value-type="float" office:value="0.0505080664108388" calcext:value-type="float">
            <text:p>0.050508066410839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5" calcext:value-type="float">
            <text:p>5</text:p>
          </table:table-cell>
          <table:table-cell office:value-type="float" office:value="-2.985" calcext:value-type="float">
            <text:p>-2.985</text:p>
          </table:table-cell>
          <table:table-cell office:value-type="float" office:value="0.342575" calcext:value-type="float">
            <text:p>0.342575</text:p>
          </table:table-cell>
          <table:table-cell office:value-type="float" office:value="-0.746875" calcext:value-type="float">
            <text:p>-0.746875</text:p>
          </table:table-cell>
          <table:table-cell office:value-type="float" office:value="9.2528" calcext:value-type="float">
            <text:p>9.2528</text:p>
          </table:table-cell>
          <table:table-cell office:value-type="float" office:value="0.607487" calcext:value-type="float">
            <text:p>0.607487</text:p>
          </table:table-cell>
          <table:table-cell office:value-type="float" office:value="96.4101" calcext:value-type="float">
            <text:p>96.4101</text:p>
          </table:table-cell>
          <table:table-cell office:value-type="float" office:value="0.445988" calcext:value-type="float">
            <text:p>0.445988</text:p>
          </table:table-cell>
          <table:table-cell office:value-type="float" office:value="1.86608" calcext:value-type="float">
            <text:p>1.86608</text:p>
          </table:table-cell>
          <table:table-cell table:formula="of:=100*[.G242]" office:value-type="float" office:value="60.7487" calcext:value-type="float">
            <text:p>60.7487</text:p>
          </table:table-cell>
          <table:table-cell table:formula="of:=([.F242]-[.C242]*[.C242])/([.A242]*[.A242])" office:value-type="float" office:value="0.0670716187641949" calcext:value-type="float">
            <text:p>0.067071618764195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0.2152" calcext:value-type="float">
            <text:p>0.2152</text:p>
          </table:table-cell>
          <table:table-cell office:value-type="float" office:value="-0.775" calcext:value-type="float">
            <text:p>-0.775</text:p>
          </table:table-cell>
          <table:table-cell office:value-type="float" office:value="9.2152" calcext:value-type="float">
            <text:p>9.2152</text:p>
          </table:table-cell>
          <table:table-cell office:value-type="float" office:value="0.6463" calcext:value-type="float">
            <text:p>0.6463</text:p>
          </table:table-cell>
          <table:table-cell office:value-type="float" office:value="92.3979" calcext:value-type="float">
            <text:p>92.3979</text:p>
          </table:table-cell>
          <table:table-cell office:value-type="float" office:value="0.472846" calcext:value-type="float">
            <text:p>0.472846</text:p>
          </table:table-cell>
          <table:table-cell office:value-type="float" office:value="1.60709" calcext:value-type="float">
            <text:p>1.60709</text:p>
          </table:table-cell>
          <table:table-cell table:formula="of:=100*[.G243]" office:value-type="float" office:value="64.63" calcext:value-type="float">
            <text:p>64.63</text:p>
          </table:table-cell>
          <table:table-cell table:formula="of:=([.F243]-[.C243]*[.C243])/([.A243]*[.A243])" office:value-type="float" office:value="0.0421332915655101" calcext:value-type="float">
            <text:p>0.04213329156551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7" calcext:value-type="float">
            <text:p>7</text:p>
          </table:table-cell>
          <table:table-cell office:value-type="float" office:value="-3.06375" calcext:value-type="float">
            <text:p>-3.06375</text:p>
          </table:table-cell>
          <table:table-cell office:value-type="float" office:value="0.238236" calcext:value-type="float">
            <text:p>0.238236</text:p>
          </table:table-cell>
          <table:table-cell office:value-type="float" office:value="-0.799531" calcext:value-type="float">
            <text:p>-0.799531</text:p>
          </table:table-cell>
          <table:table-cell office:value-type="float" office:value="9.6248" calcext:value-type="float">
            <text:p>9.6248</text:p>
          </table:table-cell>
          <table:table-cell office:value-type="float" office:value="0.664559" calcext:value-type="float">
            <text:p>0.664559</text:p>
          </table:table-cell>
          <table:table-cell office:value-type="float" office:value="101.157" calcext:value-type="float">
            <text:p>101.157</text:p>
          </table:table-cell>
          <table:table-cell office:value-type="float" office:value="0.488548" calcext:value-type="float">
            <text:p>0.488548</text:p>
          </table:table-cell>
          <table:table-cell office:value-type="float" office:value="1.23474" calcext:value-type="float">
            <text:p>1.23474</text:p>
          </table:table-cell>
          <table:table-cell table:formula="of:=100*[.G244]" office:value-type="float" office:value="66.4559" calcext:value-type="float">
            <text:p>66.4559</text:p>
          </table:table-cell>
          <table:table-cell table:formula="of:=([.F244]-[.C244]*[.C244])/([.A244]*[.A244])" office:value-type="float" office:value="0.0466434210783928" calcext:value-type="float">
            <text:p>0.046643421078393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8" calcext:value-type="float">
            <text:p>8</text:p>
          </table:table-cell>
          <table:table-cell office:value-type="float" office:value="-2.84125" calcext:value-type="float">
            <text:p>-2.84125</text:p>
          </table:table-cell>
          <table:table-cell office:value-type="float" office:value="0.279748" calcext:value-type="float">
            <text:p>0.279748</text:p>
          </table:table-cell>
          <table:table-cell office:value-type="float" office:value="-0.735234" calcext:value-type="float">
            <text:p>-0.735234</text:p>
          </table:table-cell>
          <table:table-cell office:value-type="float" office:value="8.35245" calcext:value-type="float">
            <text:p>8.35245</text:p>
          </table:table-cell>
          <table:table-cell office:value-type="float" office:value="0.577998" calcext:value-type="float">
            <text:p>0.577998</text:p>
          </table:table-cell>
          <table:table-cell office:value-type="float" office:value="78.2244" calcext:value-type="float">
            <text:p>78.2244</text:p>
          </table:table-cell>
          <table:table-cell office:value-type="float" office:value="0.394433" calcext:value-type="float">
            <text:p>0.394433</text:p>
          </table:table-cell>
          <table:table-cell office:value-type="float" office:value="1.73285" calcext:value-type="float">
            <text:p>1.73285</text:p>
          </table:table-cell>
          <table:table-cell table:formula="of:=100*[.G245]" office:value-type="float" office:value="57.7998" calcext:value-type="float">
            <text:p>57.7998</text:p>
          </table:table-cell>
          <table:table-cell table:formula="of:=([.F245]-[.C245]*[.C245])/([.A245]*[.A245])" office:value-type="float" office:value="0.0547710152517814" calcext:value-type="float">
            <text:p>0.054771015251781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9" calcext:value-type="float">
            <text:p>9</text:p>
          </table:table-cell>
          <table:table-cell office:value-type="float" office:value="-2.95109" calcext:value-type="float">
            <text:p>-2.95109</text:p>
          </table:table-cell>
          <table:table-cell office:value-type="float" office:value="0.223583" calcext:value-type="float">
            <text:p>0.223583</text:p>
          </table:table-cell>
          <table:table-cell office:value-type="float" office:value="-0.707969" calcext:value-type="float">
            <text:p>-0.707969</text:p>
          </table:table-cell>
          <table:table-cell office:value-type="float" office:value="8.93254" calcext:value-type="float">
            <text:p>8.93254</text:p>
          </table:table-cell>
          <table:table-cell office:value-type="float" office:value="0.61393" calcext:value-type="float">
            <text:p>0.61393</text:p>
          </table:table-cell>
          <table:table-cell office:value-type="float" office:value="87.3326" calcext:value-type="float">
            <text:p>87.3326</text:p>
          </table:table-cell>
          <table:table-cell office:value-type="float" office:value="0.430187" calcext:value-type="float">
            <text:p>0.430187</text:p>
          </table:table-cell>
          <table:table-cell office:value-type="float" office:value="1.61848" calcext:value-type="float">
            <text:p>1.61848</text:p>
          </table:table-cell>
          <table:table-cell table:formula="of:=100*[.G246]" office:value-type="float" office:value="61.393" calcext:value-type="float">
            <text:p>61.393</text:p>
          </table:table-cell>
          <table:table-cell table:formula="of:=([.F246]-[.C246]*[.C246])/([.A246]*[.A246])" office:value-type="float" office:value="0.0437794290664886" calcext:value-type="float">
            <text:p>0.043779429066489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0" calcext:value-type="float">
            <text:p>10</text:p>
          </table:table-cell>
          <table:table-cell office:value-type="float" office:value="-2.98133" calcext:value-type="float">
            <text:p>-2.98133</text:p>
          </table:table-cell>
          <table:table-cell office:value-type="float" office:value="0.236639" calcext:value-type="float">
            <text:p>0.236639</text:p>
          </table:table-cell>
          <table:table-cell office:value-type="float" office:value="0.426816" calcext:value-type="float">
            <text:p>0.426816</text:p>
          </table:table-cell>
          <table:table-cell office:value-type="float" office:value="9.12496" calcext:value-type="float">
            <text:p>9.12496</text:p>
          </table:table-cell>
          <table:table-cell office:value-type="float" office:value="0.634242" calcext:value-type="float">
            <text:p>0.634242</text:p>
          </table:table-cell>
          <table:table-cell office:value-type="float" office:value="91.2846" calcext:value-type="float">
            <text:p>91.2846</text:p>
          </table:table-cell>
          <table:table-cell office:value-type="float" office:value="0.452857" calcext:value-type="float">
            <text:p>0.452857</text:p>
          </table:table-cell>
          <table:table-cell office:value-type="float" office:value="1.46538" calcext:value-type="float">
            <text:p>1.46538</text:p>
          </table:table-cell>
          <table:table-cell table:formula="of:=100*[.G247]" office:value-type="float" office:value="63.4242" calcext:value-type="float">
            <text:p>63.4242</text:p>
          </table:table-cell>
          <table:table-cell table:formula="of:=([.F247]-[.C247]*[.C247])/([.A247]*[.A247])" office:value-type="float" office:value="0.0463292801119902" calcext:value-type="float">
            <text:p>0.04632928011199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1" calcext:value-type="float">
            <text:p>11</text:p>
          </table:table-cell>
          <table:table-cell office:value-type="float" office:value="-2.95242" calcext:value-type="float">
            <text:p>-2.95242</text:p>
          </table:table-cell>
          <table:table-cell office:value-type="float" office:value="0.259399" calcext:value-type="float">
            <text:p>0.259399</text:p>
          </table:table-cell>
          <table:table-cell office:value-type="float" office:value="-0.17666" calcext:value-type="float">
            <text:p>-0.17666</text:p>
          </table:table-cell>
          <table:table-cell office:value-type="float" office:value="8.97619" calcext:value-type="float">
            <text:p>8.97619</text:p>
          </table:table-cell>
          <table:table-cell office:value-type="float" office:value="0.618552" calcext:value-type="float">
            <text:p>0.618552</text:p>
          </table:table-cell>
          <table:table-cell office:value-type="float" office:value="89.0077" calcext:value-type="float">
            <text:p>89.0077</text:p>
          </table:table-cell>
          <table:table-cell office:value-type="float" office:value="0.440178" calcext:value-type="float">
            <text:p>0.440178</text:p>
          </table:table-cell>
          <table:table-cell office:value-type="float" office:value="1.75336" calcext:value-type="float">
            <text:p>1.75336</text:p>
          </table:table-cell>
          <table:table-cell table:formula="of:=100*[.G248]" office:value-type="float" office:value="61.8552" calcext:value-type="float">
            <text:p>61.8552</text:p>
          </table:table-cell>
          <table:table-cell table:formula="of:=([.F248]-[.C248]*[.C248])/([.A248]*[.A248])" office:value-type="float" office:value="0.0507882652517816" calcext:value-type="float">
            <text:p>0.05078826525178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-1.04" calcext:value-type="float">
            <text:p>-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16" calcext:value-type="float">
            <text:p>1.0816</text:p>
          </table:table-cell>
          <table:table-cell office:value-type="float" office:value="0" calcext:value-type="float">
            <text:p>0</text:p>
          </table:table-cell>
          <table:table-cell office:value-type="float" office:value="1.16986" calcext:value-type="float">
            <text:p>1.16986</text:p>
          </table:table-cell>
          <table:table-cell office:value-type="float" office:value="0" calcext:value-type="float">
            <text:p>0</text:p>
          </table:table-cell>
          <table:table-cell office:value-type="float" office:value="2.34971" calcext:value-type="float">
            <text:p>2.34971</text:p>
          </table:table-cell>
          <table:table-cell table:formula="of:=100*[.G251]" office:value-type="float" office:value="0" calcext:value-type="float">
            <text:p>0</text:p>
          </table:table-cell>
          <table:table-cell table:formula="of:=([.F251]-[.C251]*[.C251])/([.A251]*[.A251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-2.24" calcext:value-type="float">
            <text:p>-2.24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18" calcext:value-type="float">
            <text:p>0.18</text:p>
          </table:table-cell>
          <table:table-cell office:value-type="float" office:value="5.0752" calcext:value-type="float">
            <text:p>5.0752</text:p>
          </table:table-cell>
          <table:table-cell office:value-type="float" office:value="0.0388" calcext:value-type="float">
            <text:p>0.0388</text:p>
          </table:table-cell>
          <table:table-cell office:value-type="float" office:value="26.9137" calcext:value-type="float">
            <text:p>26.9137</text:p>
          </table:table-cell>
          <table:table-cell office:value-type="float" office:value="0.00233488" calcext:value-type="float">
            <text:p>0.00233488</text:p>
          </table:table-cell>
          <table:table-cell office:value-type="float" office:value="13.4781" calcext:value-type="float">
            <text:p>13.4781</text:p>
          </table:table-cell>
          <table:table-cell table:formula="of:=100*[.G252]" office:value-type="float" office:value="3.88" calcext:value-type="float">
            <text:p>3.88</text:p>
          </table:table-cell>
          <table:table-cell table:formula="of:=([.F252]-[.C252]*[.C252])/([.A252]*[.A252])" office:value-type="float" office:value="0.011178171515069" calcext:value-type="float">
            <text:p>0.011178171515069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" calcext:value-type="float">
            <text:p>2</text:p>
          </table:table-cell>
          <table:table-cell office:value-type="float" office:value="-2.34" calcext:value-type="float">
            <text:p>-2.34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17" calcext:value-type="float">
            <text:p>-0.17</text:p>
          </table:table-cell>
          <table:table-cell office:value-type="float" office:value="5.4864" calcext:value-type="float">
            <text:p>5.4864</text:p>
          </table:table-cell>
          <table:table-cell office:value-type="float" office:value="0.0318" calcext:value-type="float">
            <text:p>0.0318</text:p>
          </table:table-cell>
          <table:table-cell office:value-type="float" office:value="30.3394" calcext:value-type="float">
            <text:p>30.3394</text:p>
          </table:table-cell>
          <table:table-cell office:value-type="float" office:value="0.00135048" calcext:value-type="float">
            <text:p>0.00135048</text:p>
          </table:table-cell>
          <table:table-cell office:value-type="float" office:value="7.52771" calcext:value-type="float">
            <text:p>7.52771</text:p>
          </table:table-cell>
          <table:table-cell table:formula="of:=100*[.G253]" office:value-type="float" office:value="3.18" calcext:value-type="float">
            <text:p>3.18</text:p>
          </table:table-cell>
          <table:table-cell table:formula="of:=([.F253]-[.C253]*[.C253])/([.A253]*[.A253])" office:value-type="float" office:value="0.00209590715907559" calcext:value-type="float">
            <text:p>0.002095907159076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  <table:table-cell office:value-type="float" office:value="-2.55" calcext:value-type="float">
            <text:p>-2.5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66" calcext:value-type="float">
            <text:p>0.66</text:p>
          </table:table-cell>
          <table:table-cell office:value-type="float" office:value="6.7272" calcext:value-type="float">
            <text:p>6.7272</text:p>
          </table:table-cell>
          <table:table-cell office:value-type="float" office:value="0.4741" calcext:value-type="float">
            <text:p>0.4741</text:p>
          </table:table-cell>
          <table:table-cell office:value-type="float" office:value="50.3671" calcext:value-type="float">
            <text:p>50.3671</text:p>
          </table:table-cell>
          <table:table-cell office:value-type="float" office:value="0.265569" calcext:value-type="float">
            <text:p>0.265569</text:p>
          </table:table-cell>
          <table:table-cell office:value-type="float" office:value="1.96582" calcext:value-type="float">
            <text:p>1.96582</text:p>
          </table:table-cell>
          <table:table-cell table:formula="of:=100*[.G254]" office:value-type="float" office:value="47.41" calcext:value-type="float">
            <text:p>47.41</text:p>
          </table:table-cell>
          <table:table-cell table:formula="of:=([.F254]-[.C254]*[.C254])/([.A254]*[.A254])" office:value-type="float" office:value="0.0436065128374314" calcext:value-type="float">
            <text:p>0.043606512837432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4" calcext:value-type="float">
            <text:p>4</text:p>
          </table:table-cell>
          <table:table-cell office:value-type="float" office:value="-2.675" calcext:value-type="float">
            <text:p>-2.67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66" calcext:value-type="float">
            <text:p>0.66</text:p>
          </table:table-cell>
          <table:table-cell office:value-type="float" office:value="7.2668" calcext:value-type="float">
            <text:p>7.2668</text:p>
          </table:table-cell>
          <table:table-cell office:value-type="float" office:value="0.4751" calcext:value-type="float">
            <text:p>0.4751</text:p>
          </table:table-cell>
          <table:table-cell office:value-type="float" office:value="55.893" calcext:value-type="float">
            <text:p>55.893</text:p>
          </table:table-cell>
          <table:table-cell office:value-type="float" office:value="0.272032" calcext:value-type="float">
            <text:p>0.272032</text:p>
          </table:table-cell>
          <table:table-cell office:value-type="float" office:value="2.23648" calcext:value-type="float">
            <text:p>2.23648</text:p>
          </table:table-cell>
          <table:table-cell table:formula="of:=100*[.G255]" office:value-type="float" office:value="47.51" calcext:value-type="float">
            <text:p>47.51</text:p>
          </table:table-cell>
          <table:table-cell table:formula="of:=([.F255]-[.C255]*[.C255])/([.A255]*[.A255])" office:value-type="float" office:value="0.0215752294824276" calcext:value-type="float">
            <text:p>0.021575229482428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5" calcext:value-type="float">
            <text:p>5</text:p>
          </table:table-cell>
          <table:table-cell office:value-type="float" office:value="-2.7425" calcext:value-type="float">
            <text:p>-2.7425</text:p>
          </table:table-cell>
          <table:table-cell office:value-type="float" office:value="0.220094" calcext:value-type="float">
            <text:p>0.220094</text:p>
          </table:table-cell>
          <table:table-cell office:value-type="float" office:value="0.61" calcext:value-type="float">
            <text:p>0.61</text:p>
          </table:table-cell>
          <table:table-cell office:value-type="float" office:value="7.7414" calcext:value-type="float">
            <text:p>7.7414</text:p>
          </table:table-cell>
          <table:table-cell office:value-type="float" office:value="0.437525" calcext:value-type="float">
            <text:p>0.437525</text:p>
          </table:table-cell>
          <table:table-cell office:value-type="float" office:value="66.9541" calcext:value-type="float">
            <text:p>66.9541</text:p>
          </table:table-cell>
          <table:table-cell office:value-type="float" office:value="0.279349" calcext:value-type="float">
            <text:p>0.279349</text:p>
          </table:table-cell>
          <table:table-cell office:value-type="float" office:value="4.69122" calcext:value-type="float">
            <text:p>4.69122</text:p>
          </table:table-cell>
          <table:table-cell table:formula="of:=100*[.G256]" office:value-type="float" office:value="43.7525" calcext:value-type="float">
            <text:p>43.7525</text:p>
          </table:table-cell>
          <table:table-cell table:formula="of:=([.F256]-[.C256]*[.C256])/([.A256]*[.A256])" office:value-type="float" office:value="0.0427125987308116" calcext:value-type="float">
            <text:p>0.042712598730812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6" calcext:value-type="float">
            <text:p>6</text:p>
          </table:table-cell>
          <table:table-cell office:value-type="float" office:value="-3.07875" calcext:value-type="float">
            <text:p>-3.07875</text:p>
          </table:table-cell>
          <table:table-cell office:value-type="float" office:value="0.313198" calcext:value-type="float">
            <text:p>0.313198</text:p>
          </table:table-cell>
          <table:table-cell office:value-type="float" office:value="0.808438" calcext:value-type="float">
            <text:p>0.808438</text:p>
          </table:table-cell>
          <table:table-cell office:value-type="float" office:value="9.7919" calcext:value-type="float">
            <text:p>9.7919</text:p>
          </table:table-cell>
          <table:table-cell office:value-type="float" office:value="0.677531" calcext:value-type="float">
            <text:p>0.677531</text:p>
          </table:table-cell>
          <table:table-cell office:value-type="float" office:value="107.176" calcext:value-type="float">
            <text:p>107.176</text:p>
          </table:table-cell>
          <table:table-cell office:value-type="float" office:value="0.511121" calcext:value-type="float">
            <text:p>0.511121</text:p>
          </table:table-cell>
          <table:table-cell office:value-type="float" office:value="1.22404" calcext:value-type="float">
            <text:p>1.22404</text:p>
          </table:table-cell>
          <table:table-cell table:formula="of:=100*[.G257]" office:value-type="float" office:value="67.7531" calcext:value-type="float">
            <text:p>67.7531</text:p>
          </table:table-cell>
          <table:table-cell table:formula="of:=([.F257]-[.C257]*[.C257])/([.A257]*[.A257])" office:value-type="float" office:value="0.0607810043858799" calcext:value-type="float">
            <text:p>0.06078100438588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7" calcext:value-type="float">
            <text:p>7</text:p>
          </table:table-cell>
          <table:table-cell office:value-type="float" office:value="-3.12875" calcext:value-type="float">
            <text:p>-3.12875</text:p>
          </table:table-cell>
          <table:table-cell office:value-type="float" office:value="0.200723" calcext:value-type="float">
            <text:p>0.200723</text:p>
          </table:table-cell>
          <table:table-cell office:value-type="float" office:value="0.835469" calcext:value-type="float">
            <text:p>0.835469</text:p>
          </table:table-cell>
          <table:table-cell office:value-type="float" office:value="9.9898" calcext:value-type="float">
            <text:p>9.9898</text:p>
          </table:table-cell>
          <table:table-cell office:value-type="float" office:value="0.711703" calcext:value-type="float">
            <text:p>0.711703</text:p>
          </table:table-cell>
          <table:table-cell office:value-type="float" office:value="107.331" calcext:value-type="float">
            <text:p>107.331</text:p>
          </table:table-cell>
          <table:table-cell office:value-type="float" office:value="0.538908" calcext:value-type="float">
            <text:p>0.538908</text:p>
          </table:table-cell>
          <table:table-cell office:value-type="float" office:value="0.729567" calcext:value-type="float">
            <text:p>0.729567</text:p>
          </table:table-cell>
          <table:table-cell table:formula="of:=100*[.G258]" office:value-type="float" office:value="71.1703" calcext:value-type="float">
            <text:p>71.1703</text:p>
          </table:table-cell>
          <table:table-cell table:formula="of:=([.F258]-[.C258]*[.C258])/([.A258]*[.A258])" office:value-type="float" office:value="0.0389534897824527" calcext:value-type="float">
            <text:p>0.038953489782453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8" calcext:value-type="float">
            <text:p>8</text:p>
          </table:table-cell>
          <table:table-cell office:value-type="float" office:value="-2.96781" calcext:value-type="float">
            <text:p>-2.96781</text:p>
          </table:table-cell>
          <table:table-cell office:value-type="float" office:value="0.246664" calcext:value-type="float">
            <text:p>0.246664</text:p>
          </table:table-cell>
          <table:table-cell office:value-type="float" office:value="0.766328" calcext:value-type="float">
            <text:p>0.766328</text:p>
          </table:table-cell>
          <table:table-cell office:value-type="float" office:value="9.05458" calcext:value-type="float">
            <text:p>9.05458</text:p>
          </table:table-cell>
          <table:table-cell office:value-type="float" office:value="0.619673" calcext:value-type="float">
            <text:p>0.619673</text:p>
          </table:table-cell>
          <table:table-cell office:value-type="float" office:value="90.3151" calcext:value-type="float">
            <text:p>90.3151</text:p>
          </table:table-cell>
          <table:table-cell office:value-type="float" office:value="0.440721" calcext:value-type="float">
            <text:p>0.440721</text:p>
          </table:table-cell>
          <table:table-cell office:value-type="float" office:value="1.68223" calcext:value-type="float">
            <text:p>1.68223</text:p>
          </table:table-cell>
          <table:table-cell table:formula="of:=100*[.G259]" office:value-type="float" office:value="61.9673" calcext:value-type="float">
            <text:p>61.9673</text:p>
          </table:table-cell>
          <table:table-cell table:formula="of:=([.F259]-[.C259]*[.C259])/([.A259]*[.A259])" office:value-type="float" office:value="0.0478728102427759" calcext:value-type="float">
            <text:p>0.047872810242776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9" calcext:value-type="float">
            <text:p>9</text:p>
          </table:table-cell>
          <table:table-cell office:value-type="float" office:value="-2.97187" calcext:value-type="float">
            <text:p>-2.97187</text:p>
          </table:table-cell>
          <table:table-cell office:value-type="float" office:value="0.228184" calcext:value-type="float">
            <text:p>0.228184</text:p>
          </table:table-cell>
          <table:table-cell office:value-type="float" office:value="0.735586" calcext:value-type="float">
            <text:p>0.735586</text:p>
          </table:table-cell>
          <table:table-cell office:value-type="float" office:value="9.06023" calcext:value-type="float">
            <text:p>9.06023</text:p>
          </table:table-cell>
          <table:table-cell office:value-type="float" office:value="0.622295" calcext:value-type="float">
            <text:p>0.622295</text:p>
          </table:table-cell>
          <table:table-cell office:value-type="float" office:value="89.8563" calcext:value-type="float">
            <text:p>89.8563</text:p>
          </table:table-cell>
          <table:table-cell office:value-type="float" office:value="0.438544" calcext:value-type="float">
            <text:p>0.438544</text:p>
          </table:table-cell>
          <table:table-cell office:value-type="float" office:value="1.76932" calcext:value-type="float">
            <text:p>1.76932</text:p>
          </table:table-cell>
          <table:table-cell table:formula="of:=100*[.G260]" office:value-type="float" office:value="62.2295" calcext:value-type="float">
            <text:p>62.2295</text:p>
          </table:table-cell>
          <table:table-cell table:formula="of:=([.F260]-[.C260]*[.C260])/([.A260]*[.A260])" office:value-type="float" office:value="0.0442893716353901" calcext:value-type="float">
            <text:p>0.04428937163539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0" calcext:value-type="float">
            <text:p>10</text:p>
          </table:table-cell>
          <table:table-cell office:value-type="float" office:value="-2.91" calcext:value-type="float">
            <text:p>-2.91</text:p>
          </table:table-cell>
          <table:table-cell office:value-type="float" office:value="0.25895" calcext:value-type="float">
            <text:p>0.25895</text:p>
          </table:table-cell>
          <table:table-cell office:value-type="float" office:value="0.721563" calcext:value-type="float">
            <text:p>0.721563</text:p>
          </table:table-cell>
          <table:table-cell office:value-type="float" office:value="8.72705" calcext:value-type="float">
            <text:p>8.72705</text:p>
          </table:table-cell>
          <table:table-cell office:value-type="float" office:value="0.589023" calcext:value-type="float">
            <text:p>0.589023</text:p>
          </table:table-cell>
          <table:table-cell office:value-type="float" office:value="84.522" calcext:value-type="float">
            <text:p>84.522</text:p>
          </table:table-cell>
          <table:table-cell office:value-type="float" office:value="0.41027" calcext:value-type="float">
            <text:p>0.41027</text:p>
          </table:table-cell>
          <table:table-cell office:value-type="float" office:value="2.07679" calcext:value-type="float">
            <text:p>2.07679</text:p>
          </table:table-cell>
          <table:table-cell table:formula="of:=100*[.G261]" office:value-type="float" office:value="58.9023" calcext:value-type="float">
            <text:p>58.9023</text:p>
          </table:table-cell>
          <table:table-cell table:formula="of:=([.F261]-[.C261]*[.C261])/([.A261]*[.A261])" office:value-type="float" office:value="0.050253255448388" calcext:value-type="float">
            <text:p>0.050253255448388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1" calcext:value-type="float">
            <text:p>11</text:p>
          </table:table-cell>
          <table:table-cell office:value-type="float" office:value="-3.01016" calcext:value-type="float">
            <text:p>-3.01016</text:p>
          </table:table-cell>
          <table:table-cell office:value-type="float" office:value="0.218322" calcext:value-type="float">
            <text:p>0.218322</text:p>
          </table:table-cell>
          <table:table-cell office:value-type="float" office:value="0.462803" calcext:value-type="float">
            <text:p>0.462803</text:p>
          </table:table-cell>
          <table:table-cell office:value-type="float" office:value="9.27936" calcext:value-type="float">
            <text:p>9.27936</text:p>
          </table:table-cell>
          <table:table-cell office:value-type="float" office:value="0.647542" calcext:value-type="float">
            <text:p>0.647542</text:p>
          </table:table-cell>
          <table:table-cell office:value-type="float" office:value="93.6199" calcext:value-type="float">
            <text:p>93.6199</text:p>
          </table:table-cell>
          <table:table-cell office:value-type="float" office:value="0.465848" calcext:value-type="float">
            <text:p>0.465848</text:p>
          </table:table-cell>
          <table:table-cell office:value-type="float" office:value="1.41343" calcext:value-type="float">
            <text:p>1.41343</text:p>
          </table:table-cell>
          <table:table-cell table:formula="of:=100*[.G262]" office:value-type="float" office:value="64.7542" calcext:value-type="float">
            <text:p>64.7542</text:p>
          </table:table-cell>
          <table:table-cell table:formula="of:=([.F262]-[.C262]*[.C262])/([.A262]*[.A262])" office:value-type="float" office:value="0.0423638678025967" calcext:value-type="float">
            <text:p>0.042363867802597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2" calcext:value-type="float">
            <text:p>12</text:p>
          </table:table-cell>
          <table:table-cell office:value-type="float" office:value="-2.96162" calcext:value-type="float">
            <text:p>-2.96162</text:p>
          </table:table-cell>
          <table:table-cell office:value-type="float" office:value="0.25019" calcext:value-type="float">
            <text:p>0.25019</text:p>
          </table:table-cell>
          <table:table-cell office:value-type="float" office:value="0.234985" calcext:value-type="float">
            <text:p>0.234985</text:p>
          </table:table-cell>
          <table:table-cell office:value-type="float" office:value="9.02139" calcext:value-type="float">
            <text:p>9.02139</text:p>
          </table:table-cell>
          <table:table-cell office:value-type="float" office:value="0.614976" calcext:value-type="float">
            <text:p>0.614976</text:p>
          </table:table-cell>
          <table:table-cell office:value-type="float" office:value="89.6767" calcext:value-type="float">
            <text:p>89.6767</text:p>
          </table:table-cell>
          <table:table-cell office:value-type="float" office:value="0.43865" calcext:value-type="float">
            <text:p>0.43865</text:p>
          </table:table-cell>
          <table:table-cell office:value-type="float" office:value="1.69888" calcext:value-type="float">
            <text:p>1.69888</text:p>
          </table:table-cell>
          <table:table-cell table:formula="of:=100*[.G263]" office:value-type="float" office:value="61.4976" calcext:value-type="float">
            <text:p>61.4976</text:p>
          </table:table-cell>
          <table:table-cell table:formula="of:=([.F263]-[.C263]*[.C263])/([.A263]*[.A263])" office:value-type="float" office:value="0.0485545955869513" calcext:value-type="float">
            <text:p>0.048554595586951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3" calcext:value-type="float">
            <text:p>13</text:p>
          </table:table-cell>
          <table:table-cell office:value-type="float" office:value="-2.95549" calcext:value-type="float">
            <text:p>-2.95549</text:p>
          </table:table-cell>
          <table:table-cell office:value-type="float" office:value="0.250617" calcext:value-type="float">
            <text:p>0.250617</text:p>
          </table:table-cell>
          <table:table-cell office:value-type="float" office:value="-0.108525" calcext:value-type="float">
            <text:p>-0.108525</text:p>
          </table:table-cell>
          <table:table-cell office:value-type="float" office:value="8.98553" calcext:value-type="float">
            <text:p>8.98553</text:p>
          </table:table-cell>
          <table:table-cell office:value-type="float" office:value="0.615658" calcext:value-type="float">
            <text:p>0.615658</text:p>
          </table:table-cell>
          <table:table-cell office:value-type="float" office:value="89.0379" calcext:value-type="float">
            <text:p>89.0379</text:p>
          </table:table-cell>
          <table:table-cell office:value-type="float" office:value="0.43765" calcext:value-type="float">
            <text:p>0.43765</text:p>
          </table:table-cell>
          <table:table-cell office:value-type="float" office:value="1.76784" calcext:value-type="float">
            <text:p>1.76784</text:p>
          </table:table-cell>
          <table:table-cell table:formula="of:=100*[.G264]" office:value-type="float" office:value="61.5658" calcext:value-type="float">
            <text:p>61.5658</text:p>
          </table:table-cell>
          <table:table-cell table:formula="of:=([.F264]-[.C264]*[.C264])/([.A264]*[.A264])" office:value-type="float" office:value="0.0486345281103844" calcext:value-type="float">
            <text:p>0.048634528110384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4" calcext:value-type="float">
            <text:p>14</text:p>
          </table:table-cell>
          <table:table-cell office:value-type="float" office:value="-2.95389" calcext:value-type="float">
            <text:p>-2.95389</text:p>
          </table:table-cell>
          <table:table-cell office:value-type="float" office:value="0.259069" calcext:value-type="float">
            <text:p>0.259069</text:p>
          </table:table-cell>
          <table:table-cell office:value-type="float" office:value="0.0302991" calcext:value-type="float">
            <text:p>0.0302991</text:p>
          </table:table-cell>
          <table:table-cell office:value-type="float" office:value="8.98454" calcext:value-type="float">
            <text:p>8.98454</text:p>
          </table:table-cell>
          <table:table-cell office:value-type="float" office:value="0.611267" calcext:value-type="float">
            <text:p>0.611267</text:p>
          </table:table-cell>
          <table:table-cell office:value-type="float" office:value="89.2671" calcext:value-type="float">
            <text:p>89.2671</text:p>
          </table:table-cell>
          <table:table-cell office:value-type="float" office:value="0.435873" calcext:value-type="float">
            <text:p>0.435873</text:p>
          </table:table-cell>
          <table:table-cell office:value-type="float" office:value="1.8585" calcext:value-type="float">
            <text:p>1.8585</text:p>
          </table:table-cell>
          <table:table-cell table:formula="of:=100*[.G265]" office:value-type="float" office:value="61.1267" calcext:value-type="float">
            <text:p>61.1267</text:p>
          </table:table-cell>
          <table:table-cell table:formula="of:=([.F265]-[.C265]*[.C265])/([.A265]*[.A265])" office:value-type="float" office:value="0.0502772939315721" calcext:value-type="float">
            <text:p>0.05027729393157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0.64" calcext:value-type="float">
            <text:p>0.64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00104976" calcext:value-type="float">
            <text:p>0.00104976</text:p>
          </table:table-cell>
          <table:table-cell office:value-type="float" office:value="0.85305" calcext:value-type="float">
            <text:p>0.85305</text:p>
          </table:table-cell>
          <table:table-cell table:formula="of:=100*[.G268]" office:value-type="float" office:value="3.24" calcext:value-type="float">
            <text:p>3.24</text:p>
          </table:table-cell>
          <table:table-cell table:formula="of:=([.F268]-[.C268]*[.C268])/([.A268]*[.A268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0.1936" calcext:value-type="float">
            <text:p>0.1936</text:p>
          </table:table-cell>
          <table:table-cell office:value-type="float" office:value="-0.14" calcext:value-type="float">
            <text:p>-0.14</text:p>
          </table:table-cell>
          <table:table-cell office:value-type="float" office:value="3.4336" calcext:value-type="float">
            <text:p>3.4336</text:p>
          </table:table-cell>
          <table:table-cell office:value-type="float" office:value="0.0212" calcext:value-type="float">
            <text:p>0.0212</text:p>
          </table:table-cell>
          <table:table-cell office:value-type="float" office:value="14.2987" calcext:value-type="float">
            <text:p>14.2987</text:p>
          </table:table-cell>
          <table:table-cell office:value-type="float" office:value="0.00057488" calcext:value-type="float">
            <text:p>0.00057488</text:p>
          </table:table-cell>
          <table:table-cell office:value-type="float" office:value="14.2765" calcext:value-type="float">
            <text:p>14.2765</text:p>
          </table:table-cell>
          <table:table-cell table:formula="of:=100*[.G269]" office:value-type="float" office:value="2.12" calcext:value-type="float">
            <text:p>2.12</text:p>
          </table:table-cell>
          <table:table-cell table:formula="of:=([.F269]-[.C269]*[.C269])/([.A269]*[.A269])" office:value-type="float" office:value="0.0365973534971645" calcext:value-type="float">
            <text:p>0.036597353497165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-2.24" calcext:value-type="float">
            <text:p>-2.24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315" calcext:value-type="float">
            <text:p>0.315</text:p>
          </table:table-cell>
          <table:table-cell office:value-type="float" office:value="5.04" calcext:value-type="float">
            <text:p>5.04</text:p>
          </table:table-cell>
          <table:table-cell office:value-type="float" office:value="0.1715" calcext:value-type="float">
            <text:p>0.1715</text:p>
          </table:table-cell>
          <table:table-cell office:value-type="float" office:value="25.831" calcext:value-type="float">
            <text:p>25.831</text:p>
          </table:table-cell>
          <table:table-cell office:value-type="float" office:value="0.0402408" calcext:value-type="float">
            <text:p>0.0402408</text:p>
          </table:table-cell>
          <table:table-cell office:value-type="float" office:value="4.78774" calcext:value-type="float">
            <text:p>4.78774</text:p>
          </table:table-cell>
          <table:table-cell table:formula="of:=100*[.G270]" office:value-type="float" office:value="17.15" calcext:value-type="float">
            <text:p>17.15</text:p>
          </table:table-cell>
          <table:table-cell table:formula="of:=([.F270]-[.C270]*[.C270])/([.A270]*[.A270])" office:value-type="float" office:value="0.00423440453686187" calcext:value-type="float">
            <text:p>0.00423440453686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-3.08" calcext:value-type="float">
            <text:p>-3.08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86" calcext:value-type="float">
            <text:p>0.86</text:p>
          </table:table-cell>
          <table:table-cell office:value-type="float" office:value="9.5872" calcext:value-type="float">
            <text:p>9.5872</text:p>
          </table:table-cell>
          <table:table-cell office:value-type="float" office:value="0.7422" calcext:value-type="float">
            <text:p>0.7422</text:p>
          </table:table-cell>
          <table:table-cell office:value-type="float" office:value="95.7494" calcext:value-type="float">
            <text:p>95.7494</text:p>
          </table:table-cell>
          <table:table-cell office:value-type="float" office:value="0.55868" calcext:value-type="float">
            <text:p>0.55868</text:p>
          </table:table-cell>
          <table:table-cell office:value-type="float" office:value="0.595623" calcext:value-type="float">
            <text:p>0.595623</text:p>
          </table:table-cell>
          <table:table-cell table:formula="of:=100*[.G271]" office:value-type="float" office:value="74.22" calcext:value-type="float">
            <text:p>74.22</text:p>
          </table:table-cell>
          <table:table-cell table:formula="of:=([.F271]-[.C271]*[.C271])/([.A271]*[.A271])" office:value-type="float" office:value="0.0190548204158789" calcext:value-type="float">
            <text:p>0.019054820415879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-3.08" calcext:value-type="float">
            <text:p>-3.08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9.6096" calcext:value-type="float">
            <text:p>9.6096</text:p>
          </table:table-cell>
          <table:table-cell office:value-type="float" office:value="0.666775" calcext:value-type="float">
            <text:p>0.666775</text:p>
          </table:table-cell>
          <table:table-cell office:value-type="float" office:value="96.6292" calcext:value-type="float">
            <text:p>96.6292</text:p>
          </table:table-cell>
          <table:table-cell office:value-type="float" office:value="0.475736" calcext:value-type="float">
            <text:p>0.475736</text:p>
          </table:table-cell>
          <table:table-cell office:value-type="float" office:value="1.04833" calcext:value-type="float">
            <text:p>1.04833</text:p>
          </table:table-cell>
          <table:table-cell table:formula="of:=100*[.G272]" office:value-type="float" office:value="66.6775" calcext:value-type="float">
            <text:p>66.6775</text:p>
          </table:table-cell>
          <table:table-cell table:formula="of:=([.F272]-[.C272]*[.C272])/([.A272]*[.A272])" office:value-type="float" office:value="0.0232892249527411" calcext:value-type="float">
            <text:p>0.023289224952741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-2.6975" calcext:value-type="float">
            <text:p>-2.6975</text:p>
          </table:table-cell>
          <table:table-cell office:value-type="float" office:value="0.291694" calcext:value-type="float">
            <text:p>0.291694</text:p>
          </table:table-cell>
          <table:table-cell office:value-type="float" office:value="0.36" calcext:value-type="float">
            <text:p>0.36</text:p>
          </table:table-cell>
          <table:table-cell office:value-type="float" office:value="7.5682" calcext:value-type="float">
            <text:p>7.5682</text:p>
          </table:table-cell>
          <table:table-cell office:value-type="float" office:value="0.51005" calcext:value-type="float">
            <text:p>0.51005</text:p>
          </table:table-cell>
          <table:table-cell office:value-type="float" office:value="65.1909" calcext:value-type="float">
            <text:p>65.1909</text:p>
          </table:table-cell>
          <table:table-cell office:value-type="float" office:value="0.319977" calcext:value-type="float">
            <text:p>0.319977</text:p>
          </table:table-cell>
          <table:table-cell office:value-type="float" office:value="2.19705" calcext:value-type="float">
            <text:p>2.19705</text:p>
          </table:table-cell>
          <table:table-cell table:formula="of:=100*[.G273]" office:value-type="float" office:value="51.005" calcext:value-type="float">
            <text:p>51.005</text:p>
          </table:table-cell>
          <table:table-cell table:formula="of:=([.F273]-[.C273]*[.C273])/([.A273]*[.A273])" office:value-type="float" office:value="0.0551405954631382" calcext:value-type="float">
            <text:p>0.055140595463138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office:value-type="float" office:value="-2.9625" calcext:value-type="float">
            <text:p>-2.9625</text:p>
          </table:table-cell>
          <table:table-cell office:value-type="float" office:value="0.214394" calcext:value-type="float">
            <text:p>0.214394</text:p>
          </table:table-cell>
          <table:table-cell office:value-type="float" office:value="-0.78875" calcext:value-type="float">
            <text:p>-0.78875</text:p>
          </table:table-cell>
          <table:table-cell office:value-type="float" office:value="8.9908" calcext:value-type="float">
            <text:p>8.9908</text:p>
          </table:table-cell>
          <table:table-cell office:value-type="float" office:value="0.6446" calcext:value-type="float">
            <text:p>0.6446</text:p>
          </table:table-cell>
          <table:table-cell office:value-type="float" office:value="88.0653" calcext:value-type="float">
            <text:p>88.0653</text:p>
          </table:table-cell>
          <table:table-cell office:value-type="float" office:value="0.455911" calcext:value-type="float">
            <text:p>0.455911</text:p>
          </table:table-cell>
          <table:table-cell office:value-type="float" office:value="1.36531" calcext:value-type="float">
            <text:p>1.36531</text:p>
          </table:table-cell>
          <table:table-cell table:formula="of:=100*[.G274]" office:value-type="float" office:value="64.46" calcext:value-type="float">
            <text:p>64.46</text:p>
          </table:table-cell>
          <table:table-cell table:formula="of:=([.F274]-[.C274]*[.C274])/([.A274]*[.A274])" office:value-type="float" office:value="0.0405281190926278" calcext:value-type="float">
            <text:p>0.040528119092628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office:value-type="float" office:value="-2.75063" calcext:value-type="float">
            <text:p>-2.75063</text:p>
          </table:table-cell>
          <table:table-cell office:value-type="float" office:value="0.242412" calcext:value-type="float">
            <text:p>0.242412</text:p>
          </table:table-cell>
          <table:table-cell office:value-type="float" office:value="-0.658281" calcext:value-type="float">
            <text:p>-0.658281</text:p>
          </table:table-cell>
          <table:table-cell office:value-type="float" office:value="7.80835" calcext:value-type="float">
            <text:p>7.80835</text:p>
          </table:table-cell>
          <table:table-cell office:value-type="float" office:value="0.514922" calcext:value-type="float">
            <text:p>0.514922</text:p>
          </table:table-cell>
          <table:table-cell office:value-type="float" office:value="68.0479" calcext:value-type="float">
            <text:p>68.0479</text:p>
          </table:table-cell>
          <table:table-cell office:value-type="float" office:value="0.33529" calcext:value-type="float">
            <text:p>0.33529</text:p>
          </table:table-cell>
          <table:table-cell office:value-type="float" office:value="2.78487" calcext:value-type="float">
            <text:p>2.78487</text:p>
          </table:table-cell>
          <table:table-cell table:formula="of:=100*[.G275]" office:value-type="float" office:value="51.4922" calcext:value-type="float">
            <text:p>51.4922</text:p>
          </table:table-cell>
          <table:table-cell table:formula="of:=([.F275]-[.C275]*[.C275])/([.A275]*[.A275])" office:value-type="float" office:value="0.0458193956710773" calcext:value-type="float">
            <text:p>0.045819395671077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-2.94563" calcext:value-type="float">
            <text:p>-2.94563</text:p>
          </table:table-cell>
          <table:table-cell office:value-type="float" office:value="0.186493" calcext:value-type="float">
            <text:p>0.186493</text:p>
          </table:table-cell>
          <table:table-cell office:value-type="float" office:value="-0.781094" calcext:value-type="float">
            <text:p>-0.781094</text:p>
          </table:table-cell>
          <table:table-cell office:value-type="float" office:value="8.8632" calcext:value-type="float">
            <text:p>8.8632</text:p>
          </table:table-cell>
          <table:table-cell office:value-type="float" office:value="0.626072" calcext:value-type="float">
            <text:p>0.626072</text:p>
          </table:table-cell>
          <table:table-cell office:value-type="float" office:value="85.0825" calcext:value-type="float">
            <text:p>85.0825</text:p>
          </table:table-cell>
          <table:table-cell office:value-type="float" office:value="0.428009" calcext:value-type="float">
            <text:p>0.428009</text:p>
          </table:table-cell>
          <table:table-cell office:value-type="float" office:value="1.48988" calcext:value-type="float">
            <text:p>1.48988</text:p>
          </table:table-cell>
          <table:table-cell table:formula="of:=100*[.G276]" office:value-type="float" office:value="62.6072" calcext:value-type="float">
            <text:p>62.6072</text:p>
          </table:table-cell>
          <table:table-cell table:formula="of:=([.F276]-[.C276]*[.C276])/([.A276]*[.A276])" office:value-type="float" office:value="0.035248374877127" calcext:value-type="float">
            <text:p>0.035248374877127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" calcext:value-type="float">
            <text:p>9</text:p>
          </table:table-cell>
          <table:table-cell office:value-type="float" office:value="-2.78031" calcext:value-type="float">
            <text:p>-2.78031</text:p>
          </table:table-cell>
          <table:table-cell office:value-type="float" office:value="0.267687" calcext:value-type="float">
            <text:p>0.267687</text:p>
          </table:table-cell>
          <table:table-cell office:value-type="float" office:value="-0.0748047" calcext:value-type="float">
            <text:p>-0.0748047</text:p>
          </table:table-cell>
          <table:table-cell office:value-type="float" office:value="7.99782" calcext:value-type="float">
            <text:p>7.99782</text:p>
          </table:table-cell>
          <table:table-cell office:value-type="float" office:value="0.524766" calcext:value-type="float">
            <text:p>0.524766</text:p>
          </table:table-cell>
          <table:table-cell office:value-type="float" office:value="72.2067" calcext:value-type="float">
            <text:p>72.2067</text:p>
          </table:table-cell>
          <table:table-cell office:value-type="float" office:value="0.347518" calcext:value-type="float">
            <text:p>0.347518</text:p>
          </table:table-cell>
          <table:table-cell office:value-type="float" office:value="2.47794" calcext:value-type="float">
            <text:p>2.47794</text:p>
          </table:table-cell>
          <table:table-cell table:formula="of:=100*[.G277]" office:value-type="float" office:value="52.4766" calcext:value-type="float">
            <text:p>52.4766</text:p>
          </table:table-cell>
          <table:table-cell table:formula="of:=([.F277]-[.C277]*[.C277])/([.A277]*[.A277])" office:value-type="float" office:value="0.0506042162381851" calcext:value-type="float">
            <text:p>0.050604216238185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2.90852" calcext:value-type="float">
            <text:p>-2.90852</text:p>
          </table:table-cell>
          <table:table-cell office:value-type="float" office:value="0.258881" calcext:value-type="float">
            <text:p>0.258881</text:p>
          </table:table-cell>
          <table:table-cell office:value-type="float" office:value="0.369785" calcext:value-type="float">
            <text:p>0.369785</text:p>
          </table:table-cell>
          <table:table-cell office:value-type="float" office:value="8.71834" calcext:value-type="float">
            <text:p>8.71834</text:p>
          </table:table-cell>
          <table:table-cell office:value-type="float" office:value="0.60086" calcext:value-type="float">
            <text:p>0.60086</text:p>
          </table:table-cell>
          <table:table-cell office:value-type="float" office:value="84.3612" calcext:value-type="float">
            <text:p>84.3612</text:p>
          </table:table-cell>
          <table:table-cell office:value-type="float" office:value="0.417606" calcext:value-type="float">
            <text:p>0.417606</text:p>
          </table:table-cell>
          <table:table-cell office:value-type="float" office:value="1.63231" calcext:value-type="float">
            <text:p>1.63231</text:p>
          </table:table-cell>
          <table:table-cell table:formula="of:=100*[.G278]" office:value-type="float" office:value="60.086" calcext:value-type="float">
            <text:p>60.086</text:p>
          </table:table-cell>
          <table:table-cell table:formula="of:=([.F278]-[.C278]*[.C278])/([.A278]*[.A278])" office:value-type="float" office:value="0.0489322135349713" calcext:value-type="float">
            <text:p>0.048932213534971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-2.88465" calcext:value-type="float">
            <text:p>-2.88465</text:p>
          </table:table-cell>
          <table:table-cell office:value-type="float" office:value="0.261907" calcext:value-type="float">
            <text:p>0.261907</text:p>
          </table:table-cell>
          <table:table-cell office:value-type="float" office:value="0.0179883" calcext:value-type="float">
            <text:p>0.0179883</text:p>
          </table:table-cell>
          <table:table-cell office:value-type="float" office:value="8.5831" calcext:value-type="float">
            <text:p>8.5831</text:p>
          </table:table-cell>
          <table:table-cell office:value-type="float" office:value="0.574105" calcext:value-type="float">
            <text:p>0.574105</text:p>
          </table:table-cell>
          <table:table-cell office:value-type="float" office:value="82.0015" calcext:value-type="float">
            <text:p>82.0015</text:p>
          </table:table-cell>
          <table:table-cell office:value-type="float" office:value="0.39516" calcext:value-type="float">
            <text:p>0.39516</text:p>
          </table:table-cell>
          <table:table-cell office:value-type="float" office:value="2.14299" calcext:value-type="float">
            <text:p>2.14299</text:p>
          </table:table-cell>
          <table:table-cell table:formula="of:=100*[.G279]" office:value-type="float" office:value="57.4105" calcext:value-type="float">
            <text:p>57.4105</text:p>
          </table:table-cell>
          <table:table-cell table:formula="of:=([.F279]-[.C279]*[.C279])/([.A279]*[.A279])" office:value-type="float" office:value="0.0495074437618146" calcext:value-type="float">
            <text:p>0.049507443761815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-2.84814" calcext:value-type="float">
            <text:p>-2.84814</text:p>
          </table:table-cell>
          <table:table-cell office:value-type="float" office:value="0.291862" calcext:value-type="float">
            <text:p>0.291862</text:p>
          </table:table-cell>
          <table:table-cell office:value-type="float" office:value="-0.155591" calcext:value-type="float">
            <text:p>-0.155591</text:p>
          </table:table-cell>
          <table:table-cell office:value-type="float" office:value="8.40379" calcext:value-type="float">
            <text:p>8.40379</text:p>
          </table:table-cell>
          <table:table-cell office:value-type="float" office:value="0.560097" calcext:value-type="float">
            <text:p>0.560097</text:p>
          </table:table-cell>
          <table:table-cell office:value-type="float" office:value="79.6993" calcext:value-type="float">
            <text:p>79.6993</text:p>
          </table:table-cell>
          <table:table-cell office:value-type="float" office:value="0.385397" calcext:value-type="float">
            <text:p>0.385397</text:p>
          </table:table-cell>
          <table:table-cell office:value-type="float" office:value="2.26239" calcext:value-type="float">
            <text:p>2.26239</text:p>
          </table:table-cell>
          <table:table-cell table:formula="of:=100*[.G280]" office:value-type="float" office:value="56.0097" calcext:value-type="float">
            <text:p>56.0097</text:p>
          </table:table-cell>
          <table:table-cell table:formula="of:=([.F280]-[.C280]*[.C280])/([.A280]*[.A280])" office:value-type="float" office:value="0.055177417844991" calcext:value-type="float">
            <text:p>0.05517741784499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1.28" calcext:value-type="float">
            <text:p>-1.2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1.6384" calcext:value-type="float">
            <text:p>1.6384</text:p>
          </table:table-cell>
          <table:table-cell office:value-type="float" office:value="0.04" calcext:value-type="float">
            <text:p>0.04</text:p>
          </table:table-cell>
          <table:table-cell office:value-type="float" office:value="2.68435" calcext:value-type="float">
            <text:p>2.6843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39915" calcext:value-type="float">
            <text:p>2.39915</text:p>
          </table:table-cell>
          <table:table-cell table:formula="of:=100*[.G283]" office:value-type="float" office:value="4" calcext:value-type="float">
            <text:p>4</text:p>
          </table:table-cell>
          <table:table-cell table:formula="of:=([.F283]-[.C283]*[.C283])/([.A283]*[.A28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0.0016" calcext:value-type="float">
            <text:p>0.0016</text:p>
          </table:table-cell>
          <table:table-cell office:value-type="float" office:value="-0.35" calcext:value-type="float">
            <text:p>-0.35</text:p>
          </table:table-cell>
          <table:table-cell office:value-type="float" office:value="3.2416" calcext:value-type="float">
            <text:p>3.2416</text:p>
          </table:table-cell>
          <table:table-cell office:value-type="float" office:value="0.1226" calcext:value-type="float">
            <text:p>0.1226</text:p>
          </table:table-cell>
          <table:table-cell office:value-type="float" office:value="10.5287" calcext:value-type="float">
            <text:p>10.5287</text:p>
          </table:table-cell>
          <table:table-cell office:value-type="float" office:value="0.0150798" calcext:value-type="float">
            <text:p>0.0150798</text:p>
          </table:table-cell>
          <table:table-cell office:value-type="float" office:value="8.21256" calcext:value-type="float">
            <text:p>8.21256</text:p>
          </table:table-cell>
          <table:table-cell table:formula="of:=100*[.G284]" office:value-type="float" office:value="12.26" calcext:value-type="float">
            <text:p>12.26</text:p>
          </table:table-cell>
          <table:table-cell table:formula="of:=([.F284]-[.C284]*[.C284])/([.A284]*[.A284])" office:value-type="float" office:value="0.000277777777777747" calcext:value-type="float">
            <text:p>0.000277777777778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-3.26" calcext:value-type="float">
            <text:p>-3.26</text:p>
          </table:table-cell>
          <table:table-cell office:value-type="float" office:value="0.1644" calcext:value-type="float">
            <text:p>0.1644</text:p>
          </table:table-cell>
          <table:table-cell office:value-type="float" office:value="-0.83" calcext:value-type="float">
            <text:p>-0.83</text:p>
          </table:table-cell>
          <table:table-cell office:value-type="float" office:value="10.792" calcext:value-type="float">
            <text:p>10.792</text:p>
          </table:table-cell>
          <table:table-cell office:value-type="float" office:value="0.709" calcext:value-type="float">
            <text:p>0.709</text:p>
          </table:table-cell>
          <table:table-cell office:value-type="float" office:value="123.596" calcext:value-type="float">
            <text:p>123.596</text:p>
          </table:table-cell>
          <table:table-cell office:value-type="float" office:value="0.551485" calcext:value-type="float">
            <text:p>0.551485</text:p>
          </table:table-cell>
          <table:table-cell office:value-type="float" office:value="1.86735" calcext:value-type="float">
            <text:p>1.86735</text:p>
          </table:table-cell>
          <table:table-cell table:formula="of:=100*[.G285]" office:value-type="float" office:value="70.9" calcext:value-type="float">
            <text:p>70.9</text:p>
          </table:table-cell>
          <table:table-cell table:formula="of:=([.F285]-[.C285]*[.C285])/([.A285]*[.A285])" office:value-type="float" office:value="0.0285416666666668" calcext:value-type="float">
            <text:p>0.028541666666667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-3.18" calcext:value-type="float">
            <text:p>-3.18</text:p>
          </table:table-cell>
          <table:table-cell office:value-type="float" office:value="0.1868" calcext:value-type="float">
            <text:p>0.1868</text:p>
          </table:table-cell>
          <table:table-cell office:value-type="float" office:value="-0.8375" calcext:value-type="float">
            <text:p>-0.8375</text:p>
          </table:table-cell>
          <table:table-cell office:value-type="float" office:value="10.2992" calcext:value-type="float">
            <text:p>10.2992</text:p>
          </table:table-cell>
          <table:table-cell office:value-type="float" office:value="0.71165" calcext:value-type="float">
            <text:p>0.71165</text:p>
          </table:table-cell>
          <table:table-cell office:value-type="float" office:value="113.08" calcext:value-type="float">
            <text:p>113.08</text:p>
          </table:table-cell>
          <table:table-cell office:value-type="float" office:value="0.533965" calcext:value-type="float">
            <text:p>0.533965</text:p>
          </table:table-cell>
          <table:table-cell office:value-type="float" office:value="1.1494" calcext:value-type="float">
            <text:p>1.1494</text:p>
          </table:table-cell>
          <table:table-cell table:formula="of:=100*[.G286]" office:value-type="float" office:value="71.165" calcext:value-type="float">
            <text:p>71.165</text:p>
          </table:table-cell>
          <table:table-cell table:formula="of:=([.F286]-[.C286]*[.C286])/([.A286]*[.A286])" office:value-type="float" office:value="0.0324305555555555" calcext:value-type="float">
            <text:p>0.032430555555556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float" office:value="-2.405" calcext:value-type="float">
            <text:p>-2.405</text:p>
          </table:table-cell>
          <table:table-cell office:value-type="float" office:value="0.184375" calcext:value-type="float">
            <text:p>0.184375</text:p>
          </table:table-cell>
          <table:table-cell office:value-type="float" office:value="0.45375" calcext:value-type="float">
            <text:p>0.45375</text:p>
          </table:table-cell>
          <table:table-cell office:value-type="float" office:value="5.9684" calcext:value-type="float">
            <text:p>5.9684</text:p>
          </table:table-cell>
          <table:table-cell office:value-type="float" office:value="0.344225" calcext:value-type="float">
            <text:p>0.344225</text:p>
          </table:table-cell>
          <table:table-cell office:value-type="float" office:value="40.4434" calcext:value-type="float">
            <text:p>40.4434</text:p>
          </table:table-cell>
          <table:table-cell office:value-type="float" office:value="0.16191" calcext:value-type="float">
            <text:p>0.16191</text:p>
          </table:table-cell>
          <table:table-cell office:value-type="float" office:value="3.25681" calcext:value-type="float">
            <text:p>3.25681</text:p>
          </table:table-cell>
          <table:table-cell table:formula="of:=100*[.G287]" office:value-type="float" office:value="34.4225" calcext:value-type="float">
            <text:p>34.4225</text:p>
          </table:table-cell>
          <table:table-cell table:formula="of:=([.F287]-[.C287]*[.C287])/([.A287]*[.A287])" office:value-type="float" office:value="0.0320095486111108" calcext:value-type="float">
            <text:p>0.032009548611111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-2.8975" calcext:value-type="float">
            <text:p>-2.8975</text:p>
          </table:table-cell>
          <table:table-cell office:value-type="float" office:value="0.174694" calcext:value-type="float">
            <text:p>0.174694</text:p>
          </table:table-cell>
          <table:table-cell office:value-type="float" office:value="0.786875" calcext:value-type="float">
            <text:p>0.786875</text:p>
          </table:table-cell>
          <table:table-cell office:value-type="float" office:value="8.5702" calcext:value-type="float">
            <text:p>8.5702</text:p>
          </table:table-cell>
          <table:table-cell office:value-type="float" office:value="0.630537" calcext:value-type="float">
            <text:p>0.630537</text:p>
          </table:table-cell>
          <table:table-cell office:value-type="float" office:value="79.6058" calcext:value-type="float">
            <text:p>79.6058</text:p>
          </table:table-cell>
          <table:table-cell office:value-type="float" office:value="0.425626" calcext:value-type="float">
            <text:p>0.425626</text:p>
          </table:table-cell>
          <table:table-cell office:value-type="float" office:value="1.34046" calcext:value-type="float">
            <text:p>1.34046</text:p>
          </table:table-cell>
          <table:table-cell table:formula="of:=100*[.G288]" office:value-type="float" office:value="63.0537" calcext:value-type="float">
            <text:p>63.0537</text:p>
          </table:table-cell>
          <table:table-cell table:formula="of:=([.F288]-[.C288]*[.C288])/([.A288]*[.A288])" office:value-type="float" office:value="0.0303287760416666" calcext:value-type="float">
            <text:p>0.030328776041667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-2.635" calcext:value-type="float">
            <text:p>-2.635</text:p>
          </table:table-cell>
          <table:table-cell office:value-type="float" office:value="0.219175" calcext:value-type="float">
            <text:p>0.219175</text:p>
          </table:table-cell>
          <table:table-cell office:value-type="float" office:value="0.278437" calcext:value-type="float">
            <text:p>0.278437</text:p>
          </table:table-cell>
          <table:table-cell office:value-type="float" office:value="7.1624" calcext:value-type="float">
            <text:p>7.1624</text:p>
          </table:table-cell>
          <table:table-cell office:value-type="float" office:value="0.472669" calcext:value-type="float">
            <text:p>0.472669</text:p>
          </table:table-cell>
          <table:table-cell office:value-type="float" office:value="57.4377" calcext:value-type="float">
            <text:p>57.4377</text:p>
          </table:table-cell>
          <table:table-cell office:value-type="float" office:value="0.276423" calcext:value-type="float">
            <text:p>0.276423</text:p>
          </table:table-cell>
          <table:table-cell office:value-type="float" office:value="2.37498" calcext:value-type="float">
            <text:p>2.37498</text:p>
          </table:table-cell>
          <table:table-cell table:formula="of:=100*[.G289]" office:value-type="float" office:value="47.2669" calcext:value-type="float">
            <text:p>47.2669</text:p>
          </table:table-cell>
          <table:table-cell table:formula="of:=([.F289]-[.C289]*[.C289])/([.A289]*[.A289])" office:value-type="float" office:value="0.0380512152777779" calcext:value-type="float">
            <text:p>0.038051215277778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office:value-type="float" office:value="-2.60813" calcext:value-type="float">
            <text:p>-2.60813</text:p>
          </table:table-cell>
          <table:table-cell office:value-type="float" office:value="0.395834" calcext:value-type="float">
            <text:p>0.395834</text:p>
          </table:table-cell>
          <table:table-cell office:value-type="float" office:value="-0.17125" calcext:value-type="float">
            <text:p>-0.17125</text:p>
          </table:table-cell>
          <table:table-cell office:value-type="float" office:value="7.19815" calcext:value-type="float">
            <text:p>7.19815</text:p>
          </table:table-cell>
          <table:table-cell office:value-type="float" office:value="0.489525" calcext:value-type="float">
            <text:p>0.489525</text:p>
          </table:table-cell>
          <table:table-cell office:value-type="float" office:value="62.221" calcext:value-type="float">
            <text:p>62.221</text:p>
          </table:table-cell>
          <table:table-cell office:value-type="float" office:value="0.315151" calcext:value-type="float">
            <text:p>0.315151</text:p>
          </table:table-cell>
          <table:table-cell office:value-type="float" office:value="2.17388" calcext:value-type="float">
            <text:p>2.17388</text:p>
          </table:table-cell>
          <table:table-cell table:formula="of:=100*[.G290]" office:value-type="float" office:value="48.9525" calcext:value-type="float">
            <text:p>48.9525</text:p>
          </table:table-cell>
          <table:table-cell table:formula="of:=([.F290]-[.C290]*[.C290])/([.A290]*[.A290])" office:value-type="float" office:value="0.06871664984375" calcext:value-type="float">
            <text:p>0.06871664984375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" calcext:value-type="float">
            <text:p>8</text:p>
          </table:table-cell>
          <table:table-cell office:value-type="float" office:value="-2.59656" calcext:value-type="float">
            <text:p>-2.59656</text:p>
          </table:table-cell>
          <table:table-cell office:value-type="float" office:value="0.313388" calcext:value-type="float">
            <text:p>0.313388</text:p>
          </table:table-cell>
          <table:table-cell office:value-type="float" office:value="-0.0454688" calcext:value-type="float">
            <text:p>-0.0454688</text:p>
          </table:table-cell>
          <table:table-cell office:value-type="float" office:value="7.05552" calcext:value-type="float">
            <text:p>7.05552</text:p>
          </table:table-cell>
          <table:table-cell office:value-type="float" office:value="0.427266" calcext:value-type="float">
            <text:p>0.427266</text:p>
          </table:table-cell>
          <table:table-cell office:value-type="float" office:value="58.503" calcext:value-type="float">
            <text:p>58.503</text:p>
          </table:table-cell>
          <table:table-cell office:value-type="float" office:value="0.265346" calcext:value-type="float">
            <text:p>0.265346</text:p>
          </table:table-cell>
          <table:table-cell office:value-type="float" office:value="3.47018" calcext:value-type="float">
            <text:p>3.47018</text:p>
          </table:table-cell>
          <table:table-cell table:formula="of:=100*[.G291]" office:value-type="float" office:value="42.7266" calcext:value-type="float">
            <text:p>42.7266</text:p>
          </table:table-cell>
          <table:table-cell table:formula="of:=([.F291]-[.C291]*[.C291])/([.A291]*[.A291])" office:value-type="float" office:value="0.0544090566666664" calcext:value-type="float">
            <text:p>0.05440905666666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0038416" calcext:value-type="float">
            <text:p>0.00038416</text:p>
          </table:table-cell>
          <table:table-cell office:value-type="float" office:value="3.97358" calcext:value-type="float">
            <text:p>3.97358</text:p>
          </table:table-cell>
          <table:table-cell table:formula="of:=100*[.G294]" office:value-type="float" office:value="1.96" calcext:value-type="float">
            <text:p>1.96</text:p>
          </table:table-cell>
          <table:table-cell table:formula="of:=([.F294]-[.C294]*[.C294])/([.A294]*[.A29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1.28" calcext:value-type="float">
            <text:p>-1.28</text:p>
          </table:table-cell>
          <table:table-cell office:value-type="float" office:value="0.0064" calcext:value-type="float">
            <text:p>0.0064</text:p>
          </table:table-cell>
          <table:table-cell office:value-type="float" office:value="-0.02" calcext:value-type="float">
            <text:p>-0.02</text:p>
          </table:table-cell>
          <table:table-cell office:value-type="float" office:value="1.6448" calcext:value-type="float">
            <text:p>1.6448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4731" calcext:value-type="float">
            <text:p>2.74731</text:p>
          </table:table-cell>
          <table:table-cell office:value-type="float" office:value="0.00005648" calcext:value-type="float">
            <text:p>5.648E-05</text:p>
          </table:table-cell>
          <table:table-cell office:value-type="float" office:value="5.30912" calcext:value-type="float">
            <text:p>5.30912</text:p>
          </table:table-cell>
          <table:table-cell table:formula="of:=100*[.G295]" office:value-type="float" office:value="0.68" calcext:value-type="float">
            <text:p>0.68</text:p>
          </table:table-cell>
          <table:table-cell table:formula="of:=([.F295]-[.C295]*[.C295])/([.A295]*[.A295])" office:value-type="float" office:value="0.00102399999999999" calcext:value-type="float">
            <text:p>0.001024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-2.16" calcext:value-type="float">
            <text:p>-2.16</text:p>
          </table:table-cell>
          <table:table-cell office:value-type="float" office:value="0.1056" calcext:value-type="float">
            <text:p>0.1056</text:p>
          </table:table-cell>
          <table:table-cell office:value-type="float" office:value="-0.225" calcext:value-type="float">
            <text:p>-0.225</text:p>
          </table:table-cell>
          <table:table-cell office:value-type="float" office:value="4.7712" calcext:value-type="float">
            <text:p>4.7712</text:p>
          </table:table-cell>
          <table:table-cell office:value-type="float" office:value="0.0641" calcext:value-type="float">
            <text:p>0.0641</text:p>
          </table:table-cell>
          <table:table-cell office:value-type="float" office:value="24.6509" calcext:value-type="float">
            <text:p>24.6509</text:p>
          </table:table-cell>
          <table:table-cell office:value-type="float" office:value="0.00750212" calcext:value-type="float">
            <text:p>0.00750212</text:p>
          </table:table-cell>
          <table:table-cell office:value-type="float" office:value="0.952361" calcext:value-type="float">
            <text:p>0.952361</text:p>
          </table:table-cell>
          <table:table-cell table:formula="of:=100*[.G296]" office:value-type="float" office:value="6.41" calcext:value-type="float">
            <text:p>6.41</text:p>
          </table:table-cell>
          <table:table-cell table:formula="of:=([.F296]-[.C296]*[.C296])/([.A296]*[.A296])" office:value-type="float" office:value="0.016896" calcext:value-type="float">
            <text:p>0.016896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-2.49" calcext:value-type="float">
            <text:p>-2.49</text:p>
          </table:table-cell>
          <table:table-cell office:value-type="float" office:value="0.1383" calcext:value-type="float">
            <text:p>0.1383</text:p>
          </table:table-cell>
          <table:table-cell office:value-type="float" office:value="-0.6225" calcext:value-type="float">
            <text:p>-0.6225</text:p>
          </table:table-cell>
          <table:table-cell office:value-type="float" office:value="6.3384" calcext:value-type="float">
            <text:p>6.3384</text:p>
          </table:table-cell>
          <table:table-cell office:value-type="float" office:value="0.43755" calcext:value-type="float">
            <text:p>0.43755</text:p>
          </table:table-cell>
          <table:table-cell office:value-type="float" office:value="43.952" calcext:value-type="float">
            <text:p>43.952</text:p>
          </table:table-cell>
          <table:table-cell office:value-type="float" office:value="0.247184" calcext:value-type="float">
            <text:p>0.247184</text:p>
          </table:table-cell>
          <table:table-cell office:value-type="float" office:value="4.06514" calcext:value-type="float">
            <text:p>4.06514</text:p>
          </table:table-cell>
          <table:table-cell table:formula="of:=100*[.G297]" office:value-type="float" office:value="43.755" calcext:value-type="float">
            <text:p>43.755</text:p>
          </table:table-cell>
          <table:table-cell table:formula="of:=([.F297]-[.C297]*[.C297])/([.A297]*[.A297])" office:value-type="float" office:value="0.0221279999999999" calcext:value-type="float">
            <text:p>0.022128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-2.47" calcext:value-type="float">
            <text:p>-2.47</text:p>
          </table:table-cell>
          <table:table-cell office:value-type="float" office:value="0.2559" calcext:value-type="float">
            <text:p>0.2559</text:p>
          </table:table-cell>
          <table:table-cell office:value-type="float" office:value="-0.58625" calcext:value-type="float">
            <text:p>-0.58625</text:p>
          </table:table-cell>
          <table:table-cell office:value-type="float" office:value="6.3568" calcext:value-type="float">
            <text:p>6.3568</text:p>
          </table:table-cell>
          <table:table-cell office:value-type="float" office:value="0.397875" calcext:value-type="float">
            <text:p>0.397875</text:p>
          </table:table-cell>
          <table:table-cell office:value-type="float" office:value="47.7525" calcext:value-type="float">
            <text:p>47.7525</text:p>
          </table:table-cell>
          <table:table-cell office:value-type="float" office:value="0.226681" calcext:value-type="float">
            <text:p>0.226681</text:p>
          </table:table-cell>
          <table:table-cell office:value-type="float" office:value="5.52634" calcext:value-type="float">
            <text:p>5.52634</text:p>
          </table:table-cell>
          <table:table-cell table:formula="of:=100*[.G298]" office:value-type="float" office:value="39.7875" calcext:value-type="float">
            <text:p>39.7875</text:p>
          </table:table-cell>
          <table:table-cell table:formula="of:=([.F298]-[.C298]*[.C298])/([.A298]*[.A298])" office:value-type="float" office:value="0.0409439999999998" calcext:value-type="float">
            <text:p>0.040944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-1.9" calcext:value-type="float">
            <text:p>-1.9</text:p>
          </table:table-cell>
          <table:table-cell office:value-type="float" office:value="0.2484" calcext:value-type="float">
            <text:p>0.2484</text:p>
          </table:table-cell>
          <table:table-cell office:value-type="float" office:value="-0.238125" calcext:value-type="float">
            <text:p>-0.238125</text:p>
          </table:table-cell>
          <table:table-cell office:value-type="float" office:value="3.8584" calcext:value-type="float">
            <text:p>3.8584</text:p>
          </table:table-cell>
          <table:table-cell office:value-type="float" office:value="0.198712" calcext:value-type="float">
            <text:p>0.198712</text:p>
          </table:table-cell>
          <table:table-cell office:value-type="float" office:value="18.9824" calcext:value-type="float">
            <text:p>18.9824</text:p>
          </table:table-cell>
          <table:table-cell office:value-type="float" office:value="0.0683517" calcext:value-type="float">
            <text:p>0.0683517</text:p>
          </table:table-cell>
          <table:table-cell office:value-type="float" office:value="3.89453" calcext:value-type="float">
            <text:p>3.89453</text:p>
          </table:table-cell>
          <table:table-cell table:formula="of:=100*[.G299]" office:value-type="float" office:value="19.8712" calcext:value-type="float">
            <text:p>19.8712</text:p>
          </table:table-cell>
          <table:table-cell table:formula="of:=([.F299]-[.C299]*[.C299])/([.A299]*[.A299])" office:value-type="float" office:value="0.039744" calcext:value-type="float">
            <text:p>0.039744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-2.5275" calcext:value-type="float">
            <text:p>-2.5275</text:p>
          </table:table-cell>
          <table:table-cell office:value-type="float" office:value="0.238144" calcext:value-type="float">
            <text:p>0.238144</text:p>
          </table:table-cell>
          <table:table-cell office:value-type="float" office:value="-0.63875" calcext:value-type="float">
            <text:p>-0.63875</text:p>
          </table:table-cell>
          <table:table-cell office:value-type="float" office:value="6.6264" calcext:value-type="float">
            <text:p>6.6264</text:p>
          </table:table-cell>
          <table:table-cell office:value-type="float" office:value="0.465125" calcext:value-type="float">
            <text:p>0.465125</text:p>
          </table:table-cell>
          <table:table-cell office:value-type="float" office:value="50.0832" calcext:value-type="float">
            <text:p>50.0832</text:p>
          </table:table-cell>
          <table:table-cell office:value-type="float" office:value="0.263335" calcext:value-type="float">
            <text:p>0.263335</text:p>
          </table:table-cell>
          <table:table-cell office:value-type="float" office:value="2.11685" calcext:value-type="float">
            <text:p>2.11685</text:p>
          </table:table-cell>
          <table:table-cell table:formula="of:=100*[.G300]" office:value-type="float" office:value="46.5125" calcext:value-type="float">
            <text:p>46.5125</text:p>
          </table:table-cell>
          <table:table-cell table:formula="of:=([.F300]-[.C300]*[.C300])/([.A300]*[.A300])" office:value-type="float" office:value="0.0381030000000001" calcext:value-type="float">
            <text:p>0.038103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-2.365" calcext:value-type="float">
            <text:p>-2.365</text:p>
          </table:table-cell>
          <table:table-cell office:value-type="float" office:value="0.251175" calcext:value-type="float">
            <text:p>0.251175</text:p>
          </table:table-cell>
          <table:table-cell office:value-type="float" office:value="-0.0478125" calcext:value-type="float">
            <text:p>-0.0478125</text:p>
          </table:table-cell>
          <table:table-cell office:value-type="float" office:value="5.8444" calcext:value-type="float">
            <text:p>5.8444</text:p>
          </table:table-cell>
          <table:table-cell office:value-type="float" office:value="0.374494" calcext:value-type="float">
            <text:p>0.374494</text:p>
          </table:table-cell>
          <table:table-cell office:value-type="float" office:value="40.2669" calcext:value-type="float">
            <text:p>40.2669</text:p>
          </table:table-cell>
          <table:table-cell office:value-type="float" office:value="0.191184" calcext:value-type="float">
            <text:p>0.191184</text:p>
          </table:table-cell>
          <table:table-cell office:value-type="float" office:value="2.59974" calcext:value-type="float">
            <text:p>2.59974</text:p>
          </table:table-cell>
          <table:table-cell table:formula="of:=100*[.G301]" office:value-type="float" office:value="37.4494" calcext:value-type="float">
            <text:p>37.4494</text:p>
          </table:table-cell>
          <table:table-cell table:formula="of:=([.F301]-[.C301]*[.C301])/([.A301]*[.A301])" office:value-type="float" office:value="0.0401879999999998" calcext:value-type="float">
            <text:p>0.040188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-2.37187" calcext:value-type="float">
            <text:p>-2.37187</text:p>
          </table:table-cell>
          <table:table-cell office:value-type="float" office:value="0.249259" calcext:value-type="float">
            <text:p>0.249259</text:p>
          </table:table-cell>
          <table:table-cell office:value-type="float" office:value="0.0957812" calcext:value-type="float">
            <text:p>0.0957812</text:p>
          </table:table-cell>
          <table:table-cell office:value-type="float" office:value="5.87505" calcext:value-type="float">
            <text:p>5.87505</text:p>
          </table:table-cell>
          <table:table-cell office:value-type="float" office:value="0.352594" calcext:value-type="float">
            <text:p>0.352594</text:p>
          </table:table-cell>
          <table:table-cell office:value-type="float" office:value="40.5577" calcext:value-type="float">
            <text:p>40.5577</text:p>
          </table:table-cell>
          <table:table-cell office:value-type="float" office:value="0.181297" calcext:value-type="float">
            <text:p>0.181297</text:p>
          </table:table-cell>
          <table:table-cell office:value-type="float" office:value="3.56115" calcext:value-type="float">
            <text:p>3.56115</text:p>
          </table:table-cell>
          <table:table-cell table:formula="of:=100*[.G302]" office:value-type="float" office:value="35.2594" calcext:value-type="float">
            <text:p>35.2594</text:p>
          </table:table-cell>
          <table:table-cell table:formula="of:=([.F302]-[.C302]*[.C302])/([.A302]*[.A302])" office:value-type="float" office:value="0.0398852324960001" calcext:value-type="float">
            <text:p>0.039885232496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-2.29516" calcext:value-type="float">
            <text:p>-2.29516</text:p>
          </table:table-cell>
          <table:table-cell office:value-type="float" office:value="0.277795" calcext:value-type="float">
            <text:p>0.277795</text:p>
          </table:table-cell>
          <table:table-cell office:value-type="float" office:value="0.200586" calcext:value-type="float">
            <text:p>0.200586</text:p>
          </table:table-cell>
          <table:table-cell office:value-type="float" office:value="5.54554" calcext:value-type="float">
            <text:p>5.54554</text:p>
          </table:table-cell>
          <table:table-cell office:value-type="float" office:value="0.310273" calcext:value-type="float">
            <text:p>0.310273</text:p>
          </table:table-cell>
          <table:table-cell office:value-type="float" office:value="37.077" calcext:value-type="float">
            <text:p>37.077</text:p>
          </table:table-cell>
          <table:table-cell office:value-type="float" office:value="0.160957" calcext:value-type="float">
            <text:p>0.160957</text:p>
          </table:table-cell>
          <table:table-cell office:value-type="float" office:value="3.62885" calcext:value-type="float">
            <text:p>3.62885</text:p>
          </table:table-cell>
          <table:table-cell table:formula="of:=100*[.G303]" office:value-type="float" office:value="31.0273" calcext:value-type="float">
            <text:p>31.0273</text:p>
          </table:table-cell>
          <table:table-cell table:formula="of:=([.F303]-[.C303]*[.C303])/([.A303]*[.A303])" office:value-type="float" office:value="0.0444448919039999" calcext:value-type="float">
            <text:p>0.044444891904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-2.45484" calcext:value-type="float">
            <text:p>-2.45484</text:p>
          </table:table-cell>
          <table:table-cell office:value-type="float" office:value="0.302205" calcext:value-type="float">
            <text:p>0.302205</text:p>
          </table:table-cell>
          <table:table-cell office:value-type="float" office:value="-0.0637305" calcext:value-type="float">
            <text:p>-0.0637305</text:p>
          </table:table-cell>
          <table:table-cell office:value-type="float" office:value="6.32846" calcext:value-type="float">
            <text:p>6.32846</text:p>
          </table:table-cell>
          <table:table-cell office:value-type="float" office:value="0.389611" calcext:value-type="float">
            <text:p>0.389611</text:p>
          </table:table-cell>
          <table:table-cell office:value-type="float" office:value="47.7626" calcext:value-type="float">
            <text:p>47.7626</text:p>
          </table:table-cell>
          <table:table-cell office:value-type="float" office:value="0.22348" calcext:value-type="float">
            <text:p>0.22348</text:p>
          </table:table-cell>
          <table:table-cell office:value-type="float" office:value="3.35435" calcext:value-type="float">
            <text:p>3.35435</text:p>
          </table:table-cell>
          <table:table-cell table:formula="of:=100*[.G304]" office:value-type="float" office:value="38.9611" calcext:value-type="float">
            <text:p>38.9611</text:p>
          </table:table-cell>
          <table:table-cell table:formula="of:=([.F304]-[.C304]*[.C304])/([.A304]*[.A304])" office:value-type="float" office:value="0.0483552919040001" calcext:value-type="float">
            <text:p>0.048355291904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-2.39234" calcext:value-type="float">
            <text:p>-2.39234</text:p>
          </table:table-cell>
          <table:table-cell office:value-type="float" office:value="0.268829" calcext:value-type="float">
            <text:p>0.268829</text:p>
          </table:table-cell>
          <table:table-cell office:value-type="float" office:value="-0.084541" calcext:value-type="float">
            <text:p>-0.084541</text:p>
          </table:table-cell>
          <table:table-cell office:value-type="float" office:value="5.99214" calcext:value-type="float">
            <text:p>5.99214</text:p>
          </table:table-cell>
          <table:table-cell office:value-type="float" office:value="0.368156" calcext:value-type="float">
            <text:p>0.368156</text:p>
          </table:table-cell>
          <table:table-cell office:value-type="float" office:value="42.4216" calcext:value-type="float">
            <text:p>42.4216</text:p>
          </table:table-cell>
          <table:table-cell office:value-type="float" office:value="0.198853" calcext:value-type="float">
            <text:p>0.198853</text:p>
          </table:table-cell>
          <table:table-cell office:value-type="float" office:value="3.35793" calcext:value-type="float">
            <text:p>3.35793</text:p>
          </table:table-cell>
          <table:table-cell table:formula="of:=100*[.G305]" office:value-type="float" office:value="36.8156" calcext:value-type="float">
            <text:p>36.8156</text:p>
          </table:table-cell>
          <table:table-cell table:formula="of:=([.F305]-[.C305]*[.C305])/([.A305]*[.A305])" office:value-type="float" office:value="0.0430158919040001" calcext:value-type="float">
            <text:p>0.043015891904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-2.36594" calcext:value-type="float">
            <text:p>-2.36594</text:p>
          </table:table-cell>
          <table:table-cell office:value-type="float" office:value="0.287155" calcext:value-type="float">
            <text:p>0.287155</text:p>
          </table:table-cell>
          <table:table-cell office:value-type="float" office:value="0.0442578" calcext:value-type="float">
            <text:p>0.0442578</text:p>
          </table:table-cell>
          <table:table-cell office:value-type="float" office:value="5.88482" calcext:value-type="float">
            <text:p>5.88482</text:p>
          </table:table-cell>
          <table:table-cell office:value-type="float" office:value="0.349556" calcext:value-type="float">
            <text:p>0.349556</text:p>
          </table:table-cell>
          <table:table-cell office:value-type="float" office:value="41.5194" calcext:value-type="float">
            <text:p>41.5194</text:p>
          </table:table-cell>
          <table:table-cell office:value-type="float" office:value="0.188831" calcext:value-type="float">
            <text:p>0.188831</text:p>
          </table:table-cell>
          <table:table-cell office:value-type="float" office:value="3.7309" calcext:value-type="float">
            <text:p>3.7309</text:p>
          </table:table-cell>
          <table:table-cell table:formula="of:=100*[.G306]" office:value-type="float" office:value="34.9556" calcext:value-type="float">
            <text:p>34.9556</text:p>
          </table:table-cell>
          <table:table-cell table:formula="of:=([.F306]-[.C306]*[.C306])/([.A306]*[.A306])" office:value-type="float" office:value="0.0459436666239999" calcext:value-type="float">
            <text:p>0.045943666624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-2.36916" calcext:value-type="float">
            <text:p>-2.36916</text:p>
          </table:table-cell>
          <table:table-cell office:value-type="float" office:value="0.286316" calcext:value-type="float">
            <text:p>0.286316</text:p>
          </table:table-cell>
          <table:table-cell office:value-type="float" office:value="0.00818604" calcext:value-type="float">
            <text:p>0.00818604</text:p>
          </table:table-cell>
          <table:table-cell office:value-type="float" office:value="5.89924" calcext:value-type="float">
            <text:p>5.89924</text:p>
          </table:table-cell>
          <table:table-cell office:value-type="float" office:value="0.356255" calcext:value-type="float">
            <text:p>0.356255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0.19378" calcext:value-type="float">
            <text:p>0.19378</text:p>
          </table:table-cell>
          <table:table-cell office:value-type="float" office:value="3.54955" calcext:value-type="float">
            <text:p>3.54955</text:p>
          </table:table-cell>
          <table:table-cell table:formula="of:=100*[.G307]" office:value-type="float" office:value="35.6255" calcext:value-type="float">
            <text:p>35.6255</text:p>
          </table:table-cell>
          <table:table-cell table:formula="of:=([.F307]-[.C307]*[.C307])/([.A307]*[.A307])" office:value-type="float" office:value="0.045811343104" calcext:value-type="float">
            <text:p>0.0458113431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1.2544" calcext:value-type="float">
            <text:p>1.2544</text:p>
          </table:table-cell>
          <table:table-cell office:value-type="float" office:value="0.0144" calcext:value-type="float">
            <text:p>0.0144</text:p>
          </table:table-cell>
          <table:table-cell office:value-type="float" office:value="1.57352" calcext:value-type="float">
            <text:p>1.57352</text:p>
          </table:table-cell>
          <table:table-cell office:value-type="float" office:value="0.00020736" calcext:value-type="float">
            <text:p>0.00020736</text:p>
          </table:table-cell>
          <table:table-cell office:value-type="float" office:value="4.3358" calcext:value-type="float">
            <text:p>4.3358</text:p>
          </table:table-cell>
          <table:table-cell table:formula="of:=100*[.G310]" office:value-type="float" office:value="1.44" calcext:value-type="float">
            <text:p>1.44</text:p>
          </table:table-cell>
          <table:table-cell table:formula="of:=([.F310]-[.C310]*[.C310])/([.A310]*[.A310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064" calcext:value-type="float">
            <text:p>0.0064</text:p>
          </table:table-cell>
          <table:table-cell office:value-type="float" office:value="-0.48" calcext:value-type="float">
            <text:p>-0.48</text:p>
          </table:table-cell>
          <table:table-cell office:value-type="float" office:value="4.0064" calcext:value-type="float">
            <text:p>4.0064</text:p>
          </table:table-cell>
          <table:table-cell office:value-type="float" office:value="0.2308" calcext:value-type="float">
            <text:p>0.2308</text:p>
          </table:table-cell>
          <table:table-cell office:value-type="float" office:value="16.1536" calcext:value-type="float">
            <text:p>16.1536</text:p>
          </table:table-cell>
          <table:table-cell office:value-type="float" office:value="0.0536373" calcext:value-type="float">
            <text:p>0.0536373</text:p>
          </table:table-cell>
          <table:table-cell office:value-type="float" office:value="2.24498" calcext:value-type="float">
            <text:p>2.24498</text:p>
          </table:table-cell>
          <table:table-cell table:formula="of:=100*[.G311]" office:value-type="float" office:value="23.08" calcext:value-type="float">
            <text:p>23.08</text:p>
          </table:table-cell>
          <table:table-cell table:formula="of:=([.F311]-[.C311]*[.C311])/([.A311]*[.A311])" office:value-type="float" office:value="0.000946745562130204" calcext:value-type="float">
            <text:p>0.00094674556213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-2.44" calcext:value-type="float">
            <text:p>-2.44</text:p>
          </table:table-cell>
          <table:table-cell office:value-type="float" office:value="0.0912" calcext:value-type="float">
            <text:p>0.0912</text:p>
          </table:table-cell>
          <table:table-cell office:value-type="float" office:value="-0.59" calcext:value-type="float">
            <text:p>-0.59</text:p>
          </table:table-cell>
          <table:table-cell office:value-type="float" office:value="6.0448" calcext:value-type="float">
            <text:p>6.0448</text:p>
          </table:table-cell>
          <table:table-cell office:value-type="float" office:value="0.381" calcext:value-type="float">
            <text:p>0.381</text:p>
          </table:table-cell>
          <table:table-cell office:value-type="float" office:value="39.0221" calcext:value-type="float">
            <text:p>39.0221</text:p>
          </table:table-cell>
          <table:table-cell office:value-type="float" office:value="0.194328" calcext:value-type="float">
            <text:p>0.194328</text:p>
          </table:table-cell>
          <table:table-cell office:value-type="float" office:value="2.78331" calcext:value-type="float">
            <text:p>2.78331</text:p>
          </table:table-cell>
          <table:table-cell table:formula="of:=100*[.G312]" office:value-type="float" office:value="38.1" calcext:value-type="float">
            <text:p>38.1</text:p>
          </table:table-cell>
          <table:table-cell table:formula="of:=([.F312]-[.C312]*[.C312])/([.A312]*[.A312])" office:value-type="float" office:value="0.0134911242603551" calcext:value-type="float">
            <text:p>0.013491124260355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-1.71" calcext:value-type="float">
            <text:p>-1.71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035" calcext:value-type="float">
            <text:p>0.035</text:p>
          </table:table-cell>
          <table:table-cell office:value-type="float" office:value="3.0568" calcext:value-type="float">
            <text:p>3.0568</text:p>
          </table:table-cell>
          <table:table-cell office:value-type="float" office:value="0.185" calcext:value-type="float">
            <text:p>0.185</text:p>
          </table:table-cell>
          <table:table-cell office:value-type="float" office:value="10.8661" calcext:value-type="float">
            <text:p>10.8661</text:p>
          </table:table-cell>
          <table:table-cell office:value-type="float" office:value="0.0502503" calcext:value-type="float">
            <text:p>0.0502503</text:p>
          </table:table-cell>
          <table:table-cell office:value-type="float" office:value="3.20404" calcext:value-type="float">
            <text:p>3.20404</text:p>
          </table:table-cell>
          <table:table-cell table:formula="of:=100*[.G313]" office:value-type="float" office:value="18.5" calcext:value-type="float">
            <text:p>18.5</text:p>
          </table:table-cell>
          <table:table-cell table:formula="of:=([.F313]-[.C313]*[.C313])/([.A313]*[.A313])" office:value-type="float" office:value="0.0196301775147929" calcext:value-type="float">
            <text:p>0.019630177514793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-1.88" calcext:value-type="float">
            <text:p>-1.88</text:p>
          </table:table-cell>
          <table:table-cell office:value-type="float" office:value="0.152" calcext:value-type="float">
            <text:p>0.152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3.6864" calcext:value-type="float">
            <text:p>3.6864</text:p>
          </table:table-cell>
          <table:table-cell office:value-type="float" office:value="0.175175" calcext:value-type="float">
            <text:p>0.175175</text:p>
          </table:table-cell>
          <table:table-cell office:value-type="float" office:value="15.6997" calcext:value-type="float">
            <text:p>15.6997</text:p>
          </table:table-cell>
          <table:table-cell office:value-type="float" office:value="0.0434047" calcext:value-type="float">
            <text:p>0.0434047</text:p>
          </table:table-cell>
          <table:table-cell office:value-type="float" office:value="5.12447" calcext:value-type="float">
            <text:p>5.12447</text:p>
          </table:table-cell>
          <table:table-cell table:formula="of:=100*[.G314]" office:value-type="float" office:value="17.5175" calcext:value-type="float">
            <text:p>17.5175</text:p>
          </table:table-cell>
          <table:table-cell table:formula="of:=([.F314]-[.C314]*[.C314])/([.A314]*[.A314])" office:value-type="float" office:value="0.0224852071005917" calcext:value-type="float">
            <text:p>0.02248520710059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-2.1825" calcext:value-type="float">
            <text:p>-2.1825</text:p>
          </table:table-cell>
          <table:table-cell office:value-type="float" office:value="0.324494" calcext:value-type="float">
            <text:p>0.324494</text:p>
          </table:table-cell>
          <table:table-cell office:value-type="float" office:value="-0.105" calcext:value-type="float">
            <text:p>-0.105</text:p>
          </table:table-cell>
          <table:table-cell office:value-type="float" office:value="5.0878" calcext:value-type="float">
            <text:p>5.0878</text:p>
          </table:table-cell>
          <table:table-cell office:value-type="float" office:value="0.311975" calcext:value-type="float">
            <text:p>0.311975</text:p>
          </table:table-cell>
          <table:table-cell office:value-type="float" office:value="32.4047" calcext:value-type="float">
            <text:p>32.4047</text:p>
          </table:table-cell>
          <table:table-cell office:value-type="float" office:value="0.163979" calcext:value-type="float">
            <text:p>0.163979</text:p>
          </table:table-cell>
          <table:table-cell office:value-type="float" office:value="3.76729" calcext:value-type="float">
            <text:p>3.76729</text:p>
          </table:table-cell>
          <table:table-cell table:formula="of:=100*[.G315]" office:value-type="float" office:value="31.1975" calcext:value-type="float">
            <text:p>31.1975</text:p>
          </table:table-cell>
          <table:table-cell table:formula="of:=([.F315]-[.C315]*[.C315])/([.A315]*[.A315])" office:value-type="float" office:value="0.0480020340236685" calcext:value-type="float">
            <text:p>0.048002034023669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-1.9975" calcext:value-type="float">
            <text:p>-1.9975</text:p>
          </table:table-cell>
          <table:table-cell office:value-type="float" office:value="0.183594" calcext:value-type="float">
            <text:p>0.183594</text:p>
          </table:table-cell>
          <table:table-cell office:value-type="float" office:value="-0.175313" calcext:value-type="float">
            <text:p>-0.175313</text:p>
          </table:table-cell>
          <table:table-cell office:value-type="float" office:value="4.1736" calcext:value-type="float">
            <text:p>4.1736</text:p>
          </table:table-cell>
          <table:table-cell office:value-type="float" office:value="0.208544" calcext:value-type="float">
            <text:p>0.208544</text:p>
          </table:table-cell>
          <table:table-cell office:value-type="float" office:value="20.4712" calcext:value-type="float">
            <text:p>20.4712</text:p>
          </table:table-cell>
          <table:table-cell office:value-type="float" office:value="0.0755844" calcext:value-type="float">
            <text:p>0.0755844</text:p>
          </table:table-cell>
          <table:table-cell office:value-type="float" office:value="3.87095" calcext:value-type="float">
            <text:p>3.87095</text:p>
          </table:table-cell>
          <table:table-cell table:formula="of:=100*[.G316]" office:value-type="float" office:value="20.8544" calcext:value-type="float">
            <text:p>20.8544</text:p>
          </table:table-cell>
          <table:table-cell table:formula="of:=([.F316]-[.C316]*[.C316])/([.A316]*[.A316])" office:value-type="float" office:value="0.0271588387573964" calcext:value-type="float">
            <text:p>0.027158838757397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" calcext:value-type="float">
            <text:p>7</text:p>
          </table:table-cell>
          <table:table-cell office:value-type="float" office:value="-2.17187" calcext:value-type="float">
            <text:p>-2.17187</text:p>
          </table:table-cell>
          <table:table-cell office:value-type="float" office:value="0.279509" calcext:value-type="float">
            <text:p>0.279509</text:p>
          </table:table-cell>
          <table:table-cell office:value-type="float" office:value="0.172656" calcext:value-type="float">
            <text:p>0.172656</text:p>
          </table:table-cell>
          <table:table-cell office:value-type="float" office:value="4.99655" calcext:value-type="float">
            <text:p>4.99655</text:p>
          </table:table-cell>
          <table:table-cell office:value-type="float" office:value="0.269441" calcext:value-type="float">
            <text:p>0.269441</text:p>
          </table:table-cell>
          <table:table-cell office:value-type="float" office:value="30.9168" calcext:value-type="float">
            <text:p>30.9168</text:p>
          </table:table-cell>
          <table:table-cell office:value-type="float" office:value="0.136011" calcext:value-type="float">
            <text:p>0.136011</text:p>
          </table:table-cell>
          <table:table-cell office:value-type="float" office:value="4.50767" calcext:value-type="float">
            <text:p>4.50767</text:p>
          </table:table-cell>
          <table:table-cell table:formula="of:=100*[.G317]" office:value-type="float" office:value="26.9441" calcext:value-type="float">
            <text:p>26.9441</text:p>
          </table:table-cell>
          <table:table-cell table:formula="of:=([.F317]-[.C317]*[.C317])/([.A317]*[.A317])" office:value-type="float" office:value="0.0413506957248519" calcext:value-type="float">
            <text:p>0.04135069572485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-2.185" calcext:value-type="float">
            <text:p>-2.185</text:p>
          </table:table-cell>
          <table:table-cell office:value-type="float" office:value="0.225075" calcext:value-type="float">
            <text:p>0.225075</text:p>
          </table:table-cell>
          <table:table-cell office:value-type="float" office:value="-0.0917969" calcext:value-type="float">
            <text:p>-0.0917969</text:p>
          </table:table-cell>
          <table:table-cell office:value-type="float" office:value="4.9993" calcext:value-type="float">
            <text:p>4.9993</text:p>
          </table:table-cell>
          <table:table-cell office:value-type="float" office:value="0.272477" calcext:value-type="float">
            <text:p>0.272477</text:p>
          </table:table-cell>
          <table:table-cell office:value-type="float" office:value="29.6226" calcext:value-type="float">
            <text:p>29.6226</text:p>
          </table:table-cell>
          <table:table-cell office:value-type="float" office:value="0.127831" calcext:value-type="float">
            <text:p>0.127831</text:p>
          </table:table-cell>
          <table:table-cell office:value-type="float" office:value="4.2541" calcext:value-type="float">
            <text:p>4.2541</text:p>
          </table:table-cell>
          <table:table-cell table:formula="of:=100*[.G318]" office:value-type="float" office:value="27.2477" calcext:value-type="float">
            <text:p>27.2477</text:p>
          </table:table-cell>
          <table:table-cell table:formula="of:=([.F318]-[.C318]*[.C318])/([.A318]*[.A318])" office:value-type="float" office:value="0.0332951183431952" calcext:value-type="float">
            <text:p>0.033295118343195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" calcext:value-type="float">
            <text:p>9</text:p>
          </table:table-cell>
          <table:table-cell office:value-type="float" office:value="-2.20953" calcext:value-type="float">
            <text:p>-2.20953</text:p>
          </table:table-cell>
          <table:table-cell office:value-type="float" office:value="0.237259" calcext:value-type="float">
            <text:p>0.237259</text:p>
          </table:table-cell>
          <table:table-cell office:value-type="float" office:value="-0.00371094" calcext:value-type="float">
            <text:p>-0.00371094</text:p>
          </table:table-cell>
          <table:table-cell office:value-type="float" office:value="5.11929" calcext:value-type="float">
            <text:p>5.11929</text:p>
          </table:table-cell>
          <table:table-cell office:value-type="float" office:value="0.286777" calcext:value-type="float">
            <text:p>0.286777</text:p>
          </table:table-cell>
          <table:table-cell office:value-type="float" office:value="31.1581" calcext:value-type="float">
            <text:p>31.1581</text:p>
          </table:table-cell>
          <table:table-cell office:value-type="float" office:value="0.137791" calcext:value-type="float">
            <text:p>0.137791</text:p>
          </table:table-cell>
          <table:table-cell office:value-type="float" office:value="3.88437" calcext:value-type="float">
            <text:p>3.88437</text:p>
          </table:table-cell>
          <table:table-cell table:formula="of:=100*[.G319]" office:value-type="float" office:value="28.6777" calcext:value-type="float">
            <text:p>28.6777</text:p>
          </table:table-cell>
          <table:table-cell table:formula="of:=([.F319]-[.C319]*[.C319])/([.A319]*[.A319])" office:value-type="float" office:value="0.0350986951331362" calcext:value-type="float">
            <text:p>0.03509869513313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01" calcext:value-type="float">
            <text:p>0.01</text:p>
          </table:table-cell>
          <table:table-cell office:value-type="float" office:value="0.098345" calcext:value-type="float">
            <text:p>0.098345</text:p>
          </table:table-cell>
          <table:table-cell office:value-type="float" office:value="0.0001" calcext:value-type="float">
            <text:p>0.0001</text:p>
          </table:table-cell>
          <table:table-cell office:value-type="float" office:value="4.29358" calcext:value-type="float">
            <text:p>4.29358</text:p>
          </table:table-cell>
          <table:table-cell table:formula="of:=100*[.G322]" office:value-type="float" office:value="1" calcext:value-type="float">
            <text:p>1</text:p>
          </table:table-cell>
          <table:table-cell table:formula="of:=([.F322]-[.C322]*[.C322])/([.A322]*[.A32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-1.16" calcext:value-type="float">
            <text:p>-1.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" calcext:value-type="float">
            <text:p>0.02</text:p>
          </table:table-cell>
          <table:table-cell office:value-type="float" office:value="1.3472" calcext:value-type="float">
            <text:p>1.3472</text:p>
          </table:table-cell>
          <table:table-cell office:value-type="float" office:value="0.026" calcext:value-type="float">
            <text:p>0.026</text:p>
          </table:table-cell>
          <table:table-cell office:value-type="float" office:value="1.82356" calcext:value-type="float">
            <text:p>1.82356</text:p>
          </table:table-cell>
          <table:table-cell office:value-type="float" office:value="0.00071696" calcext:value-type="float">
            <text:p>0.00071696</text:p>
          </table:table-cell>
          <table:table-cell office:value-type="float" office:value="2.2661" calcext:value-type="float">
            <text:p>2.2661</text:p>
          </table:table-cell>
          <table:table-cell table:formula="of:=100*[.G323]" office:value-type="float" office:value="2.6" calcext:value-type="float">
            <text:p>2.6</text:p>
          </table:table-cell>
          <table:table-cell table:formula="of:=([.F323]-[.C323]*[.C323])/([.A323]*[.A323])" office:value-type="float" office:value="0.000219478737997263" calcext:value-type="float">
            <text:p>0.000219478737997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0.126" calcext:value-type="float">
            <text:p>0.126</text:p>
          </table:table-cell>
          <table:table-cell office:value-type="float" office:value="-0.07" calcext:value-type="float">
            <text:p>-0.07</text:p>
          </table:table-cell>
          <table:table-cell office:value-type="float" office:value="1.816" calcext:value-type="float">
            <text:p>1.816</text:p>
          </table:table-cell>
          <table:table-cell office:value-type="float" office:value="0.0148" calcext:value-type="float">
            <text:p>0.0148</text:p>
          </table:table-cell>
          <table:table-cell office:value-type="float" office:value="4.26413" calcext:value-type="float">
            <text:p>4.26413</text:p>
          </table:table-cell>
          <table:table-cell office:value-type="float" office:value="0.00024208" calcext:value-type="float">
            <text:p>0.00024208</text:p>
          </table:table-cell>
          <table:table-cell office:value-type="float" office:value="4.64538" calcext:value-type="float">
            <text:p>4.64538</text:p>
          </table:table-cell>
          <table:table-cell table:formula="of:=100*[.G324]" office:value-type="float" office:value="1.48" calcext:value-type="float">
            <text:p>1.48</text:p>
          </table:table-cell>
          <table:table-cell table:formula="of:=([.F324]-[.C324]*[.C324])/([.A324]*[.A324])" office:value-type="float" office:value="0.0172839506172839" calcext:value-type="float">
            <text:p>0.017283950617284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-1.63" calcext:value-type="float">
            <text:p>-1.63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2525" calcext:value-type="float">
            <text:p>0.2525</text:p>
          </table:table-cell>
          <table:table-cell office:value-type="float" office:value="2.6856" calcext:value-type="float">
            <text:p>2.6856</text:p>
          </table:table-cell>
          <table:table-cell office:value-type="float" office:value="0.07755" calcext:value-type="float">
            <text:p>0.07755</text:p>
          </table:table-cell>
          <table:table-cell office:value-type="float" office:value="7.52774" calcext:value-type="float">
            <text:p>7.52774</text:p>
          </table:table-cell>
          <table:table-cell office:value-type="float" office:value="0.0105111" calcext:value-type="float">
            <text:p>0.0105111</text:p>
          </table:table-cell>
          <table:table-cell office:value-type="float" office:value="4.62132" calcext:value-type="float">
            <text:p>4.62132</text:p>
          </table:table-cell>
          <table:table-cell table:formula="of:=100*[.G325]" office:value-type="float" office:value="7.755" calcext:value-type="float">
            <text:p>7.755</text:p>
          </table:table-cell>
          <table:table-cell table:formula="of:=([.F325]-[.C325]*[.C325])/([.A325]*[.A325])" office:value-type="float" office:value="0.00393689986282581" calcext:value-type="float">
            <text:p>0.003936899862826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-1.975" calcext:value-type="float">
            <text:p>-1.975</text:p>
          </table:table-cell>
          <table:table-cell office:value-type="float" office:value="0.246975" calcext:value-type="float">
            <text:p>0.246975</text:p>
          </table:table-cell>
          <table:table-cell office:value-type="float" office:value="-0.28375" calcext:value-type="float">
            <text:p>-0.28375</text:p>
          </table:table-cell>
          <table:table-cell office:value-type="float" office:value="4.1476" calcext:value-type="float">
            <text:p>4.1476</text:p>
          </table:table-cell>
          <table:table-cell office:value-type="float" office:value="0.218325" calcext:value-type="float">
            <text:p>0.218325</text:p>
          </table:table-cell>
          <table:table-cell office:value-type="float" office:value="22.0038" calcext:value-type="float">
            <text:p>22.0038</text:p>
          </table:table-cell>
          <table:table-cell office:value-type="float" office:value="0.102657" calcext:value-type="float">
            <text:p>0.102657</text:p>
          </table:table-cell>
          <table:table-cell office:value-type="float" office:value="5.6974" calcext:value-type="float">
            <text:p>5.6974</text:p>
          </table:table-cell>
          <table:table-cell table:formula="of:=100*[.G326]" office:value-type="float" office:value="21.8325" calcext:value-type="float">
            <text:p>21.8325</text:p>
          </table:table-cell>
          <table:table-cell table:formula="of:=([.F326]-[.C326]*[.C326])/([.A326]*[.A326])" office:value-type="float" office:value="0.0338786008230452" calcext:value-type="float">
            <text:p>0.033878600823045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-1.8625" calcext:value-type="float">
            <text:p>-1.8625</text:p>
          </table:table-cell>
          <table:table-cell office:value-type="float" office:value="0.107294" calcext:value-type="float">
            <text:p>0.107294</text:p>
          </table:table-cell>
          <table:table-cell office:value-type="float" office:value="-0.215625" calcext:value-type="float">
            <text:p>-0.215625</text:p>
          </table:table-cell>
          <table:table-cell office:value-type="float" office:value="3.5762" calcext:value-type="float">
            <text:p>3.5762</text:p>
          </table:table-cell>
          <table:table-cell office:value-type="float" office:value="0.100687" calcext:value-type="float">
            <text:p>0.100687</text:p>
          </table:table-cell>
          <table:table-cell office:value-type="float" office:value="14.3391" calcext:value-type="float">
            <text:p>14.3391</text:p>
          </table:table-cell>
          <table:table-cell office:value-type="float" office:value="0.0168714" calcext:value-type="float">
            <text:p>0.0168714</text:p>
          </table:table-cell>
          <table:table-cell office:value-type="float" office:value="3.06295" calcext:value-type="float">
            <text:p>3.06295</text:p>
          </table:table-cell>
          <table:table-cell table:formula="of:=100*[.G327]" office:value-type="float" office:value="10.0687" calcext:value-type="float">
            <text:p>10.0687</text:p>
          </table:table-cell>
          <table:table-cell table:formula="of:=([.F327]-[.C327]*[.C327])/([.A327]*[.A327])" office:value-type="float" office:value="0.0147179355281207" calcext:value-type="float">
            <text:p>0.014717935528121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-2.06875" calcext:value-type="float">
            <text:p>-2.06875</text:p>
          </table:table-cell>
          <table:table-cell office:value-type="float" office:value="0.146173" calcext:value-type="float">
            <text:p>0.146173</text:p>
          </table:table-cell>
          <table:table-cell office:value-type="float" office:value="-0.262188" calcext:value-type="float">
            <text:p>-0.262188</text:p>
          </table:table-cell>
          <table:table-cell office:value-type="float" office:value="4.4259" calcext:value-type="float">
            <text:p>4.4259</text:p>
          </table:table-cell>
          <table:table-cell office:value-type="float" office:value="0.205406" calcext:value-type="float">
            <text:p>0.205406</text:p>
          </table:table-cell>
          <table:table-cell office:value-type="float" office:value="22.0733" calcext:value-type="float">
            <text:p>22.0733</text:p>
          </table:table-cell>
          <table:table-cell office:value-type="float" office:value="0.0758038" calcext:value-type="float">
            <text:p>0.0758038</text:p>
          </table:table-cell>
          <table:table-cell office:value-type="float" office:value="3.54394" calcext:value-type="float">
            <text:p>3.54394</text:p>
          </table:table-cell>
          <table:table-cell table:formula="of:=100*[.G328]" office:value-type="float" office:value="20.5406" calcext:value-type="float">
            <text:p>20.5406</text:p>
          </table:table-cell>
          <table:table-cell table:formula="of:=([.F328]-[.C328]*[.C328])/([.A328]*[.A328])" office:value-type="float" office:value="0.020051225994513" calcext:value-type="float">
            <text:p>0.020051225994513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office:value-type="float" office:value="-1.96313" calcext:value-type="float">
            <text:p>-1.96313</text:p>
          </table:table-cell>
          <table:table-cell office:value-type="float" office:value="0.19489" calcext:value-type="float">
            <text:p>0.19489</text:p>
          </table:table-cell>
          <table:table-cell office:value-type="float" office:value="-0.130625" calcext:value-type="float">
            <text:p>-0.130625</text:p>
          </table:table-cell>
          <table:table-cell office:value-type="float" office:value="4.04875" calcext:value-type="float">
            <text:p>4.04875</text:p>
          </table:table-cell>
          <table:table-cell office:value-type="float" office:value="0.189162" calcext:value-type="float">
            <text:p>0.189162</text:p>
          </table:table-cell>
          <table:table-cell office:value-type="float" office:value="19.6957" calcext:value-type="float">
            <text:p>19.6957</text:p>
          </table:table-cell>
          <table:table-cell office:value-type="float" office:value="0.0698757" calcext:value-type="float">
            <text:p>0.0698757</text:p>
          </table:table-cell>
          <table:table-cell office:value-type="float" office:value="4.78158" calcext:value-type="float">
            <text:p>4.78158</text:p>
          </table:table-cell>
          <table:table-cell table:formula="of:=100*[.G329]" office:value-type="float" office:value="18.9162" calcext:value-type="float">
            <text:p>18.9162</text:p>
          </table:table-cell>
          <table:table-cell table:formula="of:=([.F329]-[.C329]*[.C329])/([.A329]*[.A329])" office:value-type="float" office:value="0.0267312212757202" calcext:value-type="float">
            <text:p>0.0267312212757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8" calcext:value-type="float">
            <text:p>8</text:p>
          </table:table-cell>
          <table:table-cell office:value-type="float" office:value="-1.96719" calcext:value-type="float">
            <text:p>-1.96719</text:p>
          </table:table-cell>
          <table:table-cell office:value-type="float" office:value="0.209448" calcext:value-type="float">
            <text:p>0.209448</text:p>
          </table:table-cell>
          <table:table-cell office:value-type="float" office:value="-0.0571875" calcext:value-type="float">
            <text:p>-0.0571875</text:p>
          </table:table-cell>
          <table:table-cell office:value-type="float" office:value="4.07928" calcext:value-type="float">
            <text:p>4.07928</text:p>
          </table:table-cell>
          <table:table-cell office:value-type="float" office:value="0.178528" calcext:value-type="float">
            <text:p>0.178528</text:p>
          </table:table-cell>
          <table:table-cell office:value-type="float" office:value="20.2813" calcext:value-type="float">
            <text:p>20.2813</text:p>
          </table:table-cell>
          <table:table-cell office:value-type="float" office:value="0.0627165" calcext:value-type="float">
            <text:p>0.0627165</text:p>
          </table:table-cell>
          <table:table-cell office:value-type="float" office:value="5.52116" calcext:value-type="float">
            <text:p>5.52116</text:p>
          </table:table-cell>
          <table:table-cell table:formula="of:=100*[.G330]" office:value-type="float" office:value="17.8528" calcext:value-type="float">
            <text:p>17.8528</text:p>
          </table:table-cell>
          <table:table-cell table:formula="of:=([.F330]-[.C330]*[.C330])/([.A330]*[.A330])" office:value-type="float" office:value="0.0287302474485596" calcext:value-type="float">
            <text:p>0.02873024744856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-2.00234" calcext:value-type="float">
            <text:p>-2.00234</text:p>
          </table:table-cell>
          <table:table-cell office:value-type="float" office:value="0.203507" calcext:value-type="float">
            <text:p>0.203507</text:p>
          </table:table-cell>
          <table:table-cell office:value-type="float" office:value="-0.0223828" calcext:value-type="float">
            <text:p>-0.0223828</text:p>
          </table:table-cell>
          <table:table-cell office:value-type="float" office:value="4.21289" calcext:value-type="float">
            <text:p>4.21289</text:p>
          </table:table-cell>
          <table:table-cell office:value-type="float" office:value="0.207837" calcext:value-type="float">
            <text:p>0.207837</text:p>
          </table:table-cell>
          <table:table-cell office:value-type="float" office:value="21.3001" calcext:value-type="float">
            <text:p>21.3001</text:p>
          </table:table-cell>
          <table:table-cell office:value-type="float" office:value="0.0809426" calcext:value-type="float">
            <text:p>0.0809426</text:p>
          </table:table-cell>
          <table:table-cell office:value-type="float" office:value="4.4908" calcext:value-type="float">
            <text:p>4.4908</text:p>
          </table:table-cell>
          <table:table-cell table:formula="of:=100*[.G331]" office:value-type="float" office:value="20.7837" calcext:value-type="float">
            <text:p>20.7837</text:p>
          </table:table-cell>
          <table:table-cell table:formula="of:=([.F331]-[.C331]*[.C331])/([.A331]*[.A331])" office:value-type="float" office:value="0.0279183161042525" calcext:value-type="float">
            <text:p>0.02791831610425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268739" calcext:value-type="float">
            <text:p>0.268739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0.437245" calcext:value-type="float">
            <text:p>0.437245</text:p>
          </table:table-cell>
          <table:table-cell table:formula="of:=100*[.G334]" office:value-type="float" office:value="0.16" calcext:value-type="float">
            <text:p>0.16</text:p>
          </table:table-cell>
          <table:table-cell table:formula="of:=([.F334]-[.C334]*[.C334])/([.A334]*[.A33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-1.16" calcext:value-type="float">
            <text:p>-1.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-0.15" calcext:value-type="float">
            <text:p>-0.15</text:p>
          </table:table-cell>
          <table:table-cell office:value-type="float" office:value="1.3472" calcext:value-type="float">
            <text:p>1.3472</text:p>
          </table:table-cell>
          <table:table-cell office:value-type="float" office:value="0.0514" calcext:value-type="float">
            <text:p>0.0514</text:p>
          </table:table-cell>
          <table:table-cell office:value-type="float" office:value="1.82356" calcext:value-type="float">
            <text:p>1.82356</text:p>
          </table:table-cell>
          <table:table-cell office:value-type="float" office:value="0.00524296" calcext:value-type="float">
            <text:p>0.00524296</text:p>
          </table:table-cell>
          <table:table-cell office:value-type="float" office:value="6.34122" calcext:value-type="float">
            <text:p>6.34122</text:p>
          </table:table-cell>
          <table:table-cell table:formula="of:=100*[.G335]" office:value-type="float" office:value="5.14" calcext:value-type="float">
            <text:p>5.14</text:p>
          </table:table-cell>
          <table:table-cell table:formula="of:=([.F335]-[.C335]*[.C335])/([.A335]*[.A335])" office:value-type="float" office:value="0.000204081632653067" calcext:value-type="float">
            <text:p>0.000204081632653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-1.54" calcext:value-type="float">
            <text:p>-1.54</text:p>
          </table:table-cell>
          <table:table-cell office:value-type="float" office:value="0.1068" calcext:value-type="float">
            <text:p>0.1068</text:p>
          </table:table-cell>
          <table:table-cell office:value-type="float" office:value="-0.095" calcext:value-type="float">
            <text:p>-0.095</text:p>
          </table:table-cell>
          <table:table-cell office:value-type="float" office:value="2.4784" calcext:value-type="float">
            <text:p>2.4784</text:p>
          </table:table-cell>
          <table:table-cell office:value-type="float" office:value="0.0373" calcext:value-type="float">
            <text:p>0.0373</text:p>
          </table:table-cell>
          <table:table-cell office:value-type="float" office:value="7.3561" calcext:value-type="float">
            <text:p>7.3561</text:p>
          </table:table-cell>
          <table:table-cell office:value-type="float" office:value="0.00288196" calcext:value-type="float">
            <text:p>0.00288196</text:p>
          </table:table-cell>
          <table:table-cell office:value-type="float" office:value="9.98068" calcext:value-type="float">
            <text:p>9.98068</text:p>
          </table:table-cell>
          <table:table-cell table:formula="of:=100*[.G336]" office:value-type="float" office:value="3.73" calcext:value-type="float">
            <text:p>3.73</text:p>
          </table:table-cell>
          <table:table-cell table:formula="of:=([.F336]-[.C336]*[.C336])/([.A336]*[.A336])" office:value-type="float" office:value="0.0136224489795919" calcext:value-type="float">
            <text:p>0.01362244897959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-1.72" calcext:value-type="float">
            <text:p>-1.72</text:p>
          </table:table-cell>
          <table:table-cell office:value-type="float" office:value="0.1168" calcext:value-type="float">
            <text:p>0.1168</text:p>
          </table:table-cell>
          <table:table-cell office:value-type="float" office:value="-0.235" calcext:value-type="float">
            <text:p>-0.235</text:p>
          </table:table-cell>
          <table:table-cell office:value-type="float" office:value="3.0752" calcext:value-type="float">
            <text:p>3.0752</text:p>
          </table:table-cell>
          <table:table-cell office:value-type="float" office:value="0.1057" calcext:value-type="float">
            <text:p>0.1057</text:p>
          </table:table-cell>
          <table:table-cell office:value-type="float" office:value="10.9184" calcext:value-type="float">
            <text:p>10.9184</text:p>
          </table:table-cell>
          <table:table-cell office:value-type="float" office:value="0.0212228" calcext:value-type="float">
            <text:p>0.0212228</text:p>
          </table:table-cell>
          <table:table-cell office:value-type="float" office:value="4.83622" calcext:value-type="float">
            <text:p>4.83622</text:p>
          </table:table-cell>
          <table:table-cell table:formula="of:=100*[.G337]" office:value-type="float" office:value="10.57" calcext:value-type="float">
            <text:p>10.57</text:p>
          </table:table-cell>
          <table:table-cell table:formula="of:=([.F337]-[.C337]*[.C337])/([.A337]*[.A337])" office:value-type="float" office:value="0.0148979591836735" calcext:value-type="float">
            <text:p>0.014897959183674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-1.415" calcext:value-type="float">
            <text:p>-1.415</text:p>
          </table:table-cell>
          <table:table-cell office:value-type="float" office:value="0.110175" calcext:value-type="float">
            <text:p>0.110175</text:p>
          </table:table-cell>
          <table:table-cell office:value-type="float" office:value="-0.10625" calcext:value-type="float">
            <text:p>-0.10625</text:p>
          </table:table-cell>
          <table:table-cell office:value-type="float" office:value="2.1124" calcext:value-type="float">
            <text:p>2.1124</text:p>
          </table:table-cell>
          <table:table-cell office:value-type="float" office:value="0.063725" calcext:value-type="float">
            <text:p>0.063725</text:p>
          </table:table-cell>
          <table:table-cell office:value-type="float" office:value="5.27509" calcext:value-type="float">
            <text:p>5.27509</text:p>
          </table:table-cell>
          <table:table-cell office:value-type="float" office:value="0.00738245" calcext:value-type="float">
            <text:p>0.00738245</text:p>
          </table:table-cell>
          <table:table-cell office:value-type="float" office:value="3.51126" calcext:value-type="float">
            <text:p>3.51126</text:p>
          </table:table-cell>
          <table:table-cell table:formula="of:=100*[.G338]" office:value-type="float" office:value="6.3725" calcext:value-type="float">
            <text:p>6.3725</text:p>
          </table:table-cell>
          <table:table-cell table:formula="of:=([.F338]-[.C338]*[.C338])/([.A338]*[.A338])" office:value-type="float" office:value="0.0140529336734694" calcext:value-type="float">
            <text:p>0.014052933673469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-1.68" calcext:value-type="float">
            <text:p>-1.68</text:p>
          </table:table-cell>
          <table:table-cell office:value-type="float" office:value="0.1056" calcext:value-type="float">
            <text:p>0.1056</text:p>
          </table:table-cell>
          <table:table-cell office:value-type="float" office:value="-0.054375" calcext:value-type="float">
            <text:p>-0.054375</text:p>
          </table:table-cell>
          <table:table-cell office:value-type="float" office:value="2.928" calcext:value-type="float">
            <text:p>2.928</text:p>
          </table:table-cell>
          <table:table-cell office:value-type="float" office:value="0.0926625" calcext:value-type="float">
            <text:p>0.0926625</text:p>
          </table:table-cell>
          <table:table-cell office:value-type="float" office:value="9.84668" calcext:value-type="float">
            <text:p>9.84668</text:p>
          </table:table-cell>
          <table:table-cell office:value-type="float" office:value="0.019553" calcext:value-type="float">
            <text:p>0.019553</text:p>
          </table:table-cell>
          <table:table-cell office:value-type="float" office:value="3.80753" calcext:value-type="float">
            <text:p>3.80753</text:p>
          </table:table-cell>
          <table:table-cell table:formula="of:=100*[.G339]" office:value-type="float" office:value="9.26625" calcext:value-type="float">
            <text:p>9.26625</text:p>
          </table:table-cell>
          <table:table-cell table:formula="of:=([.F339]-[.C339]*[.C339])/([.A339]*[.A339])" office:value-type="float" office:value="0.013469387755102" calcext:value-type="float">
            <text:p>0.0134693877551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float" office:value="-1.9575" calcext:value-type="float">
            <text:p>-1.9575</text:p>
          </table:table-cell>
          <table:table-cell office:value-type="float" office:value="0.206394" calcext:value-type="float">
            <text:p>0.206394</text:p>
          </table:table-cell>
          <table:table-cell office:value-type="float" office:value="0.174687" calcext:value-type="float">
            <text:p>0.174687</text:p>
          </table:table-cell>
          <table:table-cell office:value-type="float" office:value="4.0382" calcext:value-type="float">
            <text:p>4.0382</text:p>
          </table:table-cell>
          <table:table-cell office:value-type="float" office:value="0.192769" calcext:value-type="float">
            <text:p>0.192769</text:p>
          </table:table-cell>
          <table:table-cell office:value-type="float" office:value="19.91" calcext:value-type="float">
            <text:p>19.91</text:p>
          </table:table-cell>
          <table:table-cell office:value-type="float" office:value="0.0808542" calcext:value-type="float">
            <text:p>0.0808542</text:p>
          </table:table-cell>
          <table:table-cell office:value-type="float" office:value="5.25944" calcext:value-type="float">
            <text:p>5.25944</text:p>
          </table:table-cell>
          <table:table-cell table:formula="of:=100*[.G340]" office:value-type="float" office:value="19.2769" calcext:value-type="float">
            <text:p>19.2769</text:p>
          </table:table-cell>
          <table:table-cell table:formula="of:=([.F340]-[.C340]*[.C340])/([.A340]*[.A340])" office:value-type="float" office:value="0.0263257334183673" calcext:value-type="float">
            <text:p>0.026325733418367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  <table:table-cell office:value-type="float" office:value="-1.87375" calcext:value-type="float">
            <text:p>-1.87375</text:p>
          </table:table-cell>
          <table:table-cell office:value-type="float" office:value="0.263361" calcext:value-type="float">
            <text:p>0.263361</text:p>
          </table:table-cell>
          <table:table-cell office:value-type="float" office:value="-0.145937" calcext:value-type="float">
            <text:p>-0.145937</text:p>
          </table:table-cell>
          <table:table-cell office:value-type="float" office:value="3.7743" calcext:value-type="float">
            <text:p>3.7743</text:p>
          </table:table-cell>
          <table:table-cell office:value-type="float" office:value="0.179912" calcext:value-type="float">
            <text:p>0.179912</text:p>
          </table:table-cell>
          <table:table-cell office:value-type="float" office:value="18.4285" calcext:value-type="float">
            <text:p>18.4285</text:p>
          </table:table-cell>
          <table:table-cell office:value-type="float" office:value="0.0731786" calcext:value-type="float">
            <text:p>0.0731786</text:p>
          </table:table-cell>
          <table:table-cell office:value-type="float" office:value="3.84591" calcext:value-type="float">
            <text:p>3.84591</text:p>
          </table:table-cell>
          <table:table-cell table:formula="of:=100*[.G341]" office:value-type="float" office:value="17.9912" calcext:value-type="float">
            <text:p>17.9912</text:p>
          </table:table-cell>
          <table:table-cell table:formula="of:=([.F341]-[.C341]*[.C341])/([.A341]*[.A341])" office:value-type="float" office:value="0.0335919563137755" calcext:value-type="float">
            <text:p>0.033591956313776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float" office:value="-1.80219" calcext:value-type="float">
            <text:p>-1.80219</text:p>
          </table:table-cell>
          <table:table-cell office:value-type="float" office:value="0.176445" calcext:value-type="float">
            <text:p>0.176445</text:p>
          </table:table-cell>
          <table:table-cell office:value-type="float" office:value="-0.0341406" calcext:value-type="float">
            <text:p>-0.0341406</text:p>
          </table:table-cell>
          <table:table-cell office:value-type="float" office:value="3.42433" calcext:value-type="float">
            <text:p>3.42433</text:p>
          </table:table-cell>
          <table:table-cell office:value-type="float" office:value="0.162198" calcext:value-type="float">
            <text:p>0.162198</text:p>
          </table:table-cell>
          <table:table-cell office:value-type="float" office:value="14.2515" calcext:value-type="float">
            <text:p>14.2515</text:p>
          </table:table-cell>
          <table:table-cell office:value-type="float" office:value="0.0540323" calcext:value-type="float">
            <text:p>0.0540323</text:p>
          </table:table-cell>
          <table:table-cell office:value-type="float" office:value="4.73961" calcext:value-type="float">
            <text:p>4.73961</text:p>
          </table:table-cell>
          <table:table-cell table:formula="of:=100*[.G342]" office:value-type="float" office:value="16.2198" calcext:value-type="float">
            <text:p>16.2198</text:p>
          </table:table-cell>
          <table:table-cell table:formula="of:=([.F342]-[.C342]*[.C342])/([.A342]*[.A342])" office:value-type="float" office:value="0.0225052555994898" calcext:value-type="float">
            <text:p>0.02250525559949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9" calcext:value-type="float">
            <text:p>9</text:p>
          </table:table-cell>
          <table:table-cell office:value-type="float" office:value="-1.81344" calcext:value-type="float">
            <text:p>-1.81344</text:p>
          </table:table-cell>
          <table:table-cell office:value-type="float" office:value="0.196869" calcext:value-type="float">
            <text:p>0.196869</text:p>
          </table:table-cell>
          <table:table-cell office:value-type="float" office:value="0.0332422" calcext:value-type="float">
            <text:p>0.0332422</text:p>
          </table:table-cell>
          <table:table-cell office:value-type="float" office:value="3.48543" calcext:value-type="float">
            <text:p>3.48543</text:p>
          </table:table-cell>
          <table:table-cell office:value-type="float" office:value="0.155391" calcext:value-type="float">
            <text:p>0.155391</text:p>
          </table:table-cell>
          <table:table-cell office:value-type="float" office:value="14.9271" calcext:value-type="float">
            <text:p>14.9271</text:p>
          </table:table-cell>
          <table:table-cell office:value-type="float" office:value="0.0481462" calcext:value-type="float">
            <text:p>0.0481462</text:p>
          </table:table-cell>
          <table:table-cell office:value-type="float" office:value="4.39166" calcext:value-type="float">
            <text:p>4.39166</text:p>
          </table:table-cell>
          <table:table-cell table:formula="of:=100*[.G343]" office:value-type="float" office:value="15.5391" calcext:value-type="float">
            <text:p>15.5391</text:p>
          </table:table-cell>
          <table:table-cell table:formula="of:=([.F343]-[.C343]*[.C343])/([.A343]*[.A343])" office:value-type="float" office:value="0.025110378367347" calcext:value-type="float">
            <text:p>0.025110378367347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" calcext:value-type="float">
            <text:p>10</text:p>
          </table:table-cell>
          <table:table-cell office:value-type="float" office:value="-1.83734" calcext:value-type="float">
            <text:p>-1.83734</text:p>
          </table:table-cell>
          <table:table-cell office:value-type="float" office:value="0.18313" calcext:value-type="float">
            <text:p>0.18313</text:p>
          </table:table-cell>
          <table:table-cell office:value-type="float" office:value="-0.031875" calcext:value-type="float">
            <text:p>-0.031875</text:p>
          </table:table-cell>
          <table:table-cell office:value-type="float" office:value="3.55896" calcext:value-type="float">
            <text:p>3.55896</text:p>
          </table:table-cell>
          <table:table-cell office:value-type="float" office:value="0.16027" calcext:value-type="float">
            <text:p>0.16027</text:p>
          </table:table-cell>
          <table:table-cell office:value-type="float" office:value="15.4893" calcext:value-type="float">
            <text:p>15.4893</text:p>
          </table:table-cell>
          <table:table-cell office:value-type="float" office:value="0.0569496" calcext:value-type="float">
            <text:p>0.0569496</text:p>
          </table:table-cell>
          <table:table-cell office:value-type="float" office:value="4.29888" calcext:value-type="float">
            <text:p>4.29888</text:p>
          </table:table-cell>
          <table:table-cell table:formula="of:=100*[.G344]" office:value-type="float" office:value="16.027" calcext:value-type="float">
            <text:p>16.027</text:p>
          </table:table-cell>
          <table:table-cell table:formula="of:=([.F344]-[.C344]*[.C344])/([.A344]*[.A344])" office:value-type="float" office:value="0.0233599138265305" calcext:value-type="float">
            <text:p>0.02335991382653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268739" calcext:value-type="float">
            <text:p>0.268739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1.09666" calcext:value-type="float">
            <text:p>1.09666</text:p>
          </table:table-cell>
          <table:table-cell table:formula="of:=100*[.G347]" office:value-type="float" office:value="0.04" calcext:value-type="float">
            <text:p>0.04</text:p>
          </table:table-cell>
          <table:table-cell table:formula="of:=([.F347]-[.C347]*[.C347])/([.A347]*[.A347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-0.96" calcext:value-type="float">
            <text:p>-0.96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16" calcext:value-type="float">
            <text:p>0.16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0272" calcext:value-type="float">
            <text:p>0.0272</text:p>
          </table:table-cell>
          <table:table-cell office:value-type="float" office:value="1.17117" calcext:value-type="float">
            <text:p>1.17117</text:p>
          </table:table-cell>
          <table:table-cell office:value-type="float" office:value="0.00090368" calcext:value-type="float">
            <text:p>0.00090368</text:p>
          </table:table-cell>
          <table:table-cell office:value-type="float" office:value="3.70525" calcext:value-type="float">
            <text:p>3.70525</text:p>
          </table:table-cell>
          <table:table-cell table:formula="of:=100*[.G348]" office:value-type="float" office:value="2.72" calcext:value-type="float">
            <text:p>2.72</text:p>
          </table:table-cell>
          <table:table-cell table:formula="of:=([.F348]-[.C348]*[.C348])/([.A348]*[.A348])" office:value-type="float" office:value="0.00684898929845423" calcext:value-type="float">
            <text:p>0.006848989298454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-1.24" calcext:value-type="float">
            <text:p>-1.24</text:p>
          </table:table-cell>
          <table:table-cell office:value-type="float" office:value="0.1296" calcext:value-type="float">
            <text:p>0.1296</text:p>
          </table:table-cell>
          <table:table-cell office:value-type="float" office:value="-0.16" calcext:value-type="float">
            <text:p>-0.16</text:p>
          </table:table-cell>
          <table:table-cell office:value-type="float" office:value="1.6672" calcext:value-type="float">
            <text:p>1.6672</text:p>
          </table:table-cell>
          <table:table-cell office:value-type="float" office:value="0.0262" calcext:value-type="float">
            <text:p>0.0262</text:p>
          </table:table-cell>
          <table:table-cell office:value-type="float" office:value="3.6489" calcext:value-type="float">
            <text:p>3.6489</text:p>
          </table:table-cell>
          <table:table-cell office:value-type="float" office:value="0.00074056" calcext:value-type="float">
            <text:p>0.00074056</text:p>
          </table:table-cell>
          <table:table-cell office:value-type="float" office:value="3.64602" calcext:value-type="float">
            <text:p>3.64602</text:p>
          </table:table-cell>
          <table:table-cell table:formula="of:=100*[.G349]" office:value-type="float" office:value="2.62" calcext:value-type="float">
            <text:p>2.62</text:p>
          </table:table-cell>
          <table:table-cell table:formula="of:=([.F349]-[.C349]*[.C349])/([.A349]*[.A349])" office:value-type="float" office:value="0.015410225921522" calcext:value-type="float">
            <text:p>0.015410225921522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-1.53" calcext:value-type="float">
            <text:p>-1.53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2175" calcext:value-type="float">
            <text:p>0.2175</text:p>
          </table:table-cell>
          <table:table-cell office:value-type="float" office:value="2.4376" calcext:value-type="float">
            <text:p>2.4376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6.94456" calcext:value-type="float">
            <text:p>6.94456</text:p>
          </table:table-cell>
          <table:table-cell office:value-type="float" office:value="0.0071463" calcext:value-type="float">
            <text:p>0.0071463</text:p>
          </table:table-cell>
          <table:table-cell office:value-type="float" office:value="8.38361" calcext:value-type="float">
            <text:p>8.38361</text:p>
          </table:table-cell>
          <table:table-cell table:formula="of:=100*[.G350]" office:value-type="float" office:value="6.255" calcext:value-type="float">
            <text:p>6.255</text:p>
          </table:table-cell>
          <table:table-cell table:formula="of:=([.F350]-[.C350]*[.C350])/([.A350]*[.A350])" office:value-type="float" office:value="0.0114982164090369" calcext:value-type="float">
            <text:p>0.011498216409037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-1.66" calcext:value-type="float">
            <text:p>-1.66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1575" calcext:value-type="float">
            <text:p>0.1575</text:p>
          </table:table-cell>
          <table:table-cell office:value-type="float" office:value="2.8272" calcext:value-type="float">
            <text:p>2.8272</text:p>
          </table:table-cell>
          <table:table-cell office:value-type="float" office:value="0.10905" calcext:value-type="float">
            <text:p>0.10905</text:p>
          </table:table-cell>
          <table:table-cell office:value-type="float" office:value="8.78119" calcext:value-type="float">
            <text:p>8.78119</text:p>
          </table:table-cell>
          <table:table-cell office:value-type="float" office:value="0.0280301" calcext:value-type="float">
            <text:p>0.0280301</text:p>
          </table:table-cell>
          <table:table-cell office:value-type="float" office:value="2.8789" calcext:value-type="float">
            <text:p>2.8789</text:p>
          </table:table-cell>
          <table:table-cell table:formula="of:=100*[.G351]" office:value-type="float" office:value="10.905" calcext:value-type="float">
            <text:p>10.905</text:p>
          </table:table-cell>
          <table:table-cell table:formula="of:=([.F351]-[.C351]*[.C351])/([.A351]*[.A351])" office:value-type="float" office:value="0.00851367419738403" calcext:value-type="float">
            <text:p>0.008513674197384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-1.78" calcext:value-type="float">
            <text:p>-1.78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99375" calcext:value-type="float">
            <text:p>0.199375</text:p>
          </table:table-cell>
          <table:table-cell office:value-type="float" office:value="3.3268" calcext:value-type="float">
            <text:p>3.3268</text:p>
          </table:table-cell>
          <table:table-cell office:value-type="float" office:value="0.153113" calcext:value-type="float">
            <text:p>0.153113</text:p>
          </table:table-cell>
          <table:table-cell office:value-type="float" office:value="13.3456" calcext:value-type="float">
            <text:p>13.3456</text:p>
          </table:table-cell>
          <table:table-cell office:value-type="float" office:value="0.045183" calcext:value-type="float">
            <text:p>0.045183</text:p>
          </table:table-cell>
          <table:table-cell office:value-type="float" office:value="4.24568" calcext:value-type="float">
            <text:p>4.24568</text:p>
          </table:table-cell>
          <table:table-cell table:formula="of:=100*[.G352]" office:value-type="float" office:value="15.3113" calcext:value-type="float">
            <text:p>15.3113</text:p>
          </table:table-cell>
          <table:table-cell table:formula="of:=([.F352]-[.C352]*[.C352])/([.A352]*[.A352])" office:value-type="float" office:value="0.0188347205707491" calcext:value-type="float">
            <text:p>0.018834720570749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-1.705" calcext:value-type="float">
            <text:p>-1.705</text:p>
          </table:table-cell>
          <table:table-cell office:value-type="float" office:value="0.125575" calcext:value-type="float">
            <text:p>0.125575</text:p>
          </table:table-cell>
          <table:table-cell office:value-type="float" office:value="0.0309375" calcext:value-type="float">
            <text:p>0.0309375</text:p>
          </table:table-cell>
          <table:table-cell office:value-type="float" office:value="3.0326" calcext:value-type="float">
            <text:p>3.0326</text:p>
          </table:table-cell>
          <table:table-cell office:value-type="float" office:value="0.132769" calcext:value-type="float">
            <text:p>0.132769</text:p>
          </table:table-cell>
          <table:table-cell office:value-type="float" office:value="10.7412" calcext:value-type="float">
            <text:p>10.7412</text:p>
          </table:table-cell>
          <table:table-cell office:value-type="float" office:value="0.035886" calcext:value-type="float">
            <text:p>0.035886</text:p>
          </table:table-cell>
          <table:table-cell office:value-type="float" office:value="4.51203" calcext:value-type="float">
            <text:p>4.51203</text:p>
          </table:table-cell>
          <table:table-cell table:formula="of:=100*[.G353]" office:value-type="float" office:value="13.2769" calcext:value-type="float">
            <text:p>13.2769</text:p>
          </table:table-cell>
          <table:table-cell table:formula="of:=([.F353]-[.C353]*[.C353])/([.A353]*[.A353])" office:value-type="float" office:value="0.0149316290130796" calcext:value-type="float">
            <text:p>0.01493162901308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  <table:table-cell office:value-type="float" office:value="-1.78625" calcext:value-type="float">
            <text:p>-1.78625</text:p>
          </table:table-cell>
          <table:table-cell office:value-type="float" office:value="0.146911" calcext:value-type="float">
            <text:p>0.146911</text:p>
          </table:table-cell>
          <table:table-cell office:value-type="float" office:value="-0.0410938" calcext:value-type="float">
            <text:p>-0.0410938</text:p>
          </table:table-cell>
          <table:table-cell office:value-type="float" office:value="3.3376" calcext:value-type="float">
            <text:p>3.3376</text:p>
          </table:table-cell>
          <table:table-cell office:value-type="float" office:value="0.112709" calcext:value-type="float">
            <text:p>0.112709</text:p>
          </table:table-cell>
          <table:table-cell office:value-type="float" office:value="13.1904" calcext:value-type="float">
            <text:p>13.1904</text:p>
          </table:table-cell>
          <table:table-cell office:value-type="float" office:value="0.0301757" calcext:value-type="float">
            <text:p>0.0301757</text:p>
          </table:table-cell>
          <table:table-cell office:value-type="float" office:value="5.47147" calcext:value-type="float">
            <text:p>5.47147</text:p>
          </table:table-cell>
          <table:table-cell table:formula="of:=100*[.G354]" office:value-type="float" office:value="11.2709" calcext:value-type="float">
            <text:p>11.2709</text:p>
          </table:table-cell>
          <table:table-cell table:formula="of:=([.F354]-[.C354]*[.C354])/([.A354]*[.A354])" office:value-type="float" office:value="0.0174686013674197" calcext:value-type="float">
            <text:p>0.01746860136742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" calcext:value-type="float">
            <text:p>8</text:p>
          </table:table-cell>
          <table:table-cell office:value-type="float" office:value="-1.74219" calcext:value-type="float">
            <text:p>-1.74219</text:p>
          </table:table-cell>
          <table:table-cell office:value-type="float" office:value="0.204708" calcext:value-type="float">
            <text:p>0.204708</text:p>
          </table:table-cell>
          <table:table-cell office:value-type="float" office:value="-0.0300781" calcext:value-type="float">
            <text:p>-0.0300781</text:p>
          </table:table-cell>
          <table:table-cell office:value-type="float" office:value="3.23993" calcext:value-type="float">
            <text:p>3.23993</text:p>
          </table:table-cell>
          <table:table-cell office:value-type="float" office:value="0.144639" calcext:value-type="float">
            <text:p>0.144639</text:p>
          </table:table-cell>
          <table:table-cell office:value-type="float" office:value="13.4828" calcext:value-type="float">
            <text:p>13.4828</text:p>
          </table:table-cell>
          <table:table-cell office:value-type="float" office:value="0.0483915" calcext:value-type="float">
            <text:p>0.0483915</text:p>
          </table:table-cell>
          <table:table-cell office:value-type="float" office:value="4.82742" calcext:value-type="float">
            <text:p>4.82742</text:p>
          </table:table-cell>
          <table:table-cell table:formula="of:=100*[.G355]" office:value-type="float" office:value="14.4639" calcext:value-type="float">
            <text:p>14.4639</text:p>
          </table:table-cell>
          <table:table-cell table:formula="of:=([.F355]-[.C355]*[.C355])/([.A355]*[.A355])" office:value-type="float" office:value="0.024340547431629" calcext:value-type="float">
            <text:p>0.024340547431629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" calcext:value-type="float">
            <text:p>9</text:p>
          </table:table-cell>
          <table:table-cell office:value-type="float" office:value="-1.76797" calcext:value-type="float">
            <text:p>-1.76797</text:p>
          </table:table-cell>
          <table:table-cell office:value-type="float" office:value="0.208149" calcext:value-type="float">
            <text:p>0.208149</text:p>
          </table:table-cell>
          <table:table-cell office:value-type="float" office:value="0.0230078" calcext:value-type="float">
            <text:p>0.0230078</text:p>
          </table:table-cell>
          <table:table-cell office:value-type="float" office:value="3.33386" calcext:value-type="float">
            <text:p>3.33386</text:p>
          </table:table-cell>
          <table:table-cell office:value-type="float" office:value="0.15358" calcext:value-type="float">
            <text:p>0.15358</text:p>
          </table:table-cell>
          <table:table-cell office:value-type="float" office:value="14.2743" calcext:value-type="float">
            <text:p>14.2743</text:p>
          </table:table-cell>
          <table:table-cell office:value-type="float" office:value="0.0539281" calcext:value-type="float">
            <text:p>0.0539281</text:p>
          </table:table-cell>
          <table:table-cell office:value-type="float" office:value="3.87036" calcext:value-type="float">
            <text:p>3.87036</text:p>
          </table:table-cell>
          <table:table-cell table:formula="of:=100*[.G356]" office:value-type="float" office:value="15.358" calcext:value-type="float">
            <text:p>15.358</text:p>
          </table:table-cell>
          <table:table-cell table:formula="of:=([.F356]-[.C356]*[.C356])/([.A356]*[.A356])" office:value-type="float" office:value="0.0247493554221165" calcext:value-type="float">
            <text:p>0.02474935542211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2544" calcext:value-type="float">
            <text:p>1.2544</text:p>
          </table:table-cell>
          <table:table-cell office:value-type="float" office:value="0.16" calcext:value-type="float">
            <text:p>0.16</text:p>
          </table:table-cell>
          <table:table-cell office:value-type="float" office:value="1.57352" calcext:value-type="float">
            <text:p>1.5735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418885" calcext:value-type="float">
            <text:p>0.418885</text:p>
          </table:table-cell>
          <table:table-cell table:formula="of:=100*[.G359]" office:value-type="float" office:value="16" calcext:value-type="float">
            <text:p>16</text:p>
          </table:table-cell>
          <table:table-cell table:formula="of:=([.F359]-[.C359]*[.C359])/([.A359]*[.A359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" calcext:value-type="float">
            <text:p>0.12</text:p>
          </table:table-cell>
          <table:table-cell office:value-type="float" office:value="1.0144" calcext:value-type="float">
            <text:p>1.0144</text:p>
          </table:table-cell>
          <table:table-cell office:value-type="float" office:value="0.0148" calcext:value-type="float">
            <text:p>0.0148</text:p>
          </table:table-cell>
          <table:table-cell office:value-type="float" office:value="1.08661" calcext:value-type="float">
            <text:p>1.08661</text:p>
          </table:table-cell>
          <table:table-cell office:value-type="float" office:value="0.00024208" calcext:value-type="float">
            <text:p>0.00024208</text:p>
          </table:table-cell>
          <table:table-cell office:value-type="float" office:value="0.504458" calcext:value-type="float">
            <text:p>0.504458</text:p>
          </table:table-cell>
          <table:table-cell table:formula="of:=100*[.G360]" office:value-type="float" office:value="1.48" calcext:value-type="float">
            <text:p>1.48</text:p>
          </table:table-cell>
          <table:table-cell table:formula="of:=([.F360]-[.C360]*[.C360])/([.A360]*[.A360])" office:value-type="float" office:value="0.0016" calcext:value-type="float">
            <text:p>0.0016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95" calcext:value-type="float">
            <text:p>0.095</text:p>
          </table:table-cell>
          <table:table-cell office:value-type="float" office:value="1.7296" calcext:value-type="float">
            <text:p>1.7296</text:p>
          </table:table-cell>
          <table:table-cell office:value-type="float" office:value="0.0205" calcext:value-type="float">
            <text:p>0.0205</text:p>
          </table:table-cell>
          <table:table-cell office:value-type="float" office:value="3.27304" calcext:value-type="float">
            <text:p>3.27304</text:p>
          </table:table-cell>
          <table:table-cell office:value-type="float" office:value="0.00080068" calcext:value-type="float">
            <text:p>0.00080068</text:p>
          </table:table-cell>
          <table:table-cell office:value-type="float" office:value="1.88034" calcext:value-type="float">
            <text:p>1.88034</text:p>
          </table:table-cell>
          <table:table-cell table:formula="of:=100*[.G361]" office:value-type="float" office:value="2.05" calcext:value-type="float">
            <text:p>2.05</text:p>
          </table:table-cell>
          <table:table-cell table:formula="of:=([.F361]-[.C361]*[.C361])/([.A361]*[.A361])" office:value-type="float" office:value="0.00439999999999998" calcext:value-type="float">
            <text:p>0.0044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2725" calcext:value-type="float">
            <text:p>0.2725</text:p>
          </table:table-cell>
          <table:table-cell office:value-type="float" office:value="3.0656" calcext:value-type="float">
            <text:p>3.0656</text:p>
          </table:table-cell>
          <table:table-cell office:value-type="float" office:value="0.14825" calcext:value-type="float">
            <text:p>0.14825</text:p>
          </table:table-cell>
          <table:table-cell office:value-type="float" office:value="11.4276" calcext:value-type="float">
            <text:p>11.4276</text:p>
          </table:table-cell>
          <table:table-cell office:value-type="float" office:value="0.0479076" calcext:value-type="float">
            <text:p>0.0479076</text:p>
          </table:table-cell>
          <table:table-cell office:value-type="float" office:value="3.35595" calcext:value-type="float">
            <text:p>3.35595</text:p>
          </table:table-cell>
          <table:table-cell table:formula="of:=100*[.G362]" office:value-type="float" office:value="14.825" calcext:value-type="float">
            <text:p>14.825</text:p>
          </table:table-cell>
          <table:table-cell table:formula="of:=([.F362]-[.C362]*[.C362])/([.A362]*[.A362])" office:value-type="float" office:value="0.019511111111111" calcext:value-type="float">
            <text:p>0.01951111111111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.42" calcext:value-type="float">
            <text:p>-1.42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2225" calcext:value-type="float">
            <text:p>0.2225</text:p>
          </table:table-cell>
          <table:table-cell office:value-type="float" office:value="2.1296" calcext:value-type="float">
            <text:p>2.1296</text:p>
          </table:table-cell>
          <table:table-cell office:value-type="float" office:value="0.0847" calcext:value-type="float">
            <text:p>0.0847</text:p>
          </table:table-cell>
          <table:table-cell office:value-type="float" office:value="5.60556" calcext:value-type="float">
            <text:p>5.60556</text:p>
          </table:table-cell>
          <table:table-cell office:value-type="float" office:value="0.0168316" calcext:value-type="float">
            <text:p>0.0168316</text:p>
          </table:table-cell>
          <table:table-cell office:value-type="float" office:value="4.5611" calcext:value-type="float">
            <text:p>4.5611</text:p>
          </table:table-cell>
          <table:table-cell table:formula="of:=100*[.G363]" office:value-type="float" office:value="8.47" calcext:value-type="float">
            <text:p>8.47</text:p>
          </table:table-cell>
          <table:table-cell table:formula="of:=([.F363]-[.C363]*[.C363])/([.A363]*[.A363])" office:value-type="float" office:value="0.0125777777777778" calcext:value-type="float">
            <text:p>0.012577777777778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.6025" calcext:value-type="float">
            <text:p>-1.6025</text:p>
          </table:table-cell>
          <table:table-cell office:value-type="float" office:value="0.118594" calcext:value-type="float">
            <text:p>0.118594</text:p>
          </table:table-cell>
          <table:table-cell office:value-type="float" office:value="-0.083125" calcext:value-type="float">
            <text:p>-0.083125</text:p>
          </table:table-cell>
          <table:table-cell office:value-type="float" office:value="2.6866" calcext:value-type="float">
            <text:p>2.6866</text:p>
          </table:table-cell>
          <table:table-cell office:value-type="float" office:value="0.0563625" calcext:value-type="float">
            <text:p>0.0563625</text:p>
          </table:table-cell>
          <table:table-cell office:value-type="float" office:value="8.31622" calcext:value-type="float">
            <text:p>8.31622</text:p>
          </table:table-cell>
          <table:table-cell office:value-type="float" office:value="0.00819016" calcext:value-type="float">
            <text:p>0.00819016</text:p>
          </table:table-cell>
          <table:table-cell office:value-type="float" office:value="6.25718" calcext:value-type="float">
            <text:p>6.25718</text:p>
          </table:table-cell>
          <table:table-cell table:formula="of:=100*[.G364]" office:value-type="float" office:value="5.63625" calcext:value-type="float">
            <text:p>5.63625</text:p>
          </table:table-cell>
          <table:table-cell table:formula="of:=([.F364]-[.C364]*[.C364])/([.A364]*[.A364])" office:value-type="float" office:value="0.0131770833333333" calcext:value-type="float">
            <text:p>0.01317708333333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.57875" calcext:value-type="float">
            <text:p>-1.57875</text:p>
          </table:table-cell>
          <table:table-cell office:value-type="float" office:value="0.111648" calcext:value-type="float">
            <text:p>0.111648</text:p>
          </table:table-cell>
          <table:table-cell office:value-type="float" office:value="-0.0434375" calcext:value-type="float">
            <text:p>-0.0434375</text:p>
          </table:table-cell>
          <table:table-cell office:value-type="float" office:value="2.6041" calcext:value-type="float">
            <text:p>2.6041</text:p>
          </table:table-cell>
          <table:table-cell office:value-type="float" office:value="0.0897562" calcext:value-type="float">
            <text:p>0.0897562</text:p>
          </table:table-cell>
          <table:table-cell office:value-type="float" office:value="8.01553" calcext:value-type="float">
            <text:p>8.01553</text:p>
          </table:table-cell>
          <table:table-cell office:value-type="float" office:value="0.0148586" calcext:value-type="float">
            <text:p>0.0148586</text:p>
          </table:table-cell>
          <table:table-cell office:value-type="float" office:value="4.09614" calcext:value-type="float">
            <text:p>4.09614</text:p>
          </table:table-cell>
          <table:table-cell table:formula="of:=100*[.G365]" office:value-type="float" office:value="8.97562" calcext:value-type="float">
            <text:p>8.97562</text:p>
          </table:table-cell>
          <table:table-cell table:formula="of:=([.F365]-[.C365]*[.C365])/([.A365]*[.A365])" office:value-type="float" office:value="0.0124053819444444" calcext:value-type="float">
            <text:p>0.012405381944444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.57125" calcext:value-type="float">
            <text:p>-1.57125</text:p>
          </table:table-cell>
          <table:table-cell office:value-type="float" office:value="0.171573" calcext:value-type="float">
            <text:p>0.171573</text:p>
          </table:table-cell>
          <table:table-cell office:value-type="float" office:value="0.0240625" calcext:value-type="float">
            <text:p>0.0240625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0965938" calcext:value-type="float">
            <text:p>0.0965938</text:p>
          </table:table-cell>
          <table:table-cell office:value-type="float" office:value="8.67104" calcext:value-type="float">
            <text:p>8.67104</text:p>
          </table:table-cell>
          <table:table-cell office:value-type="float" office:value="0.0214281" calcext:value-type="float">
            <text:p>0.0214281</text:p>
          </table:table-cell>
          <table:table-cell office:value-type="float" office:value="4.3048" calcext:value-type="float">
            <text:p>4.3048</text:p>
          </table:table-cell>
          <table:table-cell table:formula="of:=100*[.G366]" office:value-type="float" office:value="9.65938" calcext:value-type="float">
            <text:p>9.65938</text:p>
          </table:table-cell>
          <table:table-cell table:formula="of:=([.F366]-[.C366]*[.C366])/([.A366]*[.A366])" office:value-type="float" office:value="0.0190637152777778" calcext:value-type="float">
            <text:p>0.01906371527777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1" calcext:value-type="float">
            <text:p>0.01</text:p>
          </table:table-cell>
          <table:table-cell office:value-type="float" office:value="0.0104858" calcext:value-type="float">
            <text:p>0.010485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08859" calcext:value-type="float">
            <text:p>2.08859</text:p>
          </table:table-cell>
          <table:table-cell table:formula="of:=100*[.G369]" office:value-type="float" office:value="1" calcext:value-type="float">
            <text:p>1</text:p>
          </table:table-cell>
          <table:table-cell table:formula="of:=([.F369]-[.C369]*[.C369])/([.A369]*[.A369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-1.04" calcext:value-type="float">
            <text:p>-1.0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.0816" calcext:value-type="float">
            <text:p>1.0816</text:p>
          </table:table-cell>
          <table:table-cell office:value-type="float" office:value="0.0144" calcext:value-type="float">
            <text:p>0.0144</text:p>
          </table:table-cell>
          <table:table-cell office:value-type="float" office:value="1.16986" calcext:value-type="float">
            <text:p>1.16986</text:p>
          </table:table-cell>
          <table:table-cell office:value-type="float" office:value="0.00020736" calcext:value-type="float">
            <text:p>0.00020736</text:p>
          </table:table-cell>
          <table:table-cell office:value-type="float" office:value="7.18827" calcext:value-type="float">
            <text:p>7.18827</text:p>
          </table:table-cell>
          <table:table-cell table:formula="of:=100*[.G370]" office:value-type="float" office:value="1.44" calcext:value-type="float">
            <text:p>1.44</text:p>
          </table:table-cell>
          <table:table-cell table:formula="of:=([.F370]-[.C370]*[.C370])/([.A370]*[.A370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-1.62" calcext:value-type="float">
            <text:p>-1.62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18" calcext:value-type="float">
            <text:p>0.18</text:p>
          </table:table-cell>
          <table:table-cell office:value-type="float" office:value="2.6608" calcext:value-type="float">
            <text:p>2.6608</text:p>
          </table:table-cell>
          <table:table-cell office:value-type="float" office:value="0.0706" calcext:value-type="float">
            <text:p>0.0706</text:p>
          </table:table-cell>
          <table:table-cell office:value-type="float" office:value="7.4541" calcext:value-type="float">
            <text:p>7.4541</text:p>
          </table:table-cell>
          <table:table-cell office:value-type="float" office:value="0.00907144" calcext:value-type="float">
            <text:p>0.00907144</text:p>
          </table:table-cell>
          <table:table-cell office:value-type="float" office:value="3.30902" calcext:value-type="float">
            <text:p>3.30902</text:p>
          </table:table-cell>
          <table:table-cell table:formula="of:=100*[.G371]" office:value-type="float" office:value="7.06" calcext:value-type="float">
            <text:p>7.06</text:p>
          </table:table-cell>
          <table:table-cell table:formula="of:=([.F371]-[.C371]*[.C371])/([.A371]*[.A371])" office:value-type="float" office:value="0.00297142857142853" calcext:value-type="float">
            <text:p>0.002971428571429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-1.03" calcext:value-type="float">
            <text:p>-1.03</text:p>
          </table:table-cell>
          <table:table-cell office:value-type="float" office:value="0.1287" calcext:value-type="float">
            <text:p>0.1287</text:p>
          </table:table-cell>
          <table:table-cell office:value-type="float" office:value="-0.1375" calcext:value-type="float">
            <text:p>-0.1375</text:p>
          </table:table-cell>
          <table:table-cell office:value-type="float" office:value="1.1896" calcext:value-type="float">
            <text:p>1.1896</text:p>
          </table:table-cell>
          <table:table-cell office:value-type="float" office:value="0.08245" calcext:value-type="float">
            <text:p>0.08245</text:p>
          </table:table-cell>
          <table:table-cell office:value-type="float" office:value="2.16999" calcext:value-type="float">
            <text:p>2.16999</text:p>
          </table:table-cell>
          <table:table-cell office:value-type="float" office:value="0.0107924" calcext:value-type="float">
            <text:p>0.0107924</text:p>
          </table:table-cell>
          <table:table-cell office:value-type="float" office:value="2.3752" calcext:value-type="float">
            <text:p>2.3752</text:p>
          </table:table-cell>
          <table:table-cell table:formula="of:=100*[.G372]" office:value-type="float" office:value="8.245" calcext:value-type="float">
            <text:p>8.245</text:p>
          </table:table-cell>
          <table:table-cell table:formula="of:=([.F372]-[.C372]*[.C372])/([.A372]*[.A372])" office:value-type="float" office:value="0.0105061224489796" calcext:value-type="float">
            <text:p>0.01050612244898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-1.105" calcext:value-type="float">
            <text:p>-1.105</text:p>
          </table:table-cell>
          <table:table-cell office:value-type="float" office:value="0.108175" calcext:value-type="float">
            <text:p>0.108175</text:p>
          </table:table-cell>
          <table:table-cell office:value-type="float" office:value="0.025" calcext:value-type="float">
            <text:p>0.025</text:p>
          </table:table-cell>
          <table:table-cell office:value-type="float" office:value="1.3292" calcext:value-type="float">
            <text:p>1.3292</text:p>
          </table:table-cell>
          <table:table-cell office:value-type="float" office:value="0.0425" calcext:value-type="float">
            <text:p>0.0425</text:p>
          </table:table-cell>
          <table:table-cell office:value-type="float" office:value="2.38" calcext:value-type="float">
            <text:p>2.38</text:p>
          </table:table-cell>
          <table:table-cell office:value-type="float" office:value="0.00325688" calcext:value-type="float">
            <text:p>0.00325688</text:p>
          </table:table-cell>
          <table:table-cell office:value-type="float" office:value="2.46339" calcext:value-type="float">
            <text:p>2.46339</text:p>
          </table:table-cell>
          <table:table-cell table:formula="of:=100*[.G373]" office:value-type="float" office:value="4.25" calcext:value-type="float">
            <text:p>4.25</text:p>
          </table:table-cell>
          <table:table-cell table:formula="of:=([.F373]-[.C373]*[.C373])/([.A373]*[.A373])" office:value-type="float" office:value="0.00883061224489795" calcext:value-type="float">
            <text:p>0.008830612244898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-1.355" calcext:value-type="float">
            <text:p>-1.355</text:p>
          </table:table-cell>
          <table:table-cell office:value-type="float" office:value="0.122375" calcext:value-type="float">
            <text:p>0.122375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1.9584" calcext:value-type="float">
            <text:p>1.9584</text:p>
          </table:table-cell>
          <table:table-cell office:value-type="float" office:value="0.051325" calcext:value-type="float">
            <text:p>0.051325</text:p>
          </table:table-cell>
          <table:table-cell office:value-type="float" office:value="4.82789" calcext:value-type="float">
            <text:p>4.82789</text:p>
          </table:table-cell>
          <table:table-cell office:value-type="float" office:value="0.00577321" calcext:value-type="float">
            <text:p>0.00577321</text:p>
          </table:table-cell>
          <table:table-cell office:value-type="float" office:value="3.20177" calcext:value-type="float">
            <text:p>3.20177</text:p>
          </table:table-cell>
          <table:table-cell table:formula="of:=100*[.G374]" office:value-type="float" office:value="5.1325" calcext:value-type="float">
            <text:p>5.1325</text:p>
          </table:table-cell>
          <table:table-cell table:formula="of:=([.F374]-[.C374]*[.C374])/([.A374]*[.A374])" office:value-type="float" office:value="0.00998979591836736" calcext:value-type="float">
            <text:p>0.009989795918367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-1.265" calcext:value-type="float">
            <text:p>-1.265</text:p>
          </table:table-cell>
          <table:table-cell office:value-type="float" office:value="0.131375" calcext:value-type="float">
            <text:p>0.131375</text:p>
          </table:table-cell>
          <table:table-cell office:value-type="float" office:value="-0.008125" calcext:value-type="float">
            <text:p>-0.008125</text:p>
          </table:table-cell>
          <table:table-cell office:value-type="float" office:value="1.7316" calcext:value-type="float">
            <text:p>1.7316</text:p>
          </table:table-cell>
          <table:table-cell office:value-type="float" office:value="0.073425" calcext:value-type="float">
            <text:p>0.073425</text:p>
          </table:table-cell>
          <table:table-cell office:value-type="float" office:value="4.09951" calcext:value-type="float">
            <text:p>4.09951</text:p>
          </table:table-cell>
          <table:table-cell office:value-type="float" office:value="0.0152199" calcext:value-type="float">
            <text:p>0.0152199</text:p>
          </table:table-cell>
          <table:table-cell office:value-type="float" office:value="3.18487" calcext:value-type="float">
            <text:p>3.18487</text:p>
          </table:table-cell>
          <table:table-cell table:formula="of:=100*[.G375]" office:value-type="float" office:value="7.3425" calcext:value-type="float">
            <text:p>7.3425</text:p>
          </table:table-cell>
          <table:table-cell table:formula="of:=([.F375]-[.C375]*[.C375])/([.A375]*[.A375])" office:value-type="float" office:value="0.0107244897959184" calcext:value-type="float">
            <text:p>0.010724489795918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-1.31813" calcext:value-type="float">
            <text:p>-1.31813</text:p>
          </table:table-cell>
          <table:table-cell office:value-type="float" office:value="0.100096" calcext:value-type="float">
            <text:p>0.100096</text:p>
          </table:table-cell>
          <table:table-cell office:value-type="float" office:value="-0.0298438" calcext:value-type="float">
            <text:p>-0.0298438</text:p>
          </table:table-cell>
          <table:table-cell office:value-type="float" office:value="1.83755" calcext:value-type="float">
            <text:p>1.83755</text:p>
          </table:table-cell>
          <table:table-cell office:value-type="float" office:value="0.0615281" calcext:value-type="float">
            <text:p>0.0615281</text:p>
          </table:table-cell>
          <table:table-cell office:value-type="float" office:value="4.11786" calcext:value-type="float">
            <text:p>4.11786</text:p>
          </table:table-cell>
          <table:table-cell office:value-type="float" office:value="0.0101993" calcext:value-type="float">
            <text:p>0.0101993</text:p>
          </table:table-cell>
          <table:table-cell office:value-type="float" office:value="3.41486" calcext:value-type="float">
            <text:p>3.41486</text:p>
          </table:table-cell>
          <table:table-cell table:formula="of:=100*[.G376]" office:value-type="float" office:value="6.15281" calcext:value-type="float">
            <text:p>6.15281</text:p>
          </table:table-cell>
          <table:table-cell table:formula="of:=([.F376]-[.C376]*[.C376])/([.A376]*[.A376])" office:value-type="float" office:value="0.00817006555918367" calcext:value-type="float">
            <text:p>0.008170065559184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-1.30875" calcext:value-type="float">
            <text:p>-1.30875</text:p>
          </table:table-cell>
          <table:table-cell office:value-type="float" office:value="0.113823" calcext:value-type="float">
            <text:p>0.113823</text:p>
          </table:table-cell>
          <table:table-cell office:value-type="float" office:value="0.0123437" calcext:value-type="float">
            <text:p>0.0123437</text:p>
          </table:table-cell>
          <table:table-cell office:value-type="float" office:value="1.82665" calcext:value-type="float">
            <text:p>1.82665</text:p>
          </table:table-cell>
          <table:table-cell office:value-type="float" office:value="0.0543281" calcext:value-type="float">
            <text:p>0.0543281</text:p>
          </table:table-cell>
          <table:table-cell office:value-type="float" office:value="4.1597" calcext:value-type="float">
            <text:p>4.1597</text:p>
          </table:table-cell>
          <table:table-cell office:value-type="float" office:value="0.00731405" calcext:value-type="float">
            <text:p>0.00731405</text:p>
          </table:table-cell>
          <table:table-cell office:value-type="float" office:value="3.48593" calcext:value-type="float">
            <text:p>3.48593</text:p>
          </table:table-cell>
          <table:table-cell table:formula="of:=100*[.G377]" office:value-type="float" office:value="5.43281" calcext:value-type="float">
            <text:p>5.43281</text:p>
          </table:table-cell>
          <table:table-cell table:formula="of:=([.F377]-[.C377]*[.C377])/([.A377]*[.A377])" office:value-type="float" office:value="0.00929170918367345" calcext:value-type="float">
            <text:p>0.009291709183673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-1.29828" calcext:value-type="float">
            <text:p>-1.29828</text:p>
          </table:table-cell>
          <table:table-cell office:value-type="float" office:value="0.122678" calcext:value-type="float">
            <text:p>0.122678</text:p>
          </table:table-cell>
          <table:table-cell office:value-type="float" office:value="-0.00445313" calcext:value-type="float">
            <text:p>-0.00445313</text:p>
          </table:table-cell>
          <table:table-cell office:value-type="float" office:value="1.80821" calcext:value-type="float">
            <text:p>1.80821</text:p>
          </table:table-cell>
          <table:table-cell office:value-type="float" office:value="0.0511656" calcext:value-type="float">
            <text:p>0.0511656</text:p>
          </table:table-cell>
          <table:table-cell office:value-type="float" office:value="4.12349" calcext:value-type="float">
            <text:p>4.12349</text:p>
          </table:table-cell>
          <table:table-cell office:value-type="float" office:value="0.00732631" calcext:value-type="float">
            <text:p>0.00732631</text:p>
          </table:table-cell>
          <table:table-cell office:value-type="float" office:value="3.57694" calcext:value-type="float">
            <text:p>3.57694</text:p>
          </table:table-cell>
          <table:table-cell table:formula="of:=100*[.G378]" office:value-type="float" office:value="5.11656" calcext:value-type="float">
            <text:p>5.11656</text:p>
          </table:table-cell>
          <table:table-cell table:formula="of:=([.F378]-[.C378]*[.C378])/([.A378]*[.A378])" office:value-type="float" office:value="0.0100146156408163" calcext:value-type="float">
            <text:p>0.0100146156408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268739" calcext:value-type="float">
            <text:p>0.268739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0.158622" calcext:value-type="float">
            <text:p>0.158622</text:p>
          </table:table-cell>
          <table:table-cell table:formula="of:=100*[.G381]" office:value-type="float" office:value="0.16" calcext:value-type="float">
            <text:p>0.16</text:p>
          </table:table-cell>
          <table:table-cell table:formula="of:=([.F381]-[.C381]*[.C381])/([.A381]*[.A381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1.44" calcext:value-type="float">
            <text:p>1.44</text:p>
          </table:table-cell>
          <table:table-cell office:value-type="float" office:value="0.0106" calcext:value-type="float">
            <text:p>0.0106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00019336" calcext:value-type="float">
            <text:p>0.00019336</text:p>
          </table:table-cell>
          <table:table-cell office:value-type="float" office:value="3.50344" calcext:value-type="float">
            <text:p>3.50344</text:p>
          </table:table-cell>
          <table:table-cell table:formula="of:=100*[.G382]" office:value-type="float" office:value="1.06" calcext:value-type="float">
            <text:p>1.06</text:p>
          </table:table-cell>
          <table:table-cell table:formula="of:=([.F382]-[.C382]*[.C382])/([.A382]*[.A38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72" calcext:value-type="float">
            <text:p>-0.72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6" calcext:value-type="float">
            <text:p>0.06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023" calcext:value-type="float">
            <text:p>0.023</text:p>
          </table:table-cell>
          <table:table-cell office:value-type="float" office:value="0.408822" calcext:value-type="float">
            <text:p>0.408822</text:p>
          </table:table-cell>
          <table:table-cell office:value-type="float" office:value="0.00097736" calcext:value-type="float">
            <text:p>0.00097736</text:p>
          </table:table-cell>
          <table:table-cell office:value-type="float" office:value="2.26361" calcext:value-type="float">
            <text:p>2.26361</text:p>
          </table:table-cell>
          <table:table-cell table:formula="of:=100*[.G383]" office:value-type="float" office:value="2.3" calcext:value-type="float">
            <text:p>2.3</text:p>
          </table:table-cell>
          <table:table-cell table:formula="of:=([.F383]-[.C383]*[.C383])/([.A383]*[.A383])" office:value-type="float" office:value="0.00240000000000001" calcext:value-type="float">
            <text:p>0.002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.14" calcext:value-type="float">
            <text:p>-1.14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375" calcext:value-type="float">
            <text:p>0.0375</text:p>
          </table:table-cell>
          <table:table-cell office:value-type="float" office:value="1.376" calcext:value-type="float">
            <text:p>1.376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2.31238" calcext:value-type="float">
            <text:p>2.31238</text:p>
          </table:table-cell>
          <table:table-cell office:value-type="float" office:value="0.00167654" calcext:value-type="float">
            <text:p>0.00167654</text:p>
          </table:table-cell>
          <table:table-cell office:value-type="float" office:value="5.24478" calcext:value-type="float">
            <text:p>5.24478</text:p>
          </table:table-cell>
          <table:table-cell table:formula="of:=100*[.G384]" office:value-type="float" office:value="2.555" calcext:value-type="float">
            <text:p>2.555</text:p>
          </table:table-cell>
          <table:table-cell table:formula="of:=([.F384]-[.C384]*[.C384])/([.A384]*[.A384])" office:value-type="float" office:value="0.00477499999999997" calcext:value-type="float">
            <text:p>0.004775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1.225" calcext:value-type="float">
            <text:p>-1.225</text:p>
          </table:table-cell>
          <table:table-cell office:value-type="float" office:value="0.148575" calcext:value-type="float">
            <text:p>0.148575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1.6492" calcext:value-type="float">
            <text:p>1.6492</text:p>
          </table:table-cell>
          <table:table-cell office:value-type="float" office:value="0.046075" calcext:value-type="float">
            <text:p>0.046075</text:p>
          </table:table-cell>
          <table:table-cell office:value-type="float" office:value="3.63207" calcext:value-type="float">
            <text:p>3.63207</text:p>
          </table:table-cell>
          <table:table-cell office:value-type="float" office:value="0.00454723" calcext:value-type="float">
            <text:p>0.00454723</text:p>
          </table:table-cell>
          <table:table-cell office:value-type="float" office:value="2.94762" calcext:value-type="float">
            <text:p>2.94762</text:p>
          </table:table-cell>
          <table:table-cell table:formula="of:=100*[.G385]" office:value-type="float" office:value="4.6075" calcext:value-type="float">
            <text:p>4.6075</text:p>
          </table:table-cell>
          <table:table-cell table:formula="of:=([.F385]-[.C385]*[.C385])/([.A385]*[.A385])" office:value-type="float" office:value="0.00928593749999998" calcext:value-type="float">
            <text:p>0.00928593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.0625" calcext:value-type="float">
            <text:p>-1.0625</text:p>
          </table:table-cell>
          <table:table-cell office:value-type="float" office:value="0.116494" calcext:value-type="float">
            <text:p>0.116494</text:p>
          </table:table-cell>
          <table:table-cell office:value-type="float" office:value="0.0225" calcext:value-type="float">
            <text:p>0.0225</text:p>
          </table:table-cell>
          <table:table-cell office:value-type="float" office:value="1.2454" calcext:value-type="float">
            <text:p>1.2454</text:p>
          </table:table-cell>
          <table:table-cell office:value-type="float" office:value="0.044675" calcext:value-type="float">
            <text:p>0.044675</text:p>
          </table:table-cell>
          <table:table-cell office:value-type="float" office:value="2.13422" calcext:value-type="float">
            <text:p>2.13422</text:p>
          </table:table-cell>
          <table:table-cell office:value-type="float" office:value="0.00352073" calcext:value-type="float">
            <text:p>0.00352073</text:p>
          </table:table-cell>
          <table:table-cell office:value-type="float" office:value="3.07424" calcext:value-type="float">
            <text:p>3.07424</text:p>
          </table:table-cell>
          <table:table-cell table:formula="of:=100*[.G386]" office:value-type="float" office:value="4.4675" calcext:value-type="float">
            <text:p>4.4675</text:p>
          </table:table-cell>
          <table:table-cell table:formula="of:=([.F386]-[.C386]*[.C386])/([.A386]*[.A386])" office:value-type="float" office:value="0.007280859375" calcext:value-type="float">
            <text:p>0.0072808593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.14" calcext:value-type="float">
            <text:p>-1.14</text:p>
          </table:table-cell>
          <table:table-cell office:value-type="float" office:value="0.0864" calcext:value-type="float">
            <text:p>0.0864</text:p>
          </table:table-cell>
          <table:table-cell office:value-type="float" office:value="-0.015" calcext:value-type="float">
            <text:p>-0.015</text:p>
          </table:table-cell>
          <table:table-cell office:value-type="float" office:value="1.386" calcext:value-type="float">
            <text:p>1.386</text:p>
          </table:table-cell>
          <table:table-cell office:value-type="float" office:value="0.05685" calcext:value-type="float">
            <text:p>0.05685</text:p>
          </table:table-cell>
          <table:table-cell office:value-type="float" office:value="2.44162" calcext:value-type="float">
            <text:p>2.44162</text:p>
          </table:table-cell>
          <table:table-cell office:value-type="float" office:value="0.00900063" calcext:value-type="float">
            <text:p>0.00900063</text:p>
          </table:table-cell>
          <table:table-cell office:value-type="float" office:value="2.89395" calcext:value-type="float">
            <text:p>2.89395</text:p>
          </table:table-cell>
          <table:table-cell table:formula="of:=100*[.G387]" office:value-type="float" office:value="5.685" calcext:value-type="float">
            <text:p>5.685</text:p>
          </table:table-cell>
          <table:table-cell table:formula="of:=([.F387]-[.C387]*[.C387])/([.A387]*[.A387])" office:value-type="float" office:value="0.00539999999999999" calcext:value-type="float">
            <text:p>0.005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.10125" calcext:value-type="float">
            <text:p>-1.10125</text:p>
          </table:table-cell>
          <table:table-cell office:value-type="float" office:value="0.0914484" calcext:value-type="float">
            <text:p>0.0914484</text:p>
          </table:table-cell>
          <table:table-cell office:value-type="float" office:value="0.0282812" calcext:value-type="float">
            <text:p>0.0282812</text:p>
          </table:table-cell>
          <table:table-cell office:value-type="float" office:value="1.3042" calcext:value-type="float">
            <text:p>1.3042</text:p>
          </table:table-cell>
          <table:table-cell office:value-type="float" office:value="0.0471844" calcext:value-type="float">
            <text:p>0.0471844</text:p>
          </table:table-cell>
          <table:table-cell office:value-type="float" office:value="2.19749" calcext:value-type="float">
            <text:p>2.19749</text:p>
          </table:table-cell>
          <table:table-cell office:value-type="float" office:value="0.00669086" calcext:value-type="float">
            <text:p>0.00669086</text:p>
          </table:table-cell>
          <table:table-cell office:value-type="float" office:value="3.00955" calcext:value-type="float">
            <text:p>3.00955</text:p>
          </table:table-cell>
          <table:table-cell table:formula="of:=100*[.G388]" office:value-type="float" office:value="4.71844" calcext:value-type="float">
            <text:p>4.71844</text:p>
          </table:table-cell>
          <table:table-cell table:formula="of:=([.F388]-[.C388]*[.C388])/([.A388]*[.A388])" office:value-type="float" office:value="0.00571552734375" calcext:value-type="float">
            <text:p>0.005715527343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.14344" calcext:value-type="float">
            <text:p>-1.14344</text:p>
          </table:table-cell>
          <table:table-cell office:value-type="float" office:value="0.110676" calcext:value-type="float">
            <text:p>0.11067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1.41813" calcext:value-type="float">
            <text:p>1.41813</text:p>
          </table:table-cell>
          <table:table-cell office:value-type="float" office:value="0.0409187" calcext:value-type="float">
            <text:p>0.0409187</text:p>
          </table:table-cell>
          <table:table-cell office:value-type="float" office:value="2.65853" calcext:value-type="float">
            <text:p>2.65853</text:p>
          </table:table-cell>
          <table:table-cell office:value-type="float" office:value="0.00559424" calcext:value-type="float">
            <text:p>0.00559424</text:p>
          </table:table-cell>
          <table:table-cell office:value-type="float" office:value="3.24517" calcext:value-type="float">
            <text:p>3.24517</text:p>
          </table:table-cell>
          <table:table-cell table:formula="of:=100*[.G389]" office:value-type="float" office:value="4.09187" calcext:value-type="float">
            <text:p>4.09187</text:p>
          </table:table-cell>
          <table:table-cell table:formula="of:=([.F389]-[.C389]*[.C389])/([.A389]*[.A389])" office:value-type="float" office:value="0.00691718540000001" calcext:value-type="float">
            <text:p>0.006917185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530842" calcext:value-type="float">
            <text:p>0.0530842</text:p>
          </table:table-cell>
          <table:table-cell office:value-type="float" office:value="0.00065536" calcext:value-type="float">
            <text:p>0.00065536</text:p>
          </table:table-cell>
          <table:table-cell office:value-type="float" office:value="1.34249" calcext:value-type="float">
            <text:p>1.34249</text:p>
          </table:table-cell>
          <table:table-cell table:formula="of:=100*[.G392]" office:value-type="float" office:value="2.56" calcext:value-type="float">
            <text:p>2.56</text:p>
          </table:table-cell>
          <table:table-cell table:formula="of:=([.F392]-[.C392]*[.C392])/([.A392]*[.A39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-0.64" calcext:value-type="float">
            <text:p>-0.6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2" calcext:value-type="float">
            <text:p>0.2</text:p>
          </table:table-cell>
          <table:table-cell office:value-type="float" office:value="0.416" calcext:value-type="float">
            <text:p>0.416</text:p>
          </table:table-cell>
          <table:table-cell office:value-type="float" office:value="0.04" calcext:value-type="float">
            <text:p>0.04</text:p>
          </table:table-cell>
          <table:table-cell office:value-type="float" office:value="0.183542" calcext:value-type="float">
            <text:p>0.18354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76679" calcext:value-type="float">
            <text:p>2.76679</text:p>
          </table:table-cell>
          <table:table-cell table:formula="of:=100*[.G393]" office:value-type="float" office:value="4" calcext:value-type="float">
            <text:p>4</text:p>
          </table:table-cell>
          <table:table-cell table:formula="of:=([.F393]-[.C393]*[.C393])/([.A393]*[.A393])" office:value-type="float" office:value="0.00031604938271605" calcext:value-type="float">
            <text:p>0.000316049382716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0.56" calcext:value-type="float">
            <text:p>-0.56</text:p>
          </table:table-cell>
          <table:table-cell office:value-type="float" office:value="0.0224" calcext:value-type="float">
            <text:p>0.0224</text:p>
          </table:table-cell>
          <table:table-cell office:value-type="float" office:value="-0.11" calcext:value-type="float">
            <text:p>-0.11</text:p>
          </table:table-cell>
          <table:table-cell office:value-type="float" office:value="0.336" calcext:value-type="float">
            <text:p>0.336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46657" calcext:value-type="float">
            <text:p>0.146657</text:p>
          </table:table-cell>
          <table:table-cell office:value-type="float" office:value="0.00123592" calcext:value-type="float">
            <text:p>0.00123592</text:p>
          </table:table-cell>
          <table:table-cell office:value-type="float" office:value="1.43812" calcext:value-type="float">
            <text:p>1.43812</text:p>
          </table:table-cell>
          <table:table-cell table:formula="of:=100*[.G394]" office:value-type="float" office:value="2.62" calcext:value-type="float">
            <text:p>2.62</text:p>
          </table:table-cell>
          <table:table-cell table:formula="of:=([.F394]-[.C394]*[.C394])/([.A394]*[.A394])" office:value-type="float" office:value="0.00110617283950617" calcext:value-type="float">
            <text:p>0.001106172839506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-0.91" calcext:value-type="float">
            <text:p>-0.91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315" calcext:value-type="float">
            <text:p>0.0315</text:p>
          </table:table-cell>
          <table:table-cell office:value-type="float" office:value="1.12797" calcext:value-type="float">
            <text:p>1.12797</text:p>
          </table:table-cell>
          <table:table-cell office:value-type="float" office:value="0.00225636" calcext:value-type="float">
            <text:p>0.00225636</text:p>
          </table:table-cell>
          <table:table-cell office:value-type="float" office:value="2.48616" calcext:value-type="float">
            <text:p>2.48616</text:p>
          </table:table-cell>
          <table:table-cell table:formula="of:=100*[.G395]" office:value-type="float" office:value="3.15" calcext:value-type="float">
            <text:p>3.15</text:p>
          </table:table-cell>
          <table:table-cell table:formula="of:=([.F395]-[.C395]*[.C395])/([.A395]*[.A395])" office:value-type="float" office:value="0.0041037037037037" calcext:value-type="float">
            <text:p>0.004103703703704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-0.82" calcext:value-type="float">
            <text:p>-0.82</text:p>
          </table:table-cell>
          <table:table-cell office:value-type="float" office:value="0.0716" calcext:value-type="float">
            <text:p>0.0716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0.744" calcext:value-type="float">
            <text:p>0.744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0.00107816" calcext:value-type="float">
            <text:p>0.00107816</text:p>
          </table:table-cell>
          <table:table-cell office:value-type="float" office:value="1.70246" calcext:value-type="float">
            <text:p>1.70246</text:p>
          </table:table-cell>
          <table:table-cell table:formula="of:=100*[.G396]" office:value-type="float" office:value="2.42" calcext:value-type="float">
            <text:p>2.42</text:p>
          </table:table-cell>
          <table:table-cell table:formula="of:=([.F396]-[.C396]*[.C396])/([.A396]*[.A396])" office:value-type="float" office:value="0.0035358024691358" calcext:value-type="float">
            <text:p>0.003535802469136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-0.855" calcext:value-type="float">
            <text:p>-0.855</text:p>
          </table:table-cell>
          <table:table-cell office:value-type="float" office:value="0.051775" calcext:value-type="float">
            <text:p>0.051775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0242625" calcext:value-type="float">
            <text:p>0.0242625</text:p>
          </table:table-cell>
          <table:table-cell office:value-type="float" office:value="0.769923" calcext:value-type="float">
            <text:p>0.769923</text:p>
          </table:table-cell>
          <table:table-cell office:value-type="float" office:value="0.00188848" calcext:value-type="float">
            <text:p>0.00188848</text:p>
          </table:table-cell>
          <table:table-cell office:value-type="float" office:value="2.25942" calcext:value-type="float">
            <text:p>2.25942</text:p>
          </table:table-cell>
          <table:table-cell table:formula="of:=100*[.G397]" office:value-type="float" office:value="2.42625" calcext:value-type="float">
            <text:p>2.42625</text:p>
          </table:table-cell>
          <table:table-cell table:formula="of:=([.F397]-[.C397]*[.C397])/([.A397]*[.A397])" office:value-type="float" office:value="0.0025567901234568" calcext:value-type="float">
            <text:p>0.002556790123457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-0.94125" calcext:value-type="float">
            <text:p>-0.94125</text:p>
          </table:table-cell>
          <table:table-cell office:value-type="float" office:value="0.103148" calcext:value-type="float">
            <text:p>0.103148</text:p>
          </table:table-cell>
          <table:table-cell office:value-type="float" office:value="-0.0296875" calcext:value-type="float">
            <text:p>-0.0296875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0371563" calcext:value-type="float">
            <text:p>0.0371563</text:p>
          </table:table-cell>
          <table:table-cell office:value-type="float" office:value="1.37684" calcext:value-type="float">
            <text:p>1.37684</text:p>
          </table:table-cell>
          <table:table-cell office:value-type="float" office:value="0.00338737" calcext:value-type="float">
            <text:p>0.00338737</text:p>
          </table:table-cell>
          <table:table-cell office:value-type="float" office:value="2.33277" calcext:value-type="float">
            <text:p>2.33277</text:p>
          </table:table-cell>
          <table:table-cell table:formula="of:=100*[.G398]" office:value-type="float" office:value="3.71563" calcext:value-type="float">
            <text:p>3.71563</text:p>
          </table:table-cell>
          <table:table-cell table:formula="of:=([.F398]-[.C398]*[.C398])/([.A398]*[.A398])" office:value-type="float" office:value="0.00509375" calcext:value-type="float">
            <text:p>0.00509375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-1.08063" calcext:value-type="float">
            <text:p>-1.08063</text:p>
          </table:table-cell>
          <table:table-cell office:value-type="float" office:value="0.1091" calcext:value-type="float">
            <text:p>0.1091</text:p>
          </table:table-cell>
          <table:table-cell office:value-type="float" office:value="-0.0171875" calcext:value-type="float">
            <text:p>-0.0171875</text:p>
          </table:table-cell>
          <table:table-cell office:value-type="float" office:value="1.27685" calcext:value-type="float">
            <text:p>1.27685</text:p>
          </table:table-cell>
          <table:table-cell office:value-type="float" office:value="0.0377875" calcext:value-type="float">
            <text:p>0.0377875</text:p>
          </table:table-cell>
          <table:table-cell office:value-type="float" office:value="2.21588" calcext:value-type="float">
            <text:p>2.21588</text:p>
          </table:table-cell>
          <table:table-cell office:value-type="float" office:value="0.00443065" calcext:value-type="float">
            <text:p>0.00443065</text:p>
          </table:table-cell>
          <table:table-cell office:value-type="float" office:value="2.76453" calcext:value-type="float">
            <text:p>2.76453</text:p>
          </table:table-cell>
          <table:table-cell table:formula="of:=100*[.G399]" office:value-type="float" office:value="3.77875" calcext:value-type="float">
            <text:p>3.77875</text:p>
          </table:table-cell>
          <table:table-cell table:formula="of:=([.F399]-[.C399]*[.C399])/([.A399]*[.A399])" office:value-type="float" office:value="0.00538710138765433" calcext:value-type="float">
            <text:p>0.005387101387654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-0.977187" calcext:value-type="float">
            <text:p>-0.977187</text:p>
          </table:table-cell>
          <table:table-cell office:value-type="float" office:value="0.11528" calcext:value-type="float">
            <text:p>0.11528</text:p>
          </table:table-cell>
          <table:table-cell office:value-type="float" office:value="-0.018125" calcext:value-type="float">
            <text:p>-0.018125</text:p>
          </table:table-cell>
          <table:table-cell office:value-type="float" office:value="1.07018" calcext:value-type="float">
            <text:p>1.07018</text:p>
          </table:table-cell>
          <table:table-cell office:value-type="float" office:value="0.0367062" calcext:value-type="float">
            <text:p>0.0367062</text:p>
          </table:table-cell>
          <table:table-cell office:value-type="float" office:value="1.62302" calcext:value-type="float">
            <text:p>1.62302</text:p>
          </table:table-cell>
          <table:table-cell office:value-type="float" office:value="0.0039783" calcext:value-type="float">
            <text:p>0.0039783</text:p>
          </table:table-cell>
          <table:table-cell office:value-type="float" office:value="2.50342" calcext:value-type="float">
            <text:p>2.50342</text:p>
          </table:table-cell>
          <table:table-cell table:formula="of:=100*[.G400]" office:value-type="float" office:value="3.67062" calcext:value-type="float">
            <text:p>3.67062</text:p>
          </table:table-cell>
          <table:table-cell table:formula="of:=([.F400]-[.C400]*[.C400])/([.A400]*[.A400])" office:value-type="float" office:value="0.00569311442128396" calcext:value-type="float">
            <text:p>0.005693114421284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-0.982344" calcext:value-type="float">
            <text:p>-0.982344</text:p>
          </table:table-cell>
          <table:table-cell office:value-type="float" office:value="0.114263" calcext:value-type="float">
            <text:p>0.114263</text:p>
          </table:table-cell>
          <table:table-cell office:value-type="float" office:value="0.0201953" calcext:value-type="float">
            <text:p>0.0201953</text:p>
          </table:table-cell>
          <table:table-cell office:value-type="float" office:value="1.07926" calcext:value-type="float">
            <text:p>1.07926</text:p>
          </table:table-cell>
          <table:table-cell office:value-type="float" office:value="0.0355227" calcext:value-type="float">
            <text:p>0.0355227</text:p>
          </table:table-cell>
          <table:table-cell office:value-type="float" office:value="1.67868" calcext:value-type="float">
            <text:p>1.67868</text:p>
          </table:table-cell>
          <table:table-cell office:value-type="float" office:value="0.00388112" calcext:value-type="float">
            <text:p>0.00388112</text:p>
          </table:table-cell>
          <table:table-cell office:value-type="float" office:value="2.71009" calcext:value-type="float">
            <text:p>2.71009</text:p>
          </table:table-cell>
          <table:table-cell table:formula="of:=100*[.G401]" office:value-type="float" office:value="3.55227" calcext:value-type="float">
            <text:p>3.55227</text:p>
          </table:table-cell>
          <table:table-cell table:formula="of:=([.F401]-[.C401]*[.C401])/([.A401]*[.A401])" office:value-type="float" office:value="0.00564248225501235" calcext:value-type="float">
            <text:p>0.005642482255012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-0.961953" calcext:value-type="float">
            <text:p>-0.961953</text:p>
          </table:table-cell>
          <table:table-cell office:value-type="float" office:value="0.110877" calcext:value-type="float">
            <text:p>0.110877</text:p>
          </table:table-cell>
          <table:table-cell office:value-type="float" office:value="-0.00205078" calcext:value-type="float">
            <text:p>-0.00205078</text:p>
          </table:table-cell>
          <table:table-cell office:value-type="float" office:value="1.03623" calcext:value-type="float">
            <text:p>1.03623</text:p>
          </table:table-cell>
          <table:table-cell office:value-type="float" office:value="0.0354051" calcext:value-type="float">
            <text:p>0.0354051</text:p>
          </table:table-cell>
          <table:table-cell office:value-type="float" office:value="1.5368" calcext:value-type="float">
            <text:p>1.5368</text:p>
          </table:table-cell>
          <table:table-cell office:value-type="float" office:value="0.00342651" calcext:value-type="float">
            <text:p>0.00342651</text:p>
          </table:table-cell>
          <table:table-cell office:value-type="float" office:value="2.71996" calcext:value-type="float">
            <text:p>2.71996</text:p>
          </table:table-cell>
          <table:table-cell table:formula="of:=100*[.G402]" office:value-type="float" office:value="3.54051" calcext:value-type="float">
            <text:p>3.54051</text:p>
          </table:table-cell>
          <table:table-cell table:formula="of:=([.F402]-[.C402]*[.C402])/([.A402]*[.A402])" office:value-type="float" office:value="0.00547537905140741" calcext:value-type="float">
            <text:p>0.00547537905140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4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1.29666" calcext:value-type="float">
            <text:p>1.29666</text:p>
          </table:table-cell>
          <table:table-cell table:formula="of:=100*[.G405]" office:value-type="float" office:value="0.16" calcext:value-type="float">
            <text:p>0.16</text:p>
          </table:table-cell>
          <table:table-cell table:formula="of:=([.F405]-[.C405]*[.C405])/([.A405]*[.A405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-0.48" calcext:value-type="float">
            <text:p>-0.48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1" calcext:value-type="float">
            <text:p>0.01</text:p>
          </table:table-cell>
          <table:table-cell office:value-type="float" office:value="0.288" calcext:value-type="float">
            <text:p>0.288</text:p>
          </table:table-cell>
          <table:table-cell office:value-type="float" office:value="0.029" calcext:value-type="float">
            <text:p>0.029</text:p>
          </table:table-cell>
          <table:table-cell office:value-type="float" office:value="0.136028" calcext:value-type="float">
            <text:p>0.136028</text:p>
          </table:table-cell>
          <table:table-cell office:value-type="float" office:value="0.00085256" calcext:value-type="float">
            <text:p>0.00085256</text:p>
          </table:table-cell>
          <table:table-cell office:value-type="float" office:value="2.45957" calcext:value-type="float">
            <text:p>2.45957</text:p>
          </table:table-cell>
          <table:table-cell table:formula="of:=100*[.G406]" office:value-type="float" office:value="2.9" calcext:value-type="float">
            <text:p>2.9</text:p>
          </table:table-cell>
          <table:table-cell table:formula="of:=([.F406]-[.C406]*[.C406])/([.A406]*[.A406])" office:value-type="float" office:value="0.00239900041649313" calcext:value-type="float">
            <text:p>0.002399000416493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-0.88" calcext:value-type="float">
            <text:p>-0.88</text:p>
          </table:table-cell>
          <table:table-cell office:value-type="float" office:value="0.048" calcext:value-type="float">
            <text:p>0.048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812831" calcext:value-type="float">
            <text:p>0.812831</text:p>
          </table:table-cell>
          <table:table-cell office:value-type="float" office:value="0.00083012" calcext:value-type="float">
            <text:p>0.00083012</text:p>
          </table:table-cell>
          <table:table-cell office:value-type="float" office:value="4.33997" calcext:value-type="float">
            <text:p>4.33997</text:p>
          </table:table-cell>
          <table:table-cell table:formula="of:=100*[.G407]" office:value-type="float" office:value="1.49" calcext:value-type="float">
            <text:p>1.49</text:p>
          </table:table-cell>
          <table:table-cell table:formula="of:=([.F407]-[.C407]*[.C407])/([.A407]*[.A407])" office:value-type="float" office:value="0.00199916701374427" calcext:value-type="float">
            <text:p>0.001999167013744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-0.93" calcext:value-type="float">
            <text:p>-0.93</text:p>
          </table:table-cell>
          <table:table-cell office:value-type="float" office:value="0.0463" calcext:value-type="float">
            <text:p>0.0463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1.05203" calcext:value-type="float">
            <text:p>1.05203</text:p>
          </table:table-cell>
          <table:table-cell office:value-type="float" office:value="0.00297414" calcext:value-type="float">
            <text:p>0.00297414</text:p>
          </table:table-cell>
          <table:table-cell office:value-type="float" office:value="2.40082" calcext:value-type="float">
            <text:p>2.40082</text:p>
          </table:table-cell>
          <table:table-cell table:formula="of:=100*[.G408]" office:value-type="float" office:value="4.215" calcext:value-type="float">
            <text:p>4.215</text:p>
          </table:table-cell>
          <table:table-cell table:formula="of:=([.F408]-[.C408]*[.C408])/([.A408]*[.A408])" office:value-type="float" office:value="0.00192836318200749" calcext:value-type="float">
            <text:p>0.001928363182008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-0.91" calcext:value-type="float">
            <text:p>-0.91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373" calcext:value-type="float">
            <text:p>0.0373</text:p>
          </table:table-cell>
          <table:table-cell office:value-type="float" office:value="1.12273" calcext:value-type="float">
            <text:p>1.12273</text:p>
          </table:table-cell>
          <table:table-cell office:value-type="float" office:value="0.00281512" calcext:value-type="float">
            <text:p>0.00281512</text:p>
          </table:table-cell>
          <table:table-cell office:value-type="float" office:value="2.18982" calcext:value-type="float">
            <text:p>2.18982</text:p>
          </table:table-cell>
          <table:table-cell table:formula="of:=100*[.G409]" office:value-type="float" office:value="3.73" calcext:value-type="float">
            <text:p>3.73</text:p>
          </table:table-cell>
          <table:table-cell table:formula="of:=([.F409]-[.C409]*[.C409])/([.A409]*[.A409])" office:value-type="float" office:value="0.00336109954185756" calcext:value-type="float">
            <text:p>0.003361099541858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-0.7925" calcext:value-type="float">
            <text:p>-0.7925</text:p>
          </table:table-cell>
          <table:table-cell office:value-type="float" office:value="0.0553437" calcext:value-type="float">
            <text:p>0.0553437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615302" calcext:value-type="float">
            <text:p>0.615302</text:p>
          </table:table-cell>
          <table:table-cell office:value-type="float" office:value="0.00087454" calcext:value-type="float">
            <text:p>0.00087454</text:p>
          </table:table-cell>
          <table:table-cell office:value-type="float" office:value="1.51463" calcext:value-type="float">
            <text:p>1.51463</text:p>
          </table:table-cell>
          <table:table-cell table:formula="of:=100*[.G410]" office:value-type="float" office:value="2.05" calcext:value-type="float">
            <text:p>2.05</text:p>
          </table:table-cell>
          <table:table-cell table:formula="of:=([.F410]-[.C410]*[.C410])/([.A410]*[.A410])" office:value-type="float" office:value="0.00230502915451895" calcext:value-type="float">
            <text:p>0.002305029154519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-0.81625" calcext:value-type="float">
            <text:p>-0.81625</text:p>
          </table:table-cell>
          <table:table-cell office:value-type="float" office:value="0.0528359" calcext:value-type="float">
            <text:p>0.0528359</text:p>
          </table:table-cell>
          <table:table-cell office:value-type="float" office:value="0.0190625" calcext:value-type="float">
            <text:p>0.0190625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0214188" calcext:value-type="float">
            <text:p>0.0214188</text:p>
          </table:table-cell>
          <table:table-cell office:value-type="float" office:value="0.657871" calcext:value-type="float">
            <text:p>0.657871</text:p>
          </table:table-cell>
          <table:table-cell office:value-type="float" office:value="0.00196748" calcext:value-type="float">
            <text:p>0.00196748</text:p>
          </table:table-cell>
          <table:table-cell office:value-type="float" office:value="2.32416" calcext:value-type="float">
            <text:p>2.32416</text:p>
          </table:table-cell>
          <table:table-cell table:formula="of:=100*[.G411]" office:value-type="float" office:value="2.14188" calcext:value-type="float">
            <text:p>2.14188</text:p>
          </table:table-cell>
          <table:table-cell table:formula="of:=([.F411]-[.C411]*[.C411])/([.A411]*[.A411])" office:value-type="float" office:value="0.00220058048729696" calcext:value-type="float">
            <text:p>0.002200580487297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-0.8525" calcext:value-type="float">
            <text:p>-0.8525</text:p>
          </table:table-cell>
          <table:table-cell office:value-type="float" office:value="0.0969437" calcext:value-type="float">
            <text:p>0.0969437</text:p>
          </table:table-cell>
          <table:table-cell office:value-type="float" office:value="0.0198438" calcext:value-type="float">
            <text:p>0.0198438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0328344" calcext:value-type="float">
            <text:p>0.0328344</text:p>
          </table:table-cell>
          <table:table-cell office:value-type="float" office:value="0.955871" calcext:value-type="float">
            <text:p>0.955871</text:p>
          </table:table-cell>
          <table:table-cell office:value-type="float" office:value="0.00295216" calcext:value-type="float">
            <text:p>0.00295216</text:p>
          </table:table-cell>
          <table:table-cell office:value-type="float" office:value="2.29195" calcext:value-type="float">
            <text:p>2.29195</text:p>
          </table:table-cell>
          <table:table-cell table:formula="of:=100*[.G412]" office:value-type="float" office:value="3.28344" calcext:value-type="float">
            <text:p>3.28344</text:p>
          </table:table-cell>
          <table:table-cell table:formula="of:=([.F412]-[.C412]*[.C412])/([.A412]*[.A412])" office:value-type="float" office:value="0.00403764056643065" calcext:value-type="float">
            <text:p>0.004037640566431</text:p>
          </table:table-cell>
          <table:table-cell table:number-columns-repeated="15"/>
        </table:table-row>
      </table:table>
      <table:table table:name="Plots" table:style-name="ta1">
        <table:shapes>
          <draw:frame draw:z-index="0" draw:style-name="gr1" draw:text-style-name="P1" svg:width="160mm" svg:height="90.05mm" svg:x="0mm" svg:y="0.01mm">
            <draw:object draw:notify-on-update-of-ranges="IsingDat3_lat10_run1_mod.N3:IsingDat3_lat10_run1_mod.N32 IsingDat3_lat10_run1_mod.Z3:IsingDat3_lat10_run1_mod.Z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81mm" svg:height="90.04mm" svg:x="0.01mm" svg:y="95.62mm">
            <draw:object draw:notify-on-update-of-ranges="IsingDat3_lat10_run1_mod.N5:IsingDat3_lat10_run1_mod.N32 IsingDat3_lat10_run1_mod.AA5:IsingDat3_lat10_run1_mod.AA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181.74mm" svg:y="0mm">
            <draw:object draw:notify-on-update-of-ranges="IsingDat3_lat10_run1_mod.N3:IsingDat3_lat10_run1_mod.N32 IsingDat3_lat10_run1_mod.S3:IsingDat3_lat10_run1_mod.S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80.36mm" svg:y="95.1mm">
            <draw:object draw:notify-on-update-of-ranges="IsingDat3_lat10_run1_mod.N3:IsingDat3_lat10_run1_mod.N32 IsingDat3_lat10_run1_mod.P3:IsingDat3_lat10_run1_mod.P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00-00-00</text:date>, <text:time style:data-style-name="N2" text:time-value="16:24:40.657113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9T16:44:35.070646611</dc:date>
    <meta:editing-duration>PT9M24S</meta:editing-duration>
    <meta:editing-cycles>5</meta:editing-cycles>
    <meta:generator>LibreOffice/6.0.3.2$Linux_X86_64 LibreOffice_project/00m0$Build-2</meta:generator>
    <meta:document-statistic meta:table-count="2" meta:cell-count="50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title svg:x="5.169cm" svg:y="0.315cm" chart:style-name="ch2">
          <text:p>Correlation Length vs Temp</text:p>
        </chart:title>
        <chart:plot-area chart:style-name="ch3" table:cell-range-address="IsingDat3_lat10_run1_mod.N5:IsingDat3_lat10_run1_mod.N32 IsingDat3_lat10_run1_mod.AA5:IsingDat3_lat10_run1_mod.AA32" svg:x="0.319cm" svg:y="1.196cm" svg:width="15.344cm" svg:height="7.629cm">
          <chartooo:coordinate-region svg:x="1.126cm" svg:y="1.356cm" svg:width="14.297cm" svg:height="6.9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10_run1_mod.AA5:IsingDat3_lat10_run1_mod.AA32" chart:class="chart:scatter">
            <chart:domain table:cell-range-address="IsingDat3_lat10_run1_mod.N5:IsingDat3_lat10_run1_mod.N32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singDat3_lat10_run1_mod.N5:IsingDat3_lat10_run1_mod.N32</svg:desc>
                </draw:g>
              </table:table-cell>
              <table:table-cell office:value-type="float" office:value="416.215919356921">
                <text:p>416.215919356921</text:p>
                <draw:g>
                  <svg:desc>IsingDat3_lat10_run1_mod.AA5:IsingDat3_lat10_run1_mod.A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199.645913054213">
                <text:p>199.645913054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142.22621069927">
                <text:p>142.22621069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100.544717358274">
                <text:p>100.544717358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2.3126159722716">
                <text:p>82.3126159722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65.2662375968746">
                <text:p>65.2662375968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">
                <text:p>1.7</text:p>
              </table:table-cell>
              <table:table-cell office:value-type="float" office:value="43.7207091563994">
                <text:p>43.7207091563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38.4456665638375">
                <text:p>38.4456665638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28.4452013297321">
                <text:p>28.4452013297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1.9927699872501">
                <text:p>21.9927699872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">
                <text:p>2.1</text:p>
              </table:table-cell>
              <table:table-cell office:value-type="float" office:value="16.4686725468507">
                <text:p>16.4686725468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11.8947465017754">
                <text:p>11.8947465017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2">
                <text:p>2.22</text:p>
              </table:table-cell>
              <table:table-cell office:value-type="float" office:value="11.3797172363308">
                <text:p>11.3797172363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10.6260347842243">
                <text:p>10.6260347842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6">
                <text:p>2.26</text:p>
              </table:table-cell>
              <table:table-cell office:value-type="float" office:value="9.47318409038076">
                <text:p>9.47318409038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7">
                <text:p>2.27</text:p>
              </table:table-cell>
              <table:table-cell office:value-type="float" office:value="9.13728616241107">
                <text:p>9.13728616241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">
                <text:p>2.3</text:p>
              </table:table-cell>
              <table:table-cell office:value-type="float" office:value="7.88646300785408">
                <text:p>7.88646300785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">
                <text:p>2.4</text:p>
              </table:table-cell>
              <table:table-cell office:value-type="float" office:value="5.44210585151203">
                <text:p>5.44210585151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4.86396851554674">
                <text:p>4.86396851554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">
                <text:p>2.6</text:p>
              </table:table-cell>
              <table:table-cell office:value-type="float" office:value="4.08784834045118">
                <text:p>4.08784834045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3.08194567532493">
                <text:p>3.081945675324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">
                <text:p>2.8</text:p>
              </table:table-cell>
              <table:table-cell office:value-type="float" office:value="2.67253978800091">
                <text:p>2.67253978800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">
                <text:p>2.9</text:p>
              </table:table-cell>
              <table:table-cell office:value-type="float" office:value="2.78758017710002">
                <text:p>2.7875801771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.80457051237391">
                <text:p>1.80457051237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1.0615454290448">
                <text:p>1.0615454290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.826482560271099">
                <text:p>0.8264825602710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">
                <text:p>4.5</text:p>
              </table:table-cell>
              <table:table-cell office:value-type="float" office:value="0.888707625265652">
                <text:p>0.888707625265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">
                <text:p>4.9</text:p>
              </table:table-cell>
              <table:table-cell office:value-type="float" office:value="1.06421466656028">
                <text:p>1.06421466656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5.668cm" svg:y="0.315cm" chart:style-name="ch2">
          <text:p>Specific Heat vs Temp</text:p>
        </chart:title>
        <chart:plot-area chart:style-name="ch3" table:cell-range-address="IsingDat3_lat10_run1_mod.N3:IsingDat3_lat10_run1_mod.N32 IsingDat3_lat10_run1_mod.Z3:IsingDat3_lat10_run1_mod.Z32" svg:x="0.32cm" svg:y="1.196cm" svg:width="15.361cm" svg:height="7.63cm">
          <chartooo:coordinate-region svg:x="1.232cm" svg:y="1.356cm" svg:width="14.355cm" svg:height="6.9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10_run1_mod.Z3:IsingDat3_lat10_run1_mod.Z32" chart:class="chart:scatter">
            <chart:domain table:cell-range-address="IsingDat3_lat10_run1_mod.N3:IsingDat3_lat10_run1_mod.N32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10_run1_mod.N3:IsingDat3_lat10_run1_mod.N32</svg:desc>
                </draw:g>
              </table:table-cell>
              <table:table-cell office:value-type="float" office:value="0">
                <text:p>0</text:p>
                <draw:g>
                  <svg:desc>IsingDat3_lat10_run1_mod.Z3:IsingDat3_lat10_run1_mod.Z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869197500000141">
                <text:p>0.00086919750000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0266137437500024">
                <text:p>0.00266137437500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00400265467455611">
                <text:p>0.00400265467455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00661492239795849">
                <text:p>0.00661492239795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0777921706666578">
                <text:p>0.00777921706666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101327093359374">
                <text:p>0.010132709335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0160831887889266">
                <text:p>0.0160831887889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0169288370061726">
                <text:p>0.0169288370061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0228532731024933">
                <text:p>0.0228532731024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0287288317749996">
                <text:p>0.0287288317749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0440656016099773">
                <text:p>0.0440656016099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045602447913223">
                <text:p>0.045602447913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0.0451312799285771">
                <text:p>0.0451312799285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0.0483964838767539">
                <text:p>0.0483964838767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0.0507882652517816">
                <text:p>0.0507882652517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0.0502772939315721">
                <text:p>0.0502772939315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055177417844991">
                <text:p>0.055177417844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544090566666664">
                <text:p>0.0544090566666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45811343104">
                <text:p>0.045811343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350986951331362">
                <text:p>0.0350986951331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279183161042525">
                <text:p>0.0279183161042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233599138265305">
                <text:p>0.0233599138265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247493554221165">
                <text:p>0.02474935542211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190637152777778">
                <text:p>0.0190637152777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100146156408163">
                <text:p>0.01001461564081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0691718540000001">
                <text:p>0.0069171854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0.00547537905140741">
                <text:p>0.00547537905140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0403764056643065">
                <text:p>0.00403764056643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99cm" svg:y="0.315cm" chart:style-name="ch2">
          <text:p>Abs. Magnetization vs Temp</text:p>
        </chart:title>
        <chart:plot-area chart:style-name="ch3" table:cell-range-address="IsingDat3_lat10_run1_mod.N3:IsingDat3_lat10_run1_mod.N32 IsingDat3_lat10_run1_mod.S3:IsingDat3_lat10_run1_mod.S32" svg:x="0.32cm" svg:y="1.196cm" svg:width="15.36cm" svg:height="7.624cm">
          <chartooo:coordinate-region svg:x="1.047cm" svg:y="1.357cm" svg:width="14.539cm" svg:height="6.8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10_run1_mod.S3:IsingDat3_lat10_run1_mod.S32" chart:class="chart:scatter">
            <chart:domain table:cell-range-address="IsingDat3_lat10_run1_mod.N3:IsingDat3_lat10_run1_mod.N32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10_run1_mod.N3:IsingDat3_lat10_run1_mod.N32</svg:desc>
                </draw:g>
              </table:table-cell>
              <table:table-cell office:value-type="float" office:value="0.177695">
                <text:p>0.177695</text:p>
                <draw:g>
                  <svg:desc>IsingDat3_lat10_run1_mod.S3:IsingDat3_lat10_run1_mod.S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99293">
                <text:p>0.999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997012">
                <text:p>0.997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994776">
                <text:p>0.994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990469">
                <text:p>0.990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986635">
                <text:p>0.986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980117">
                <text:p>0.980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968828">
                <text:p>0.968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957496">
                <text:p>0.957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938657">
                <text:p>0.938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794805">
                <text:p>0.794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864687">
                <text:p>0.864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132744">
                <text:p>0.132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0.435947">
                <text:p>0.435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0.215781">
                <text:p>0.2157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0.17666">
                <text:p>0.17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0.0302991">
                <text:p>0.0302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155591">
                <text:p>0.1555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454688">
                <text:p>0.0454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818604">
                <text:p>0.00818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0371094">
                <text:p>0.00371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223828">
                <text:p>0.02238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31875">
                <text:p>0.03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230078">
                <text:p>0.0230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240625">
                <text:p>0.024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0445313">
                <text:p>0.00445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0.00205078">
                <text:p>0.00205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198438">
                <text:p>0.01984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cm" svg:y="0.315cm" chart:style-name="ch2">
          <text:p>Energy vs Temp</text:p>
        </chart:title>
        <chart:plot-area chart:style-name="ch3" table:cell-range-address="IsingDat3_lat10_run1_mod.N3:IsingDat3_lat10_run1_mod.N32 IsingDat3_lat10_run1_mod.P3:IsingDat3_lat10_run1_mod.P32" svg:x="0.32cm" svg:y="1.196cm" svg:width="15.36cm" svg:height="7.624cm">
          <chartooo:coordinate-region svg:x="1.153cm" svg:y="1.357cm" svg:width="14.433cm" svg:height="7.3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10_run1_mod.P3:IsingDat3_lat10_run1_mod.P32" chart:class="chart:scatter">
            <chart:domain table:cell-range-address="IsingDat3_lat10_run1_mod.N3:IsingDat3_lat10_run1_mod.N32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10_run1_mod.N3:IsingDat3_lat10_run1_mod.N32</svg:desc>
                </draw:g>
              </table:table-cell>
              <table:table-cell office:value-type="float" office:value="-2.56">
                <text:p>-2.56</text:p>
                <draw:g>
                  <svg:desc>IsingDat3_lat10_run1_mod.P3:IsingDat3_lat10_run1_mod.P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3.99445">
                <text:p>-3.99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-3.97703">
                <text:p>-3.97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-3.96056">
                <text:p>-3.96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-3.92961">
                <text:p>-3.92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-3.90296">
                <text:p>-3.90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-3.85879">
                <text:p>-3.85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-3.79438">
                <text:p>-3.79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-3.72041">
                <text:p>-3.72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-3.62029">
                <text:p>-3.62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3.49027">
                <text:p>-3.49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-3.28187">
                <text:p>-3.28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-3.11289">
                <text:p>-3.11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-3.085">
                <text:p>-3.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-3.04445">
                <text:p>-3.04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-2.95242">
                <text:p>-2.95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-2.95389">
                <text:p>-2.95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-2.84814">
                <text:p>-2.848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-2.59656">
                <text:p>-2.59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-2.36916">
                <text:p>-2.369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-2.20953">
                <text:p>-2.209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-2.00234">
                <text:p>-2.00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-1.83734">
                <text:p>-1.83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-1.76797">
                <text:p>-1.76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-1.57125">
                <text:p>-1.57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-1.29828">
                <text:p>-1.29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-1.14344">
                <text:p>-1.14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-0.961953">
                <text:p>-0.961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-0.8525">
                <text:p>-0.8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